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1900000019EDC147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301" style:family="table-row">
      <style:table-row-properties style:min-row-height="0.995cm" fo:keep-together="auto"/>
    </style:style>
    <style:style style:name="Table1.B3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A416"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B416" style:family="table-cell" style:data-style-name="N0">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B1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A15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B15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114" style:family="table-row">
      <style:table-row-properties style:min-row-height="0.577cm" fo:keep-together="auto"/>
    </style:style>
    <style:style style:name="Table3.A133"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4" style:family="table-row">
      <style:table-row-properties style:min-row-height="2.75cm" fo:keep-together="auto"/>
    </style:style>
    <style:style style:name="Table8.A74"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1"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Body_20_A">
      <style:text-properties fo:color="#000000" loext:opacity="100%" style:text-outline="false" style:font-name="Ubuntu" fo:language="en" fo:country="GB" style:text-underline-style="none"/>
    </style:style>
    <style:style style:name="P124" style:family="paragraph" style:parent-style-name="Body">
      <style:text-properties style:font-name="Ubuntu" fo:language="en" fo:country="GB"/>
    </style:style>
    <style:style style:name="P125" style:family="paragraph" style:parent-style-name="Body_20_A">
      <style:text-properties style:font-name="Ubuntu" fo:language="en" fo:country="GB"/>
    </style:style>
    <style:style style:name="P126"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27"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2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29" style:family="paragraph" style:parent-style-name="Body_20_A">
      <style:text-properties style:font-name="Ubuntu" fo:language="en" fo:country="GB" fo:font-weight="normal" style:font-weight-asian="normal" style:font-weight-complex="normal"/>
    </style:style>
    <style:style style:name="P130" style:family="paragraph" style:parent-style-name="Body_20_A">
      <style:paragraph-properties fo:margin-left="0.192cm" fo:margin-right="0cm" fo:orphans="0" fo:widows="0" fo:text-indent="-0.192cm" style:auto-text-indent="false"/>
      <style:text-properties style:font-name="Ubuntu" fo:language="en" fo:country="GB"/>
    </style:style>
    <style:style style:name="P131" style:family="paragraph" style:parent-style-name="Body_20_A">
      <style:paragraph-properties fo:margin-left="0cm" fo:margin-right="0cm" fo:orphans="0" fo:widows="0" fo:text-indent="0cm" style:auto-text-indent="false"/>
      <style:text-properties style:font-name="Ubuntu" fo:language="en" fo:country="GB"/>
    </style:style>
    <style:style style:name="P132" style:family="paragraph" style:parent-style-name="Body_20_A">
      <style:paragraph-properties fo:margin-left="0.191cm" fo:margin-right="0cm" fo:orphans="0" fo:widows="0" fo:text-indent="-0.191cm" style:auto-text-indent="false"/>
      <style:text-properties style:font-name="Ubuntu" fo:language="en" fo:country="GB"/>
    </style:style>
    <style:style style:name="P133" style:family="paragraph" style:parent-style-name="Body_20_A">
      <style:paragraph-properties fo:text-align="start" style:justify-single-word="false"/>
      <style:text-properties style:font-name="Ubuntu" fo:language="en" fo:country="GB"/>
    </style:style>
    <style:style style:name="P134" style:family="paragraph" style:parent-style-name="Body_20_A">
      <style:paragraph-properties fo:text-align="start" style:justify-single-word="false"/>
      <style:text-properties style:font-name="Ubuntu" fo:language="en" fo:country="GB" officeooo:paragraph-rsid="00e3805e"/>
    </style:style>
    <style:style style:name="P135" style:family="paragraph" style:parent-style-name="Body_20_A">
      <style:paragraph-properties fo:text-align="start" style:justify-single-word="false"/>
      <style:text-properties style:font-name="Ubuntu" fo:language="en" fo:country="GB" officeooo:paragraph-rsid="004ebe68"/>
    </style:style>
    <style:style style:name="P13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37" style:family="paragraph" style:parent-style-name="Table_20_Contents">
      <style:paragraph-properties fo:text-align="start" style:justify-single-word="false"/>
      <style:text-properties style:font-name="Ubuntu" fo:language="en" fo:country="GB"/>
    </style:style>
    <style:style style:name="P138" style:family="paragraph" style:parent-style-name="Body_20_A">
      <style:paragraph-properties fo:text-align="start" style:justify-single-word="false"/>
      <style:text-properties style:font-name="Ubuntu" fo:language="en" fo:country="GB" officeooo:paragraph-rsid="0033ca69"/>
    </style:style>
    <style:style style:name="P139" style:family="paragraph" style:parent-style-name="Body_20_A">
      <style:paragraph-properties fo:text-align="start" style:justify-single-word="false"/>
      <style:text-properties style:font-name="Ubuntu" fo:language="en" fo:country="GB" officeooo:paragraph-rsid="011ec2f3"/>
    </style:style>
    <style:style style:name="P14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4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4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4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4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4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4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4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4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49" style:family="paragraph" style:parent-style-name="Table_20_Contents">
      <style:paragraph-properties fo:break-before="page"/>
      <style:text-properties style:font-name="Ubuntu" fo:language="en" fo:country="GB" style:font-name-asian="Arial Unicode MS" style:font-name-complex="Arial Unicode MS"/>
    </style:style>
    <style:style style:name="P150" style:family="paragraph" style:parent-style-name="Table_20_Contents">
      <style:text-properties style:font-name="Ubuntu" fo:language="en" fo:country="GB"/>
    </style:style>
    <style:style style:name="P151" style:family="paragraph" style:parent-style-name="Table_20_Contents">
      <style:paragraph-properties fo:break-before="page"/>
      <style:text-properties style:font-name="Ubuntu" fo:language="en" fo:country="GB" officeooo:rsid="010530fc" officeooo:paragraph-rsid="010530fc"/>
    </style:style>
    <style:style style:name="P152" style:family="paragraph" style:parent-style-name="Table_20_Contents">
      <style:text-properties style:font-name="Ubuntu" fo:language="en" fo:country="GB" officeooo:rsid="010530fc" officeooo:paragraph-rsid="010530fc"/>
    </style:style>
    <style:style style:name="P153" style:family="paragraph" style:parent-style-name="Table_20_Contents">
      <style:paragraph-properties fo:break-before="page"/>
      <style:text-properties style:font-name="Ubuntu" fo:language="en" fo:country="GB" officeooo:rsid="00c311ef" officeooo:paragraph-rsid="00c311ef"/>
    </style:style>
    <style:style style:name="P154" style:family="paragraph" style:parent-style-name="Table_20_Contents">
      <style:text-properties style:font-name="Ubuntu" fo:language="en" fo:country="GB" officeooo:rsid="00c311ef" officeooo:paragraph-rsid="00c311ef"/>
    </style:style>
    <style:style style:name="P155"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56"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57" style:family="paragraph" style:parent-style-name="Body_20_A">
      <style:text-properties fo:color="#9bbb59" loext:opacity="100%" style:text-outline="false" style:font-name="Ubuntu" fo:language="en" fo:country="GB" style:text-underline-style="none"/>
    </style:style>
    <style:style style:name="P158" style:family="paragraph" style:parent-style-name="Body_20_A">
      <style:text-properties fo:color="#c0504d" loext:opacity="100%" style:text-outline="false" style:font-name="Ubuntu" fo:language="en" fo:country="GB"/>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Body_20_A" style:master-page-name="Standard">
      <style:paragraph-properties style:page-number="auto"/>
      <style:text-properties style:font-name="Ubuntu" fo:language="en" fo:country="GB"/>
    </style:style>
    <style:style style:name="P224" style:family="paragraph" style:parent-style-name="Body_20_A">
      <style:paragraph-properties fo:text-align="start" style:justify-single-word="false"/>
      <style:text-properties style:font-name="Ubuntu" fo:language="en" fo:country="GB" officeooo:paragraph-rsid="0033ca69"/>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53829" style:font-weight-asian="normal" style:font-weight-complex="normal"/>
    </style:style>
    <style:style style:name="T57" style:family="text">
      <style:text-properties fo:font-weight="normal" officeooo:rsid="011ec2f3" style:font-weight-asian="normal" style:font-weight-complex="normal"/>
    </style:style>
    <style:style style:name="T58" style:family="text">
      <style:text-properties fo:font-weight="normal" officeooo:rsid="0125baa1" style:font-weight-asian="normal" style:font-weight-complex="normal"/>
    </style:style>
    <style:style style:name="T59" style:family="text">
      <style:text-properties fo:font-weight="normal" officeooo:rsid="01421caa" style:font-weight-asian="normal" style:font-weight-complex="normal"/>
    </style:style>
    <style:style style:name="T60" style:family="text">
      <style:text-properties fo:font-weight="normal" officeooo:rsid="01493e35" style:font-weight-asian="normal" style:font-weight-complex="normal"/>
    </style:style>
    <style:style style:name="T61" style:family="text">
      <style:text-properties fo:font-weight="normal" officeooo:rsid="01527b1f" style:font-weight-asian="normal" style:font-weight-complex="normal"/>
    </style:style>
    <style:style style:name="T62" style:family="text">
      <style:text-properties fo:font-weight="normal" officeooo:rsid="01569579" style:font-weight-asian="normal" style:font-weight-complex="normal"/>
    </style:style>
    <style:style style:name="T63" style:family="text">
      <style:text-properties fo:font-weight="normal" officeooo:rsid="0157ef88" style:font-weight-asian="normal" style:font-weight-complex="normal"/>
    </style:style>
    <style:style style:name="T64" style:family="text">
      <style:text-properties fo:font-weight="normal" officeooo:rsid="015d4470" style:font-weight-asian="normal" style:font-weight-complex="normal"/>
    </style:style>
    <style:style style:name="T65" style:family="text">
      <style:text-properties fo:font-weight="normal" officeooo:rsid="0160104f" style:font-weight-asian="normal" style:font-weight-complex="normal"/>
    </style:style>
    <style:style style:name="T66" style:family="text">
      <style:text-properties fo:font-weight="normal" officeooo:rsid="0164c993" style:font-weight-asian="normal" style:font-weight-complex="normal"/>
    </style:style>
    <style:style style:name="T67" style:family="text">
      <style:text-properties fo:font-weight="bold" officeooo:rsid="00e3805e" style:font-weight-asian="bold"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10d9d28"/>
    </style:style>
    <style:style style:name="T70" style:family="text">
      <style:text-properties officeooo:rsid="0113a403"/>
    </style:style>
    <style:style style:name="T71" style:family="text">
      <style:text-properties officeooo:rsid="01143ffc"/>
    </style:style>
    <style:style style:name="T72" style:family="text">
      <style:text-properties officeooo:rsid="01153829"/>
    </style:style>
    <style:style style:name="T73" style:family="text">
      <style:text-properties officeooo:rsid="011ef5e1"/>
    </style:style>
    <style:style style:name="T74" style:family="text">
      <style:text-properties officeooo:rsid="01201981"/>
    </style:style>
    <style:style style:name="T75" style:family="text">
      <style:text-properties officeooo:rsid="012bbeb1"/>
    </style:style>
    <style:style style:name="T76" style:family="text">
      <style:text-properties officeooo:rsid="012ce19f"/>
    </style:style>
    <style:style style:name="T77" style:family="text">
      <style:text-properties officeooo:rsid="012d46e1"/>
    </style:style>
    <style:style style:name="T78" style:family="text">
      <style:text-properties officeooo:rsid="012e2488"/>
    </style:style>
    <style:style style:name="T79" style:family="text">
      <style:text-properties officeooo:rsid="012e50f5"/>
    </style:style>
    <style:style style:name="T80" style:family="text">
      <style:text-properties officeooo:rsid="012f012a"/>
    </style:style>
    <style:style style:name="T81" style:family="text">
      <style:text-properties officeooo:rsid="012fed38"/>
    </style:style>
    <style:style style:name="T82" style:family="text">
      <style:text-properties officeooo:rsid="0131cd19"/>
    </style:style>
    <style:style style:name="T83" style:family="text">
      <style:text-properties officeooo:rsid="01332c51"/>
    </style:style>
    <style:style style:name="T84" style:family="text">
      <style:text-properties officeooo:rsid="01360b6d"/>
    </style:style>
    <style:style style:name="T85" style:family="text">
      <style:text-properties officeooo:rsid="0136fa91"/>
    </style:style>
    <style:style style:name="T86" style:family="text">
      <style:text-properties officeooo:rsid="013d6524"/>
    </style:style>
    <style:style style:name="T87" style:family="text">
      <style:text-properties officeooo:rsid="013f9302"/>
    </style:style>
    <style:style style:name="T88" style:family="text">
      <style:text-properties officeooo:rsid="01421caa"/>
    </style:style>
    <style:style style:name="T89" style:family="text">
      <style:text-properties officeooo:rsid="014e1240"/>
    </style:style>
    <style:style style:name="T90" style:family="text">
      <style:text-properties officeooo:rsid="015550dc"/>
    </style:style>
    <style:style style:name="T91" style:family="text">
      <style:text-properties officeooo:rsid="01593045"/>
    </style:style>
    <style:style style:name="T92" style:family="text">
      <style:text-properties officeooo:rsid="015d4470"/>
    </style:style>
    <style:style style:name="T93" style:family="text">
      <style:text-properties officeooo:rsid="015e6cdd"/>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VaME Documentation.</text:p>
      <text:p text:style-name="P125"><text:span text:style-name="T1">Studio Pond.</text:span><draw:frame draw:style-name="fr1" draw:name="officeArt object" text:anchor-type="char" svg:x="7.615cm" svg:y="0.683cm" svg:width="1.727cm" svg:height="1.727cm" draw:z-index="0"><draw:image xlink:href="Pictures/100000010000001900000019EDC14730.png" xlink:type="simple" xlink:show="embed" xlink:actuate="onLoad" draw:mime-type="image/png"/><svg:desc>Image</svg:desc><draw:contour-polygon svg:width="20px" svg:height="23px" svg:viewBox="0 0 20 23" draw:points="11,1 22,6 22,19 11,24 2,17 3,6" draw:recreate-on-edit="false"/></draw:frame></text:p>
      <text:p text:style-name="P126"/>
      <text:p text:style-name="P2"/>
      <text:h text:style-name="P3" text:outline-level="1"><text:bookmark-start text:name="_Toc"/><text:span text:style-name="headers"><text:span text:style-name="T3">Variables</text:span></text:span><text:bookmark-end text:name="_Toc"/></text:h>
      <text:p text:style-name="P125"/>
      <text:p text:style-name="P123"/>
      <table:table table:name="Table1" table:style-name="Table1" table:template-name="Elegant">
        <table:table-column table:style-name="Table1.A"/>
        <table:table-column table:style-name="Table1.B"/>
        <table:table-row table:style-name="Table1.1">
          <table:table-cell table:style-name="Table1.A1" office:value-type="string">
            <text:h text:style-name="P120" text:outline-level="1">Value</text:h>
          </table:table-cell>
          <table:table-cell table:style-name="Table1.A1" office:value-type="string">
            <text:h text:style-name="P120" text:outline-level="1">Description</text:h>
          </table:table-cell>
        </table:table-row>
        <table:table-row table:style-name="Table1.2">
          <table:table-cell table:style-name="Table1.A2" office:value-type="string">
            <text:h text:style-name="P102" text:outline-level="1">allowscriptcontrol</text:h>
          </table:table-cell>
          <table:table-cell table:style-name="Table1.B2" office:value-type="string">
            <text:h text:style-name="P102" text:outline-level="1">If player can control the game throughout the script’s execution (no pockets or further scripts). 0 = no. 1 = yes.</text:h>
          </table:table-cell>
        </table:table-row>
        <table:table-row table:style-name="Table1.1">
          <table:table-cell table:style-name="Table1.A2" office:value-type="string">
            <text:h text:style-name="P107" text:outline-level="1">autoobjectcull(no)</text:h>
          </table:table-cell>
          <table:table-cell table:style-name="Table1.B3" office:value-type="string">
            <text:h text:style-name="P107" text:outline-level="1">If autocull is enabled on an object. 1 = yes. 0 = no.</text:h>
          </table:table-cell>
        </table:table-row>
        <table:table-row table:style-name="Table1.2">
          <table:table-cell table:style-name="Table1.A2" office:value-type="string">
            <text:h text:style-name="P107" text:outline-level="1">autoplayercull(no)</text:h>
          </table:table-cell>
          <table:table-cell table:style-name="Table1.B4" office:value-type="string">
            <text:h text:style-name="P107" text:outline-level="1">IF autocull is enabled on a player. 1 = yes. 0 = no.</text:h>
          </table:table-cell>
        </table:table-row>
        <table:table-row table:style-name="Table1.1">
          <table:table-cell table:style-name="Table1.A2" office:value-type="string">
            <text:p text:style-name="P159">autotxtsfx</text:p>
          </table:table-cell>
          <table:table-cell table:style-name="Table1.B5" office:value-type="string">
            <text:p text:style-name="P159">If engine generates automatic tones for dialogue boxes. 1= yes. 0 = no.</text:p>
          </table:table-cell>
        </table:table-row>
        <table:table-row table:style-name="Table1.1">
          <table:table-cell table:style-name="Table1.A2" office:value-type="string">
            <text:h text:style-name="P7" text:outline-level="1">autoupdate</text:h>
          </table:table-cell>
          <table:table-cell table:style-name="Table1.B6" office:value-type="string">
            <text:h text:style-name="P7" text:outline-level="1">If game automatically checks for updates. 1 = yes. 0 = no. <text:span text:style-name="T74">2 = yes and also it will display a readme file once updated.</text:span></text:h>
          </table:table-cell>
        </table:table-row>
        <table:table-row table:style-name="Table1.1">
          <table:table-cell table:style-name="Table1.A2" office:value-type="string">
            <text:h text:style-name="P8" text:outline-level="1">bannerlettercount</text:h>
          </table:table-cell>
          <table:table-cell table:style-name="Table1.B7" office:value-type="string">
            <text:h text:style-name="P8" text:outline-level="1">Counts number of letters produced by a text banner.</text:h>
          </table:table-cell>
        </table:table-row>
        <table:table-row table:style-name="Table1.1">
          <table:table-cell table:style-name="Table1.A2" office:value-type="string">
            <text:p text:style-name="P159">bcontrol</text:p>
          </table:table-cell>
          <table:table-cell table:style-name="Table1.B8" office:value-type="string">
            <text:p text:style-name="P159">If back control is enabled. 1 = yes. 0 = no.</text:p>
          </table:table-cell>
        </table:table-row>
        <table:table-row table:style-name="Table1.1">
          <table:table-cell table:style-name="Table1.A2" office:value-type="string">
            <text:h text:style-name="P9" text:outline-level="1">bcontrolcode1</text:h>
          </table:table-cell>
          <table:table-cell table:style-name="Table1.B9" office:value-type="string">
            <text:h text:style-name="P9" text:outline-level="1">Hardware code for BACK/PAUSE key (option 1)</text:h>
          </table:table-cell>
        </table:table-row>
        <table:table-row table:style-name="Table1.2">
          <table:table-cell table:style-name="Table1.A2" office:value-type="string">
            <text:h text:style-name="P9" text:outline-level="1">bcontrolcode2</text:h>
          </table:table-cell>
          <table:table-cell table:style-name="Table1.B10" office:value-type="string">
            <text:h text:style-name="P9" text:outline-level="1">Hardware code for BACK/PAUSE key (option 2)</text:h>
          </table:table-cell>
        </table:table-row>
        <table:table-row table:style-name="Table1.2">
          <table:table-cell table:style-name="Table1.A2" office:value-type="string">
            <text:h text:style-name="P10" text:outline-level="1">bcontrolcode3</text:h>
          </table:table-cell>
          <table:table-cell table:style-name="Table1.B11" office:value-type="string">
            <text:h text:style-name="P10" text:outline-level="1">Hardware code for BACK/PAUSE key (option 3)</text:h>
          </table:table-cell>
        </table:table-row>
        <table:table-row table:style-name="Table1.2">
          <table:table-cell table:style-name="Table1.A2" office:value-type="string">
            <text:h text:style-name="P10" text:outline-level="1">bcontrolcode4</text:h>
          </table:table-cell>
          <table:table-cell table:style-name="Table1.B12" office:value-type="string">
            <text:h text:style-name="P10" text:outline-level="1">Hardware code for BACK/PAUSE key (option 4)</text:h>
          </table:table-cell>
        </table:table-row>
        <table:table-row table:style-name="Table1.2">
          <table:table-cell table:style-name="Table1.A2" office:value-type="string">
            <text:p text:style-name="P159">bgcurrencycoloura</text:p>
          </table:table-cell>
          <table:table-cell table:style-name="Table1.B13" office:value-type="string">
            <text:p text:style-name="P159">Alpha transparency of letter backgrounds in currency.</text:p>
          </table:table-cell>
        </table:table-row>
        <table:table-row table:style-name="Table1.2">
          <table:table-cell table:style-name="Table1.A2" office:value-type="string">
            <text:p text:style-name="P159">bgcurrencycolourb</text:p>
          </table:table-cell>
          <table:table-cell table:style-name="Table1.B14" office:value-type="string">
            <text:p text:style-name="P159">Blue colour of letter backgrounds in currency.</text:p>
          </table:table-cell>
        </table:table-row>
        <table:table-row table:style-name="Table1.2">
          <table:table-cell table:style-name="Table1.A2" office:value-type="string">
            <text:p text:style-name="P159">bgcurrencycolourg</text:p>
          </table:table-cell>
          <table:table-cell table:style-name="Table1.B15" office:value-type="string">
            <text:p text:style-name="P159">Green colour of letter backgrounds in currency.</text:p>
          </table:table-cell>
        </table:table-row>
        <table:table-row table:style-name="Table1.2">
          <table:table-cell table:style-name="Table1.A2" office:value-type="string">
            <text:p text:style-name="P159">bgcurrencycolourr</text:p>
          </table:table-cell>
          <table:table-cell table:style-name="Table1.B16" office:value-type="string">
            <text:p text:style-name="P159">Red colour of letter backgrounds in currency.</text:p>
          </table:table-cell>
        </table:table-row>
        <table:table-row table:style-name="Table1.2">
          <table:table-cell table:style-name="Table1.A2" office:value-type="string">
            <text:p text:style-name="P159">bgmenudefaultcoloura</text:p>
          </table:table-cell>
          <table:table-cell table:style-name="Table1.B17" office:value-type="string">
            <text:p text:style-name="P159">Alpha transparency of default letter backgrounds in menus.</text:p>
          </table:table-cell>
        </table:table-row>
        <table:table-row table:style-name="Table1.2">
          <table:table-cell table:style-name="Table1.A2" office:value-type="string">
            <text:p text:style-name="P159">bgmenudefaultcolourb</text:p>
          </table:table-cell>
          <table:table-cell table:style-name="Table1.B18" office:value-type="string">
            <text:p text:style-name="P159">Blue colour of default letter backgrounds in menus.</text:p>
          </table:table-cell>
        </table:table-row>
        <table:table-row table:style-name="Table1.2">
          <table:table-cell table:style-name="Table1.A2" office:value-type="string">
            <text:p text:style-name="P159">bgmenudefaultcolourg</text:p>
          </table:table-cell>
          <table:table-cell table:style-name="Table1.B19" office:value-type="string">
            <text:p text:style-name="P159">Green colour of default letter backgrounds in menus.</text:p>
          </table:table-cell>
        </table:table-row>
        <table:table-row table:style-name="Table1.2">
          <table:table-cell table:style-name="Table1.A2" office:value-type="string">
            <text:p text:style-name="P159">bgmenudefaultcolourr</text:p>
          </table:table-cell>
          <table:table-cell table:style-name="Table1.B20" office:value-type="string">
            <text:p text:style-name="P159">Red colour of default letter backgrounds in menus.</text:p>
          </table:table-cell>
        </table:table-row>
        <table:table-row table:style-name="Table1.2">
          <table:table-cell table:style-name="Table1.A2" office:value-type="string">
            <text:p text:style-name="P159">bgmenuselectcoloura</text:p>
          </table:table-cell>
          <table:table-cell table:style-name="Table1.B21" office:value-type="string">
            <text:p text:style-name="P159">Alpha transparency of selected letter backgrounds in menus.</text:p>
          </table:table-cell>
        </table:table-row>
        <table:table-row table:style-name="Table1.2">
          <table:table-cell table:style-name="Table1.A2" office:value-type="string">
            <text:p text:style-name="P159">bgmenuselectcolourb</text:p>
          </table:table-cell>
          <table:table-cell table:style-name="Table1.B22" office:value-type="string">
            <text:p text:style-name="P159">Blue colour of selected letter backgrounds in menus.</text:p>
          </table:table-cell>
        </table:table-row>
        <table:table-row table:style-name="Table1.2">
          <table:table-cell table:style-name="Table1.A2" office:value-type="string">
            <text:p text:style-name="P159">bgmenuselectcolourg</text:p>
          </table:table-cell>
          <table:table-cell table:style-name="Table1.B23" office:value-type="string">
            <text:p text:style-name="P159">Green colour of selected letter backgrounds in menus.</text:p>
          </table:table-cell>
        </table:table-row>
        <text:soft-page-break/>
        <table:table-row table:style-name="Table1.2">
          <table:table-cell table:style-name="Table1.A2" office:value-type="string">
            <text:p text:style-name="P159">bgmenuselectcolourr</text:p>
          </table:table-cell>
          <table:table-cell table:style-name="Table1.B24" office:value-type="string">
            <text:p text:style-name="P159">Red colour of selected letter backgrounds in menus.</text:p>
          </table:table-cell>
        </table:table-row>
        <table:table-row table:style-name="Table1.2">
          <table:table-cell table:style-name="Table1.A2" office:value-type="string">
            <text:p text:style-name="P159">bgpocketdefaultcoloura</text:p>
          </table:table-cell>
          <table:table-cell table:style-name="Table1.B25" office:value-type="string">
            <text:p text:style-name="P159">Alpha transparency colour of default letter backgrounds in pockets.</text:p>
          </table:table-cell>
        </table:table-row>
        <table:table-row table:style-name="Table1.2">
          <table:table-cell table:style-name="Table1.A2" office:value-type="string">
            <text:p text:style-name="P159">bgpocketdefaultcolourb</text:p>
          </table:table-cell>
          <table:table-cell table:style-name="Table1.B26" office:value-type="string">
            <text:p text:style-name="P159">Blue colour of default letter backgrounds in pockets.</text:p>
          </table:table-cell>
        </table:table-row>
        <table:table-row table:style-name="Table1.2">
          <table:table-cell table:style-name="Table1.A2" office:value-type="string">
            <text:p text:style-name="P159">bgpocketdefaultcolourg</text:p>
          </table:table-cell>
          <table:table-cell table:style-name="Table1.B27" office:value-type="string">
            <text:p text:style-name="P159">Green colour of default letter backgrounds in pockets.</text:p>
          </table:table-cell>
        </table:table-row>
        <table:table-row table:style-name="Table1.2">
          <table:table-cell table:style-name="Table1.A2" office:value-type="string">
            <text:p text:style-name="P159">bgpocketdefaultcolourr</text:p>
          </table:table-cell>
          <table:table-cell table:style-name="Table1.B28" office:value-type="string">
            <text:p text:style-name="P159">Red colour of default letter backgrounds in pockets.</text:p>
          </table:table-cell>
        </table:table-row>
        <table:table-row table:style-name="Table1.2">
          <table:table-cell table:style-name="Table1.A2" office:value-type="string">
            <text:p text:style-name="P159">bgpocketselectcoloura</text:p>
          </table:table-cell>
          <table:table-cell table:style-name="Table1.B29" office:value-type="string">
            <text:p text:style-name="P159">Alpha transparency of selected letter backgrounds in pockets.</text:p>
          </table:table-cell>
        </table:table-row>
        <table:table-row table:style-name="Table1.2">
          <table:table-cell table:style-name="Table1.A2" office:value-type="string">
            <text:p text:style-name="P159">bgpocketselectcolourb</text:p>
          </table:table-cell>
          <table:table-cell table:style-name="Table1.B30" office:value-type="string">
            <text:p text:style-name="P159">Blue colour of selected letter backgrounds in pockets.</text:p>
          </table:table-cell>
        </table:table-row>
        <table:table-row table:style-name="Table1.1">
          <table:table-cell table:style-name="Table1.A2" office:value-type="string">
            <text:p text:style-name="P159">bgpocketselectcolourg</text:p>
          </table:table-cell>
          <table:table-cell table:style-name="Table1.B31" office:value-type="string">
            <text:p text:style-name="P159">Green colour of selected letter backgrounds in pockets.</text:p>
          </table:table-cell>
        </table:table-row>
        <table:table-row table:style-name="Table1.1">
          <table:table-cell table:style-name="Table1.A2" office:value-type="string">
            <text:p text:style-name="P159">bgpocketselectcolourr</text:p>
          </table:table-cell>
          <table:table-cell table:style-name="Table1.B32" office:value-type="string">
            <text:p text:style-name="P159">Red colour of selected letter backgrounds in pockets.</text:p>
          </table:table-cell>
        </table:table-row>
        <table:table-row table:style-name="Table1.1">
          <table:table-cell table:style-name="Table1.A2" office:value-type="string">
            <text:p text:style-name="P159">bgpromptcoloura</text:p>
          </table:table-cell>
          <table:table-cell table:style-name="Table1.B33" office:value-type="string">
            <text:p text:style-name="P159">Alpha transparency of letter backgrounds in developer prompt.</text:p>
          </table:table-cell>
        </table:table-row>
        <table:table-row table:style-name="Table1.2">
          <table:table-cell table:style-name="Table1.A2" office:value-type="string">
            <text:p text:style-name="P159">bgpromptcolourb</text:p>
          </table:table-cell>
          <table:table-cell table:style-name="Table1.B34" office:value-type="string">
            <text:p text:style-name="P159">Blue colour of letter backgrounds in developer prompt.</text:p>
          </table:table-cell>
        </table:table-row>
        <table:table-row table:style-name="Table1.1">
          <table:table-cell table:style-name="Table1.A2" office:value-type="string">
            <text:p text:style-name="P159">bgpromptcolourg</text:p>
          </table:table-cell>
          <table:table-cell table:style-name="Table1.B35" office:value-type="string">
            <text:p text:style-name="P159">Green colour of letter backgrounds in developer prompt.</text:p>
          </table:table-cell>
        </table:table-row>
        <table:table-row table:style-name="Table1.1">
          <table:table-cell table:style-name="Table1.A2" office:value-type="string">
            <text:p text:style-name="P159">bgpromptcolourr</text:p>
          </table:table-cell>
          <table:table-cell table:style-name="Table1.B36" office:value-type="string">
            <text:p text:style-name="P159">Red colour of letter backgrounds in developer prompt.</text:p>
          </table:table-cell>
        </table:table-row>
        <table:table-row table:style-name="Table1.1">
          <table:table-cell table:style-name="Table1.A2" office:value-type="string">
            <text:h text:style-name="P109" text:outline-level="1">bgselectobjectcoloura</text:h>
          </table:table-cell>
          <table:table-cell table:style-name="Table1.B37" office:value-type="string">
            <text:h text:style-name="P109" text:outline-level="1">Alpha colour of background in select object banner.</text:h>
          </table:table-cell>
        </table:table-row>
        <table:table-row table:style-name="Table1.2">
          <table:table-cell table:style-name="Table1.A2" office:value-type="string">
            <text:h text:style-name="P109" text:outline-level="1">bgselectobjectcolourb</text:h>
          </table:table-cell>
          <table:table-cell table:style-name="Table1.B38" office:value-type="string">
            <text:h text:style-name="P109" text:outline-level="1">Blue colour of background in select object banner.</text:h>
          </table:table-cell>
        </table:table-row>
        <table:table-row table:style-name="Table1.2">
          <table:table-cell table:style-name="Table1.A2" office:value-type="string">
            <text:h text:style-name="P109" text:outline-level="1">bgselectobjectcolourg</text:h>
          </table:table-cell>
          <table:table-cell table:style-name="Table1.B39" office:value-type="string">
            <text:h text:style-name="P109" text:outline-level="1">Green colour of background in select object banner.</text:h>
          </table:table-cell>
        </table:table-row>
        <table:table-row table:style-name="Table1.2">
          <table:table-cell table:style-name="Table1.A2" office:value-type="string">
            <text:h text:style-name="P109" text:outline-level="1">bgselectobjectcolourr</text:h>
          </table:table-cell>
          <table:table-cell table:style-name="Table1.B40" office:value-type="string">
            <text:h text:style-name="P109" text:outline-level="1">Red colour of background in select object banner.</text:h>
          </table:table-cell>
        </table:table-row>
        <table:table-row table:style-name="Table1.2">
          <table:table-cell table:style-name="Table1.A2" office:value-type="string">
            <text:p text:style-name="P159">bgspeechcoloura</text:p>
          </table:table-cell>
          <table:table-cell table:style-name="Table1.B41" office:value-type="string">
            <text:p text:style-name="P159">Alpha transparency of letter backgrounds in speech.</text:p>
          </table:table-cell>
        </table:table-row>
        <table:table-row table:style-name="Table1.42">
          <table:table-cell table:style-name="Table1.A2" office:value-type="string">
            <text:p text:style-name="P159">bgspeechcolourb</text:p>
          </table:table-cell>
          <table:table-cell table:style-name="Table1.B42" office:value-type="string">
            <text:p text:style-name="P159">Blue colour of letter backgrounds in speech.</text:p>
          </table:table-cell>
        </table:table-row>
        <table:table-row table:style-name="Table1.43">
          <table:table-cell table:style-name="Table1.A2" office:value-type="string">
            <text:p text:style-name="P159">bgspeechcolourg</text:p>
          </table:table-cell>
          <table:table-cell table:style-name="Table1.B43" office:value-type="string">
            <text:p text:style-name="P159">Green colour of letter backgrounds in speech.</text:p>
          </table:table-cell>
        </table:table-row>
        <table:table-row table:style-name="Table1.1">
          <table:table-cell table:style-name="Table1.A2" office:value-type="string">
            <text:p text:style-name="P159">bgspeechcolourr</text:p>
          </table:table-cell>
          <table:table-cell table:style-name="Table1.B44" office:value-type="string">
            <text:p text:style-name="P159">Red colour of letter backgrounds in speech.</text:p>
          </table:table-cell>
        </table:table-row>
        <table:table-row table:style-name="Table1.2">
          <table:table-cell table:style-name="Table1.A2" office:value-type="string">
            <text:p text:style-name="P159">bgterminalcoloura</text:p>
          </table:table-cell>
          <table:table-cell table:style-name="Table1.B45" office:value-type="string">
            <text:p text:style-name="P159">Alpha transparency of letter backgrounds in terminals.</text:p>
          </table:table-cell>
        </table:table-row>
        <table:table-row table:style-name="Table1.2">
          <table:table-cell table:style-name="Table1.A2" office:value-type="string">
            <text:p text:style-name="P159">bgterminalcolourb</text:p>
          </table:table-cell>
          <table:table-cell table:style-name="Table1.B46" office:value-type="string">
            <text:p text:style-name="P159">Blue colour of letter backgrounds in terminals.</text:p>
          </table:table-cell>
        </table:table-row>
        <table:table-row table:style-name="Table1.43">
          <table:table-cell table:style-name="Table1.A2" office:value-type="string">
            <text:p text:style-name="P159">bgterminalcolourg</text:p>
          </table:table-cell>
          <table:table-cell table:style-name="Table1.B47" office:value-type="string">
            <text:p text:style-name="P159">Green colour of letter backgrounds in terminals.</text:p>
          </table:table-cell>
        </table:table-row>
        <table:table-row table:style-name="Table1.1">
          <table:table-cell table:style-name="Table1.A2" office:value-type="string">
            <text:p text:style-name="P159">bgterminalcolourr</text:p>
          </table:table-cell>
          <table:table-cell table:style-name="Table1.B48" office:value-type="string">
            <text:p text:style-name="P159">Red colour of letter backgrounds in termin<text:soft-page-break/>als.</text:p>
          </table:table-cell>
        </table:table-row>
        <table:table-row table:style-name="Table1.2">
          <table:table-cell table:style-name="Table1.A2" office:value-type="string">
            <text:p text:style-name="P159">carryplayerd(no)</text:p>
          </table:table-cell>
          <table:table-cell table:style-name="Table1.B49" office:value-type="string">
            <text:p text:style-name="P159">Carries NPC direction value into memory for next map.</text:p>
          </table:table-cell>
        </table:table-row>
        <table:table-row table:style-name="Table1.42">
          <table:table-cell table:style-name="Table1.A2" office:value-type="string">
            <text:p text:style-name="P159">carryplayerjourney(no)</text:p>
          </table:table-cell>
          <table:table-cell table:style-name="Table1.B50" office:value-type="string">
            <text:p text:style-name="P159">Carries NPC journey progress value into memory for next map.</text:p>
          </table:table-cell>
        </table:table-row>
        <table:table-row table:style-name="Table1.43">
          <table:table-cell table:style-name="Table1.A2" office:value-type="string">
            <text:p text:style-name="P159">carryplayerx(no)</text:p>
          </table:table-cell>
          <table:table-cell table:style-name="Table1.B51" office:value-type="string">
            <text:p text:style-name="P159">Carries NPC x location into memory for next map.</text:p>
          </table:table-cell>
        </table:table-row>
        <table:table-row table:style-name="Table1.43">
          <table:table-cell table:style-name="Table1.A2" office:value-type="string">
            <text:p text:style-name="P159">carryplayery(no)</text:p>
          </table:table-cell>
          <table:table-cell table:style-name="Table1.B52" office:value-type="string">
            <text:p text:style-name="P159">Carries NPC y location into memory for next map.</text:p>
          </table:table-cell>
        </table:table-row>
        <table:table-row table:style-name="Table1.2">
          <table:table-cell table:style-name="Table1.A2" office:value-type="string">
            <text:p text:style-name="P159">carryvalues</text:p>
          </table:table-cell>
          <table:table-cell table:style-name="Table1.B53" office:value-type="string">
            <text:p text:style-name="P159">Tells engine if new map has any values to be carried over from previous map. 1 = carry values. 0 = do not carry values.</text:p>
          </table:table-cell>
        </table:table-row>
        <table:table-row table:style-name="Table1.42">
          <table:table-cell table:style-name="Table1.A2" office:value-type="string">
            <text:p text:style-name="P159">centreno</text:p>
          </table:table-cell>
          <table:table-cell table:style-name="Table1.B54" office:value-type="string">
            <text:p text:style-name="P159">Number of characters in string to be centred</text:p>
          </table:table-cell>
        </table:table-row>
        <table:table-row table:style-name="Table1.2">
          <table:table-cell table:style-name="Table1.A2" office:value-type="string">
            <text:p text:style-name="P159">checkpoint(no)</text:p>
          </table:table-cell>
          <table:table-cell table:style-name="Table1.B55" office:value-type="string">
            <text:p text:style-name="P159">Value of checkpoint (1-10). 0 = off. 1 = on.</text:p>
          </table:table-cell>
        </table:table-row>
        <table:table-row table:style-name="Table1.42">
          <table:table-cell table:style-name="Table1.A2" office:value-type="string">
            <text:h text:style-name="P11" text:outline-level="1">choicearrowl</text:h>
          </table:table-cell>
          <table:table-cell table:style-name="Table1.B56" office:value-type="string">
            <text:h text:style-name="P11" text:outline-level="1">X location value of left arrow in choice banner.</text:h>
          </table:table-cell>
        </table:table-row>
        <table:table-row table:style-name="Table1.2">
          <table:table-cell table:style-name="Table1.A2" office:value-type="string">
            <text:h text:style-name="P11" text:outline-level="1">choicearrowr</text:h>
          </table:table-cell>
          <table:table-cell table:style-name="Table1.B57" office:value-type="string">
            <text:h text:style-name="P11" text:outline-level="1">X location of right arrow in choice banner.</text:h>
          </table:table-cell>
        </table:table-row>
        <table:table-row table:style-name="Table1.2">
          <table:table-cell table:style-name="Table1.A2" office:value-type="string">
            <text:h text:style-name="P12" text:outline-level="1">choiceno</text:h>
          </table:table-cell>
          <table:table-cell table:style-name="Table1.B58" office:value-type="string">
            <text:h text:style-name="P12" text:outline-level="1">Number of choice selected by player</text:h>
          </table:table-cell>
        </table:table-row>
        <table:table-row table:style-name="Table1.2">
          <table:table-cell table:style-name="Table1.A2" office:value-type="string">
            <text:h text:style-name="P13" text:outline-level="1">choicescriptloop</text:h>
          </table:table-cell>
          <table:table-cell table:style-name="Table1.B59" office:value-type="string">
            <text:h text:style-name="P13" text:outline-level="1">Used to tell spoof trigger that the next script is from a backchoice script command and that it is okay to loop the same script. 0 = off. 1 = on.</text:h>
          </table:table-cell>
        </table:table-row>
        <table:table-row table:style-name="Table1.43">
          <table:table-cell table:style-name="Table1.A2" office:value-type="string">
            <text:h text:style-name="P12" text:outline-level="1">choicetotal</text:h>
          </table:table-cell>
          <table:table-cell table:style-name="Table1.B60" office:value-type="string">
            <text:h text:style-name="P12" text:outline-level="1">Number of choices presented to player in total</text:h>
          </table:table-cell>
        </table:table-row>
        <table:table-row table:style-name="Table1.43">
          <table:table-cell table:style-name="Table1.A2" office:value-type="string">
            <text:h text:style-name="P5" text:outline-level="1">clearscreen</text:h>
          </table:table-cell>
          <table:table-cell table:style-name="Table1.B61" office:value-type="string">
            <text:h text:style-name="P5" text:outline-level="1">Value used to send drawing sub to clear full screen before drawing. 1 = clearscreen. 0 = no.</text:h>
          </table:table-cell>
        </table:table-row>
        <table:table-row table:style-name="Table1.42">
          <table:table-cell table:style-name="Table1.A2" office:value-type="string">
            <text:p text:style-name="P159">collisionstep</text:p>
          </table:table-cell>
          <table:table-cell table:style-name="Table1.B62" office:value-type="string">
            <text:p text:style-name="P159">Step for objects marked as collision only. Default is 13.</text:p>
          </table:table-cell>
        </table:table-row>
        <table:table-row table:style-name="Table1.2">
          <table:table-cell table:style-name="Table1.A2" office:value-type="string">
            <text:h text:style-name="P14" text:outline-level="1">colpass1</text:h>
          </table:table-cell>
          <table:table-cell table:style-name="Table1.B63" office:value-type="string">
            <text:h text:style-name="P14" text:outline-level="1"><text:span text:style-name="T29">Used to tell engine if object or players X co-ordinate is on screen and </text:span>collision needs applying. </text:h>
          </table:table-cell>
        </table:table-row>
        <table:table-row table:style-name="Table1.2">
          <table:table-cell table:style-name="Table1.A2" office:value-type="string">
            <text:h text:style-name="P14" text:outline-level="1">colpass2</text:h>
          </table:table-cell>
          <table:table-cell table:style-name="Table1.B64" office:value-type="string">
            <text:h text:style-name="P14" text:outline-level="1"><text:span text:style-name="T29">Used to tell engine if object or players </text:span>Y<text:span text:style-name="T29"> co-ordinate is on screen and </text:span>collision needs applying. </text:h>
          </table:table-cell>
        </table:table-row>
        <table:table-row table:style-name="Table1.2">
          <table:table-cell table:style-name="Table1.A2" office:value-type="string">
            <text:p text:style-name="P159">combinex</text:p>
          </table:table-cell>
          <table:table-cell table:style-name="Table1.B65" office:value-type="string">
            <text:p text:style-name="P159">X location of “COMBINE” text in pockets.</text:p>
          </table:table-cell>
        </table:table-row>
        <table:table-row table:style-name="Table1.2">
          <table:table-cell table:style-name="Table1.A2" office:value-type="string">
            <text:p text:style-name="P159">consolelogging</text:p>
          </table:table-cell>
          <table:table-cell table:style-name="Table1.B66" office:value-type="string">
            <text:p text:style-name="P159">If engine logs to console or not. 1 = yes. 0 = no.</text:p>
          </table:table-cell>
        </table:table-row>
        <table:table-row table:style-name="Table1.2">
          <table:table-cell table:style-name="Table1.A2" office:value-type="string">
            <text:p text:style-name="P159">ct(no)</text:p>
          </table:table-cell>
          <table:table-cell table:style-name="Table1.B67" office:value-type="string">
            <text:p text:style-name="P159">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B68" office:value-type="string">
            <text:h text:style-name="P5" text:outline-level="1">Current length of seconds game has been <text:soft-page-break/>running as caulculated by the itime and TIMER value</text:h>
          </table:table-cell>
        </table:table-row>
        <table:table-row table:style-name="Table1.1">
          <table:table-cell table:style-name="Table1.A2" office:value-type="string">
            <text:p text:style-name="P159">currency</text:p>
          </table:table-cell>
          <table:table-cell table:style-name="Table1.B69" office:value-type="string">
            <text:p text:style-name="P159">Amount of currency player has</text:p>
          </table:table-cell>
        </table:table-row>
        <table:table-row table:style-name="Table1.1">
          <table:table-cell table:style-name="Table1.A2" office:value-type="string">
            <text:p text:style-name="P159">currencychange</text:p>
          </table:table-cell>
          <table:table-cell table:style-name="Table1.B70" office:value-type="string">
            <text:p text:style-name="P159">Amount currency is proposed to change</text:p>
          </table:table-cell>
        </table:table-row>
        <table:table-row table:style-name="Table1.2">
          <table:table-cell table:style-name="Table1.A2" office:value-type="string">
            <text:p text:style-name="P159">dcontrol</text:p>
          </table:table-cell>
          <table:table-cell table:style-name="Table1.B71" office:value-type="string">
            <text:p text:style-name="P159">If walk down control is enabled. 1 = yes. 0 = no.</text:p>
          </table:table-cell>
        </table:table-row>
        <table:table-row table:style-name="Table1.2">
          <table:table-cell table:style-name="Table1.A2" office:value-type="string">
            <text:h text:style-name="P9" text:outline-level="1">dcontrolcode1</text:h>
          </table:table-cell>
          <table:table-cell table:style-name="Table1.B72" office:value-type="string">
            <text:h text:style-name="P9" text:outline-level="1">Hardware code for DOWN key (option 1)</text:h>
          </table:table-cell>
        </table:table-row>
        <table:table-row table:style-name="Table1.43">
          <table:table-cell table:style-name="Table1.A2" office:value-type="string">
            <text:h text:style-name="P9" text:outline-level="1">dcontrolcode2</text:h>
          </table:table-cell>
          <table:table-cell table:style-name="Table1.B73" office:value-type="string">
            <text:h text:style-name="P9" text:outline-level="1">Hardware code for DOWN key (option 2)</text:h>
          </table:table-cell>
        </table:table-row>
        <table:table-row table:style-name="Table1.1">
          <table:table-cell table:style-name="Table1.A2" office:value-type="string">
            <text:h text:style-name="P10" text:outline-level="1">dcontrolcode3</text:h>
          </table:table-cell>
          <table:table-cell table:style-name="Table1.B74" office:value-type="string">
            <text:h text:style-name="P10" text:outline-level="1">Hardware code for DOWN key (option 3)</text:h>
          </table:table-cell>
        </table:table-row>
        <table:table-row table:style-name="Table1.2">
          <table:table-cell table:style-name="Table1.A2" office:value-type="string">
            <text:h text:style-name="P10" text:outline-level="1">dcontrolcode4</text:h>
          </table:table-cell>
          <table:table-cell table:style-name="Table1.B75" office:value-type="string">
            <text:h text:style-name="P10" text:outline-level="1">Hardware code for DOWN key (option 4)</text:h>
          </table:table-cell>
        </table:table-row>
        <table:table-row table:style-name="Table1.1">
          <table:table-cell table:style-name="Table1.A2" office:value-type="string">
            <text:h text:style-name="P15" text:outline-level="1">demofilesamount</text:h>
          </table:table-cell>
          <table:table-cell table:style-name="Table1.B76" office:value-type="string">
            <text:h text:style-name="P15" text:outline-level="1">Amount of demo files detected for the demo files menu.</text:h>
          </table:table-cell>
        </table:table-row>
        <table:table-row table:style-name="Table1.1">
          <table:table-cell table:style-name="Table1.A2" office:value-type="string">
            <text:p text:style-name="P159">devlogomode</text:p>
          </table:table-cell>
          <table:table-cell table:style-name="Table1.B77" office:value-type="string">
            <text:p text:style-name="P159">Tells engine when music on developer logo should be played. 1 = before/during fade. 2 = after fade.</text:p>
          </table:table-cell>
        </table:table-row>
        <table:table-row table:style-name="Table1.1">
          <table:table-cell table:style-name="Table1.A2" office:value-type="string">
            <text:h text:style-name="P16" text:outline-level="1">devlogono</text:h>
          </table:table-cell>
          <table:table-cell table:style-name="Table1.B78" office:value-type="string">
            <text:h text:style-name="P16" text:outline-level="1">Number of developer logos to be displayed.</text:h>
          </table:table-cell>
        </table:table-row>
        <table:table-row table:style-name="Table1.43">
          <table:table-cell table:style-name="Table1.A2" office:value-type="string">
            <text:h text:style-name="P5" text:outline-level="1">devmode</text:h>
          </table:table-cell>
          <table:table-cell table:style-name="Table1.B79"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B80" office:value-type="string">
            <text:h text:style-name="P5" text:outline-level="1">Switch for detecting when player attempts to move diagonally. 1 = diagonal movement. 0= no diagonal movement.</text:h>
          </table:table-cell>
        </table:table-row>
        <table:table-row table:style-name="Table1.2">
          <table:table-cell table:style-name="Table1.A2" office:value-type="string">
            <text:h text:style-name="P5" text:outline-level="1">direction</text:h>
          </table:table-cell>
          <table:table-cell table:style-name="Table1.B81" office:value-type="string">
            <text:h text:style-name="P5" text:outline-level="1">Direction of player character. 1 = UP. 2 = DOWN. 3 = RIGHT. 4 = LEFT.</text:h>
          </table:table-cell>
        </table:table-row>
        <table:table-row table:style-name="Table1.82">
          <table:table-cell table:style-name="Table1.A2" office:value-type="string">
            <text:p text:style-name="P159">disablefade</text:p>
          </table:table-cell>
          <table:table-cell table:style-name="Table1.B82" office:value-type="string">
            <text:p text:style-name="P159">Disables fade effects for dev purposes. 0 = fade on. 1 = fade off.</text:p>
          </table:table-cell>
        </table:table-row>
        <table:table-row table:style-name="Table1.2">
          <table:table-cell table:style-name="Table1.A2" office:value-type="string">
            <text:p text:style-name="P159">displayconsole</text:p>
          </table:table-cell>
          <table:table-cell table:style-name="Table1.B83" office:value-type="string">
            <text:p text:style-name="P159">If console messages are displayed or not. 0 = no. 1 = yes.</text:p>
          </table:table-cell>
        </table:table-row>
        <table:table-row table:style-name="Table1.43">
          <table:table-cell table:style-name="Table1.A2" office:value-type="string">
            <text:h text:style-name="P17" text:outline-level="1">downloadiconresx</text:h>
          </table:table-cell>
          <table:table-cell table:style-name="Table1.B84" office:value-type="string">
            <text:h text:style-name="P17" text:outline-level="1">X resolution of download icon.</text:h>
          </table:table-cell>
        </table:table-row>
        <table:table-row table:style-name="Table1.2">
          <table:table-cell table:style-name="Table1.A2" office:value-type="string">
            <text:h text:style-name="P17" text:outline-level="1">downloadiconresy</text:h>
          </table:table-cell>
          <table:table-cell table:style-name="Table1.B85" office:value-type="string">
            <text:h text:style-name="P17" text:outline-level="1">Y resolution of download icon.</text:h>
          </table:table-cell>
        </table:table-row>
        <table:table-row table:style-name="Table1.42">
          <table:table-cell table:style-name="Table1.A2" office:value-type="string">
            <text:p text:style-name="P159">dplayerx(no)</text:p>
          </table:table-cell>
          <table:table-cell table:style-name="Table1.B86" office:value-type="string">
            <text:p text:style-name="P159">Default X position of NPC</text:p>
          </table:table-cell>
        </table:table-row>
        <table:table-row table:style-name="Table1.2">
          <table:table-cell table:style-name="Table1.A2" office:value-type="string">
            <text:p text:style-name="P159">dplayery(no)</text:p>
          </table:table-cell>
          <table:table-cell table:style-name="Table1.B87" office:value-type="string">
            <text:p text:style-name="P159">Default Y position of NPC</text:p>
          </table:table-cell>
        </table:table-row>
        <table:table-row table:style-name="Table1.43">
          <table:table-cell table:style-name="Table1.A2" office:value-type="string">
            <text:h text:style-name="P18" text:outline-level="1">drawpass1</text:h>
          </table:table-cell>
          <table:table-cell table:style-name="Table1.B88" office:value-type="string">
            <text:h text:style-name="P18" text:outline-level="1">Used to tell engine if object or players X co-ordinate is on screen and needs to be drawn.</text:h>
          </table:table-cell>
        </table:table-row>
        <table:table-row table:style-name="Table1.42">
          <table:table-cell table:style-name="Table1.A2" office:value-type="string">
            <text:h text:style-name="P18" text:outline-level="1">drawpass2</text:h>
          </table:table-cell>
          <table:table-cell table:style-name="Table1.B89" office:value-type="string">
            <text:h text:style-name="P18" text:outline-level="1">Used to tell engine if object or players Y co-ordinate is on screen and needs to be drawn.</text:h>
          </table:table-cell>
        </table:table-row>
        <table:table-row table:style-name="Table1.2">
          <table:table-cell table:style-name="Table1.A2" office:value-type="string">
            <text:p text:style-name="P159">effectani</text:p>
          </table:table-cell>
          <table:table-cell table:style-name="Table1.B90" office:value-type="string">
            <text:p text:style-name="P159">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159">enablemapoffsets</text:p>
          </table:table-cell>
          <table:table-cell table:style-name="Table1.B91" office:value-type="string">
            <text:p text:style-name="P159">If map animation offsets are activated. 0 = no. 1 = yes.</text:p>
          </table:table-cell>
        </table:table-row>
        <table:table-row table:style-name="Table1.1">
          <table:table-cell table:style-name="Table1.A2" office:value-type="string">
            <text:p text:style-name="P159">enableobjectoffsets</text:p>
          </table:table-cell>
          <table:table-cell table:style-name="Table1.B92" office:value-type="string">
            <text:p text:style-name="P159">If object animation offsets are activated. 0 = <text:soft-page-break/>no. 1 = yes.</text:p>
          </table:table-cell>
        </table:table-row>
        <table:table-row table:style-name="Table1.1">
          <table:table-cell table:style-name="Table1.A2" office:value-type="string">
            <text:p text:style-name="P159">enableplayeroffsets</text:p>
          </table:table-cell>
          <table:table-cell table:style-name="Table1.B93" office:value-type="string">
            <text:p text:style-name="P159">If player animation offsets are activated. 0 = no. 1 = yes.</text:p>
          </table:table-cell>
        </table:table-row>
        <table:table-row table:style-name="Table1.1">
          <table:table-cell table:style-name="Table1.A2" office:value-type="string">
            <text:h text:style-name="P19" text:outline-level="1">endframes</text:h>
          </table:table-cell>
          <table:table-cell table:style-name="Table1.B94" office:value-type="string">
            <text:h text:style-name="P20" text:outline-level="1">Total number of frames in a speedrun.</text:h>
          </table:table-cell>
        </table:table-row>
        <table:table-row table:style-name="Table1.1">
          <table:table-cell table:style-name="Table1.A2" office:value-type="string">
            <text:h text:style-name="P21" text:outline-level="1">endofspeedrunfile</text:h>
          </table:table-cell>
          <table:table-cell table:style-name="Table1.B95" office:value-type="string">
            <text:h text:style-name="P21" text:outline-level="1">Tells engine if a speedrun file has reached the end. 1 = yes. 0 = no.</text:h>
          </table:table-cell>
        </table:table-row>
        <table:table-row table:style-name="Table1.1">
          <table:table-cell table:style-name="Table1.A2" office:value-type="string">
            <text:p text:style-name="P159">erasesaveonly</text:p>
          </table:table-cell>
          <table:table-cell table:style-name="Table1.B96" office:value-type="string">
            <text:p text:style-name="P159">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B97"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B98" office:value-type="string">
            <text:h text:style-name="P5" text:outline-level="1">Extra console event data</text:h>
          </table:table-cell>
        </table:table-row>
        <table:table-row table:style-name="Table1.1">
          <table:table-cell table:style-name="Table1.A2" office:value-type="string">
            <text:p text:style-name="P159">exitsave</text:p>
          </table:table-cell>
          <table:table-cell table:style-name="Table1.B99" office:value-type="string">
            <text:p text:style-name="P159">Tells engine if to save game on exit. 0 = no. 1 = yes.</text:p>
          </table:table-cell>
        </table:table-row>
        <table:table-row table:style-name="Table1.1">
          <table:table-cell table:style-name="Table1.A2" office:value-type="string">
            <text:h text:style-name="P22" text:outline-level="1">extrahertz</text:h>
          </table:table-cell>
          <table:table-cell table:style-name="Table1.B100" office:value-type="string">
            <text:h text:style-name="P22" text:outline-level="1">Loop limiter for parts of the game that don’t require frames to be pushed.</text:h>
          </table:table-cell>
        </table:table-row>
        <table:table-row table:style-name="Table1.1">
          <table:table-cell table:style-name="Table1.A2" office:value-type="string">
            <text:h text:style-name="P5" text:outline-level="1">fadespeed</text:h>
          </table:table-cell>
          <table:table-cell table:style-name="Table1.B101" office:value-type="string">
            <text:h text:style-name="P98" text:outline-level="1">How much the fade increases or decreases by per cycle.</text:h>
          </table:table-cell>
        </table:table-row>
        <table:table-row table:style-name="Table1.1">
          <table:table-cell table:style-name="Table1.A2" office:value-type="string">
            <text:p text:style-name="P159">fadestatus</text:p>
          </table:table-cell>
          <table:table-cell table:style-name="Table1.B102" office:value-type="string">
            <text:p text:style-name="P159">Status of fade effect. 0 = off. 1 = <text:span text:style-name="T31">fade out on</text:span>. <text:span text:style-name="T31">2 = slight fade out on.</text:span></text:p>
          </table:table-cell>
        </table:table-row>
        <table:table-row table:style-name="Table1.1">
          <table:table-cell table:style-name="Table1.A2" office:value-type="string">
            <text:p text:style-name="P159">fixvame</text:p>
          </table:table-cell>
          <table:table-cell table:style-name="Table1.B103" office:value-type="string">
            <text:p text:style-name="P159">Used to tell engine to force an update.</text:p>
          </table:table-cell>
        </table:table-row>
        <table:table-row table:style-name="Table1.1">
          <table:table-cell table:style-name="Table1.A2" office:value-type="string">
            <text:h text:style-name="P23" text:outline-level="1">fontbuffer</text:h>
          </table:table-cell>
          <table:table-cell table:style-name="Table1.B104" office:value-type="string">
            <text:h text:style-name="P23" text:outline-level="1">Number of pixels given at the end of a letter in text banners.</text:h>
          </table:table-cell>
        </table:table-row>
        <table:table-row table:style-name="Table1.1">
          <table:table-cell table:style-name="Table1.A2" office:value-type="string">
            <text:p text:style-name="P159">fontmode</text:p>
          </table:table-cell>
          <table:table-cell table:style-name="Table1.B105" office:value-type="string">
            <text:p text:style-name="P159">Used to tell engine what font is in use. 1 = header. 2 = default. 3 = small.</text:p>
          </table:table-cell>
        </table:table-row>
        <table:table-row table:style-name="Table1.2">
          <table:table-cell table:style-name="Table1.A2" office:value-type="string">
            <text:h text:style-name="P5" text:outline-level="1"><text:span text:style-name="T12">f</text:span>ontsize</text:h>
          </table:table-cell>
          <table:table-cell table:style-name="Table1.B106"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B107" office:value-type="string">
            <text:h text:style-name="P5" text:outline-level="1">Pace of player foot changing whilst walking.</text:h>
          </table:table-cell>
        </table:table-row>
        <table:table-row table:style-name="Table1.1">
          <table:table-cell table:style-name="Table1.A2" office:value-type="string">
            <text:h text:style-name="P24" text:outline-level="1">forcefullscreen</text:h>
          </table:table-cell>
          <table:table-cell table:style-name="Table1.B108" office:value-type="string">
            <text:h text:style-name="P24" text:outline-level="1">Forces VaME to launch in fullscreen mode. 1 = yes. 0 = no.</text:h>
          </table:table-cell>
        </table:table-row>
        <table:table-row table:style-name="Table1.1">
          <table:table-cell table:style-name="Table1.A2" office:value-type="string">
            <text:h text:style-name="P25" text:outline-level="1">forcewindowed</text:h>
          </table:table-cell>
          <table:table-cell table:style-name="Table1.B109" office:value-type="string">
            <text:h text:style-name="P25" text:outline-level="1">Forces VaME to launch in windowed mode. 1 = yes. 0 = no.</text:h>
          </table:table-cell>
        </table:table-row>
        <table:table-row table:style-name="Table1.2">
          <table:table-cell table:style-name="Table1.A2" office:value-type="string">
            <text:h text:style-name="P5" text:outline-level="1">fps</text:h>
          </table:table-cell>
          <table:table-cell table:style-name="Table1.B110" office:value-type="string">
            <text:h text:style-name="P5" text:outline-level="1">Calculated frames per second</text:h>
          </table:table-cell>
        </table:table-row>
        <table:table-row table:style-name="Table1.1">
          <table:table-cell table:style-name="Table1.A2" office:value-type="string">
            <text:h text:style-name="P26" text:outline-level="1">framecount</text:h>
          </table:table-cell>
          <table:table-cell table:style-name="Table1.B111" office:value-type="string">
            <text:h text:style-name="P26" text:outline-level="1">Number of frames displayed in speedrun info.</text:h>
          </table:table-cell>
        </table:table-row>
        <table:table-row table:style-name="Table1.1">
          <table:table-cell table:style-name="Table1.A2" office:value-type="string">
            <text:h text:style-name="P5" text:outline-level="1">frames</text:h>
          </table:table-cell>
          <table:table-cell table:style-name="Table1.B112" office:value-type="string">
            <text:h text:style-name="P5" text:outline-level="1">Counts number of frames pushed to screen</text:h>
          </table:table-cell>
        </table:table-row>
        <table:table-row table:style-name="Table1.1">
          <table:table-cell table:style-name="Table1.A2" office:value-type="string">
            <text:h text:style-name="P91" text:outline-level="1">gametime</text:h>
          </table:table-cell>
          <table:table-cell table:style-name="Table1.B113" office:value-type="string">
            <text:h text:style-name="P91" text:outline-level="1">Amount of time save file has been played.</text:h>
          </table:table-cell>
        </table:table-row>
        <table:table-row table:style-name="Table1.2">
          <table:table-cell table:style-name="Table1.A2" office:value-type="string">
            <text:p text:style-name="P159">givex</text:p>
          </table:table-cell>
          <table:table-cell table:style-name="Table1.B114" office:value-type="string">
            <text:p text:style-name="P159">X location of “GIVE” text in pockets.</text:p>
          </table:table-cell>
        </table:table-row>
        <table:table-row table:style-name="Table1.1">
          <table:table-cell table:style-name="Table1.A2" office:value-type="string">
            <text:h text:style-name="P5" text:outline-level="1">hertz</text:h>
          </table:table-cell>
          <table:table-cell table:style-name="Table1.B115" office:value-type="string">
            <text:h text:style-name="P5" text:outline-level="1">Loops per second / fps engine performs. Set to 0 if uncapped. </text:h>
          </table:table-cell>
        </table:table-row>
        <table:table-row table:style-name="Table1.1">
          <table:table-cell table:style-name="Table1.A2" office:value-type="string">
            <text:h text:style-name="P5" text:outline-level="1">hud</text:h>
          </table:table-cell>
          <table:table-cell table:style-name="Table1.B116" office:value-type="string">
            <text:h text:style-name="P5" text:outline-level="1">Developer HUD type.</text:h>
          </table:table-cell>
        </table:table-row>
        <table:table-row table:style-name="Table1.1">
          <table:table-cell table:style-name="Table1.A2" office:value-type="string">
            <text:h text:style-name="P27" text:outline-level="1">ifcheckpointno</text:h>
          </table:table-cell>
          <table:table-cell table:style-name="Table1.B117" office:value-type="string">
            <text:h text:style-name="P27" text:outline-level="1">Number of times a ‘ifcheckpoint’ command has been run during a script</text:h>
          </table:table-cell>
        </table:table-row>
        <table:table-row table:style-name="Table1.1">
          <table:table-cell table:style-name="Table1.A2" office:value-type="string">
            <text:p text:style-name="P159">Ifcheckpointresult</text:p>
          </table:table-cell>
          <table:table-cell table:style-name="Table1.B118" office:value-type="string">
            <text:p text:style-name="P159">Result of ifcheckpoint enquiry. 1 = checkpoint active. 0 = checkpoint inactive.</text:p>
          </table:table-cell>
        </table:table-row>
        <table:table-row table:style-name="Table1.1">
          <table:table-cell table:style-name="Table1.A2" office:value-type="string">
            <text:p text:style-name="P159">ifcurrencyamount</text:p>
          </table:table-cell>
          <table:table-cell table:style-name="Table1.B119" office:value-type="string">
            <text:p text:style-name="P159">Amount of currency ifcurrency should check.</text:p>
          </table:table-cell>
        </table:table-row>
        <table:table-row table:style-name="Table1.1">
          <table:table-cell table:style-name="Table1.A2" office:value-type="string">
            <text:h text:style-name="P27" text:outline-level="1">ifcurrencyno</text:h>
          </table:table-cell>
          <table:table-cell table:style-name="Table1.B120" office:value-type="string">
            <text:h text:style-name="P27" text:outline-level="1">Number of times a ‘ifcurrency’ command has been run during a script</text:h>
          </table:table-cell>
        </table:table-row>
        <text:soft-page-break/>
        <table:table-row table:style-name="Table1.1">
          <table:table-cell table:style-name="Table1.A2" office:value-type="string">
            <text:p text:style-name="P159">ifcurrencyresult</text:p>
          </table:table-cell>
          <table:table-cell table:style-name="Table1.B121" office:value-type="string">
            <text:p text:style-name="P159">Result of ifcurrency enquiry. 1 = enough currency found. 0 = not enough currency found.</text:p>
          </table:table-cell>
        </table:table-row>
        <table:table-row table:style-name="Table1.1">
          <table:table-cell table:style-name="Table1.A2" office:value-type="string">
            <text:h text:style-name="P27" text:outline-level="1">ifdirectionno</text:h>
          </table:table-cell>
          <table:table-cell table:style-name="Table1.B122" office:value-type="string">
            <text:h text:style-name="P27" text:outline-level="1">Number of times a ‘ifdirection’ command has been run during a script</text:h>
          </table:table-cell>
        </table:table-row>
        <table:table-row table:style-name="Table1.1">
          <table:table-cell table:style-name="Table1.A2" office:value-type="string">
            <text:p text:style-name="P159">ifgone</text:p>
          </table:table-cell>
          <table:table-cell table:style-name="Table1.B123" office:value-type="string">
            <text:p text:style-name="P159">Tels engine if requested pocket item has been marked “gone forever” or not. 2 = item gone. (anything else) = item available.</text:p>
          </table:table-cell>
        </table:table-row>
        <table:table-row table:style-name="Table1.1">
          <table:table-cell table:style-name="Table1.A2" office:value-type="string">
            <text:h text:style-name="P27" text:outline-level="1">ifgoneno</text:h>
          </table:table-cell>
          <table:table-cell table:style-name="Table1.B124" office:value-type="string">
            <text:h text:style-name="P27" text:outline-level="1">Number of times a ‘ifgone’ command has been run during a script</text:h>
          </table:table-cell>
        </table:table-row>
        <table:table-row table:style-name="Table1.1">
          <table:table-cell table:style-name="Table1.A2" office:value-type="string">
            <text:p text:style-name="P159">ifholding</text:p>
          </table:table-cell>
          <table:table-cell table:style-name="Table1.B125" office:value-type="string">
            <text:p text:style-name="P159">Result of ifholding enquiry. 1 = item found. 0 = item not found.</text:p>
          </table:table-cell>
        </table:table-row>
        <table:table-row table:style-name="Table1.1">
          <table:table-cell table:style-name="Table1.A2" office:value-type="string">
            <text:h text:style-name="P27" text:outline-level="1">ifholdingno</text:h>
          </table:table-cell>
          <table:table-cell table:style-name="Table1.B126" office:value-type="string">
            <text:h text:style-name="P27" text:outline-level="1">Number of times a ‘ifholding’ command has been run during a script</text:h>
          </table:table-cell>
        </table:table-row>
        <table:table-row table:style-name="Table1.1">
          <table:table-cell table:style-name="Table1.A2" office:value-type="string">
            <text:p text:style-name="P159">ifmapno</text:p>
          </table:table-cell>
          <table:table-cell table:style-name="Table1.B127" office:value-type="string">
            <text:p text:style-name="P159">Tells engine what map number to query. </text:p>
          </table:table-cell>
        </table:table-row>
        <table:table-row table:style-name="Table1.2">
          <table:table-cell table:style-name="Table1.A2" office:value-type="string">
            <text:h text:style-name="P27" text:outline-level="1">ifmapnono</text:h>
          </table:table-cell>
          <table:table-cell table:style-name="Table1.B128" office:value-type="string">
            <text:h text:style-name="P27" text:outline-level="1">Number of times a ‘ifmapno’ command has been run during a script</text:h>
          </table:table-cell>
        </table:table-row>
        <table:table-row table:style-name="Table1.43">
          <table:table-cell table:style-name="Table1.A2" office:value-type="string">
            <text:p text:style-name="P159">ifmapnoresult</text:p>
          </table:table-cell>
          <table:table-cell table:style-name="Table1.B129" office:value-type="string">
            <text:p text:style-name="P159">Tells engine if the mapno request is successful or not. 1 = on requested map. 0 = not on requested map.</text:p>
          </table:table-cell>
        </table:table-row>
        <table:table-row table:style-name="Table1.43">
          <table:table-cell table:style-name="Table1.A2" office:value-type="string">
            <text:p text:style-name="P194">ifmodel</text:p>
          </table:table-cell>
          <table:table-cell table:style-name="Table1.B130" office:value-type="string">
            <text:p text:style-name="P194">Tells engine if the ‘ifmodel’ request is successful or not. 0 = no. 1 = yes.</text:p>
          </table:table-cell>
        </table:table-row>
        <table:table-row table:style-name="Table1.43">
          <table:table-cell table:style-name="Table1.A2" office:value-type="string">
            <text:h text:style-name="P27" text:outline-level="1">ifmodelno</text:h>
          </table:table-cell>
          <table:table-cell table:style-name="Table1.B131" office:value-type="string">
            <text:h text:style-name="P27" text:outline-level="1">Number of times a ‘ifmodel’ command has been run during a script</text:h>
          </table:table-cell>
        </table:table-row>
        <table:table-row table:style-name="Table1.2">
          <table:table-cell table:style-name="Table1.A2" office:value-type="string">
            <text:p text:style-name="P159">ifpocket</text:p>
          </table:table-cell>
          <table:table-cell table:style-name="Table1.B132" office:value-type="string">
            <text:p text:style-name="P159">Result of ifpocket enquiry. 1 = item found. 0 = item not found.</text:p>
          </table:table-cell>
        </table:table-row>
        <table:table-row table:style-name="Table1.1">
          <table:table-cell table:style-name="Table1.A2" office:value-type="string">
            <text:h text:style-name="P27" text:outline-level="1">ifpocketno</text:h>
          </table:table-cell>
          <table:table-cell table:style-name="Table1.B133" office:value-type="string">
            <text:h text:style-name="P27" text:outline-level="1">Number of times a ‘ifpocket’ command has been run during a script</text:h>
          </table:table-cell>
        </table:table-row>
        <table:table-row table:style-name="Table1.134">
          <table:table-cell table:style-name="Table1.A2" office:value-type="string">
            <text:h text:style-name="P97" text:outline-level="1">ifrandomno</text:h>
          </table:table-cell>
          <table:table-cell table:style-name="Table1.B134" office:value-type="string">
            <text:h text:style-name="P27" text:outline-level="1">Number of times a ‘if<text:span text:style-name="T85">random</text:span>’ command has been run during a script</text:h>
          </table:table-cell>
        </table:table-row>
        <table:table-row table:style-name="Table1.2">
          <table:table-cell table:style-name="Table1.A2" office:value-type="string">
            <text:h text:style-name="P97" text:outline-level="1">ifrandomresult</text:h>
          </table:table-cell>
          <table:table-cell table:style-name="Table1.B135" office:value-type="string">
            <text:p text:style-name="P159">Result of if<text:span text:style-name="T85">random</text:span> enquiry. 1 = conditions<text:span text:style-name="T85"> met</text:span>. 0 = <text:span text:style-name="T85">conditions not met</text:span>.</text:p>
          </table:table-cell>
        </table:table-row>
        <table:table-row table:style-name="Table1.2">
          <table:table-cell table:style-name="Table1.A2" office:value-type="string">
            <text:h text:style-name="P104" text:outline-level="1">ifvalueno</text:h>
          </table:table-cell>
          <table:table-cell table:style-name="Table1.B136" office:value-type="string">
            <text:h text:style-name="P104" text:outline-level="1">Number of times ifvalue command has been run in script chain</text:h>
          </table:table-cell>
        </table:table-row>
        <table:table-row table:style-name="Table1.2">
          <table:table-cell table:style-name="Table1.A2" office:value-type="string">
            <text:h text:style-name="P104" text:outline-level="1">ifvalueresult</text:h>
          </table:table-cell>
          <table:table-cell table:style-name="Table1.B137" office:value-type="string">
            <text:h text:style-name="P104" text:outline-level="1">Result of ifvalue command. 0 = no. 1 = yes.</text:h>
          </table:table-cell>
        </table:table-row>
        <table:table-row table:style-name="Table1.42">
          <table:table-cell table:style-name="Table1.A2" office:value-type="string">
            <text:h text:style-name="P91" text:outline-level="1">igametime</text:h>
          </table:table-cell>
          <table:table-cell table:style-name="Table1.B138" office:value-type="string">
            <text:h text:style-name="P91" text:outline-level="1">Initial amount of time played in save file when loaded.</text:h>
          </table:table-cell>
        </table:table-row>
        <table:table-row table:style-name="Table1.2">
          <table:table-cell table:style-name="Table1.A2" office:value-type="string">
            <text:h text:style-name="P28" text:outline-level="1">imode</text:h>
          </table:table-cell>
          <table:table-cell table:style-name="Table1.B139" office:value-type="string">
            <text:h text:style-name="P28" text:outline-level="1">What to do with the letter I in text boxes. 0 = off, letter I is not adjusted. 1 = adjustment for lowercase I. 2 = adjustment for both lowercase and uppercase I.</text:h>
          </table:table-cell>
        </table:table-row>
        <table:table-row table:style-name="Table1.1">
          <table:table-cell table:style-name="Table1.A2" office:value-type="string">
            <text:h text:style-name="P29" text:outline-level="1">installtype</text:h>
          </table:table-cell>
          <table:table-cell table:style-name="Table1.B140" office:value-type="string">
            <text:h text:style-name="P29" text:outline-level="1">What type of install the game has. 1 = multi platform. 2 = platform specicfic.</text:h>
          </table:table-cell>
        </table:table-row>
        <table:table-row table:style-name="Table1.1">
          <table:table-cell table:style-name="Table1.A2" office:value-type="string">
            <text:h text:style-name="P30" text:outline-level="1">iscripttimer</text:h>
          </table:table-cell>
          <table:table-cell table:style-name="Table1.B141" office:value-type="string">
            <text:h text:style-name="P30" text:outline-level="1">Initial ctime when script timer is set.</text:h>
          </table:table-cell>
        </table:table-row>
        <table:table-row table:style-name="Table1.43">
          <table:table-cell table:style-name="Table1.A2" office:value-type="string">
            <text:h text:style-name="P5" text:outline-level="1">itime</text:h>
          </table:table-cell>
          <table:table-cell table:style-name="Table1.B142" office:value-type="string">
            <text:h text:style-name="P5" text:outline-level="1">Initial TIMER value when game launches</text:h>
          </table:table-cell>
        </table:table-row>
        <table:table-row table:style-name="Table1.43">
          <table:table-cell table:style-name="Table1.A2" office:value-type="string">
            <text:h text:style-name="P31" text:outline-level="1">keypresseddown</text:h>
          </table:table-cell>
          <table:table-cell table:style-name="Table1.B143" office:value-type="string">
            <text:h text:style-name="P31" text:outline-level="1">If DOWN key is registered as being pressed. <text:soft-page-break/>0 = not pressed. 1 = pressed.</text:h>
          </table:table-cell>
        </table:table-row>
        <table:table-row table:style-name="Table1.2">
          <table:table-cell table:style-name="Table1.A2" office:value-type="string">
            <text:h text:style-name="P31" text:outline-level="1">keypressedleft</text:h>
          </table:table-cell>
          <table:table-cell table:style-name="Table1.B144" office:value-type="string">
            <text:h text:style-name="P31" text:outline-level="1">If LEFT key is registered as being pressed. 0 = not pressed. 1 = pressed.</text:h>
          </table:table-cell>
        </table:table-row>
        <table:table-row table:style-name="Table1.43">
          <table:table-cell table:style-name="Table1.A2" office:value-type="string">
            <text:h text:style-name="P31" text:outline-level="1"><text:span text:style-name="T7">k</text:span>eypressedright</text:h>
          </table:table-cell>
          <table:table-cell table:style-name="Table1.B145" office:value-type="string">
            <text:h text:style-name="P31" text:outline-level="1">If RIGHT key is registered as being pressed. 0 = not pressed. 1 = pressed.</text:h>
          </table:table-cell>
        </table:table-row>
        <table:table-row table:style-name="Table1.2">
          <table:table-cell table:style-name="Table1.A2" office:value-type="string">
            <text:h text:style-name="P31" text:outline-level="1">keypressedup</text:h>
          </table:table-cell>
          <table:table-cell table:style-name="Table1.B146" office:value-type="string">
            <text:h text:style-name="P31" text:outline-level="1">If UP key is registered as being pressed. 0 = not pressed. 1 = pressed.</text:h>
          </table:table-cell>
        </table:table-row>
        <table:table-row table:style-name="Table1.1">
          <table:table-cell table:style-name="Table1.A2" office:value-type="string">
            <text:p text:style-name="P159">lcontrol</text:p>
          </table:table-cell>
          <table:table-cell table:style-name="Table1.B147" office:value-type="string">
            <text:p text:style-name="P159">If walk left control is enabled. 1 = yes. 0 = no.</text:p>
          </table:table-cell>
        </table:table-row>
        <table:table-row table:style-name="Table1.2">
          <table:table-cell table:style-name="Table1.A2" office:value-type="string">
            <text:h text:style-name="P9" text:outline-level="1">lcontrolcode1</text:h>
          </table:table-cell>
          <table:table-cell table:style-name="Table1.B148" office:value-type="string">
            <text:h text:style-name="P9" text:outline-level="1">Hardware code for LEFT key (option 1)</text:h>
          </table:table-cell>
        </table:table-row>
        <table:table-row table:style-name="Table1.43">
          <table:table-cell table:style-name="Table1.A2" office:value-type="string">
            <text:h text:style-name="P9" text:outline-level="1">lcontrolcode2</text:h>
          </table:table-cell>
          <table:table-cell table:style-name="Table1.B149" office:value-type="string">
            <text:h text:style-name="P9" text:outline-level="1">Hardware code for LEFT key (option 2)</text:h>
          </table:table-cell>
        </table:table-row>
        <table:table-row table:style-name="Table1.43">
          <table:table-cell table:style-name="Table1.A2" office:value-type="string">
            <text:h text:style-name="P10" text:outline-level="1">lcontrolcode3</text:h>
          </table:table-cell>
          <table:table-cell table:style-name="Table1.B150" office:value-type="string">
            <text:h text:style-name="P10" text:outline-level="1">Hardware code for LEFT key (option 3)</text:h>
          </table:table-cell>
        </table:table-row>
        <table:table-row table:style-name="Table1.43">
          <table:table-cell table:style-name="Table1.A2" office:value-type="string">
            <text:h text:style-name="P10" text:outline-level="1">lcontrolcode4</text:h>
          </table:table-cell>
          <table:table-cell table:style-name="Table1.B151" office:value-type="string">
            <text:h text:style-name="P10" text:outline-level="1">Hardware code for LEFT key (option 4)</text:h>
          </table:table-cell>
        </table:table-row>
        <table:table-row table:style-name="Table1.1">
          <table:table-cell table:style-name="Table1.A2" office:value-type="string">
            <text:p text:style-name="P159">letcurrencycoloura</text:p>
          </table:table-cell>
          <table:table-cell table:style-name="Table1.B152" office:value-type="string">
            <text:p text:style-name="P159">Alpha transparency of letters in currency.</text:p>
          </table:table-cell>
        </table:table-row>
        <table:table-row table:style-name="Table1.1">
          <table:table-cell table:style-name="Table1.A2" office:value-type="string">
            <text:p text:style-name="P159">letcurrencycolourb</text:p>
          </table:table-cell>
          <table:table-cell table:style-name="Table1.B153" office:value-type="string">
            <text:p text:style-name="P159">Blue colour of letters in currency.</text:p>
          </table:table-cell>
        </table:table-row>
        <table:table-row table:style-name="Table1.43">
          <table:table-cell table:style-name="Table1.A2" office:value-type="string">
            <text:p text:style-name="P159">letcurrencycolourg</text:p>
          </table:table-cell>
          <table:table-cell table:style-name="Table1.B154" office:value-type="string">
            <text:p text:style-name="P159">Green colour of letters in currency.</text:p>
          </table:table-cell>
        </table:table-row>
        <table:table-row table:style-name="Table1.2">
          <table:table-cell table:style-name="Table1.A2" office:value-type="string">
            <text:p text:style-name="P159">letcurrencycolourr</text:p>
          </table:table-cell>
          <table:table-cell table:style-name="Table1.B155" office:value-type="string">
            <text:p text:style-name="P159">Red colour of letters in currency.</text:p>
          </table:table-cell>
        </table:table-row>
        <table:table-row table:style-name="Table1.1">
          <table:table-cell table:style-name="Table1.A2" office:value-type="string">
            <text:p text:style-name="P159">letmenudefaultcoloura</text:p>
          </table:table-cell>
          <table:table-cell table:style-name="Table1.B156" office:value-type="string">
            <text:p text:style-name="P159">Alpha transparency of default letters in menus.</text:p>
          </table:table-cell>
        </table:table-row>
        <table:table-row table:style-name="Table1.1">
          <table:table-cell table:style-name="Table1.A2" office:value-type="string">
            <text:p text:style-name="P159">letmenudefaultcolourb</text:p>
          </table:table-cell>
          <table:table-cell table:style-name="Table1.B157" office:value-type="string">
            <text:p text:style-name="P159">Blue colour of default letters in menus.</text:p>
          </table:table-cell>
        </table:table-row>
        <table:table-row table:style-name="Table1.2">
          <table:table-cell table:style-name="Table1.A2" office:value-type="string">
            <text:p text:style-name="P159">letmenudefaultcolourg</text:p>
          </table:table-cell>
          <table:table-cell table:style-name="Table1.B158" office:value-type="string">
            <text:p text:style-name="P159">Green colour of default letters in menus.</text:p>
          </table:table-cell>
        </table:table-row>
        <table:table-row table:style-name="Table1.43">
          <table:table-cell table:style-name="Table1.A2" office:value-type="string">
            <text:p text:style-name="P159">letmenudefaultcolourr</text:p>
          </table:table-cell>
          <table:table-cell table:style-name="Table1.B159" office:value-type="string">
            <text:p text:style-name="P159">Red colour of default letters in menus.</text:p>
          </table:table-cell>
        </table:table-row>
        <table:table-row table:style-name="Table1.2">
          <table:table-cell table:style-name="Table1.A2" office:value-type="string">
            <text:p text:style-name="P159">letmenuselectcoloura</text:p>
          </table:table-cell>
          <table:table-cell table:style-name="Table1.B160" office:value-type="string">
            <text:p text:style-name="P159">Alpha transparency of selected letters in menus.</text:p>
          </table:table-cell>
        </table:table-row>
        <table:table-row table:style-name="Table1.2">
          <table:table-cell table:style-name="Table1.A2" office:value-type="string">
            <text:p text:style-name="P159">letmenuselectcolourb</text:p>
          </table:table-cell>
          <table:table-cell table:style-name="Table1.B161" office:value-type="string">
            <text:p text:style-name="P159">Blue colour of selected letters in menus.</text:p>
          </table:table-cell>
        </table:table-row>
        <table:table-row table:style-name="Table1.2">
          <table:table-cell table:style-name="Table1.A2" office:value-type="string">
            <text:p text:style-name="P159">letmenuselectcolourg</text:p>
          </table:table-cell>
          <table:table-cell table:style-name="Table1.B162" office:value-type="string">
            <text:p text:style-name="P159">Green colour of selected letters in menus.</text:p>
          </table:table-cell>
        </table:table-row>
        <table:table-row table:style-name="Table1.2">
          <table:table-cell table:style-name="Table1.A2" office:value-type="string">
            <text:p text:style-name="P159">letmenuselectcolourr</text:p>
          </table:table-cell>
          <table:table-cell table:style-name="Table1.B163" office:value-type="string">
            <text:p text:style-name="P159">Red colour of selected letters in menus.</text:p>
          </table:table-cell>
        </table:table-row>
        <table:table-row table:style-name="Table1.42">
          <table:table-cell table:style-name="Table1.A2" office:value-type="string">
            <text:p text:style-name="P159">letpocketdefaultcoloura</text:p>
          </table:table-cell>
          <table:table-cell table:style-name="Table1.B164" office:value-type="string">
            <text:p text:style-name="P159">Alpha transparency colour of default letters in pockets.</text:p>
          </table:table-cell>
        </table:table-row>
        <table:table-row table:style-name="Table1.1">
          <table:table-cell table:style-name="Table1.A2" office:value-type="string">
            <text:p text:style-name="P159">letpocketdefaultcolourb</text:p>
          </table:table-cell>
          <table:table-cell table:style-name="Table1.B165" office:value-type="string">
            <text:p text:style-name="P159">Blue colour of default letters in pockets.</text:p>
          </table:table-cell>
        </table:table-row>
        <table:table-row table:style-name="Table1.1">
          <table:table-cell table:style-name="Table1.A2" office:value-type="string">
            <text:p text:style-name="P159">letpocketdefaultcolourg</text:p>
          </table:table-cell>
          <table:table-cell table:style-name="Table1.B166" office:value-type="string">
            <text:p text:style-name="P159">Green colour of default letters in pockets.</text:p>
          </table:table-cell>
        </table:table-row>
        <table:table-row table:style-name="Table1.1">
          <table:table-cell table:style-name="Table1.A2" office:value-type="string">
            <text:p text:style-name="P159">letpocketdefaultcolourr</text:p>
          </table:table-cell>
          <table:table-cell table:style-name="Table1.B167" office:value-type="string">
            <text:p text:style-name="P159">Red colour of default letters in pockets.</text:p>
          </table:table-cell>
        </table:table-row>
        <table:table-row table:style-name="Table1.42">
          <table:table-cell table:style-name="Table1.A2" office:value-type="string">
            <text:p text:style-name="P159">letpocketselectcoloura</text:p>
          </table:table-cell>
          <table:table-cell table:style-name="Table1.B168" office:value-type="string">
            <text:p text:style-name="P159">Alpha transparency of selected letters in pockets.</text:p>
          </table:table-cell>
        </table:table-row>
        <table:table-row table:style-name="Table1.2">
          <table:table-cell table:style-name="Table1.A2" office:value-type="string">
            <text:p text:style-name="P159">letpocketselectcolourb</text:p>
          </table:table-cell>
          <table:table-cell table:style-name="Table1.B169" office:value-type="string">
            <text:p text:style-name="P159">Blue colour of selected letters in pockets.</text:p>
          </table:table-cell>
        </table:table-row>
        <table:table-row table:style-name="Table1.1">
          <table:table-cell table:style-name="Table1.A2" office:value-type="string">
            <text:p text:style-name="P159">letpocketselectcolourg</text:p>
          </table:table-cell>
          <table:table-cell table:style-name="Table1.B170" office:value-type="string">
            <text:p text:style-name="P159">Green colour of selected letters in pockets.</text:p>
          </table:table-cell>
        </table:table-row>
        <table:table-row table:style-name="Table1.1">
          <table:table-cell table:style-name="Table1.A2" office:value-type="string">
            <text:p text:style-name="P159">letpocketselectcolourr</text:p>
          </table:table-cell>
          <table:table-cell table:style-name="Table1.B171" office:value-type="string">
            <text:p text:style-name="P159">Red colour of selected letters in pockets.</text:p>
          </table:table-cell>
        </table:table-row>
        <table:table-row table:style-name="Table1.1">
          <table:table-cell table:style-name="Table1.A2" office:value-type="string">
            <text:p text:style-name="P159">letpromptcoloura</text:p>
          </table:table-cell>
          <table:table-cell table:style-name="Table1.B172" office:value-type="string">
            <text:p text:style-name="P159">Alpha transparency of letters in developer <text:soft-page-break/>prompt.</text:p>
          </table:table-cell>
        </table:table-row>
        <table:table-row table:style-name="Table1.1">
          <table:table-cell table:style-name="Table1.A2" office:value-type="string">
            <text:p text:style-name="P159">letpromptcolourb</text:p>
          </table:table-cell>
          <table:table-cell table:style-name="Table1.B173" office:value-type="string">
            <text:p text:style-name="P159">Blue colour of letters in developer prompt.</text:p>
          </table:table-cell>
        </table:table-row>
        <table:table-row table:style-name="Table1.1">
          <table:table-cell table:style-name="Table1.A2" office:value-type="string">
            <text:p text:style-name="P159">letpromptcolourg</text:p>
          </table:table-cell>
          <table:table-cell table:style-name="Table1.B174" office:value-type="string">
            <text:p text:style-name="P159">Green colour of letters in developer prompt.</text:p>
          </table:table-cell>
        </table:table-row>
        <table:table-row table:style-name="Table1.2">
          <table:table-cell table:style-name="Table1.A2" office:value-type="string">
            <text:p text:style-name="P159">letpromptcolourr</text:p>
          </table:table-cell>
          <table:table-cell table:style-name="Table1.B175" office:value-type="string">
            <text:p text:style-name="P159">Red colour of letters in developer prompt.</text:p>
          </table:table-cell>
        </table:table-row>
        <table:table-row table:style-name="Table1.1">
          <table:table-cell table:style-name="Table1.A2" office:value-type="string">
            <text:h text:style-name="P109" text:outline-level="1">letselectobjectcoloura</text:h>
          </table:table-cell>
          <table:table-cell table:style-name="Table1.B176" office:value-type="string">
            <text:h text:style-name="P109" text:outline-level="1">Alpha colour of letters in select object banner.</text:h>
          </table:table-cell>
        </table:table-row>
        <table:table-row table:style-name="Table1.2">
          <table:table-cell table:style-name="Table1.A2" office:value-type="string">
            <text:h text:style-name="P109" text:outline-level="1">letselectobjectcolourb</text:h>
          </table:table-cell>
          <table:table-cell table:style-name="Table1.B177" office:value-type="string">
            <text:h text:style-name="P109" text:outline-level="1">Blue colour of letters in select object banner.</text:h>
          </table:table-cell>
        </table:table-row>
        <table:table-row table:style-name="Table1.2">
          <table:table-cell table:style-name="Table1.A2" office:value-type="string">
            <text:h text:style-name="P109" text:outline-level="1">letselectobjectcolourg</text:h>
          </table:table-cell>
          <table:table-cell table:style-name="Table1.B178" office:value-type="string">
            <text:h text:style-name="P109" text:outline-level="1">Green colour of letters in select object banner.</text:h>
          </table:table-cell>
        </table:table-row>
        <table:table-row table:style-name="Table1.2">
          <table:table-cell table:style-name="Table1.A2" office:value-type="string">
            <text:h text:style-name="P109" text:outline-level="1">letselectobjectcolourr</text:h>
          </table:table-cell>
          <table:table-cell table:style-name="Table1.B179" office:value-type="string">
            <text:h text:style-name="P109" text:outline-level="1">Red colour of letters in select object banner.</text:h>
          </table:table-cell>
        </table:table-row>
        <table:table-row table:style-name="Table1.42">
          <table:table-cell table:style-name="Table1.A2" office:value-type="string">
            <text:p text:style-name="P159">letspeechcoloura</text:p>
          </table:table-cell>
          <table:table-cell table:style-name="Table1.B180" office:value-type="string">
            <text:p text:style-name="P159">Alpha transparency of letters in speech.</text:p>
          </table:table-cell>
        </table:table-row>
        <table:table-row table:style-name="Table1.2">
          <table:table-cell table:style-name="Table1.A2" office:value-type="string">
            <text:p text:style-name="P159">letspeechcolourb</text:p>
          </table:table-cell>
          <table:table-cell table:style-name="Table1.B181" office:value-type="string">
            <text:p text:style-name="P159">Blue colour of letters in speech.</text:p>
          </table:table-cell>
        </table:table-row>
        <table:table-row table:style-name="Table1.42">
          <table:table-cell table:style-name="Table1.A2" office:value-type="string">
            <text:p text:style-name="P159">letspeechcolourg</text:p>
          </table:table-cell>
          <table:table-cell table:style-name="Table1.B182" office:value-type="string">
            <text:p text:style-name="P159">Green colour of letters in speech.</text:p>
          </table:table-cell>
        </table:table-row>
        <table:table-row table:style-name="Table1.42">
          <table:table-cell table:style-name="Table1.A2" office:value-type="string">
            <text:p text:style-name="P159">letspeechcolourr</text:p>
          </table:table-cell>
          <table:table-cell table:style-name="Table1.B183" office:value-type="string">
            <text:p text:style-name="P159">Red colour of letters in speech.</text:p>
          </table:table-cell>
        </table:table-row>
        <table:table-row table:style-name="Table1.2">
          <table:table-cell table:style-name="Table1.A2" office:value-type="string">
            <text:p text:style-name="P159">letterminalcoloura</text:p>
          </table:table-cell>
          <table:table-cell table:style-name="Table1.B184" office:value-type="string">
            <text:p text:style-name="P159">Alpha transparency of letters in terminals.</text:p>
          </table:table-cell>
        </table:table-row>
        <table:table-row table:style-name="Table1.42">
          <table:table-cell table:style-name="Table1.A2" office:value-type="string">
            <text:p text:style-name="P159">letterminalcolourb</text:p>
          </table:table-cell>
          <table:table-cell table:style-name="Table1.B185" office:value-type="string">
            <text:p text:style-name="P159">Blue colour of letters in terminals.</text:p>
          </table:table-cell>
        </table:table-row>
        <table:table-row table:style-name="Table1.43">
          <table:table-cell table:style-name="Table1.A2" office:value-type="string">
            <text:p text:style-name="P159">letterminalcolourg</text:p>
          </table:table-cell>
          <table:table-cell table:style-name="Table1.B186" office:value-type="string">
            <text:p text:style-name="P159">Green colour of letters in terminals.</text:p>
          </table:table-cell>
        </table:table-row>
        <table:table-row table:style-name="Table1.1">
          <table:table-cell table:style-name="Table1.A2" office:value-type="string">
            <text:p text:style-name="P159">letterminalcolourr</text:p>
          </table:table-cell>
          <table:table-cell table:style-name="Table1.B187" office:value-type="string">
            <text:p text:style-name="P159">Red colour of letters in terminals.</text:p>
          </table:table-cell>
        </table:table-row>
        <table:table-row table:style-name="Table1.43">
          <table:table-cell table:style-name="Table1.A2" office:value-type="string">
            <text:p text:style-name="P159">liteload</text:p>
          </table:table-cell>
          <table:table-cell table:style-name="Table1.B188" office:value-type="string">
            <text:p text:style-name="P159">Tells engine if a lighter load has been requested by parameter. 1 = yes. 0 = no.</text:p>
          </table:table-cell>
        </table:table-row>
        <table:table-row table:style-name="Table1.42">
          <table:table-cell table:style-name="Table1.A2" office:value-type="string">
            <text:h text:style-name="P84" text:outline-level="1">loadassets</text:h>
          </table:table-cell>
          <table:table-cell table:style-name="Table1.B189" office:value-type="string">
            <text:h text:style-name="P84" text:outline-level="1">Number of assets to be loaded in (for load bar use)</text:h>
          </table:table-cell>
        </table:table-row>
        <table:table-row table:style-name="Table1.2">
          <table:table-cell table:style-name="Table1.A2" office:value-type="string">
            <text:h text:style-name="P84" text:outline-level="1">loadbarsize</text:h>
          </table:table-cell>
          <table:table-cell table:style-name="Table1.B190" office:value-type="string">
            <text:h text:style-name="P84" text:outline-level="1">Amount load bar should increase with every loaded asset</text:h>
          </table:table-cell>
        </table:table-row>
        <table:table-row table:style-name="Table1.2">
          <table:table-cell table:style-name="Table1.A2" office:value-type="string">
            <text:p text:style-name="P159">loadiconresx</text:p>
          </table:table-cell>
          <table:table-cell table:style-name="Table1.B191" office:value-type="string">
            <text:p text:style-name="P159">X resolution of load icon</text:p>
          </table:table-cell>
        </table:table-row>
        <table:table-row table:style-name="Table1.43">
          <table:table-cell table:style-name="Table1.A2" office:value-type="string">
            <text:p text:style-name="P159">loadiconresy</text:p>
          </table:table-cell>
          <table:table-cell table:style-name="Table1.B192" office:value-type="string">
            <text:p text:style-name="P159">Y resolution of load icon</text:p>
          </table:table-cell>
        </table:table-row>
        <table:table-row table:style-name="Table1.43">
          <table:table-cell table:style-name="Table1.A2" office:value-type="string">
            <text:p text:style-name="P159">lookx</text:p>
          </table:table-cell>
          <table:table-cell table:style-name="Table1.B193" office:value-type="string">
            <text:p text:style-name="P159">X location of “LOOK” text in pockets.</text:p>
          </table:table-cell>
        </table:table-row>
        <table:table-row table:style-name="Table1.43">
          <table:table-cell table:style-name="Table1.A2" office:value-type="string">
            <text:h text:style-name="P5" text:outline-level="1">mainmenu</text:h>
          </table:table-cell>
          <table:table-cell table:style-name="Table1.B194" office:value-type="string">
            <text:h text:style-name="P5" text:outline-level="1">Used to tell engine if main menu is active. 1 = yes. 0 = no.</text:h>
          </table:table-cell>
        </table:table-row>
        <table:table-row table:style-name="Table1.43">
          <table:table-cell table:style-name="Table1.A2" office:value-type="string">
            <text:p text:style-name="P159">mapanioffset</text:p>
          </table:table-cell>
          <table:table-cell table:style-name="Table1.B195" office:value-type="string">
            <text:p text:style-name="P159">Number of ms player animation is offset by.</text:p>
          </table:table-cell>
        </table:table-row>
        <table:table-row table:style-name="Table1.43">
          <table:table-cell table:style-name="Table1.A2" office:value-type="string">
            <text:p text:style-name="P159">mapeffect</text:p>
          </table:table-cell>
          <table:table-cell table:style-name="Table1.B196" office:value-type="string">
            <text:p text:style-name="P159">Effects (if any) used on map. 0 = none. 1 = dark. 2 = rain. 3 = stormy. 4 = torch. 5 = dark <text:soft-page-break/>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B197"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B198" office:value-type="string">
            <text:h text:style-name="P5" text:outline-level="1">Number of objects on map, stored in map metadata.</text:h>
          </table:table-cell>
        </table:table-row>
        <table:table-row table:style-name="Table1.43">
          <table:table-cell table:style-name="Table1.A2" office:value-type="string">
            <text:h text:style-name="P5" text:outline-level="1">mapplayerno</text:h>
          </table:table-cell>
          <table:table-cell table:style-name="Table1.B199" office:value-type="string">
            <text:h text:style-name="P5" text:outline-level="1">Number of NPC’s on map, stored in map metadata.</text:h>
          </table:table-cell>
        </table:table-row>
        <table:table-row table:style-name="Table1.43">
          <table:table-cell table:style-name="Table1.A2" office:value-type="string">
            <text:p text:style-name="P159">mapscript</text:p>
          </table:table-cell>
          <table:table-cell table:style-name="Table1.B200" office:value-type="string">
            <text:p text:style-name="P159">Whether script is assigned to map or loose or combination. 1 = map <text:span text:style-name="T44">object/player </text:span>script. 2 =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B201" office:value-type="string">
            <text:h text:style-name="P5" text:outline-level="1">Number of triggers on map, stored in map metadata.</text:h>
          </table:table-cell>
        </table:table-row>
        <table:table-row table:style-name="Table1.43">
          <table:table-cell table:style-name="Table1.A2" office:value-type="string">
            <text:h text:style-name="P5" text:outline-level="1">mapx</text:h>
          </table:table-cell>
          <table:table-cell table:style-name="Table1.B202" office:value-type="string">
            <text:h text:style-name="P5" text:outline-level="1">Width of current map spirte</text:h>
          </table:table-cell>
        </table:table-row>
        <table:table-row table:style-name="Table1.43">
          <table:table-cell table:style-name="Table1.A2" office:value-type="string">
            <text:h text:style-name="P5" text:outline-level="1">mapy</text:h>
          </table:table-cell>
          <table:table-cell table:style-name="Table1.B203" office:value-type="string">
            <text:h text:style-name="P5" text:outline-level="1">Hieght of current map sprite</text:h>
          </table:table-cell>
        </table:table-row>
        <table:table-row table:style-name="Table1.2">
          <table:table-cell table:style-name="Table1.A2" office:value-type="string">
            <text:p text:style-name="P159">mcy(no)</text:p>
          </table:table-cell>
          <table:table-cell table:style-name="Table1.B204" office:value-type="string">
            <text:p text:style-name="P159">Y location of menu choice</text:p>
          </table:table-cell>
        </table:table-row>
        <table:table-row table:style-name="Table1.2">
          <table:table-cell table:style-name="Table1.A2" office:value-type="string">
            <text:p text:style-name="P159">menunos</text:p>
          </table:table-cell>
          <table:table-cell table:style-name="Table1.B205" office:value-type="string">
            <text:p text:style-name="P159">Number of items in menu</text:p>
          </table:table-cell>
        </table:table-row>
        <table:table-row table:style-name="Table1.43">
          <table:table-cell table:style-name="Table1.A2" office:value-type="string">
            <text:p text:style-name="P159">menuposx</text:p>
          </table:table-cell>
          <table:table-cell table:style-name="Table1.B206" office:value-type="string">
            <text:p text:style-name="P159">X position of text on menus. Set to -1 for centralised text.</text:p>
          </table:table-cell>
        </table:table-row>
        <table:table-row table:style-name="Table1.43">
          <table:table-cell table:style-name="Table1.A2" office:value-type="string">
            <text:h text:style-name="P32" text:outline-level="1">modamount</text:h>
          </table:table-cell>
          <table:table-cell table:style-name="Table1.B207" office:value-type="string">
            <text:h text:style-name="P32" text:outline-level="1">Amount of mods found for mod menu.</text:h>
          </table:table-cell>
        </table:table-row>
        <table:table-row table:style-name="Table1.43">
          <table:table-cell table:style-name="Table1.A2" office:value-type="string">
            <text:h text:style-name="P33" text:outline-level="1">modrunning</text:h>
          </table:table-cell>
          <table:table-cell table:style-name="Table1.B208" office:value-type="string">
            <text:h text:style-name="P33" text:outline-level="1">If mod is enabled. 1 = yes. 0 = no.</text:h>
          </table:table-cell>
        </table:table-row>
        <table:table-row table:style-name="Table1.42">
          <table:table-cell table:style-name="Table1.A2" office:value-type="string">
            <text:p text:style-name="P159">mouse</text:p>
          </table:table-cell>
          <table:table-cell table:style-name="Table1.B209" office:value-type="string">
            <text:p text:style-name="P159">Mouse input.</text:p>
          </table:table-cell>
        </table:table-row>
        <table:table-row table:style-name="Table1.43">
          <table:table-cell table:style-name="Table1.A2" office:value-type="string">
            <text:h text:style-name="P5" text:outline-level="1">mpfoot</text:h>
          </table:table-cell>
          <table:table-cell table:style-name="Table1.B210" office:value-type="string">
            <text:h text:style-name="P5" text:outline-level="1">Current foot of player walking. Set at either 1 or 2.</text:h>
          </table:table-cell>
        </table:table-row>
        <table:table-row table:style-name="Table1.43">
          <table:table-cell table:style-name="Table1.A2" office:value-type="string">
            <text:h text:style-name="P5" text:outline-level="1">mpfootloop </text:h>
          </table:table-cell>
          <table:table-cell table:style-name="Table1.B211" office:value-type="string">
            <text:h text:style-name="P5" text:outline-level="1">Keeps main player foot changing.</text:h>
          </table:table-cell>
        </table:table-row>
        <table:table-row table:style-name="Table1.43">
          <table:table-cell table:style-name="Table1.A2" office:value-type="string">
            <text:p text:style-name="P159">mpidle</text:p>
          </table:table-cell>
          <table:table-cell table:style-name="Table1.B212" office:value-type="string">
            <text:p text:style-name="P159">Number of seconds engine must wait before main player begins idle animation</text:p>
          </table:table-cell>
        </table:table-row>
        <table:table-row table:style-name="Table1.43">
          <table:table-cell table:style-name="Table1.A2" office:value-type="string">
            <text:h text:style-name="P5" text:outline-level="1">mplayerx(no)</text:h>
          </table:table-cell>
          <table:table-cell table:style-name="Table1.B213" office:value-type="string">
            <text:h text:style-name="P5" text:outline-level="1">End X location for NPC</text:h>
          </table:table-cell>
        </table:table-row>
        <table:table-row table:style-name="Table1.43">
          <table:table-cell table:style-name="Table1.A2" office:value-type="string">
            <text:h text:style-name="P5" text:outline-level="1">mplayery(no)</text:h>
          </table:table-cell>
          <table:table-cell table:style-name="Table1.B214" office:value-type="string">
            <text:h text:style-name="P5" text:outline-level="1">End Y location for NPC</text:h>
          </table:table-cell>
        </table:table-row>
        <table:table-row table:style-name="Table1.43">
          <table:table-cell table:style-name="Table1.A2" office:value-type="string">
            <text:p text:style-name="P159">mpnote(no)</text:p>
          </table:table-cell>
          <table:table-cell table:style-name="Table1.B215" office:value-type="string">
            <text:p text:style-name="P159">Frequency of main player talk noise.</text:p>
          </table:table-cell>
        </table:table-row>
        <table:table-row table:style-name="Table1.43">
          <table:table-cell table:style-name="Table1.A2" office:value-type="string">
            <text:h text:style-name="P5" text:outline-level="1">mpposx</text:h>
          </table:table-cell>
          <table:table-cell table:style-name="Table1.B216" office:value-type="string">
            <text:h text:style-name="P5" text:outline-level="1">Main player X position</text:h>
          </table:table-cell>
        </table:table-row>
        <table:table-row table:style-name="Table1.43">
          <table:table-cell table:style-name="Table1.A2" office:value-type="string">
            <text:h text:style-name="P5" text:outline-level="1">mpposy</text:h>
          </table:table-cell>
          <table:table-cell table:style-name="Table1.B217" office:value-type="string">
            <text:h text:style-name="P5" text:outline-level="1">Main player Y position</text:h>
          </table:table-cell>
        </table:table-row>
        <table:table-row table:style-name="Table1.43">
          <table:table-cell table:style-name="Table1.A2" office:value-type="string">
            <text:p text:style-name="P159">mps</text:p>
          </table:table-cell>
          <table:table-cell table:style-name="Table1.B218" office:value-type="string">
            <text:p text:style-name="P159">Main player “step”</text:p>
          </table:table-cell>
        </table:table-row>
        <table:table-row table:style-name="Table1.43">
          <table:table-cell table:style-name="Table1.A2" office:value-type="string">
            <text:h text:style-name="P5" text:outline-level="1">mpwalking</text:h>
          </table:table-cell>
          <table:table-cell table:style-name="Table1.B219" office:value-type="string">
            <text:h text:style-name="P5" text:outline-level="1">Value switch if main player is walking. 1 = walking. 0 = not walking.</text:h>
          </table:table-cell>
        </table:table-row>
        <table:table-row table:style-name="Table1.43">
          <table:table-cell table:style-name="Table1.A2" office:value-type="string">
            <text:h text:style-name="P5" text:outline-level="1">mpx</text:h>
          </table:table-cell>
          <table:table-cell table:style-name="Table1.B220" office:value-type="string">
            <text:h text:style-name="P5" text:outline-level="1">Width of main player character</text:h>
          </table:table-cell>
        </table:table-row>
        <table:table-row table:style-name="Table1.43">
          <table:table-cell table:style-name="Table1.A2" office:value-type="string">
            <text:h text:style-name="P5" text:outline-level="1">mpy</text:h>
          </table:table-cell>
          <table:table-cell table:style-name="Table1.B221" office:value-type="string">
            <text:h text:style-name="P5" text:outline-level="1">Height of main player character</text:h>
          </table:table-cell>
        </table:table-row>
        <table:table-row table:style-name="Table1.43">
          <table:table-cell table:style-name="Table1.A2" office:value-type="string">
            <text:h text:style-name="P5" text:outline-level="1">musicpause</text:h>
          </table:table-cell>
          <table:table-cell table:style-name="Table1.B222" office:value-type="string">
            <text:h text:style-name="P5" text:outline-level="1">Used to tell engine if music is paused. 1 = paused. 0 = playing.</text:h>
          </table:table-cell>
        </table:table-row>
        <text:soft-page-break/>
        <table:table-row table:style-name="Table1.1">
          <table:table-cell table:style-name="Table1.A2" office:value-type="string">
            <text:p text:style-name="P159">musicvol</text:p>
          </table:table-cell>
          <table:table-cell table:style-name="Table1.B223" office:value-type="string">
            <text:p text:style-name="P159">Tells engine what volume music is at.</text:p>
          </table:table-cell>
        </table:table-row>
        <table:table-row table:style-name="Table1.1">
          <table:table-cell table:style-name="Table1.A2" office:value-type="string">
            <text:p text:style-name="P159">nextmapscript</text:p>
          </table:table-cell>
          <table:table-cell table:style-name="Table1.B224" office:value-type="string">
            <text:p text:style-name="P159">Map script value of any scripts triggered by an already running script.</text:p>
          </table:table-cell>
        </table:table-row>
        <table:table-row table:style-name="Table1.2">
          <table:table-cell table:style-name="Table1.A2" office:value-type="string">
            <text:h text:style-name="P5" text:outline-level="1">noclip</text:h>
          </table:table-cell>
          <table:table-cell table:style-name="Table1.B225" office:value-type="string">
            <text:h text:style-name="P5" text:outline-level="1">Developer value to turn off object collision. 1 = on. 0 = off.</text:h>
          </table:table-cell>
        </table:table-row>
        <table:table-row table:style-name="Table1.43">
          <table:table-cell table:style-name="Table1.A2" office:value-type="string">
            <text:h text:style-name="P34" text:outline-level="1">nodraw</text:h>
          </table:table-cell>
          <table:table-cell table:style-name="Table1.B226" office:value-type="string">
            <text:h text:style-name="P34"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59">nosave</text:p>
          </table:table-cell>
          <table:table-cell table:style-name="Table1.B227" office:value-type="string">
            <text:p text:style-name="P159">Tells engine if a no save load has been requested by parameter. 1 = yes. 0 = no.</text:p>
          </table:table-cell>
        </table:table-row>
        <table:table-row table:style-name="Table1.43">
          <table:table-cell table:style-name="Table1.A2" office:value-type="string">
            <text:p text:style-name="P161">noupdate</text:p>
          </table:table-cell>
          <table:table-cell table:style-name="Table1.B228" office:value-type="string">
            <text:p text:style-name="P159">Tells engine if <text:span text:style-name="T4">update check should be skipped or not. 1 = yes. 0 = no.</text:span></text:p>
          </table:table-cell>
        </table:table-row>
        <table:table-row table:style-name="Table1.1">
          <table:table-cell table:style-name="Table1.A2" office:value-type="string">
            <text:h text:style-name="P35" text:outline-level="1">objectcollision(no)</text:h>
          </table:table-cell>
          <table:table-cell table:style-name="Table1.B229" office:value-type="string">
            <text:h text:style-name="P35" text:outline-level="1">Custom collision for object. 1 = Collision on. 0 = Collision off.</text:h>
          </table:table-cell>
        </table:table-row>
        <table:table-row table:style-name="Table1.1">
          <table:table-cell table:style-name="Table1.A2" office:value-type="string">
            <text:h text:style-name="P5" text:outline-level="1">objectl</text:h>
          </table:table-cell>
          <table:table-cell table:style-name="Table1.B230" office:value-type="string">
            <text:h text:style-name="P5" text:outline-level="1">Used to tell draw system which layer to draw. 1 = before mainplayer. 2 = aftermainplayer.</text:h>
          </table:table-cell>
        </table:table-row>
        <table:table-row table:style-name="Table1.1">
          <table:table-cell table:style-name="Table1.A2" office:value-type="string">
            <text:h text:style-name="P5" text:outline-level="1">objectl(no)</text:h>
          </table:table-cell>
          <table:table-cell table:style-name="Table1.B231" office:value-type="string">
            <text:h text:style-name="P5" text:outline-level="1">Assigned to tell draw system which layer object is on. 1 = before mainplayer. 2 = aftermainplayer. 3 = don’t draw.</text:h>
          </table:table-cell>
        </table:table-row>
        <table:table-row table:style-name="Table1.2">
          <table:table-cell table:style-name="Table1.A2" office:value-type="string">
            <text:h text:style-name="P36" text:outline-level="1">objectlayer(no)</text:h>
          </table:table-cell>
          <table:table-cell table:style-name="Table1.B232" office:value-type="string">
            <text:h text:style-name="P36" text:outline-level="1">Used if an object needs forcing onto a layer. 0 = no force / automatic layering. 1 = force layer 1. 2 = force layer 2.</text:h>
          </table:table-cell>
        </table:table-row>
        <table:table-row table:style-name="Table1.2">
          <table:table-cell table:style-name="Table1.A2" office:value-type="string">
            <text:p text:style-name="P159">objectoffset(no)</text:p>
          </table:table-cell>
          <table:table-cell table:style-name="Table1.B233" office:value-type="string">
            <text:p text:style-name="P159">Number of ms object animation is offset by.</text:p>
          </table:table-cell>
        </table:table-row>
        <table:table-row table:style-name="Table1.1">
          <table:table-cell table:style-name="Table1.A2" office:value-type="string">
            <text:h text:style-name="P5" text:outline-level="1">objectresx(no)</text:h>
          </table:table-cell>
          <table:table-cell table:style-name="Table1.B234" office:value-type="string">
            <text:h text:style-name="P5" text:outline-level="1">X Resolution for object</text:h>
          </table:table-cell>
        </table:table-row>
        <table:table-row table:style-name="Table1.1">
          <table:table-cell table:style-name="Table1.A2" office:value-type="string">
            <text:h text:style-name="P5" text:outline-level="1">objectresy(no)</text:h>
          </table:table-cell>
          <table:table-cell table:style-name="Table1.B235" office:value-type="string">
            <text:h text:style-name="P5" text:outline-level="1">Y Resolution for object</text:h>
          </table:table-cell>
        </table:table-row>
        <table:table-row table:style-name="Table1.43">
          <table:table-cell table:style-name="Table1.A2" office:value-type="string">
            <text:h text:style-name="P5" text:outline-level="1">objects(no)</text:h>
          </table:table-cell>
          <table:table-cell table:style-name="Table1.B236" office:value-type="string">
            <text:h text:style-name="P5" text:outline-level="1">Used to tell object collision how many Y pixels above centre screen to stop player. This allows for different object depths.</text:h>
          </table:table-cell>
        </table:table-row>
        <table:table-row table:style-name="Table1.43">
          <table:table-cell table:style-name="Table1.A2" office:value-type="string">
            <text:h text:style-name="P37" text:outline-level="1">objectspeed(no)</text:h>
          </table:table-cell>
          <table:table-cell table:style-name="Table1.B237" office:value-type="string">
            <text:h text:style-name="P37" text:outline-level="1">Speed multiplier for object. Default is 1.</text:h>
          </table:table-cell>
        </table:table-row>
        <table:table-row table:style-name="Table1.2">
          <table:table-cell table:style-name="Table1.A2" office:value-type="string">
            <text:h text:style-name="P5" text:outline-level="1">objectstep</text:h>
          </table:table-cell>
          <table:table-cell table:style-name="Table1.B238" office:value-type="string">
            <text:h text:style-name="P5" text:outline-level="1">Used to tell object collision how many X pixels to allow “wriggle room” for. Usually set at 2.</text:h>
          </table:table-cell>
        </table:table-row>
        <table:table-row table:style-name="Table1.2">
          <table:table-cell table:style-name="Table1.A2" office:value-type="string">
            <text:h text:style-name="P5" text:outline-level="1">objectx(no)</text:h>
          </table:table-cell>
          <table:table-cell table:style-name="Table1.B239" office:value-type="string">
            <text:h text:style-name="P5" text:outline-level="1">X Location for object</text:h>
          </table:table-cell>
        </table:table-row>
        <table:table-row table:style-name="Table1.2">
          <table:table-cell table:style-name="Table1.A2" office:value-type="string">
            <text:h text:style-name="P5" text:outline-level="1">objecty(no)</text:h>
          </table:table-cell>
          <table:table-cell table:style-name="Table1.B240" office:value-type="string">
            <text:h text:style-name="P5" text:outline-level="1">Y Location for object</text:h>
          </table:table-cell>
        </table:table-row>
        <table:table-row table:style-name="Table1.43">
          <table:table-cell table:style-name="Table1.A2" office:value-type="string">
            <text:h text:style-name="P5" text:outline-level="1">oldmapno</text:h>
          </table:table-cell>
          <table:table-cell table:style-name="Table1.B241" office:value-type="string">
            <text:h text:style-name="P5" text:outline-level="1">Old map number</text:h>
          </table:table-cell>
        </table:table-row>
        <table:table-row table:style-name="Table1.2">
          <table:table-cell table:style-name="Table1.A2" office:value-type="string">
            <text:h text:style-name="P90" text:outline-level="1">oldpocketdisplay</text:h>
          </table:table-cell>
          <table:table-cell table:style-name="Table1.B242" office:value-type="string">
            <text:h text:style-name="P90" text:outline-level="1">Old pocketdisplay value to check if pocket item displayed has changed.</text:h>
          </table:table-cell>
        </table:table-row>
        <table:table-row table:style-name="Table1.42">
          <table:table-cell table:style-name="Table1.A2" office:value-type="string">
            <text:h text:style-name="P38" text:outline-level="1">oldsaveamount</text:h>
          </table:table-cell>
          <table:table-cell table:style-name="Table1.B243" office:value-type="string">
            <text:h text:style-name="P38" text:outline-level="1">Amount of erased saves counted in save folder.</text:h>
          </table:table-cell>
        </table:table-row>
        <table:table-row table:style-name="Table1.43">
          <table:table-cell table:style-name="Table1.A2" office:value-type="string">
            <text:h text:style-name="P5" text:outline-level="1">oposx</text:h>
          </table:table-cell>
          <table:table-cell table:style-name="Table1.B244" office:value-type="string">
            <text:h text:style-name="P5" text:outline-level="1">Previous X axis position of player/background</text:h>
          </table:table-cell>
        </table:table-row>
        <table:table-row table:style-name="Table1.43">
          <table:table-cell table:style-name="Table1.A2" office:value-type="string">
            <text:h text:style-name="P5" text:outline-level="1">oposy</text:h>
          </table:table-cell>
          <table:table-cell table:style-name="Table1.B245" office:value-type="string">
            <text:h text:style-name="P5" text:outline-level="1">Previous Y axis position of player/background</text:h>
          </table:table-cell>
        </table:table-row>
        <table:table-row table:style-name="Table1.43">
          <table:table-cell table:style-name="Table1.A2" office:value-type="string">
            <text:h text:style-name="P5" text:outline-level="1">pace</text:h>
          </table:table-cell>
          <table:table-cell table:style-name="Table1.B246" office:value-type="string">
            <text:h text:style-name="P5" text:outline-level="1">Speed of scrolling game world (or character speed)</text:h>
          </table:table-cell>
        </table:table-row>
        <table:table-row table:style-name="Table1.43">
          <table:table-cell table:style-name="Table1.A2" office:value-type="string">
            <text:h text:style-name="P39" text:outline-level="1">parallaxmode </text:h>
          </table:table-cell>
          <table:table-cell table:style-name="Table1.B247" office:value-type="string">
            <text:h text:style-name="P40" text:outline-level="1">What parallax mode the map loads. 0 = off. 1 <text:soft-page-break/>= background. 2 = foreground.</text:h>
          </table:table-cell>
        </table:table-row>
        <table:table-row table:style-name="Table1.1">
          <table:table-cell table:style-name="Table1.A2" office:value-type="string">
            <text:h text:style-name="P41" text:outline-level="1">parallaxoffset</text:h>
          </table:table-cell>
          <table:table-cell table:style-name="Table1.B248" office:value-type="string">
            <text:h text:style-name="P41" text:outline-level="1">Randomly generated animation offset</text:h>
          </table:table-cell>
        </table:table-row>
        <table:table-row table:style-name="Table1.43">
          <table:table-cell table:style-name="Table1.A2" office:value-type="string">
            <text:p text:style-name="P159">pcontrol</text:p>
          </table:table-cell>
          <table:table-cell table:style-name="Table1.B249" office:value-type="string">
            <text:p text:style-name="P159">If pockets control is enabled. 1 = yes. 0 = no.</text:p>
          </table:table-cell>
        </table:table-row>
        <table:table-row table:style-name="Table1.43">
          <table:table-cell table:style-name="Table1.A2" office:value-type="string">
            <text:h text:style-name="P9" text:outline-level="1">pcontrolcode1</text:h>
          </table:table-cell>
          <table:table-cell table:style-name="Table1.B250" office:value-type="string">
            <text:h text:style-name="P9" text:outline-level="1">Hardware code for POCKETS key (option 1)</text:h>
          </table:table-cell>
        </table:table-row>
        <table:table-row table:style-name="Table1.43">
          <table:table-cell table:style-name="Table1.A2" office:value-type="string">
            <text:h text:style-name="P9" text:outline-level="1">pcontrolcode2</text:h>
          </table:table-cell>
          <table:table-cell table:style-name="Table1.B251" office:value-type="string">
            <text:h text:style-name="P9" text:outline-level="1">Hardware code for POCKETS key (option 2)</text:h>
          </table:table-cell>
        </table:table-row>
        <table:table-row table:style-name="Table1.2">
          <table:table-cell table:style-name="Table1.A2" office:value-type="string">
            <text:h text:style-name="P10" text:outline-level="1">pcontrolcode3</text:h>
          </table:table-cell>
          <table:table-cell table:style-name="Table1.B252" office:value-type="string">
            <text:h text:style-name="P10" text:outline-level="1">Hardware code for POCKETS key (option 3)</text:h>
          </table:table-cell>
        </table:table-row>
        <table:table-row table:style-name="Table1.43">
          <table:table-cell table:style-name="Table1.A2" office:value-type="string">
            <text:h text:style-name="P10" text:outline-level="1">pcontrolcode4</text:h>
          </table:table-cell>
          <table:table-cell table:style-name="Table1.B253" office:value-type="string">
            <text:h text:style-name="P10" text:outline-level="1">Hardware code for POCKETS key (option 4)</text:h>
          </table:table-cell>
        </table:table-row>
        <table:table-row table:style-name="Table1.43">
          <table:table-cell table:style-name="Table1.A2" office:value-type="string">
            <text:p text:style-name="P159">pfoot(no)</text:p>
          </table:table-cell>
          <table:table-cell table:style-name="Table1.B254" office:value-type="string">
            <text:p text:style-name="P159">Tells engine which foot NPC is on when walking.</text:p>
          </table:table-cell>
        </table:table-row>
        <table:table-row table:style-name="Table1.43">
          <table:table-cell table:style-name="Table1.A2" office:value-type="string">
            <text:p text:style-name="P159">pfootloop(no)</text:p>
          </table:table-cell>
          <table:table-cell table:style-name="Table1.B255" office:value-type="string">
            <text:p text:style-name="P159">Tells engine when to switch NPC foot whilst walking.</text:p>
          </table:table-cell>
        </table:table-row>
        <table:table-row table:style-name="Table1.43">
          <table:table-cell table:style-name="Table1.A2" office:value-type="string">
            <text:h text:style-name="P35" text:outline-level="1">playercollision(no)</text:h>
          </table:table-cell>
          <table:table-cell table:style-name="Table1.B256" office:value-type="string">
            <text:h text:style-name="P35" text:outline-level="1">Custom collision for player. 1 = Collision on. 0 = Collision off.</text:h>
          </table:table-cell>
        </table:table-row>
        <table:table-row table:style-name="Table1.43">
          <table:table-cell table:style-name="Table1.A2" office:value-type="string">
            <text:p text:style-name="P159">playerd(no)</text:p>
          </table:table-cell>
          <table:table-cell table:style-name="Table1.B257" office:value-type="string">
            <text:p text:style-name="P159">Direction of NPC. 1 = UP. 2 = DOWN. 3 = RIGHT. 4 = LEFT</text:p>
          </table:table-cell>
        </table:table-row>
        <table:table-row table:style-name="Table1.43">
          <table:table-cell table:style-name="Table1.A2" office:value-type="string">
            <text:p text:style-name="P159">playerdefault(no)</text:p>
          </table:table-cell>
          <table:table-cell table:style-name="Table1.B258" office:value-type="string">
            <text:p text:style-name="P159">Default direction of NPC. 1 = UP. 2 = DOWN. 3 = RIGHT. 4 = LEFT. -1 = FOLLOWS MAIN PLAYER.</text:p>
          </table:table-cell>
        </table:table-row>
        <table:table-row table:style-name="Table1.43">
          <table:table-cell table:style-name="Table1.A2" office:value-type="string">
            <text:p text:style-name="P159">playergrace(no)</text:p>
          </table:table-cell>
          <table:table-cell table:style-name="Table1.B259" office:value-type="string">
            <text:p text:style-name="P159">Number of seconds engine must wait before moving NPC. <text:span text:style-name="T40">Can be set to -1 to bypass return journey or -2 to bypass journey to destination.</text:span></text:p>
          </table:table-cell>
        </table:table-row>
        <table:table-row table:style-name="Table1.43">
          <table:table-cell table:style-name="Table1.A2" office:value-type="string">
            <text:p text:style-name="P159">playeridle</text:p>
          </table:table-cell>
          <table:table-cell table:style-name="Table1.B260" office:value-type="string">
            <text:p text:style-name="P159">Number of seconds engine must wait before players begin idle animation (effects all players including NPCs)</text:p>
          </table:table-cell>
        </table:table-row>
        <table:table-row table:style-name="Table1.43">
          <table:table-cell table:style-name="Table1.A2" office:value-type="string">
            <text:p text:style-name="P159">playerjourney(no)</text:p>
          </table:table-cell>
          <table:table-cell table:style-name="Table1.B261" office:value-type="string">
            <text:p text:style-name="P159">Tells engine what stage of idle walk NPC is at. 1 = first stage (walk away). 2 = second stage (walk back).</text:p>
          </table:table-cell>
        </table:table-row>
        <table:table-row table:style-name="Table1.2">
          <table:table-cell table:style-name="Table1.A2" office:value-type="string">
            <text:h text:style-name="P5" text:outline-level="1">playerl<text:span text:style-name="T43">ayer</text:span>(no)</text:h>
          </table:table-cell>
          <table:table-cell table:style-name="Table1.B262" office:value-type="string">
            <text:h text:style-name="P5" text:outline-level="1">Assigned to tell draw system which layer player is on. 1 = before mainplayer. 2 = aftermainplayer.</text:h>
          </table:table-cell>
        </table:table-row>
        <table:table-row table:style-name="Table1.2">
          <table:table-cell table:style-name="Table1.A2" office:value-type="string">
            <text:h text:style-name="P42" text:outline-level="1">playerlayer<text:span text:style-name="T43">2</text:span>(no)</text:h>
          </table:table-cell>
          <table:table-cell table:style-name="Table1.B263" office:value-type="string">
            <text:h text:style-name="P36" text:outline-level="1">Used if a <text:span text:style-name="T42">player</text:span> needs forcing onto a layer. 0 = no force / automatic layering. 1 = force layer 1. 2 = force layer 2.</text:h>
          </table:table-cell>
        </table:table-row>
        <table:table-row table:style-name="Table1.2">
          <table:table-cell table:style-name="Table1.A2" office:value-type="string">
            <text:p text:style-name="P159">playernote(no)(no)</text:p>
          </table:table-cell>
          <table:table-cell table:style-name="Table1.B264" office:value-type="string">
            <text:p text:style-name="P159">Frequency of NPC talk noise.</text:p>
          </table:table-cell>
        </table:table-row>
        <table:table-row table:style-name="Table1.1">
          <table:table-cell table:style-name="Table1.A2" office:value-type="string">
            <text:p text:style-name="P159">playeroffset(no)</text:p>
          </table:table-cell>
          <table:table-cell table:style-name="Table1.B265" office:value-type="string">
            <text:p text:style-name="P159">Number of ms player animation is offset by.</text:p>
          </table:table-cell>
        </table:table-row>
        <table:table-row table:style-name="Table1.1">
          <table:table-cell table:style-name="Table1.A2" office:value-type="string">
            <text:p text:style-name="P159">playerperiod(no)</text:p>
          </table:table-cell>
          <table:table-cell table:style-name="Table1.B266" office:value-type="string">
            <text:p text:style-name="P159">Number of seconds left before player moves.</text:p>
          </table:table-cell>
        </table:table-row>
        <table:table-row table:style-name="Table1.1">
          <table:table-cell table:style-name="Table1.A2" office:value-type="string">
            <text:h text:style-name="P5" text:outline-level="1">players(no)</text:h>
          </table:table-cell>
          <table:table-cell table:style-name="Table1.B267" office:value-type="string">
            <text:h text:style-name="P5" text:outline-level="1">Used to tell object collision how many Y pixels above centre screen to stop player. This allows for different object depths.</text:h>
          </table:table-cell>
        </table:table-row>
        <table:table-row table:style-name="Table1.2">
          <table:table-cell table:style-name="Table1.A2" office:value-type="string">
            <text:p text:style-name="P159">playerscript(no)</text:p>
          </table:table-cell>
          <table:table-cell table:style-name="Table1.B268" office:value-type="string">
            <text:p text:style-name="P159">If NPC is being controlled by a script or not. 1 = YES. 0 = NO.</text:p>
          </table:table-cell>
        </table:table-row>
        <table:table-row table:style-name="Table1.2">
          <table:table-cell table:style-name="Table1.A2" office:value-type="string">
            <text:h text:style-name="P37" text:outline-level="1">playerspeed(no)</text:h>
          </table:table-cell>
          <table:table-cell table:style-name="Table1.B269" office:value-type="string">
            <text:h text:style-name="P37" text:outline-level="1">Speed multiplier for player. Default is 1.</text:h>
          </table:table-cell>
        </table:table-row>
        <table:table-row table:style-name="Table1.2">
          <table:table-cell table:style-name="Table1.A2" office:value-type="string">
            <text:p text:style-name="P159">playerwalkdivide</text:p>
          </table:table-cell>
          <table:table-cell table:style-name="Table1.B270" office:value-type="string">
            <text:p text:style-name="P159">Tells engine to divide all NPC default walking speed (pace) by an amount.</text:p>
          </table:table-cell>
        </table:table-row>
        <text:soft-page-break/>
        <table:table-row table:style-name="Table1.1">
          <table:table-cell table:style-name="Table1.A2" office:value-type="string">
            <text:p text:style-name="P159">playerwalking(no)</text:p>
          </table:table-cell>
          <table:table-cell table:style-name="Table1.B271" office:value-type="string">
            <text:p text:style-name="P159">If NPC is walking or not.</text:p>
          </table:table-cell>
        </table:table-row>
        <table:table-row table:style-name="Table1.1">
          <table:table-cell table:style-name="Table1.A2" office:value-type="string">
            <text:h text:style-name="P5" text:outline-level="1">playerx(no)</text:h>
          </table:table-cell>
          <table:table-cell table:style-name="Table1.B272" office:value-type="string">
            <text:h text:style-name="P5" text:outline-level="1">Starting X location for NPC</text:h>
          </table:table-cell>
        </table:table-row>
        <table:table-row table:style-name="Table1.2">
          <table:table-cell table:style-name="Table1.A2" office:value-type="string">
            <text:h text:style-name="P5" text:outline-level="1">playery(no)</text:h>
          </table:table-cell>
          <table:table-cell table:style-name="Table1.B273" office:value-type="string">
            <text:h text:style-name="P5" text:outline-level="1">Starting Y location for NPC</text:h>
          </table:table-cell>
        </table:table-row>
        <table:table-row table:style-name="Table1.1">
          <table:table-cell table:style-name="Table1.A2" office:value-type="string">
            <text:p text:style-name="P159">pocketarrowllocx</text:p>
          </table:table-cell>
          <table:table-cell table:style-name="Table1.B274" office:value-type="string">
            <text:p text:style-name="P159">X location of left pocket arrow</text:p>
          </table:table-cell>
        </table:table-row>
        <table:table-row table:style-name="Table1.1">
          <table:table-cell table:style-name="Table1.A2" office:value-type="string">
            <text:p text:style-name="P159">pocketarrowllocy</text:p>
          </table:table-cell>
          <table:table-cell table:style-name="Table1.B275" office:value-type="string">
            <text:p text:style-name="P159">Y location of left pocket arrow</text:p>
          </table:table-cell>
        </table:table-row>
        <table:table-row table:style-name="Table1.1">
          <table:table-cell table:style-name="Table1.A2" office:value-type="string">
            <text:p text:style-name="P159">pocketarrowresx</text:p>
          </table:table-cell>
          <table:table-cell table:style-name="Table1.B276" office:value-type="string">
            <text:p text:style-name="P159">X resolution of pocket arrow</text:p>
          </table:table-cell>
        </table:table-row>
        <table:table-row table:style-name="Table1.1">
          <table:table-cell table:style-name="Table1.A2" office:value-type="string">
            <text:p text:style-name="P159">pocketarrowresy</text:p>
          </table:table-cell>
          <table:table-cell table:style-name="Table1.B277" office:value-type="string">
            <text:p text:style-name="P159">Y resolution of pocket arrow</text:p>
          </table:table-cell>
        </table:table-row>
        <table:table-row table:style-name="Table1.2">
          <table:table-cell table:style-name="Table1.A2" office:value-type="string">
            <text:p text:style-name="P159">pocketarrowrlocx</text:p>
          </table:table-cell>
          <table:table-cell table:style-name="Table1.B278" office:value-type="string">
            <text:p text:style-name="P159">X location of right pocket arrow</text:p>
          </table:table-cell>
        </table:table-row>
        <table:table-row table:style-name="Table1.1">
          <table:table-cell table:style-name="Table1.A2" office:value-type="string">
            <text:p text:style-name="P159">pocketarrowrlocy</text:p>
          </table:table-cell>
          <table:table-cell table:style-name="Table1.B279" office:value-type="string">
            <text:p text:style-name="P159">Y location of right pocket arrow</text:p>
          </table:table-cell>
        </table:table-row>
        <table:table-row table:style-name="Table1.2">
          <table:table-cell table:style-name="Table1.A2" office:value-type="string">
            <text:p text:style-name="P159">pocketbannerresx</text:p>
          </table:table-cell>
          <table:table-cell table:style-name="Table1.B280" office:value-type="string">
            <text:p text:style-name="P159">X resolution of pocket banner</text:p>
          </table:table-cell>
        </table:table-row>
        <table:table-row table:style-name="Table1.2">
          <table:table-cell table:style-name="Table1.A2" office:value-type="string">
            <text:p text:style-name="P159">pocketbannerresy</text:p>
          </table:table-cell>
          <table:table-cell table:style-name="Table1.B281" office:value-type="string">
            <text:p text:style-name="P159">Y resolution of pocket banner</text:p>
          </table:table-cell>
        </table:table-row>
        <table:table-row table:style-name="Table1.2">
          <table:table-cell table:style-name="Table1.A2" office:value-type="string">
            <text:p text:style-name="P159">pocketcarry</text:p>
          </table:table-cell>
          <table:table-cell table:style-name="Table1.B282" office:value-type="string">
            <text:p text:style-name="P159">Number of pocket items player is carrying.</text:p>
          </table:table-cell>
        </table:table-row>
        <table:table-row table:style-name="Table1.2">
          <table:table-cell table:style-name="Table1.A2" office:value-type="string">
            <text:p text:style-name="P159">pocketdisplay</text:p>
          </table:table-cell>
          <table:table-cell table:style-name="Table1.B283" office:value-type="string">
            <text:p text:style-name="P159">ID number of pocket value being displayed in inventory</text:p>
          </table:table-cell>
        </table:table-row>
        <table:table-row table:style-name="Table1.43">
          <table:table-cell table:style-name="Table1.A2" office:value-type="string">
            <text:p text:style-name="P159">pocketdivert</text:p>
          </table:table-cell>
          <table:table-cell table:style-name="Table1.B284" office:value-type="string">
            <text:p text:style-name="P159">If pocket has been diverted to a script. 1 = yes. 0 = no.</text:p>
          </table:table-cell>
        </table:table-row>
        <table:table-row table:style-name="Table1.1">
          <table:table-cell table:style-name="Table1.A2" office:value-type="string">
            <text:p text:style-name="P159">pockethudanispeed</text:p>
          </table:table-cell>
          <table:table-cell table:style-name="Table1.B285" office:value-type="string">
            <text:p text:style-name="P159">Speed of pocket hud animation</text:p>
          </table:table-cell>
        </table:table-row>
        <table:table-row table:style-name="Table1.1">
          <table:table-cell table:style-name="Table1.A2" office:value-type="string">
            <text:p text:style-name="P159">pockethudresx</text:p>
          </table:table-cell>
          <table:table-cell table:style-name="Table1.B286" office:value-type="string">
            <text:p text:style-name="P159">X resolution of pocket hud</text:p>
          </table:table-cell>
        </table:table-row>
        <table:table-row table:style-name="Table1.1">
          <table:table-cell table:style-name="Table1.A2" office:value-type="string">
            <text:p text:style-name="P159">pockethudresy</text:p>
          </table:table-cell>
          <table:table-cell table:style-name="Table1.B287" office:value-type="string">
            <text:p text:style-name="P159">Y resolution of pocket hud</text:p>
          </table:table-cell>
        </table:table-row>
        <table:table-row table:style-name="Table1.1">
          <table:table-cell table:style-name="Table1.A2" office:value-type="string">
            <text:p text:style-name="P159">pocketitem(no)</text:p>
          </table:table-cell>
          <table:table-cell table:style-name="Table1.B288" office:value-type="string">
            <text:p text:style-name="P159">If mainplayer has an item in their pocket or not. 0 = not picked up. 1 = picked up. 2 = given away/used.</text:p>
          </table:table-cell>
        </table:table-row>
        <table:table-row table:style-name="Table1.1">
          <table:table-cell table:style-name="Table1.A2" office:value-type="string">
            <text:p text:style-name="P159">pocketline</text:p>
          </table:table-cell>
          <table:table-cell table:style-name="Table1.B289" office:value-type="string">
            <text:p text:style-name="P159">What line in pocketfile pocket sub is reading</text:p>
          </table:table-cell>
        </table:table-row>
        <table:table-row table:style-name="Table1.1">
          <table:table-cell table:style-name="Table1.A2" office:value-type="string">
            <text:p text:style-name="P159">pocketnos</text:p>
          </table:table-cell>
          <table:table-cell table:style-name="Table1.B290" office:value-type="string">
            <text:p text:style-name="P159">Number of pocket items loaded in game</text:p>
          </table:table-cell>
        </table:table-row>
        <table:table-row table:style-name="Table1.1">
          <table:table-cell table:style-name="Table1.A2" office:value-type="string">
            <text:p text:style-name="P159">pocketon</text:p>
          </table:table-cell>
          <table:table-cell table:style-name="Table1.B291" office:value-type="string">
            <text:p text:style-name="P159">If pocket sub is active or not. 1 = yes. 0 = no.</text:p>
          </table:table-cell>
        </table:table-row>
        <table:table-row table:style-name="Table1.1">
          <table:table-cell table:style-name="Table1.A2" office:value-type="string">
            <text:h text:style-name="P89" text:outline-level="1">pocketredraw</text:h>
          </table:table-cell>
          <table:table-cell table:style-name="Table1.B292" office:value-type="string">
            <text:h text:style-name="P89" text:outline-level="1">If pockets need redrawing. 0 = no redraw. 1 = redraw.</text:h>
          </table:table-cell>
        </table:table-row>
        <table:table-row table:style-name="Table1.1">
          <table:table-cell table:style-name="Table1.A2" office:value-type="string">
            <text:p text:style-name="P159">pocketselectresx</text:p>
          </table:table-cell>
          <table:table-cell table:style-name="Table1.B293" office:value-type="string">
            <text:p text:style-name="P159">X resolution of pocket select</text:p>
          </table:table-cell>
        </table:table-row>
        <table:table-row table:style-name="Table1.1">
          <table:table-cell table:style-name="Table1.A2" office:value-type="string">
            <text:p text:style-name="P159">pocketselectresy</text:p>
          </table:table-cell>
          <table:table-cell table:style-name="Table1.B294" office:value-type="string">
            <text:p text:style-name="P159">Y resolution of pocket select</text:p>
          </table:table-cell>
        </table:table-row>
        <table:table-row table:style-name="Table1.1">
          <table:table-cell table:style-name="Table1.A2" office:value-type="string">
            <text:p text:style-name="P159">pocketselectx</text:p>
          </table:table-cell>
          <table:table-cell table:style-name="Table1.B295" office:value-type="string">
            <text:p text:style-name="P159">X position of pocket select</text:p>
          </table:table-cell>
        </table:table-row>
        <table:table-row table:style-name="Table1.1">
          <table:table-cell table:style-name="Table1.A2" office:value-type="string">
            <text:p text:style-name="P159">pocketselecty</text:p>
          </table:table-cell>
          <table:table-cell table:style-name="Table1.B296" office:value-type="string">
            <text:p text:style-name="P159">Y position of pocket select</text:p>
          </table:table-cell>
        </table:table-row>
        <table:table-row table:style-name="Table1.1">
          <table:table-cell table:style-name="Table1.A2" office:value-type="string">
            <text:p text:style-name="P159">pocketspriteresx</text:p>
          </table:table-cell>
          <table:table-cell table:style-name="Table1.B297" office:value-type="string">
            <text:p text:style-name="P159">X resolution of pocket item sprite</text:p>
          </table:table-cell>
        </table:table-row>
        <table:table-row table:style-name="Table1.1">
          <table:table-cell table:style-name="Table1.A2" office:value-type="string">
            <text:p text:style-name="P159">pocketspriteresy</text:p>
          </table:table-cell>
          <table:table-cell table:style-name="Table1.B298" office:value-type="string">
            <text:p text:style-name="P159">Y resolution of pocket item sprite</text:p>
          </table:table-cell>
        </table:table-row>
        <table:table-row table:style-name="Table1.1">
          <table:table-cell table:style-name="Table1.A2" office:value-type="string">
            <text:p text:style-name="P159">pocketspritex</text:p>
          </table:table-cell>
          <table:table-cell table:style-name="Table1.B299" office:value-type="string">
            <text:p text:style-name="P159">X location of pocket item sprite</text:p>
          </table:table-cell>
        </table:table-row>
        <table:table-row table:style-name="Table1.1">
          <table:table-cell table:style-name="Table1.A2" office:value-type="string">
            <text:p text:style-name="P159">pocketspritey</text:p>
          </table:table-cell>
          <table:table-cell table:style-name="Table1.B300" office:value-type="string">
            <text:p text:style-name="P159">Y location of pocket item sprite</text:p>
          </table:table-cell>
        </table:table-row>
        <table:table-row table:style-name="Table1.301">
          <table:table-cell table:style-name="Table1.A2" office:value-type="string">
            <text:h text:style-name="P43" text:outline-level="1">pocketvisible(no)</text:h>
          </table:table-cell>
          <table:table-cell table:style-name="Table1.B301" office:value-type="string">
            <text:h text:style-name="P43" text:outline-level="1">Used to tell engine if a pocket item is visible or not. 1 = visible. 0 = not visible.</text:h>
          </table:table-cell>
        </table:table-row>
        <table:table-row table:style-name="Table1.301">
          <table:table-cell table:style-name="Table1.A2" office:value-type="string">
            <text:h text:style-name="P5" text:outline-level="1">posx</text:h>
          </table:table-cell>
          <table:table-cell table:style-name="Table1.B302"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B303" office:value-type="string">
            <text:h text:style-name="P5" text:outline-level="1">Current Y axis position of player/background</text:h>
          </table:table-cell>
        </table:table-row>
        <table:table-row table:style-name="Table1.301">
          <table:table-cell table:style-name="Table1.A2" office:value-type="string">
            <text:h text:style-name="P5" text:outline-level="1">promptquit</text:h>
          </table:table-cell>
          <table:table-cell table:style-name="Table1.B304" office:value-type="string">
            <text:h text:style-name="P5" text:outline-level="1">Set to 1 if command prompt requests game to be quit.</text:h>
          </table:table-cell>
        </table:table-row>
        <text:soft-page-break/>
        <table:table-row table:style-name="Table1.301">
          <table:table-cell table:style-name="Table1.A2" office:value-type="string">
            <text:p text:style-name="P159">rainspread</text:p>
          </table:table-cell>
          <table:table-cell table:style-name="Table1.B305" office:value-type="string">
            <text:p text:style-name="P159">Range of rain.</text:p>
          </table:table-cell>
        </table:table-row>
        <table:table-row table:style-name="Table1.301">
          <table:table-cell table:style-name="Table1.A2" office:value-type="string">
            <text:p text:style-name="P159">rainx(no)</text:p>
          </table:table-cell>
          <table:table-cell table:style-name="Table1.B306" office:value-type="string">
            <text:p text:style-name="P159">X co-ordinate of rain</text:p>
          </table:table-cell>
        </table:table-row>
        <table:table-row table:style-name="Table1.301">
          <table:table-cell table:style-name="Table1.A2" office:value-type="string">
            <text:p text:style-name="P159">rainy(no)</text:p>
          </table:table-cell>
          <table:table-cell table:style-name="Table1.B307" office:value-type="string">
            <text:p text:style-name="P159">Y co-ordinate of rain</text:p>
          </table:table-cell>
        </table:table-row>
        <table:table-row table:style-name="Table1.301">
          <table:table-cell table:style-name="Table1.A2" office:value-type="string">
            <text:h text:style-name="P96" text:outline-level="1">randomscriptvalue</text:h>
          </table:table-cell>
          <table:table-cell table:style-name="Table1.B308" office:value-type="string">
            <text:h text:style-name="P96" text:outline-level="1">Current random script value</text:h>
          </table:table-cell>
        </table:table-row>
        <table:table-row table:style-name="Table1.301">
          <table:table-cell table:style-name="Table1.A2" office:value-type="string">
            <text:p text:style-name="P159">rcontrol</text:p>
          </table:table-cell>
          <table:table-cell table:style-name="Table1.B309" office:value-type="string">
            <text:p text:style-name="P159">If walk right control is enabled. 1 = yes. 0 = no.</text:p>
          </table:table-cell>
        </table:table-row>
        <table:table-row table:style-name="Table1.301">
          <table:table-cell table:style-name="Table1.A2" office:value-type="string">
            <text:h text:style-name="P9" text:outline-level="1">rcontrolcode1</text:h>
          </table:table-cell>
          <table:table-cell table:style-name="Table1.B310" office:value-type="string">
            <text:h text:style-name="P9" text:outline-level="1">Hardware code for RIGHT key (option 1)</text:h>
          </table:table-cell>
        </table:table-row>
        <table:table-row table:style-name="Table1.301">
          <table:table-cell table:style-name="Table1.A2" office:value-type="string">
            <text:h text:style-name="P9" text:outline-level="1">rcontrolcode2</text:h>
          </table:table-cell>
          <table:table-cell table:style-name="Table1.B311" office:value-type="string">
            <text:h text:style-name="P9" text:outline-level="1">Hardware code for RIGHT key (option 2)</text:h>
          </table:table-cell>
        </table:table-row>
        <table:table-row table:style-name="Table1.301">
          <table:table-cell table:style-name="Table1.A2" office:value-type="string">
            <text:h text:style-name="P10" text:outline-level="1">rcontrolcode3</text:h>
          </table:table-cell>
          <table:table-cell table:style-name="Table1.B312" office:value-type="string">
            <text:h text:style-name="P10" text:outline-level="1">Hardware code for RIGHT key (option 3)</text:h>
          </table:table-cell>
        </table:table-row>
        <table:table-row table:style-name="Table1.301">
          <table:table-cell table:style-name="Table1.A2" office:value-type="string">
            <text:h text:style-name="P10" text:outline-level="1">rcontrolcode4</text:h>
          </table:table-cell>
          <table:table-cell table:style-name="Table1.B313" office:value-type="string">
            <text:h text:style-name="P10" text:outline-level="1">Hardware code for RIGHT key (option 4)</text:h>
          </table:table-cell>
        </table:table-row>
        <table:table-row table:style-name="Table1.301">
          <table:table-cell table:style-name="Table1.A2" office:value-type="string">
            <text:h text:style-name="P5" text:outline-level="1">resx</text:h>
          </table:table-cell>
          <table:table-cell table:style-name="Table1.B314"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B315" office:value-type="string">
            <text:h text:style-name="P5" text:outline-level="1">Y value of resolution</text:h>
          </table:table-cell>
        </table:table-row>
        <table:table-row table:style-name="Table1.301">
          <table:table-cell table:style-name="Table1.A2" office:value-type="string">
            <text:p text:style-name="P159">runterminal</text:p>
          </table:table-cell>
          <table:table-cell table:style-name="Table1.B316" office:value-type="string">
            <text:p text:style-name="P159">If terminal is to run. 1 = terminal running. 0 = no terminal.</text:p>
          </table:table-cell>
        </table:table-row>
        <table:table-row table:style-name="Table1.301">
          <table:table-cell table:style-name="Table1.A2" office:value-type="string">
            <text:p text:style-name="P159">runupdate</text:p>
          </table:table-cell>
          <table:table-cell table:style-name="Table1.B317" office:value-type="string">
            <text:p text:style-name="P159">Lets engine know if an update is scheduled. 0 = no. 1 = yes.</text:p>
          </table:table-cell>
        </table:table-row>
        <table:table-row table:style-name="Table1.301">
          <table:table-cell table:style-name="Table1.A2" office:value-type="string">
            <text:h text:style-name="P45" text:outline-level="1">saveiconresx</text:h>
          </table:table-cell>
          <table:table-cell table:style-name="Table1.B318" office:value-type="string">
            <text:h text:style-name="P45" text:outline-level="1">X resolution of save icon</text:h>
          </table:table-cell>
        </table:table-row>
        <table:table-row table:style-name="Table1.301">
          <table:table-cell table:style-name="Table1.A2" office:value-type="string">
            <text:h text:style-name="P45" text:outline-level="1">saveiconresy</text:h>
          </table:table-cell>
          <table:table-cell table:style-name="Table1.B319" office:value-type="string">
            <text:h text:style-name="P45" text:outline-level="1">Y resolution of save icon</text:h>
          </table:table-cell>
        </table:table-row>
        <table:table-row table:style-name="Table1.301">
          <table:table-cell table:style-name="Table1.A2" office:value-type="string">
            <text:h text:style-name="P92" text:outline-level="1">savetimehour</text:h>
          </table:table-cell>
          <table:table-cell table:style-name="Table1.B320" office:value-type="string">
            <text:h text:style-name="P92" text:outline-level="1">Amount of hours the current save file has been played</text:h>
          </table:table-cell>
        </table:table-row>
        <table:table-row table:style-name="Table1.301">
          <table:table-cell table:style-name="Table1.A2" office:value-type="string">
            <text:h text:style-name="P92" text:outline-level="1">savetimemin</text:h>
          </table:table-cell>
          <table:table-cell table:style-name="Table1.B321" office:value-type="string">
            <text:h text:style-name="P92" text:outline-level="1">Amount of mins the current save file has been played</text:h>
          </table:table-cell>
        </table:table-row>
        <table:table-row table:style-name="Table1.301">
          <table:table-cell table:style-name="Table1.A2" office:value-type="string">
            <text:h text:style-name="P92" text:outline-level="1">savetimesec</text:h>
          </table:table-cell>
          <table:table-cell table:style-name="Table1.B322" office:value-type="string">
            <text:h text:style-name="P92" text:outline-level="1">Amount of seconds the current save file has been played</text:h>
          </table:table-cell>
        </table:table-row>
        <table:table-row table:style-name="Table1.301">
          <table:table-cell table:style-name="Table1.A2" office:value-type="string">
            <text:p text:style-name="P159">scontrol</text:p>
          </table:table-cell>
          <table:table-cell table:style-name="Table1.B323" office:value-type="string">
            <text:p text:style-name="P159">If select control is enabled. 1 = yes. 0 = no.</text:p>
          </table:table-cell>
        </table:table-row>
        <table:table-row table:style-name="Table1.301">
          <table:table-cell table:style-name="Table1.A2" office:value-type="string">
            <text:h text:style-name="P9" text:outline-level="1">scontrolcode1</text:h>
          </table:table-cell>
          <table:table-cell table:style-name="Table1.B324" office:value-type="string">
            <text:h text:style-name="P9" text:outline-level="1">Hardware code for SELECT key (option 1)</text:h>
          </table:table-cell>
        </table:table-row>
        <table:table-row table:style-name="Table1.301">
          <table:table-cell table:style-name="Table1.A2" office:value-type="string">
            <text:h text:style-name="P9" text:outline-level="1">scontrolcode2</text:h>
          </table:table-cell>
          <table:table-cell table:style-name="Table1.B325" office:value-type="string">
            <text:h text:style-name="P9" text:outline-level="1">Hardware code for SELECT key (option 2)</text:h>
          </table:table-cell>
        </table:table-row>
        <table:table-row table:style-name="Table1.301">
          <table:table-cell table:style-name="Table1.A2" office:value-type="string">
            <text:h text:style-name="P10" text:outline-level="1">scontrolcode3</text:h>
          </table:table-cell>
          <table:table-cell table:style-name="Table1.B326" office:value-type="string">
            <text:h text:style-name="P10" text:outline-level="1">Hardware code for SELECT key (option 3)</text:h>
          </table:table-cell>
        </table:table-row>
        <table:table-row table:style-name="Table1.301">
          <table:table-cell table:style-name="Table1.A2" office:value-type="string">
            <text:h text:style-name="P10" text:outline-level="1">scontrolcode4</text:h>
          </table:table-cell>
          <table:table-cell table:style-name="Table1.B327" office:value-type="string">
            <text:h text:style-name="P10"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B328" office:value-type="string">
            <text:h text:style-name="P5" text:outline-level="1">Fullscreen toggle. 1 = fullscreen, 2 = window</text:h>
          </table:table-cell>
        </table:table-row>
        <table:table-row table:style-name="Table1.301">
          <table:table-cell table:style-name="Table1.A2" office:value-type="string">
            <text:p text:style-name="P159">scriptimageresx</text:p>
          </table:table-cell>
          <table:table-cell table:style-name="Table1.B329" office:value-type="string">
            <text:p text:style-name="P159">X resolution for script image</text:p>
          </table:table-cell>
        </table:table-row>
        <text:soft-page-break/>
        <table:table-row table:style-name="Table1.301">
          <table:table-cell table:style-name="Table1.A2" office:value-type="string">
            <text:p text:style-name="P159">scriptimageresy</text:p>
          </table:table-cell>
          <table:table-cell table:style-name="Table1.B330" office:value-type="string">
            <text:p text:style-name="P159">Y resolution for script image</text:p>
          </table:table-cell>
        </table:table-row>
        <table:table-row table:style-name="Table1.301">
          <table:table-cell table:style-name="Table1.A2" office:value-type="string">
            <text:h text:style-name="P5" text:outline-level="1">scriptrun</text:h>
          </table:table-cell>
          <table:table-cell table:style-name="Table1.B331" office:value-type="string">
            <text:h text:style-name="P5" text:outline-level="1">Used to tell engine if script is running. 1 = yes. 0 = no.</text:h>
          </table:table-cell>
        </table:table-row>
        <table:table-row table:style-name="Table1.301">
          <table:table-cell table:style-name="Table1.A2" office:value-type="string">
            <text:h text:style-name="P86" text:outline-level="1">scriptskip</text:h>
          </table:table-cell>
          <table:table-cell table:style-name="Table1.B332" office:value-type="string">
            <text:h text:style-name="P86" text:outline-level="1">IF script should be put into skip mode. 0 = np, run script normally. 1 = yes, skip was requested.</text:h>
          </table:table-cell>
        </table:table-row>
        <table:table-row table:style-name="Table1.301">
          <table:table-cell table:style-name="Table1.A2" office:value-type="string">
            <text:h text:style-name="P30" text:outline-level="1">scripttime</text:h>
          </table:table-cell>
          <table:table-cell table:style-name="Table1.B333" office:value-type="string">
            <text:h text:style-name="P30" text:outline-level="1">Current amount of time the script timer has been counting.</text:h>
          </table:table-cell>
        </table:table-row>
        <table:table-row table:style-name="Table1.301">
          <table:table-cell table:style-name="Table1.A2" office:value-type="string">
            <text:h text:style-name="P30" text:outline-level="1">scripttimer</text:h>
          </table:table-cell>
          <table:table-cell table:style-name="Table1.B334" office:value-type="string">
            <text:h text:style-name="P30" text:outline-level="1">Amount of time set before a script will run.</text:h>
          </table:table-cell>
        </table:table-row>
        <table:table-row table:style-name="Table1.301">
          <table:table-cell table:style-name="Table1.A2" office:value-type="string">
            <text:h text:style-name="P103" text:outline-level="1">scriptvalue(no)</text:h>
          </table:table-cell>
          <table:table-cell table:style-name="Table1.B335" office:value-type="string">
            <text:h text:style-name="P103" text:outline-level="1">Custom script values.</text:h>
          </table:table-cell>
        </table:table-row>
        <table:table-row table:style-name="Table1.301">
          <table:table-cell table:style-name="Table1.A2" office:value-type="string">
            <text:h text:style-name="P88" text:outline-level="1">scriptwaittime</text:h>
          </table:table-cell>
          <table:table-cell table:style-name="Table1.B336" office:value-type="string">
            <text:h text:style-name="P88" text:outline-level="1">Amount of time that the script must wait until it can continue.</text:h>
          </table:table-cell>
        </table:table-row>
        <table:table-row table:style-name="Table1.301">
          <table:table-cell table:style-name="Table1.A2" office:value-type="string">
            <text:p text:style-name="P159">scriptwalkdivide</text:p>
          </table:table-cell>
          <table:table-cell table:style-name="Table1.B337" office:value-type="string">
            <text:p text:style-name="P159">Tells engine to divide all script walking speeds by an amount.</text:p>
          </table:table-cell>
        </table:table-row>
        <table:table-row table:style-name="Table1.301">
          <table:table-cell table:style-name="Table1.A2" office:value-type="string">
            <text:h text:style-name="P82" text:outline-level="1">selectobjecthighlight</text:h>
          </table:table-cell>
          <table:table-cell table:style-name="Table1.B338" office:value-type="string">
            <text:h text:style-name="P82" text:outline-level="1">If selected world object highlighter is on. 1 = on. 0 = off. </text:h>
          </table:table-cell>
        </table:table-row>
        <table:table-row table:style-name="Table1.301">
          <table:table-cell table:style-name="Table1.A2" office:value-type="string">
            <text:h text:style-name="P5" text:outline-level="1">setupboot</text:h>
          </table:table-cell>
          <table:table-cell table:style-name="Table1.B339" office:value-type="string">
            <text:h text:style-name="P5" text:outline-level="1">Used to deturmine if engine is setting up. 1 = yes. 0 = no.</text:h>
          </table:table-cell>
        </table:table-row>
        <table:table-row table:style-name="Table1.301">
          <table:table-cell table:style-name="Table1.A2" office:value-type="string">
            <text:h text:style-name="P44" text:outline-level="1">setuprecord</text:h>
          </table:table-cell>
          <table:table-cell table:style-name="Table1.B340" office:value-type="string">
            <text:h text:style-name="P44" text:outline-level="1">If a demo recording is being set up. 0 = no. 1 = yes.</text:h>
          </table:table-cell>
        </table:table-row>
        <table:table-row table:style-name="Table1.301">
          <table:table-cell table:style-name="Table1.A2" office:value-type="string">
            <text:p text:style-name="P159">sfxvol</text:p>
          </table:table-cell>
          <table:table-cell table:style-name="Table1.B341" office:value-type="string">
            <text:p text:style-name="P159">Tells engine what volume sfx is at.</text:p>
          </table:table-cell>
        </table:table-row>
        <table:table-row table:style-name="Table1.301">
          <table:table-cell table:style-name="Table1.A2" office:value-type="string">
            <text:p text:style-name="P159">silentgive</text:p>
          </table:table-cell>
          <table:table-cell table:style-name="Table1.B342" office:value-type="string">
            <text:p text:style-name="P159">Tells engine if giving of items/currency is silent or not. 0 = not silent. 1 = silent.</text:p>
          </table:table-cell>
        </table:table-row>
        <table:table-row table:style-name="Table1.301">
          <table:table-cell table:style-name="Table1.A2" office:value-type="string">
            <text:p text:style-name="P159">silenttake</text:p>
          </table:table-cell>
          <table:table-cell table:style-name="Table1.B343" office:value-type="string">
            <text:p text:style-name="P159">Tells engine if taking of items/currency is silent or not. 0 = not silent. 1 = silent.</text:p>
          </table:table-cell>
        </table:table-row>
        <table:table-row table:style-name="Table1.301">
          <table:table-cell table:style-name="Table1.A2" office:value-type="string">
            <text:h text:style-name="P93" text:outline-level="1">sitime</text:h>
          </table:table-cell>
          <table:table-cell table:style-name="Table1.B344" office:value-type="string">
            <text:h text:style-name="P93" text:outline-level="1">itime for save time</text:h>
          </table:table-cell>
        </table:table-row>
        <table:table-row table:style-name="Table1.301">
          <table:table-cell table:style-name="Table1.A2" office:value-type="string">
            <text:h text:style-name="P87" text:outline-level="1">skipallowed</text:h>
          </table:table-cell>
          <table:table-cell table:style-name="Table1.B345" office:value-type="string">
            <text:h text:style-name="P87"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B346"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6" text:outline-level="1">speedrun</text:h>
          </table:table-cell>
          <table:table-cell table:style-name="Table1.B347" office:value-type="string">
            <text:h text:style-name="P46" text:outline-level="1">Used to tell what mode the speedrun is on. 0 = off. 1 = on. 2 = complete.</text:h>
          </table:table-cell>
        </table:table-row>
        <table:table-row table:style-name="Table1.301">
          <table:table-cell table:style-name="Table1.A2" office:value-type="string">
            <text:h text:style-name="P46" text:outline-level="1">speedrunhour</text:h>
          </table:table-cell>
          <table:table-cell table:style-name="Table1.B348" office:value-type="string">
            <text:h text:style-name="P46" text:outline-level="1">Number of hours speedrun has been going.</text:h>
          </table:table-cell>
        </table:table-row>
        <table:table-row table:style-name="Table1.301">
          <table:table-cell table:style-name="Table1.A2" office:value-type="string">
            <text:h text:style-name="P46" text:outline-level="1">speedrunmin</text:h>
          </table:table-cell>
          <table:table-cell table:style-name="Table1.B349" office:value-type="string">
            <text:h text:style-name="P46" text:outline-level="1">Number of minutes speedrun has been going.</text:h>
          </table:table-cell>
        </table:table-row>
        <table:table-row table:style-name="Table1.301">
          <table:table-cell table:style-name="Table1.A2" office:value-type="string">
            <text:h text:style-name="P46" text:outline-level="1">speedrunsec</text:h>
          </table:table-cell>
          <table:table-cell table:style-name="Table1.B350" office:value-type="string">
            <text:h text:style-name="P46" text:outline-level="1">Number of seconds speedrun has been going.</text:h>
          </table:table-cell>
        </table:table-row>
        <table:table-row table:style-name="Table1.301">
          <table:table-cell table:style-name="Table1.A2" office:value-type="string">
            <text:h text:style-name="P93" text:outline-level="1">stime</text:h>
          </table:table-cell>
          <table:table-cell table:style-name="Table1.B351" office:value-type="string">
            <text:h text:style-name="P93" text:outline-level="1">ctime for save time</text:h>
          </table:table-cell>
        </table:table-row>
        <table:table-row table:style-name="Table1.301">
          <table:table-cell table:style-name="Table1.A2" office:value-type="string">
            <text:p text:style-name="P159">stposx</text:p>
          </table:table-cell>
          <table:table-cell table:style-name="Table1.B352" office:value-type="string">
            <text:p text:style-name="P159">X position of terminal selector</text:p>
          </table:table-cell>
        </table:table-row>
        <table:table-row table:style-name="Table1.301">
          <table:table-cell table:style-name="Table1.A2" office:value-type="string">
            <text:p text:style-name="P159">stposy</text:p>
          </table:table-cell>
          <table:table-cell table:style-name="Table1.B353" office:value-type="string">
            <text:p text:style-name="P159">Y position of terminal selector</text:p>
          </table:table-cell>
        </table:table-row>
        <text:soft-page-break/>
        <table:table-row table:style-name="Table1.301">
          <table:table-cell table:style-name="Table1.A2" office:value-type="string">
            <text:h text:style-name="P47" text:outline-level="1">sysstat</text:h>
          </table:table-cell>
          <table:table-cell table:style-name="Table1.B354" office:value-type="string">
            <text:h text:style-name="P47" text:outline-level="1">What the terminal face in terminal text files displays. 1 = ok. 2 = busy. 3 = err.</text:h>
          </table:table-cell>
        </table:table-row>
        <table:table-row table:style-name="Table1.301">
          <table:table-cell table:style-name="Table1.A2" office:value-type="string">
            <text:p text:style-name="P159">tanidelay</text:p>
          </table:table-cell>
          <table:table-cell table:style-name="Table1.B355" office:value-type="string">
            <text:p text:style-name="P159">Delay amount for animation in terminal</text:p>
          </table:table-cell>
        </table:table-row>
        <table:table-row table:style-name="Table1.301">
          <table:table-cell table:style-name="Table1.A2" office:value-type="string">
            <text:p text:style-name="P159">tdelay</text:p>
          </table:table-cell>
          <table:table-cell table:style-name="Table1.B356" office:value-type="string">
            <text:p text:style-name="P159">Delay amount for terminal</text:p>
          </table:table-cell>
        </table:table-row>
        <table:table-row table:style-name="Table1.301">
          <table:table-cell table:style-name="Table1.A2" office:value-type="string">
            <text:h text:style-name="P5" text:outline-level="1">temp(number)</text:h>
          </table:table-cell>
          <table:table-cell table:style-name="Table1.B357"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p text:style-name="P159">terminalcol1</text:p>
          </table:table-cell>
          <table:table-cell table:style-name="Table1.B358" office:value-type="string">
            <text:p text:style-name="P159">Location of first column in terminal</text:p>
          </table:table-cell>
        </table:table-row>
        <table:table-row table:style-name="Table1.301">
          <table:table-cell table:style-name="Table1.A2" office:value-type="string">
            <text:p text:style-name="P159">terminalcol2</text:p>
          </table:table-cell>
          <table:table-cell table:style-name="Table1.B359" office:value-type="string">
            <text:p text:style-name="P159">Location of second column in terminal</text:p>
          </table:table-cell>
        </table:table-row>
        <table:table-row table:style-name="Table1.301">
          <table:table-cell table:style-name="Table1.A2" office:value-type="string">
            <text:p text:style-name="P159">terminalcol3</text:p>
          </table:table-cell>
          <table:table-cell table:style-name="Table1.B360" office:value-type="string">
            <text:p text:style-name="P159">Location of third column in terminal</text:p>
          </table:table-cell>
        </table:table-row>
        <table:table-row table:style-name="Table1.301">
          <table:table-cell table:style-name="Table1.A2" office:value-type="string">
            <text:p text:style-name="P159">terminaldir</text:p>
          </table:table-cell>
          <table:table-cell table:style-name="Table1.B361" office:value-type="string">
            <text:p text:style-name="P159">If terminal is in a directory or not. 1 = yes. 2 = just exited directory. 0 = no.</text:p>
          </table:table-cell>
        </table:table-row>
        <table:table-row table:style-name="Table1.301">
          <table:table-cell table:style-name="Table1.A2" office:value-type="string">
            <text:p text:style-name="P159">terminalfacex</text:p>
          </table:table-cell>
          <table:table-cell table:style-name="Table1.B362" office:value-type="string">
            <text:p text:style-name="P159">X location of terminal face/status logo</text:p>
          </table:table-cell>
        </table:table-row>
        <table:table-row table:style-name="Table1.301">
          <table:table-cell table:style-name="Table1.A2" office:value-type="string">
            <text:p text:style-name="P159">terminalfacey</text:p>
          </table:table-cell>
          <table:table-cell table:style-name="Table1.B363" office:value-type="string">
            <text:p text:style-name="P159">Y location of terminal face/status logo</text:p>
          </table:table-cell>
        </table:table-row>
        <table:table-row table:style-name="Table1.301">
          <table:table-cell table:style-name="Table1.A2" office:value-type="string">
            <text:h text:style-name="P34" text:outline-level="1">terminalnoboot</text:h>
          </table:table-cell>
          <table:table-cell table:style-name="Table1.B364" office:value-type="string">
            <text:h text:style-name="P48" text:outline-level="1">If terminal launches with boot GUI. 0 = launch normally. 1 = launch with no boot gui.</text:h>
          </table:table-cell>
        </table:table-row>
        <table:table-row table:style-name="Table1.301">
          <table:table-cell table:style-name="Table1.A2" office:value-type="string">
            <text:p text:style-name="P159">terminalrow1</text:p>
          </table:table-cell>
          <table:table-cell table:style-name="Table1.B365" office:value-type="string">
            <text:p text:style-name="P159">Location of first row in terminal</text:p>
          </table:table-cell>
        </table:table-row>
        <table:table-row table:style-name="Table1.301">
          <table:table-cell table:style-name="Table1.A2" office:value-type="string">
            <text:p text:style-name="P159">terminalrow2</text:p>
          </table:table-cell>
          <table:table-cell table:style-name="Table1.B366" office:value-type="string">
            <text:p text:style-name="P159">Location of second row in terminal</text:p>
          </table:table-cell>
        </table:table-row>
        <table:table-row table:style-name="Table1.301">
          <table:table-cell table:style-name="Table1.A2" office:value-type="string">
            <text:p text:style-name="P159">textbannerfaceresx</text:p>
          </table:table-cell>
          <table:table-cell table:style-name="Table1.B367" office:value-type="string">
            <text:p text:style-name="P159">X resolution of text banner face</text:p>
          </table:table-cell>
        </table:table-row>
        <table:table-row table:style-name="Table1.301">
          <table:table-cell table:style-name="Table1.A2" office:value-type="string">
            <text:p text:style-name="P159">textbannerfaceresy</text:p>
          </table:table-cell>
          <table:table-cell table:style-name="Table1.B368" office:value-type="string">
            <text:p text:style-name="P159">Y resolution of text banner face</text:p>
          </table:table-cell>
        </table:table-row>
        <table:table-row table:style-name="Table1.301">
          <table:table-cell table:style-name="Table1.A2" office:value-type="string">
            <text:p text:style-name="P159">textbannerfacey</text:p>
          </table:table-cell>
          <table:table-cell table:style-name="Table1.B369" office:value-type="string">
            <text:p text:style-name="P159">Y location of text banner face</text:p>
          </table:table-cell>
        </table:table-row>
        <table:table-row table:style-name="Table1.301">
          <table:table-cell table:style-name="Table1.A2" office:value-type="string">
            <text:p text:style-name="P159">textbannerresx</text:p>
          </table:table-cell>
          <table:table-cell table:style-name="Table1.B370" office:value-type="string">
            <text:p text:style-name="P159">X resolution of text banner</text:p>
          </table:table-cell>
        </table:table-row>
        <table:table-row table:style-name="Table1.301">
          <table:table-cell table:style-name="Table1.A2" office:value-type="string">
            <text:p text:style-name="P159">textbannerresy</text:p>
          </table:table-cell>
          <table:table-cell table:style-name="Table1.B371" office:value-type="string">
            <text:p text:style-name="P159">Y resolution of text banner</text:p>
          </table:table-cell>
        </table:table-row>
        <table:table-row table:style-name="Table1.301">
          <table:table-cell table:style-name="Table1.A2" office:value-type="string">
            <text:p text:style-name="P159">textbannersound</text:p>
          </table:table-cell>
          <table:table-cell table:style-name="Table1.B372" office:value-type="string">
            <text:p text:style-name="P159">If engine plays “select” sound when using text dialogues. 0 = no. 1 = yes.</text:p>
          </table:table-cell>
        </table:table-row>
        <table:table-row table:style-name="Table1.301">
          <table:table-cell table:style-name="Table1.A2" office:value-type="string">
            <text:p text:style-name="P159">totalcheckpoints</text:p>
          </table:table-cell>
          <table:table-cell table:style-name="Table1.B373" office:value-type="string">
            <text:p text:style-name="P159">Total number of checkpoints supported in game.</text:p>
          </table:table-cell>
        </table:table-row>
        <table:table-row table:style-name="Table1.301">
          <table:table-cell table:style-name="Table1.A2" office:value-type="string">
            <text:p text:style-name="P159">totalframes</text:p>
          </table:table-cell>
          <table:table-cell table:style-name="Table1.B374" office:value-type="string">
            <text:p text:style-name="P159">Total number of animation frames supported per animation.</text:p>
          </table:table-cell>
        </table:table-row>
        <table:table-row table:style-name="Table1.301">
          <table:table-cell table:style-name="Table1.A2" office:value-type="string">
            <text:p text:style-name="P159">totalmusics</text:p>
          </table:table-cell>
          <table:table-cell table:style-name="Table1.B375" office:value-type="string">
            <text:p text:style-name="P159">Total number of music files supported in game.</text:p>
          </table:table-cell>
        </table:table-row>
        <table:table-row table:style-name="Table1.301">
          <table:table-cell table:style-name="Table1.A2" office:value-type="string">
            <text:p text:style-name="P159">totalobjects</text:p>
          </table:table-cell>
          <table:table-cell table:style-name="Table1.B376" office:value-type="string">
            <text:p text:style-name="P159">Total number of objects supported per map.</text:p>
          </table:table-cell>
        </table:table-row>
        <table:table-row table:style-name="Table1.301">
          <table:table-cell table:style-name="Table1.A2" office:value-type="string">
            <text:p text:style-name="P159">totalplayers</text:p>
          </table:table-cell>
          <table:table-cell table:style-name="Table1.B377" office:value-type="string">
            <text:p text:style-name="P159">Total number of players supported per map.</text:p>
          </table:table-cell>
        </table:table-row>
        <table:table-row table:style-name="Table1.301">
          <table:table-cell table:style-name="Table1.A2" office:value-type="string">
            <text:p text:style-name="P159">totalpockets</text:p>
          </table:table-cell>
          <table:table-cell table:style-name="Table1.B378" office:value-type="string">
            <text:p text:style-name="P159">Total number of pocket items supported in game.</text:p>
          </table:table-cell>
        </table:table-row>
        <text:soft-page-break/>
        <table:table-row table:style-name="Table1.301">
          <table:table-cell table:style-name="Table1.A2" office:value-type="string">
            <text:h text:style-name="P103" text:outline-level="1">totalscriptvalues</text:h>
          </table:table-cell>
          <table:table-cell table:style-name="Table1.B379" office:value-type="string">
            <text:h text:style-name="P103" text:outline-level="1">Total number of script values</text:h>
          </table:table-cell>
        </table:table-row>
        <table:table-row table:style-name="Table1.301">
          <table:table-cell table:style-name="Table1.A2" office:value-type="string">
            <text:p text:style-name="P159">totalsfxs</text:p>
          </table:table-cell>
          <table:table-cell table:style-name="Table1.B380" office:value-type="string">
            <text:p text:style-name="P159">Total number of sfx files supported in game.</text:p>
          </table:table-cell>
        </table:table-row>
        <table:table-row table:style-name="Table1.301">
          <table:table-cell table:style-name="Table1.A2" office:value-type="string">
            <text:p text:style-name="P159">totaltriggers</text:p>
          </table:table-cell>
          <table:table-cell table:style-name="Table1.B381" office:value-type="string">
            <text:p text:style-name="P159">Total number of triggers supported per map.</text:p>
          </table:table-cell>
        </table:table-row>
        <table:table-row table:style-name="Table1.301">
          <table:table-cell table:style-name="Table1.A2" office:value-type="string">
            <text:h text:style-name="P5" text:outline-level="1">triggera(no)</text:h>
          </table:table-cell>
          <table:table-cell table:style-name="Table1.B382"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49" text:outline-level="1">triggerd(no)</text:h>
          </table:table-cell>
          <table:table-cell table:style-name="Table1.B383" office:value-type="string">
            <text:h text:style-name="P49"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B384"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B385"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B386"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B387" office:value-type="string">
            <text:h text:style-name="P5" text:outline-level="1">Second Y value of trigger</text:h>
          </table:table-cell>
        </table:table-row>
        <table:table-row table:style-name="Table1.301">
          <table:table-cell table:style-name="Table1.A2" office:value-type="string">
            <text:p text:style-name="P159">ttype</text:p>
          </table:table-cell>
          <table:table-cell table:style-name="Table1.B388" office:value-type="string">
            <text:p text:style-name="P159">Terminal item type (selected) 0 = none. 1 = file. 2 = directory. 3 = app.</text:p>
          </table:table-cell>
        </table:table-row>
        <table:table-row table:style-name="Table1.301">
          <table:table-cell table:style-name="Table1.A2" office:value-type="string">
            <text:p text:style-name="P159">ucontrol</text:p>
          </table:table-cell>
          <table:table-cell table:style-name="Table1.B389" office:value-type="string">
            <text:p text:style-name="P159">If walk up control is enabled. 1 = yes. 0 = no.</text:p>
          </table:table-cell>
        </table:table-row>
        <table:table-row table:style-name="Table1.301">
          <table:table-cell table:style-name="Table1.A2" office:value-type="string">
            <text:h text:style-name="P9" text:outline-level="1">ucontrolcode1</text:h>
          </table:table-cell>
          <table:table-cell table:style-name="Table1.B390" office:value-type="string">
            <text:h text:style-name="P9" text:outline-level="1">Hardware code for UP key (option 1)</text:h>
          </table:table-cell>
        </table:table-row>
        <table:table-row table:style-name="Table1.301">
          <table:table-cell table:style-name="Table1.A2" office:value-type="string">
            <text:h text:style-name="P9" text:outline-level="1">ucontrolcode2</text:h>
          </table:table-cell>
          <table:table-cell table:style-name="Table1.B391" office:value-type="string">
            <text:h text:style-name="P9" text:outline-level="1">Hardware code for UP key (option 2)</text:h>
          </table:table-cell>
        </table:table-row>
        <table:table-row table:style-name="Table1.301">
          <table:table-cell table:style-name="Table1.A2" office:value-type="string">
            <text:h text:style-name="P10" text:outline-level="1">ucontrolcode3</text:h>
          </table:table-cell>
          <table:table-cell table:style-name="Table1.B392" office:value-type="string">
            <text:h text:style-name="P10" text:outline-level="1">Hardware code for UP key (option 3)</text:h>
          </table:table-cell>
        </table:table-row>
        <table:table-row table:style-name="Table1.301">
          <table:table-cell table:style-name="Table1.A2" office:value-type="string">
            <text:h text:style-name="P10" text:outline-level="1">ucontrolcode4</text:h>
          </table:table-cell>
          <table:table-cell table:style-name="Table1.B393" office:value-type="string">
            <text:h text:style-name="P10"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B394"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159">usex</text:p>
          </table:table-cell>
          <table:table-cell table:style-name="Table1.B395" office:value-type="string">
            <text:p text:style-name="P159">X location of “USE” text in pockets.</text:p>
          </table:table-cell>
        </table:table-row>
        <table:table-row table:style-name="Table1.301">
          <table:table-cell table:style-name="Table1.A2" office:value-type="string">
            <text:h text:style-name="P50" text:outline-level="1">variablelength</text:h>
          </table:table-cell>
          <table:table-cell table:style-name="Table1.B396" office:value-type="string">
            <text:h text:style-name="P50" text:outline-level="1">Length of variable command.</text:h>
          </table:table-cell>
        </table:table-row>
        <table:table-row table:style-name="Table1.301">
          <table:table-cell table:style-name="Table1.A2" office:value-type="string">
            <text:h text:style-name="P5" text:outline-level="1">xxit</text:h>
          </table:table-cell>
          <table:table-cell table:style-name="Table1.B397" office:value-type="string">
            <text:h text:style-name="P5" text:outline-level="1">Triggers end game sequence</text:h>
          </table:table-cell>
        </table:table-row>
        <table:table-row table:style-name="Table1.301">
          <table:table-cell table:style-name="Table1.A2" office:value-type="string">
            <text:h text:style-name="P110" text:outline-level="1">awardvalue(no)</text:h>
          </table:table-cell>
          <table:table-cell table:style-name="Table1.B398" office:value-type="string">
            <text:h text:style-name="P110" text:outline-level="1">If award has been completed or not, 0 = no. 1 = yes.</text:h>
          </table:table-cell>
        </table:table-row>
        <table:table-row table:style-name="Table1.301">
          <table:table-cell table:style-name="Table1.A2" office:value-type="string">
            <text:h text:style-name="P113" text:outline-level="1">awardbannerresx</text:h>
          </table:table-cell>
          <table:table-cell table:style-name="Table1.B399" office:value-type="string">
            <text:h text:style-name="P113" text:outline-level="1">X resolution of award banner</text:h>
          </table:table-cell>
        </table:table-row>
        <table:table-row table:style-name="Table1.301">
          <table:table-cell table:style-name="Table1.A2" office:value-type="string">
            <text:h text:style-name="P113" text:outline-level="1">awardbannerresy</text:h>
          </table:table-cell>
          <table:table-cell table:style-name="Table1.B400" office:value-type="string">
            <text:h text:style-name="P113" text:outline-level="1">Y resolution of award banner</text:h>
          </table:table-cell>
        </table:table-row>
        <table:table-row table:style-name="Table1.301">
          <table:table-cell table:style-name="Table1.A2" office:value-type="string">
            <text:h text:style-name="P113" text:outline-level="1">awardbannerlocx</text:h>
          </table:table-cell>
          <table:table-cell table:style-name="Table1.B401" office:value-type="string">
            <text:h text:style-name="P113" text:outline-level="1">X location of award banner</text:h>
          </table:table-cell>
        </table:table-row>
        <table:table-row table:style-name="Table1.301">
          <table:table-cell table:style-name="Table1.A2" office:value-type="string">
            <text:h text:style-name="P113" text:outline-level="1">awardbannerlocy</text:h>
          </table:table-cell>
          <table:table-cell table:style-name="Table1.B402" office:value-type="string">
            <text:h text:style-name="P113" text:outline-level="1">Y location of award banner</text:h>
          </table:table-cell>
        </table:table-row>
        <table:table-row table:style-name="Table1.301">
          <table:table-cell table:style-name="Table1.A2" office:value-type="string">
            <text:h text:style-name="P113" text:outline-level="1">awarditemresx</text:h>
          </table:table-cell>
          <table:table-cell table:style-name="Table1.B403" office:value-type="string">
            <text:h text:style-name="P113" text:outline-level="1">X resolution of award item</text:h>
          </table:table-cell>
        </table:table-row>
        <text:soft-page-break/>
        <table:table-row table:style-name="Table1.301">
          <table:table-cell table:style-name="Table1.A2" office:value-type="string">
            <text:h text:style-name="P113" text:outline-level="1">awarditemresy</text:h>
          </table:table-cell>
          <table:table-cell table:style-name="Table1.B404" office:value-type="string">
            <text:h text:style-name="P113" text:outline-level="1">Y resolution of award item</text:h>
          </table:table-cell>
        </table:table-row>
        <table:table-row table:style-name="Table1.301">
          <table:table-cell table:style-name="Table1.A2" office:value-type="string">
            <text:h text:style-name="P113" text:outline-level="1">awarditemlocx</text:h>
          </table:table-cell>
          <table:table-cell table:style-name="Table1.B405" office:value-type="string">
            <text:h text:style-name="P113" text:outline-level="1">X location of award item</text:h>
          </table:table-cell>
        </table:table-row>
        <table:table-row table:style-name="Table1.301">
          <table:table-cell table:style-name="Table1.A2" office:value-type="string">
            <text:h text:style-name="P113" text:outline-level="1">awarditemlocy</text:h>
          </table:table-cell>
          <table:table-cell table:style-name="Table1.B406" office:value-type="string">
            <text:h text:style-name="P113" text:outline-level="1">Y location of award item</text:h>
          </table:table-cell>
        </table:table-row>
        <table:table-row table:style-name="Table1.301">
          <table:table-cell table:style-name="Table1.A2" office:value-type="string">
            <text:h text:style-name="P114" text:outline-level="1">awardtextlocx</text:h>
          </table:table-cell>
          <table:table-cell table:style-name="Table1.B407" office:value-type="string">
            <text:h text:style-name="P114" text:outline-level="1">X location of award text</text:h>
          </table:table-cell>
        </table:table-row>
        <table:table-row table:style-name="Table1.301">
          <table:table-cell table:style-name="Table1.A2" office:value-type="string">
            <text:h text:style-name="P114" text:outline-level="1">awardtextlocy</text:h>
          </table:table-cell>
          <table:table-cell table:style-name="Table1.B408" office:value-type="string">
            <text:h text:style-name="P114" text:outline-level="1">Y location of award text</text:h>
          </table:table-cell>
        </table:table-row>
        <table:table-row table:style-name="Table1.301">
          <table:table-cell table:style-name="Table1.A2" office:value-type="string">
            <text:h text:style-name="P115" text:outline-level="1">awarddisplay</text:h>
          </table:table-cell>
          <table:table-cell table:style-name="Table1.B409" office:value-type="string">
            <text:h text:style-name="P115" text:outline-level="1">Number if award to be displayed.</text:h>
          </table:table-cell>
        </table:table-row>
        <table:table-row table:style-name="Table1.301">
          <table:table-cell table:style-name="Table1.A2" office:value-type="string">
            <text:h text:style-name="P116" text:outline-level="1">award<text:span text:style-name="T92">grace</text:span>time</text:h>
          </table:table-cell>
          <table:table-cell table:style-name="Table1.B410" office:value-type="string">
            <text:h text:style-name="P116" text:outline-level="1">Amount of time award is displayed.</text:h>
          </table:table-cell>
        </table:table-row>
        <table:table-row table:style-name="Table1.301">
          <table:table-cell table:style-name="Table1.A2" office:value-type="string">
            <text:h text:style-name="P117" text:outline-level="1">fading</text:h>
          </table:table-cell>
          <table:table-cell table:style-name="Table1.B411" office:value-type="string">
            <text:h text:style-name="P117" text:outline-level="1">If a fade effect is currently occurring. 1 = yes. 0 = no.</text:h>
          </table:table-cell>
        </table:table-row>
        <table:table-row table:style-name="Table1.301">
          <table:table-cell table:style-name="Table1.A2" office:value-type="string">
            <text:h text:style-name="P117" text:outline-level="1">objecthighlight<text:span text:style-name="T93">(no)</text:span></text:h>
          </table:table-cell>
          <table:table-cell table:style-name="Table1.B412" office:value-type="string">
            <text:h text:style-name="P117" text:outline-level="1">If an object is being highlighted by the selectobject banner. 1 = yes. 0 = no.</text:h>
          </table:table-cell>
        </table:table-row>
        <table:table-row table:style-name="Table1.301">
          <table:table-cell table:style-name="Table1.A2" office:value-type="string">
            <text:h text:style-name="P117" text:outline-level="1">playerhighlight<text:span text:style-name="T93">(no)</text:span></text:h>
          </table:table-cell>
          <table:table-cell table:style-name="Table1.B413" office:value-type="string">
            <text:h text:style-name="P117" text:outline-level="1">If a player is being highlighted by the selectobject banner. 1 = yes. 0 = no.</text:h>
          </table:table-cell>
        </table:table-row>
        <table:table-row table:style-name="Table1.301">
          <table:table-cell table:style-name="Table1.A2" office:value-type="string">
            <text:h text:style-name="P118" text:outline-level="1">awardspeed</text:h>
          </table:table-cell>
          <table:table-cell table:style-name="Table1.B414" office:value-type="string">
            <text:h text:style-name="P118" text:outline-level="1">Number of pixels per frame the award notification scrolls in by.</text:h>
          </table:table-cell>
        </table:table-row>
        <table:table-row table:style-name="Table1.301">
          <table:table-cell table:style-name="Table1.A2" office:value-type="string">
            <text:h text:style-name="P119" text:outline-level="1">awardmenuno</text:h>
          </table:table-cell>
          <table:table-cell table:style-name="Table1.B415" office:value-type="string">
            <text:h text:style-name="P119" text:outline-level="1">Which number award the award menu is displaying.</text:h>
          </table:table-cell>
        </table:table-row>
        <table:table-row table:style-name="Table1.301">
          <table:table-cell table:style-name="Table1.A416" office:value-type="string">
            <text:h text:style-name="P119" text:outline-level="1"/>
          </table:table-cell>
          <table:table-cell table:style-name="Table1.B416">
            <text:h text:style-name="P119" text:outline-level="1"/>
          </table:table-cell>
        </table:table-row>
      </table:table>
      <text:p text:style-name="P130"/>
      <text:h text:style-name="P149" text:outline-level="1"><text:bookmark-start text:name="_Toc1"/>String Values<text:bookmark-end text:name="_Toc1"/></text:h>
      <text:p text:style-name="P125"/>
      <text:p text:style-name="P157"/>
      <table:table table:name="Table2" table:style-name="Table2" table:template-name="Elegant">
        <table:table-column table:style-name="Table2.A"/>
        <table:table-column table:style-name="Table2.B"/>
        <table:table-row table:style-name="Table2.1">
          <table:table-cell table:style-name="Table2.A1" office:value-type="string">
            <text:h text:style-name="P120" text:outline-level="1">String</text:h>
          </table:table-cell>
          <table:table-cell table:style-name="Table2.A1" office:value-type="string">
            <text:h text:style-name="P120" text:outline-level="1">Description</text:h>
          </table:table-cell>
        </table:table-row>
        <table:table-row table:style-name="Table2.1">
          <table:table-cell table:style-name="Table2.A2" office:value-type="string">
            <text:h text:style-name="P5" text:outline-level="1">action$</text:h>
          </table:table-cell>
          <table:table-cell table:style-name="Table2.B2" office:value-type="string">
            <text:h text:style-name="P5" text:outline-level="1">Prompt Command (see prompt appendix)</text:h>
          </table:table-cell>
        </table:table-row>
        <table:table-row table:style-name="Table2.1">
          <table:table-cell table:style-name="Table2.A2" office:value-type="string">
            <text:p text:style-name="P159">aloc$</text:p>
          </table:table-cell>
          <table:table-cell table:style-name="Table2.B3" office:value-type="string">
            <text:p text:style-name="P159">Location of animation frames folder</text:p>
          </table:table-cell>
        </table:table-row>
        <table:table-row table:style-name="Table2.4">
          <table:table-cell table:style-name="Table2.A2" office:value-type="string">
            <text:p text:style-name="P159">anifile$</text:p>
          </table:table-cell>
          <table:table-cell table:style-name="Table2.B4" office:value-type="string">
            <text:p text:style-name="P159">Name of animation metadata file.</text:p>
          </table:table-cell>
        </table:table-row>
        <table:table-row table:style-name="Table2.4">
          <table:table-cell table:style-name="Table2.A2" office:value-type="string">
            <text:p text:style-name="P159">anisprite$</text:p>
          </table:table-cell>
          <table:table-cell table:style-name="Table2.B5" office:value-type="string">
            <text:p text:style-name="P159">Sprite being replaced by animation.</text:p>
          </table:table-cell>
        </table:table-row>
        <table:table-row table:style-name="Table2.4">
          <table:table-cell table:style-name="Table2.A2" office:value-type="string">
            <text:p text:style-name="P162">bannercharacter$</text:p>
          </table:table-cell>
          <table:table-cell table:style-name="Table2.B6" office:value-type="string">
            <text:p text:style-name="P162">Current character being printed to screen in text and choice banners.</text:p>
          </table:table-cell>
        </table:table-row>
        <table:table-row table:style-name="Table2.4">
          <table:table-cell table:style-name="Table2.A2" office:value-type="string">
            <text:p text:style-name="P163">bannertemp$</text:p>
          </table:table-cell>
          <table:table-cell table:style-name="Table2.B7" office:value-type="string">
            <text:p text:style-name="P163">Used to scour text banner values for any system variable requests.</text:p>
          </table:table-cell>
        </table:table-row>
        <table:table-row table:style-name="Table2.4">
          <table:table-cell table:style-name="Table2.A2" office:value-type="string">
            <text:p text:style-name="P159">centretext$</text:p>
          </table:table-cell>
          <table:table-cell table:style-name="Table2.B8" office:value-type="string">
            <text:p text:style-name="P159">Text to be centered</text:p>
          </table:table-cell>
        </table:table-row>
        <table:table-row table:style-name="Table2.9">
          <table:table-cell table:style-name="Table2.A2" office:value-type="string">
            <text:p text:style-name="P159">changelog$</text:p>
          </table:table-cell>
          <table:table-cell table:style-name="Table2.B9" office:value-type="string">
            <text:p text:style-name="P159">Name of game change log file for updater use.</text:p>
          </table:table-cell>
        </table:table-row>
        <table:table-row table:style-name="Table2.4">
          <table:table-cell table:style-name="Table2.A2" office:value-type="string">
            <text:p text:style-name="P164">choicebanner$</text:p>
          </table:table-cell>
          <table:table-cell table:style-name="Table2.B10" office:value-type="string">
            <text:p text:style-name="P164">Filename of choice banner for player choices</text:p>
          </table:table-cell>
        </table:table-row>
        <table:table-row table:style-name="Table2.1">
          <table:table-cell table:style-name="Table2.A2" office:value-type="string">
            <text:p text:style-name="P165">choicename$(no)</text:p>
          </table:table-cell>
          <table:table-cell table:style-name="Table2.B11" office:value-type="string">
            <text:p text:style-name="P165">Name of choice for player choices.</text:p>
          </table:table-cell>
        </table:table-row>
        <table:table-row table:style-name="Table2.4">
          <table:table-cell table:style-name="Table2.A2" office:value-type="string">
            <text:p text:style-name="P159">cn(number)$</text:p>
          </table:table-cell>
          <table:table-cell table:style-name="Table2.B12" office:value-type="string">
            <text:p text:style-name="P159">Name of terminal item.</text:p>
          </table:table-cell>
        </table:table-row>
        <table:table-row table:style-name="Table2.4">
          <table:table-cell table:style-name="Table2.A2" office:value-type="string">
            <text:h text:style-name="P5" text:outline-level="1">consolelog$</text:h>
          </table:table-cell>
          <table:table-cell table:style-name="Table2.B13" office:value-type="string">
            <text:h text:style-name="P5" text:outline-level="1">Location of console/error log… “data/consolelog.txt”</text:h>
          </table:table-cell>
        </table:table-row>
        <table:table-row table:style-name="Table2.4">
          <table:table-cell table:style-name="Table2.A2" office:value-type="string">
            <text:p text:style-name="P159">currencyname$</text:p>
          </table:table-cell>
          <table:table-cell table:style-name="Table2.B14" office:value-type="string">
            <text:p text:style-name="P159">Name of the currency used in the game</text:p>
          </table:table-cell>
        </table:table-row>
        <table:table-row table:style-name="Table2.1">
          <table:table-cell table:style-name="Table2.A2" office:value-type="string">
            <text:h text:style-name="P5" text:outline-level="1">currentmusic$</text:h>
          </table:table-cell>
          <table:table-cell table:style-name="Table2.B15" office:value-type="string">
            <text:h text:style-name="P5" text:outline-level="1">Name of music file currently playing</text:h>
          </table:table-cell>
        </table:table-row>
        <table:table-row table:style-name="Table2.4">
          <table:table-cell table:style-name="Table2.A2" office:value-type="string">
            <text:p text:style-name="P159">currentpocketshort$</text:p>
          </table:table-cell>
          <table:table-cell table:style-name="Table2.B16" office:value-type="string">
            <text:p text:style-name="P159">Short identifier name for current pocket item</text:p>
          </table:table-cell>
        </table:table-row>
        <table:table-row table:style-name="Table2.4">
          <table:table-cell table:style-name="Table2.A2" office:value-type="string">
            <text:p text:style-name="P159">datafolder$</text:p>
          </table:table-cell>
          <table:table-cell table:style-name="Table2.B17" office:value-type="string">
            <text:p text:style-name="P159">Name of game data folder for updater use.</text:p>
          </table:table-cell>
        </table:table-row>
        <table:table-row table:style-name="Table2.1">
          <table:table-cell table:style-name="Table2.A2" office:value-type="string">
            <text:p text:style-name="P159">devlogo$</text:p>
          </table:table-cell>
          <table:table-cell table:style-name="Table2.B18" office:value-type="string">
            <text:p text:style-name="P159">Name of developer logo graphic.</text:p>
          </table:table-cell>
        </table:table-row>
        <table:table-row table:style-name="Table2.4">
          <table:table-cell table:style-name="Table2.A2" office:value-type="string">
            <text:h text:style-name="P5" text:outline-level="1">dloc$</text:h>
          </table:table-cell>
          <table:table-cell table:style-name="Table2.B19" office:value-type="string">
            <text:h text:style-name="P5" text:outline-level="1">Location of main metadata folder</text:h>
          </table:table-cell>
        </table:table-row>
        <table:table-row table:style-name="Table2.4">
          <table:table-cell table:style-name="Table2.A2" office:value-type="string">
            <text:p text:style-name="P167">downloadicon$</text:p>
          </table:table-cell>
          <table:table-cell table:style-name="Table2.B20" office:value-type="string">
            <text:p text:style-name="P167">Filename of download icon</text:p>
          </table:table-cell>
        </table:table-row>
        <table:table-row table:style-name="Table2.1">
          <table:table-cell table:style-name="Table2.A2" office:value-type="string">
            <text:p text:style-name="P159">downloadlink$</text:p>
          </table:table-cell>
          <table:table-cell table:style-name="Table2.B21" office:value-type="string">
            <text:p text:style-name="P159">Download link for update files.</text:p>
          </table:table-cell>
        </table:table-row>
        <table:table-row table:style-name="Table2.9">
          <table:table-cell table:style-name="Table2.A2" office:value-type="string">
            <text:p text:style-name="P168">emptypockets$</text:p>
          </table:table-cell>
          <table:table-cell table:style-name="Table2.B22" office:value-type="string">
            <text:p text:style-name="P168">Speech the mainplayer says when you have nothing in your pockets.</text:p>
          </table:table-cell>
        </table:table-row>
        <table:table-row table:style-name="Table2.9">
          <table:table-cell table:style-name="Table2.A2" office:value-type="string">
            <text:p text:style-name="P159">engineversionno$</text:p>
          </table:table-cell>
          <table:table-cell table:style-name="Table2.B23" office:value-type="string">
            <text:p text:style-name="P159">Build version number for engine.</text:p>
          </table:table-cell>
        </table:table-row>
        <table:table-row table:style-name="Table2.4">
          <table:table-cell table:style-name="Table2.A2" office:value-type="string">
            <text:h text:style-name="P5" text:outline-level="1">errdescription$</text:h>
          </table:table-cell>
          <table:table-cell table:style-name="Table2.B24"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B25" office:value-type="string">
            <text:h text:style-name="P5" text:outline-level="1">Extra data for console event</text:h>
          </table:table-cell>
        </table:table-row>
        <table:table-row table:style-name="Table2.4">
          <table:table-cell table:style-name="Table2.A2" office:value-type="string">
            <text:h text:style-name="P5" text:outline-level="1">eventtitle$</text:h>
          </table:table-cell>
          <table:table-cell table:style-name="Table2.B26" office:value-type="string">
            <text:h text:style-name="P5" text:outline-level="1">Title of console event</text:h>
          </table:table-cell>
        </table:table-row>
        <table:table-row table:style-name="Table2.9">
          <table:table-cell table:style-name="Table2.A2" office:value-type="string">
            <text:p text:style-name="P169">filename$</text:p>
          </table:table-cell>
          <table:table-cell table:style-name="Table2.B27" office:value-type="string">
            <text:p text:style-name="P169">Name of executable file.</text:p>
          </table:table-cell>
        </table:table-row>
        <table:table-row table:style-name="Table2.4">
          <table:table-cell table:style-name="Table2.A2" office:value-type="string">
            <text:h text:style-name="P5" text:outline-level="1">floc$</text:h>
          </table:table-cell>
          <table:table-cell table:style-name="Table2.B28"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B29" office:value-type="string">
            <text:h text:style-name="P5" text:outline-level="1">Name of <text:s/>font (including ext)</text:h>
          </table:table-cell>
        </table:table-row>
        <table:table-row table:style-name="Table2.4">
          <table:table-cell table:style-name="Table2.A2" office:value-type="string">
            <text:h text:style-name="P5" text:outline-level="1">fontstyle$</text:h>
          </table:table-cell>
          <table:table-cell table:style-name="Table2.B30" office:value-type="string">
            <text:h text:style-name="P5" text:outline-level="1">Defines font style can equal “BOLD” “ITALICS” or “UNDERLINED” <text:span text:style-name="T12">or nothing</text:span></text:h>
          </table:table-cell>
        </table:table-row>
        <text:soft-page-break/>
        <table:table-row table:style-name="Table2.4">
          <table:table-cell table:style-name="Table2.A2" office:value-type="string">
            <text:p text:style-name="P159">giveaction$</text:p>
          </table:table-cell>
          <table:table-cell table:style-name="Table2.B31" office:value-type="string">
            <text:p text:style-name="P159">Text displayed for “GIVE” action in pockets.</text:p>
          </table:table-cell>
        </table:table-row>
        <table:table-row table:style-name="Table2.1">
          <table:table-cell table:style-name="Table2.A2" office:value-type="string">
            <text:p text:style-name="P159">giveitem$</text:p>
          </table:table-cell>
          <table:table-cell table:style-name="Table2.B32" office:value-type="string">
            <text:p text:style-name="P159">Name of item to be given to main player</text:p>
          </table:table-cell>
        </table:table-row>
        <table:table-row table:style-name="Table2.1">
          <table:table-cell table:style-name="Table2.A2" office:value-type="string">
            <text:p text:style-name="P170">hardbuild$</text:p>
          </table:table-cell>
          <table:table-cell table:style-name="Table2.B33" office:value-type="string">
            <text:p text:style-name="P170">Hard coded engine version number to compare with metadata.</text:p>
          </table:table-cell>
        </table:table-row>
        <table:table-row table:style-name="Table2.1">
          <table:table-cell table:style-name="Table2.A2" office:value-type="string">
            <text:p text:style-name="P171">hideitem$</text:p>
          </table:table-cell>
          <table:table-cell table:style-name="Table2.B34" office:value-type="string">
            <text:p text:style-name="P171">Name of proposed pocket item to hide.</text:p>
          </table:table-cell>
        </table:table-row>
        <table:table-row table:style-name="Table2.4">
          <table:table-cell table:style-name="Table2.A2" office:value-type="string">
            <text:p text:style-name="P159">ifgone$</text:p>
          </table:table-cell>
          <table:table-cell table:style-name="Table2.B35" office:value-type="string">
            <text:p text:style-name="P159">Pocket item engine is to check if marked “gone forever”.</text:p>
          </table:table-cell>
        </table:table-row>
        <table:table-row table:style-name="Table2.9">
          <table:table-cell table:style-name="Table2.A2" office:value-type="string">
            <text:p text:style-name="P159">ifholding$</text:p>
          </table:table-cell>
          <table:table-cell table:style-name="Table2.B36" office:value-type="string">
            <text:p text:style-name="P159">Checks is mainplayer is holding an item</text:p>
          </table:table-cell>
        </table:table-row>
        <table:table-row table:style-name="Table2.4">
          <table:table-cell table:style-name="Table2.A2" office:value-type="string">
            <text:p text:style-name="P159">ifmodel$</text:p>
          </table:table-cell>
          <table:table-cell table:style-name="Table2.B37" office:value-type="string">
            <text:p text:style-name="P159">Character model to check.</text:p>
          </table:table-cell>
        </table:table-row>
        <table:table-row table:style-name="Table2.4">
          <table:table-cell table:style-name="Table2.A2" office:value-type="string">
            <text:p text:style-name="P159">ifpocket$</text:p>
          </table:table-cell>
          <table:table-cell table:style-name="Table2.B38" office:value-type="string">
            <text:p text:style-name="P159">Checks pocket for item</text:p>
          </table:table-cell>
        </table:table-row>
        <table:table-row table:style-name="Table2.4">
          <table:table-cell table:style-name="Table2.A2" office:value-type="string">
            <text:p text:style-name="P172">lastconsoleline$</text:p>
          </table:table-cell>
          <table:table-cell table:style-name="Table2.B39" office:value-type="string">
            <text:p text:style-name="P172">Last line sent to the console printer.</text:p>
          </table:table-cell>
        </table:table-row>
        <table:table-row table:style-name="Table2.1">
          <table:table-cell table:style-name="Table2.A2" office:value-type="string">
            <text:p text:style-name="P159">lnxexe$</text:p>
          </table:table-cell>
          <table:table-cell table:style-name="Table2.B40" office:value-type="string">
            <text:p text:style-name="P159">Name of game Linux executable for updater use.</text:p>
          </table:table-cell>
        </table:table-row>
        <table:table-row table:style-name="Table2.1">
          <table:table-cell table:style-name="Table2.A2" office:value-type="string">
            <text:p text:style-name="P159">loadbar$</text:p>
          </table:table-cell>
          <table:table-cell table:style-name="Table2.B41" office:value-type="string">
            <text:p text:style-name="P159">Name of loading bar graphic file.</text:p>
          </table:table-cell>
        </table:table-row>
        <table:table-row table:style-name="Table2.1">
          <table:table-cell table:style-name="Table2.A2" office:value-type="string">
            <text:p text:style-name="P159">loadicon$</text:p>
          </table:table-cell>
          <table:table-cell table:style-name="Table2.B42" office:value-type="string">
            <text:p text:style-name="P159">Filename of load icon.</text:p>
          </table:table-cell>
        </table:table-row>
        <table:table-row table:style-name="Table2.1">
          <table:table-cell table:style-name="Table2.A2" office:value-type="string">
            <text:p text:style-name="P159">lookaction$</text:p>
          </table:table-cell>
          <table:table-cell table:style-name="Table2.B43" office:value-type="string">
            <text:p text:style-name="P159">Text displayed for “LOOK” action in pockets.</text:p>
          </table:table-cell>
        </table:table-row>
        <table:table-row table:style-name="Table2.4">
          <table:table-cell table:style-name="Table2.A2" office:value-type="string">
            <text:p text:style-name="P189">mainplayerlongname$</text:p>
          </table:table-cell>
          <table:table-cell table:style-name="Table2.B44" office:value-type="string">
            <text:p text:style-name="P189">Long name of main player</text:p>
          </table:table-cell>
        </table:table-row>
        <table:table-row table:style-name="Table2.1">
          <table:table-cell table:style-name="Table2.A2" office:value-type="string">
            <text:p text:style-name="P159">manual$</text:p>
          </table:table-cell>
          <table:table-cell table:style-name="Table2.B45" office:value-type="string">
            <text:p text:style-name="P159">Name of game manual for updater use.</text:p>
          </table:table-cell>
        </table:table-row>
        <table:table-row table:style-name="Table2.9">
          <table:table-cell table:style-name="Table2.A2" office:value-type="string">
            <text:h text:style-name="P5" text:outline-level="1">mapdir$</text:h>
          </table:table-cell>
          <table:table-cell table:style-name="Table2.B46" office:value-type="string">
            <text:h text:style-name="P5" text:outline-level="1">Name of current map directory</text:h>
          </table:table-cell>
        </table:table-row>
        <table:table-row table:style-name="Table2.1">
          <table:table-cell table:style-name="Table2.A2" office:value-type="string">
            <text:h text:style-name="P5" text:outline-level="1">mapfile$</text:h>
          </table:table-cell>
          <table:table-cell table:style-name="Table2.B47" office:value-type="string">
            <text:h text:style-name="P5" text:outline-level="1">Name of current map file</text:h>
          </table:table-cell>
        </table:table-row>
        <table:table-row table:style-name="Table2.1">
          <table:table-cell table:style-name="Table2.A2" office:value-type="string">
            <text:h text:style-name="P5" text:outline-level="1">mapname$</text:h>
          </table:table-cell>
          <table:table-cell table:style-name="Table2.B48" office:value-type="string">
            <text:h text:style-name="P5" text:outline-level="1">Name of current map</text:h>
          </table:table-cell>
        </table:table-row>
        <table:table-row table:style-name="Table2.1">
          <table:table-cell table:style-name="Table2.A2" office:value-type="string">
            <text:p text:style-name="P173">mapscriptdir$</text:p>
          </table:table-cell>
          <table:table-cell table:style-name="Table2.B49" office:value-type="string">
            <text:p text:style-name="P173">Name of script folder</text:p>
          </table:table-cell>
        </table:table-row>
        <table:table-row table:style-name="Table2.9">
          <table:table-cell table:style-name="Table2.A2" office:value-type="string">
            <text:p text:style-name="P159">menu$</text:p>
          </table:table-cell>
          <table:table-cell table:style-name="Table2.B50" office:value-type="string">
            <text:p text:style-name="P159">Name of menu file to be read</text:p>
          </table:table-cell>
        </table:table-row>
        <table:table-row table:style-name="Table2.1">
          <table:table-cell table:style-name="Table2.A2" office:value-type="string">
            <text:p text:style-name="P159">menubackdrop$</text:p>
          </table:table-cell>
          <table:table-cell table:style-name="Table2.B51" office:value-type="string">
            <text:p text:style-name="P159">Name of image used for main menu background.</text:p>
          </table:table-cell>
        </table:table-row>
        <table:table-row table:style-name="Table2.1">
          <table:table-cell table:style-name="Table2.A2" office:value-type="string">
            <text:p text:style-name="P159">menuchoice(no)$</text:p>
          </table:table-cell>
          <table:table-cell table:style-name="Table2.B52" office:value-type="string">
            <text:p text:style-name="P159">Name of choice in menu.</text:p>
          </table:table-cell>
        </table:table-row>
        <table:table-row table:style-name="Table2.4">
          <table:table-cell table:style-name="Table2.A2" office:value-type="string">
            <text:p text:style-name="P159">menucommand(no)$</text:p>
          </table:table-cell>
          <table:table-cell table:style-name="Table2.B53" office:value-type="string">
            <text:p text:style-name="P159">Name of command in menu</text:p>
          </table:table-cell>
        </table:table-row>
        <table:table-row table:style-name="Table2.1">
          <table:table-cell table:style-name="Table2.A2" office:value-type="string">
            <text:p text:style-name="P159">menumusic$</text:p>
          </table:table-cell>
          <table:table-cell table:style-name="Table2.B54" office:value-type="string">
            <text:p text:style-name="P159">Name of music slot for menu</text:p>
          </table:table-cell>
        </table:table-row>
        <table:table-row table:style-name="Table2.4">
          <table:table-cell table:style-name="Table2.A2" office:value-type="string">
            <text:h text:style-name="P5" text:outline-level="1">mloc$</text:h>
          </table:table-cell>
          <table:table-cell table:style-name="Table2.B55" office:value-type="string">
            <text:h text:style-name="P5" text:outline-level="1">Location of map metadata folder</text:h>
          </table:table-cell>
        </table:table-row>
        <table:table-row table:style-name="Table2.1">
          <table:table-cell table:style-name="Table2.A2" office:value-type="string">
            <text:p text:style-name="P174">moddingname$</text:p>
          </table:table-cell>
          <table:table-cell table:style-name="Table2.B56" office:value-type="string">
            <text:p text:style-name="P174">What the engine refers to mods as. (ie. could be set as something like DLC or expansions)</text:p>
          </table:table-cell>
        </table:table-row>
        <table:table-row table:style-name="Table2.4">
          <table:table-cell table:style-name="Table2.A2" office:value-type="string">
            <text:p text:style-name="P175">modloadprompt$</text:p>
          </table:table-cell>
          <table:table-cell table:style-name="Table2.B57" office:value-type="string">
            <text:p text:style-name="P175">Text that displays before loading a mod.</text:p>
          </table:table-cell>
        </table:table-row>
        <table:table-row table:style-name="Table2.4">
          <table:table-cell table:style-name="Table2.A2" office:value-type="string">
            <text:p text:style-name="P176">modmenubackdrop$</text:p>
          </table:table-cell>
          <table:table-cell table:style-name="Table2.B58" office:value-type="string">
            <text:p text:style-name="P176">Filename of mod menu backdrop</text:p>
          </table:table-cell>
        </table:table-row>
        <table:table-row table:style-name="Table2.1">
          <table:table-cell table:style-name="Table2.A2" office:value-type="string">
            <text:p text:style-name="P177">mod<text:span text:style-name="T15">name</text:span>$</text:p>
          </table:table-cell>
          <table:table-cell table:style-name="Table2.B59" office:value-type="string">
            <text:p text:style-name="P177">Name of <text:span text:style-name="T15">mod that is running.</text:span></text:p>
          </table:table-cell>
        </table:table-row>
        <table:table-row table:style-name="Table2.60">
          <table:table-cell table:style-name="Table2.A2" office:value-type="string">
            <text:h text:style-name="P5" text:outline-level="1">mplayermodel$</text:h>
          </table:table-cell>
          <table:table-cell table:style-name="Table2.B60" office:value-type="string">
            <text:h text:style-name="P5" text:outline-level="1">Name of character that player controls</text:h>
          </table:table-cell>
        </table:table-row>
        <table:table-row table:style-name="Table2.4">
          <table:table-cell table:style-name="Table2.A2" office:value-type="string">
            <text:h text:style-name="P5" text:outline-level="1">museloc$</text:h>
          </table:table-cell>
          <table:table-cell table:style-name="Table2.B61" office:value-type="string">
            <text:h text:style-name="P5" text:outline-level="1">Location of music metadata folder</text:h>
          </table:table-cell>
        </table:table-row>
        <table:table-row table:style-name="Table2.4">
          <table:table-cell table:style-name="Table2.A2" office:value-type="string">
            <text:h text:style-name="P5" text:outline-level="1">musicfile$</text:h>
          </table:table-cell>
          <table:table-cell table:style-name="Table2.B62" office:value-type="string">
            <text:h text:style-name="P5" text:outline-level="1">Name of music file being loaded</text:h>
          </table:table-cell>
        </table:table-row>
        <table:table-row table:style-name="Table2.1">
          <table:table-cell table:style-name="Table2.A2" office:value-type="string">
            <text:p text:style-name="P159">newversionno$</text:p>
          </table:table-cell>
          <table:table-cell table:style-name="Table2.B63" office:value-type="string">
            <text:p text:style-name="P159">Version number of potential new update.</text:p>
          </table:table-cell>
        </table:table-row>
        <text:soft-page-break/>
        <table:table-row table:style-name="Table2.4">
          <table:table-cell table:style-name="Table2.A2" office:value-type="string">
            <text:p text:style-name="P166">nospeedrunfilesprompt$</text:p>
          </table:table-cell>
          <table:table-cell table:style-name="Table2.B64" office:value-type="string">
            <text:p text:style-name="P166">Tells player that no speedrun files were found.</text:p>
          </table:table-cell>
        </table:table-row>
        <table:table-row table:style-name="Table2.4">
          <table:table-cell table:style-name="Table2.A2" office:value-type="string">
            <text:p text:style-name="P178">objectlongname(no)$</text:p>
          </table:table-cell>
          <table:table-cell table:style-name="Table2.B65" office:value-type="string">
            <text:p text:style-name="P178">Used to tell engine what the name of the object is, no shortening or weird code names.</text:p>
          </table:table-cell>
        </table:table-row>
        <table:table-row table:style-name="Table2.4">
          <table:table-cell table:style-name="Table2.A2" office:value-type="string">
            <text:h text:style-name="P5" text:outline-level="1">objectname(no)$</text:h>
          </table:table-cell>
          <table:table-cell table:style-name="Table2.B66" office:value-type="string">
            <text:h text:style-name="P5" text:outline-level="1">Name of object</text:h>
          </table:table-cell>
        </table:table-row>
        <table:table-row table:style-name="Table2.4">
          <table:table-cell table:style-name="Table2.A2" office:value-type="string">
            <text:p text:style-name="P159">objecttype$</text:p>
          </table:table-cell>
          <table:table-cell table:style-name="Table2.B67" office:value-type="string">
            <text:p text:style-name="P159">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B68"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B69"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B70" office:value-type="string">
            <text:h text:style-name="P5" text:outline-level="1">Name of old music file previously played</text:h>
          </table:table-cell>
        </table:table-row>
        <table:table-row table:style-name="Table2.60">
          <table:table-cell table:style-name="Table2.A2" office:value-type="string">
            <text:p text:style-name="P179">oldsavename$</text:p>
          </table:table-cell>
          <table:table-cell table:style-name="Table2.B71" office:value-type="string">
            <text:p text:style-name="P179">Display name for old saves.</text:p>
          </table:table-cell>
        </table:table-row>
        <table:table-row table:style-name="Table2.9">
          <table:table-cell table:style-name="Table2.A2" office:value-type="string">
            <text:h text:style-name="P5" text:outline-level="1">oloc$</text:h>
          </table:table-cell>
          <table:table-cell table:style-name="Table2.B72" office:value-type="string">
            <text:h text:style-name="P5" text:outline-level="1">Location of map objects folder</text:h>
          </table:table-cell>
        </table:table-row>
        <table:table-row table:style-name="Table2.9">
          <table:table-cell table:style-name="Table2.A2" office:value-type="string">
            <text:p text:style-name="P159">parentdir$</text:p>
          </table:table-cell>
          <table:table-cell table:style-name="Table2.B73" office:value-type="string">
            <text:p text:style-name="P159">Previous terminal metadata file (for if you’re in a directory)</text:p>
          </table:table-cell>
        </table:table-row>
        <table:table-row table:style-name="Table2.9">
          <table:table-cell table:style-name="Table2.A2" office:value-type="string">
            <text:p text:style-name="P189">playerlongname$(no)</text:p>
          </table:table-cell>
          <table:table-cell table:style-name="Table2.B74" office:value-type="string">
            <text:p text:style-name="P189">Long name of player or NPC</text:p>
          </table:table-cell>
        </table:table-row>
        <table:table-row table:style-name="Table2.9">
          <table:table-cell table:style-name="Table2.A2" office:value-type="string">
            <text:h text:style-name="P5" text:outline-level="1">playmusic$</text:h>
          </table:table-cell>
          <table:table-cell table:style-name="Table2.B75"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B76" office:value-type="string">
            <text:h text:style-name="P5" text:outline-level="1">Name of proposed sound effect to be played</text:h>
          </table:table-cell>
        </table:table-row>
        <table:table-row table:style-name="Table2.9">
          <table:table-cell table:style-name="Table2.A2" office:value-type="string">
            <text:h text:style-name="P5" text:outline-level="1">ploc$</text:h>
          </table:table-cell>
          <table:table-cell table:style-name="Table2.B77" office:value-type="string">
            <text:h text:style-name="P5" text:outline-level="1">Location of player metadata folder</text:h>
          </table:table-cell>
        </table:table-row>
        <table:table-row table:style-name="Table2.9">
          <table:table-cell table:style-name="Table2.A2" office:value-type="string">
            <text:p text:style-name="P159">pocketarrowleft$</text:p>
          </table:table-cell>
          <table:table-cell table:style-name="Table2.B78" office:value-type="string">
            <text:p text:style-name="P159">Name of left arrow pocket sprite (dormant)</text:p>
          </table:table-cell>
        </table:table-row>
        <table:table-row table:style-name="Table2.9">
          <table:table-cell table:style-name="Table2.A2" office:value-type="string">
            <text:p text:style-name="P159">pocketarrowright$</text:p>
          </table:table-cell>
          <table:table-cell table:style-name="Table2.B79" office:value-type="string">
            <text:p text:style-name="P159">Name of right arrow pocket sprite (dormant)</text:p>
          </table:table-cell>
        </table:table-row>
        <table:table-row table:style-name="Table2.9">
          <table:table-cell table:style-name="Table2.A2" office:value-type="string">
            <text:p text:style-name="P159">pocketarrowselectleft$</text:p>
          </table:table-cell>
          <table:table-cell table:style-name="Table2.B80" office:value-type="string">
            <text:p text:style-name="P159">Name of left arrow pocket sprite (selected)</text:p>
          </table:table-cell>
        </table:table-row>
        <table:table-row table:style-name="Table2.9">
          <table:table-cell table:style-name="Table2.A2" office:value-type="string">
            <text:p text:style-name="P159">pocketarrowselectright$</text:p>
          </table:table-cell>
          <table:table-cell table:style-name="Table2.B81" office:value-type="string">
            <text:p text:style-name="P159">Name of right arrow pocket sprite (selected)</text:p>
          </table:table-cell>
        </table:table-row>
        <table:table-row table:style-name="Table2.9">
          <table:table-cell table:style-name="Table2.A2" office:value-type="string">
            <text:p text:style-name="P159">pocketarrowunavailableleft$</text:p>
          </table:table-cell>
          <table:table-cell table:style-name="Table2.B82" office:value-type="string">
            <text:p text:style-name="P159">Name of left pocket arrow sprite (unavailable)</text:p>
          </table:table-cell>
        </table:table-row>
        <table:table-row table:style-name="Table2.9">
          <table:table-cell table:style-name="Table2.A2" office:value-type="string">
            <text:p text:style-name="P159">pocketarrowunavailableright$</text:p>
          </table:table-cell>
          <table:table-cell table:style-name="Table2.B83" office:value-type="string">
            <text:p text:style-name="P159">Name of right pocket arrow sprite (unavailable)</text:p>
          </table:table-cell>
        </table:table-row>
        <table:table-row table:style-name="Table2.9">
          <table:table-cell table:style-name="Table2.A2" office:value-type="string">
            <text:p text:style-name="P159">pocketbanner$</text:p>
          </table:table-cell>
          <table:table-cell table:style-name="Table2.B84" office:value-type="string">
            <text:p text:style-name="P159">Name of pocket banner sprite </text:p>
          </table:table-cell>
        </table:table-row>
        <table:table-row table:style-name="Table2.9">
          <table:table-cell table:style-name="Table2.A2" office:value-type="string">
            <text:p text:style-name="P159">pocketdisplaydescription$</text:p>
          </table:table-cell>
          <table:table-cell table:style-name="Table2.B85" office:value-type="string">
            <text:p text:style-name="P159">Description of item being displayed in pockets</text:p>
          </table:table-cell>
        </table:table-row>
        <table:table-row table:style-name="Table2.9">
          <table:table-cell table:style-name="Table2.A2" office:value-type="string">
            <text:p text:style-name="P159">pocketdisplayname$</text:p>
          </table:table-cell>
          <table:table-cell table:style-name="Table2.B86" office:value-type="string">
            <text:p text:style-name="P159">Name of item being displayed in pockets</text:p>
          </table:table-cell>
        </table:table-row>
        <text:soft-page-break/>
        <table:table-row table:style-name="Table2.9">
          <table:table-cell table:style-name="Table2.A2" office:value-type="string">
            <text:p text:style-name="P159">pocketfile$</text:p>
          </table:table-cell>
          <table:table-cell table:style-name="Table2.B87" office:value-type="string">
            <text:p text:style-name="P159">Name of pocket sprite to be loaded or unloaded</text:p>
          </table:table-cell>
        </table:table-row>
        <table:table-row table:style-name="Table2.9">
          <table:table-cell table:style-name="Table2.A2" office:value-type="string">
            <text:p text:style-name="P159">pockethudimage$</text:p>
          </table:table-cell>
          <table:table-cell table:style-name="Table2.B88" office:value-type="string">
            <text:p text:style-name="P159">Name used for image used for pockets.</text:p>
          </table:table-cell>
        </table:table-row>
        <table:table-row table:style-name="Table2.9">
          <table:table-cell table:style-name="Table2.A2" office:value-type="string">
            <text:p text:style-name="P159">pocketloc$</text:p>
          </table:table-cell>
          <table:table-cell table:style-name="Table2.B89" office:value-type="string">
            <text:p text:style-name="P159">Location of pocket metadata folder</text:p>
          </table:table-cell>
        </table:table-row>
        <table:table-row table:style-name="Table2.9">
          <table:table-cell table:style-name="Table2.A2" office:value-type="string">
            <text:p text:style-name="P159">pocketname(no)$</text:p>
          </table:table-cell>
          <table:table-cell table:style-name="Table2.B90" office:value-type="string">
            <text:p text:style-name="P159">Name of pocket item</text:p>
          </table:table-cell>
        </table:table-row>
        <table:table-row table:style-name="Table2.9">
          <table:table-cell table:style-name="Table2.A2" office:value-type="string">
            <text:p text:style-name="P159">pocketselect$</text:p>
          </table:table-cell>
          <table:table-cell table:style-name="Table2.B91" office:value-type="string">
            <text:p text:style-name="P159">Name of pocket select sprite</text:p>
          </table:table-cell>
        </table:table-row>
        <table:table-row table:style-name="Table2.9">
          <table:table-cell table:style-name="Table2.A2" office:value-type="string">
            <text:p text:style-name="P159">pocketshort(no)$</text:p>
          </table:table-cell>
          <table:table-cell table:style-name="Table2.B92" office:value-type="string">
            <text:p text:style-name="P159">Short identifier name for pocket item</text:p>
          </table:table-cell>
        </table:table-row>
        <table:table-row table:style-name="Table2.9">
          <table:table-cell table:style-name="Table2.A2" office:value-type="string">
            <text:h text:style-name="P5" text:outline-level="1">prompt$</text:h>
          </table:table-cell>
          <table:table-cell table:style-name="Table2.B93"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B94" office:value-type="string">
            <text:h text:style-name="P5" text:outline-level="1">Name of object or player that engine is checking collision for.</text:h>
          </table:table-cell>
        </table:table-row>
        <table:table-row table:style-name="Table2.9">
          <table:table-cell table:style-name="Table2.A2" office:value-type="string">
            <text:p text:style-name="P159">readme$</text:p>
          </table:table-cell>
          <table:table-cell table:style-name="Table2.B95" office:value-type="string">
            <text:p text:style-name="P159">Name of game readme file for updater use.</text:p>
          </table:table-cell>
        </table:table-row>
        <table:table-row table:style-name="Table2.9">
          <table:table-cell table:style-name="Table2.A2" office:value-type="string">
            <text:p text:style-name="P176">restoremenubackdrop$</text:p>
          </table:table-cell>
          <table:table-cell table:style-name="Table2.B96" office:value-type="string">
            <text:p text:style-name="P176">Filename of restore save menu backdrop</text:p>
          </table:table-cell>
        </table:table-row>
        <table:table-row table:style-name="Table2.9">
          <table:table-cell table:style-name="Table2.A2" office:value-type="string">
            <text:h text:style-name="P5" text:outline-level="1">ros$</text:h>
          </table:table-cell>
          <table:table-cell table:style-name="Table2.B97" office:value-type="string">
            <text:h text:style-name="P5" text:outline-level="1">Client Operating System. Either “win” or “lnx”</text:h>
          </table:table-cell>
        </table:table-row>
        <table:table-row table:style-name="Table2.9">
          <table:table-cell table:style-name="Table2.A2" office:value-type="string">
            <text:p text:style-name="P159">runterminal$</text:p>
          </table:table-cell>
          <table:table-cell table:style-name="Table2.B98" office:value-type="string">
            <text:p text:style-name="P159">Name of terminal file to be run</text:p>
          </table:table-cell>
        </table:table-row>
        <table:table-row table:style-name="Table2.9">
          <table:table-cell table:style-name="Table2.A2" office:value-type="string">
            <text:p text:style-name="P180">saveicon$</text:p>
          </table:table-cell>
          <table:table-cell table:style-name="Table2.B99" office:value-type="string">
            <text:p text:style-name="P180">Filename of save icon</text:p>
          </table:table-cell>
        </table:table-row>
        <table:table-row table:style-name="Table2.9">
          <table:table-cell table:style-name="Table2.A2" office:value-type="string">
            <text:p text:style-name="P159">scriptimage$</text:p>
          </table:table-cell>
          <table:table-cell table:style-name="Table2.B100" office:value-type="string">
            <text:p text:style-name="P159">Name for image used to notify player script is running.</text:p>
          </table:table-cell>
        </table:table-row>
        <table:table-row table:style-name="Table2.9">
          <table:table-cell table:style-name="Table2.A2" office:value-type="string">
            <text:h text:style-name="P5" text:outline-level="1">scriptline$</text:h>
          </table:table-cell>
          <table:table-cell table:style-name="Table2.B101"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B10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B103" office:value-type="string">
            <text:h text:style-name="P5" text:outline-level="1">Used to tell engine what the filename of the script is.</text:h>
          </table:table-cell>
        </table:table-row>
        <table:table-row table:style-name="Table2.9">
          <table:table-cell table:style-name="Table2.A2" office:value-type="string">
            <text:p text:style-name="P181">scripttimername$</text:p>
          </table:table-cell>
          <table:table-cell table:style-name="Table2.B104" office:value-type="string">
            <text:p text:style-name="P181">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B105"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B106" office:value-type="string">
            <text:h text:style-name="P5" text:outline-level="1">Name of object or player that has collided with mainplayer</text:h>
          </table:table-cell>
        </table:table-row>
        <table:table-row table:style-name="Table2.9">
          <table:table-cell table:style-name="Table2.A2" office:value-type="string">
            <text:p text:style-name="P182">selectobjectlong$</text:p>
          </table:table-cell>
          <table:table-cell table:style-name="Table2.B107" office:value-type="string">
            <text:p text:style-name="P182">Long name of the selected object.</text:p>
          </table:table-cell>
        </table:table-row>
        <table:table-row table:style-name="Table2.9">
          <table:table-cell table:style-name="Table2.A2" office:value-type="string">
            <text:h text:style-name="P5" text:outline-level="1">sfxfile$</text:h>
          </table:table-cell>
          <table:table-cell table:style-name="Table2.B108"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B109" office:value-type="string">
            <text:h text:style-name="P5" text:outline-level="1">Location of sound effects files</text:h>
          </table:table-cell>
        </table:table-row>
        <table:table-row table:style-name="Table2.9">
          <table:table-cell table:style-name="Table2.A2" office:value-type="string">
            <text:p text:style-name="P159">showimage$</text:p>
          </table:table-cell>
          <table:table-cell table:style-name="Table2.B110" office:value-type="string">
            <text:p text:style-name="P159">Name of image to be displayed on screen.</text:p>
          </table:table-cell>
        </table:table-row>
        <text:soft-page-break/>
        <table:table-row table:style-name="Table2.9">
          <table:table-cell table:style-name="Table2.A2" office:value-type="string">
            <text:p text:style-name="P171">showitem$</text:p>
          </table:table-cell>
          <table:table-cell table:style-name="Table2.B111" office:value-type="string">
            <text:p text:style-name="P171">Name of proposed pocket item to show.</text:p>
          </table:table-cell>
        </table:table-row>
        <table:table-row table:style-name="Table2.9">
          <table:table-cell table:style-name="Table2.A2" office:value-type="string">
            <text:h text:style-name="P5" text:outline-level="1">sloc$</text:h>
          </table:table-cell>
          <table:table-cell table:style-name="Table2.B112" office:value-type="string">
            <text:h text:style-name="P5" text:outline-level="1">Location of player saves metadata folder</text:h>
          </table:table-cell>
        </table:table-row>
        <table:table-row table:style-name="Table2.9">
          <table:table-cell table:style-name="Table2.A2" office:value-type="string">
            <text:p text:style-name="P159">source$</text:p>
          </table:table-cell>
          <table:table-cell table:style-name="Table2.B113" office:value-type="string">
            <text:p text:style-name="P159">Name of game source code for updater use.</text:p>
          </table:table-cell>
        </table:table-row>
        <table:table-row table:style-name="Table2.9">
          <table:table-cell table:style-name="Table2.A2" office:value-type="string">
            <text:p text:style-name="P183">spoofoption1$</text:p>
          </table:table-cell>
          <table:table-cell table:style-name="Table2.B114" office:value-type="string">
            <text:p text:style-name="P183">Spoof option 1</text:p>
          </table:table-cell>
        </table:table-row>
        <table:table-row table:style-name="Table2.9">
          <table:table-cell table:style-name="Table2.A2" office:value-type="string">
            <text:p text:style-name="P184">spoofoption1result$</text:p>
          </table:table-cell>
          <table:table-cell table:style-name="Table2.B115" office:value-type="string">
            <text:p text:style-name="P184">Text result of selecting spoof option 1</text:p>
          </table:table-cell>
        </table:table-row>
        <table:table-row table:style-name="Table2.9">
          <table:table-cell table:style-name="Table2.A2" office:value-type="string">
            <text:p text:style-name="P183">spoofoption2$</text:p>
          </table:table-cell>
          <table:table-cell table:style-name="Table2.B116" office:value-type="string">
            <text:p text:style-name="P183">Spoof option 2</text:p>
          </table:table-cell>
        </table:table-row>
        <table:table-row table:style-name="Table2.9">
          <table:table-cell table:style-name="Table2.A2" office:value-type="string">
            <text:p text:style-name="P184">spoofoption2result$</text:p>
          </table:table-cell>
          <table:table-cell table:style-name="Table2.B117" office:value-type="string">
            <text:p text:style-name="P184">Text result of selecting spoof option 2</text:p>
          </table:table-cell>
        </table:table-row>
        <table:table-row table:style-name="Table2.9">
          <table:table-cell table:style-name="Table2.A2" office:value-type="string">
            <text:p text:style-name="P183">spoofoptiontitle$</text:p>
          </table:table-cell>
          <table:table-cell table:style-name="Table2.B118" office:value-type="string">
            <text:p text:style-name="P183">Question asked when spoof option selected</text:p>
          </table:table-cell>
        </table:table-row>
        <table:table-row table:style-name="Table2.9">
          <table:table-cell table:style-name="Table2.A2" office:value-type="string">
            <text:p text:style-name="P159">takeitem$</text:p>
          </table:table-cell>
          <table:table-cell table:style-name="Table2.B119" office:value-type="string">
            <text:p text:style-name="P159">Name of item to be taken from main player</text:p>
          </table:table-cell>
        </table:table-row>
        <table:table-row table:style-name="Table2.9">
          <table:table-cell table:style-name="Table2.A2" office:value-type="string">
            <text:h text:style-name="P5" text:outline-level="1">temp(number)$</text:h>
          </table:table-cell>
          <table:table-cell table:style-name="Table2.B120" office:value-type="string">
            <text:h text:style-name="P5" text:outline-level="1">Temporary value. Wiped blank at end of sub</text:h>
          </table:table-cell>
        </table:table-row>
        <table:table-row table:style-name="Table2.9">
          <table:table-cell table:style-name="Table2.A2" office:value-type="string">
            <text:p text:style-name="P159">terminalhold$</text:p>
          </table:table-cell>
          <table:table-cell table:style-name="Table2.B121" office:value-type="string">
            <text:p text:style-name="P159">Temp value container for transferring item holding information between pocket and terminal subs.</text:p>
          </table:table-cell>
        </table:table-row>
        <table:table-row table:style-name="Table2.9">
          <table:table-cell table:style-name="Table2.A2" office:value-type="string">
            <text:p text:style-name="P159">textbanner$</text:p>
          </table:table-cell>
          <table:table-cell table:style-name="Table2.B122" office:value-type="string">
            <text:p text:style-name="P159">Name of text banner sprite</text:p>
          </table:table-cell>
        </table:table-row>
        <table:table-row table:style-name="Table2.9">
          <table:table-cell table:style-name="Table2.A2" office:value-type="string">
            <text:p text:style-name="P159">textbannername$</text:p>
          </table:table-cell>
          <table:table-cell table:style-name="Table2.B123" office:value-type="string">
            <text:p text:style-name="P159">Image used for text banner name background.</text:p>
          </table:table-cell>
        </table:table-row>
        <table:table-row table:style-name="Table2.9">
          <table:table-cell table:style-name="Table2.A2" office:value-type="string">
            <text:p text:style-name="P159">textline$</text:p>
          </table:table-cell>
          <table:table-cell table:style-name="Table2.B124" office:value-type="string">
            <text:p text:style-name="P159">Line of text used in text banner</text:p>
          </table:table-cell>
        </table:table-row>
        <table:table-row table:style-name="Table2.9">
          <table:table-cell table:style-name="Table2.A2" office:value-type="string">
            <text:p text:style-name="P159">textspeech$</text:p>
          </table:table-cell>
          <table:table-cell table:style-name="Table2.B125" office:value-type="string">
            <text:p text:style-name="P159">Text used in text banner</text:p>
          </table:table-cell>
        </table:table-row>
        <table:table-row table:style-name="Table2.9">
          <table:table-cell table:style-name="Table2.A2" office:value-type="string">
            <text:p text:style-name="P185">texttemp1$</text:p>
          </table:table-cell>
          <table:table-cell table:style-name="Table2.B126" office:value-type="string">
            <text:p text:style-name="P185">Used to split text banner values so words can be replaced.</text:p>
          </table:table-cell>
        </table:table-row>
        <table:table-row table:style-name="Table2.9">
          <table:table-cell table:style-name="Table2.A2" office:value-type="string">
            <text:p text:style-name="P185">texttemp2$</text:p>
          </table:table-cell>
          <table:table-cell table:style-name="Table2.B127" office:value-type="string">
            <text:p text:style-name="P185">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B128" office:value-type="string">
            <text:h text:style-name="P5" text:outline-level="1">Title bar text</text:h>
          </table:table-cell>
        </table:table-row>
        <table:table-row table:style-name="Table2.9">
          <table:table-cell table:style-name="Table2.A2" office:value-type="string">
            <text:p text:style-name="P159">tloc$</text:p>
          </table:table-cell>
          <table:table-cell table:style-name="Table2.B129" office:value-type="string">
            <text:p text:style-name="P159">Location of terminal metadata folder</text:p>
          </table:table-cell>
        </table:table-row>
        <table:table-row table:style-name="Table2.9">
          <table:table-cell table:style-name="Table2.A2" office:value-type="string">
            <text:p text:style-name="P159">torcheffectfile$</text:p>
          </table:table-cell>
          <table:table-cell table:style-name="Table2.B130" office:value-type="string">
            <text:p text:style-name="P159">Filename of torch effect overlay.</text:p>
          </table:table-cell>
        </table:table-row>
        <table:table-row table:style-name="Table2.9">
          <table:table-cell table:style-name="Table2.A2" office:value-type="string">
            <text:p text:style-name="P159">tos$</text:p>
          </table:table-cell>
          <table:table-cell table:style-name="Table2.B131" office:value-type="string">
            <text:p text:style-name="P159">Name of terminal OS</text:p>
          </table:table-cell>
        </table:table-row>
        <table:table-row table:style-name="Table2.9">
          <table:table-cell table:style-name="Table2.A2" office:value-type="string">
            <text:h text:style-name="P5" text:outline-level="1">triggername(no)$</text:h>
          </table:table-cell>
          <table:table-cell table:style-name="Table2.B13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59">tselect$</text:p>
          </table:table-cell>
          <table:table-cell table:style-name="Table2.B133" office:value-type="string">
            <text:p text:style-name="P159">Name of terminal item (selected).</text:p>
          </table:table-cell>
        </table:table-row>
        <table:table-row table:style-name="Table2.9">
          <table:table-cell table:style-name="Table2.A2" office:value-type="string">
            <text:p text:style-name="P186">txtfile(no)$</text:p>
          </table:table-cell>
          <table:table-cell table:style-name="Table2.B134" office:value-type="string">
            <text:p text:style-name="P186">Line to displayed in terminal text files.</text:p>
          </table:table-cell>
        </table:table-row>
        <text:soft-page-break/>
        <table:table-row table:style-name="Table2.9">
          <table:table-cell table:style-name="Table2.A2" office:value-type="string">
            <text:p text:style-name="P159">uiloc$</text:p>
          </table:table-cell>
          <table:table-cell table:style-name="Table2.B135" office:value-type="string">
            <text:p text:style-name="P159">Location of UI metadata folder</text:p>
          </table:table-cell>
        </table:table-row>
        <table:table-row table:style-name="Table2.9">
          <table:table-cell table:style-name="Table2.A2" office:value-type="string">
            <text:p text:style-name="P159">unziplink$</text:p>
          </table:table-cell>
          <table:table-cell table:style-name="Table2.B136" office:value-type="string">
            <text:p text:style-name="P159">Download link for windows unzip tool.</text:p>
          </table:table-cell>
        </table:table-row>
        <table:table-row table:style-name="Table2.9">
          <table:table-cell table:style-name="Table2.A2" office:value-type="string">
            <text:p text:style-name="P159">updatelink$</text:p>
          </table:table-cell>
          <table:table-cell table:style-name="Table2.B137" office:value-type="string">
            <text:p text:style-name="P159">Link to check for updates.</text:p>
          </table:table-cell>
        </table:table-row>
        <table:table-row table:style-name="Table2.9">
          <table:table-cell table:style-name="Table2.A2" office:value-type="string">
            <text:p text:style-name="P159">updaterlinklnx$</text:p>
          </table:table-cell>
          <table:table-cell table:style-name="Table2.B138" office:value-type="string">
            <text:p text:style-name="P159">Download link for linux updater.</text:p>
          </table:table-cell>
        </table:table-row>
        <table:table-row table:style-name="Table2.9">
          <table:table-cell table:style-name="Table2.A2" office:value-type="string">
            <text:p text:style-name="P159">updaterlinkwin$</text:p>
          </table:table-cell>
          <table:table-cell table:style-name="Table2.B139" office:value-type="string">
            <text:p text:style-name="P159">Download link for windows updater.</text:p>
          </table:table-cell>
        </table:table-row>
        <table:table-row table:style-name="Table2.9">
          <table:table-cell table:style-name="Table2.A2" office:value-type="string">
            <text:p text:style-name="P159">updatesource$</text:p>
          </table:table-cell>
          <table:table-cell table:style-name="Table2.B140" office:value-type="string">
            <text:p text:style-name="P159">Name of game updater source code for updater use.</text:p>
          </table:table-cell>
        </table:table-row>
        <table:table-row table:style-name="Table2.9">
          <table:table-cell table:style-name="Table2.A2" office:value-type="string">
            <text:p text:style-name="P159">updatezip$</text:p>
          </table:table-cell>
          <table:table-cell table:style-name="Table2.B141" office:value-type="string">
            <text:p text:style-name="P159">Name of game updater zip file, minus zip extension. For updater use only.</text:p>
          </table:table-cell>
        </table:table-row>
        <table:table-row table:style-name="Table2.9">
          <table:table-cell table:style-name="Table2.A2" office:value-type="string">
            <text:p text:style-name="P159">useaction$</text:p>
          </table:table-cell>
          <table:table-cell table:style-name="Table2.B142" office:value-type="string">
            <text:p text:style-name="P159">Text displayed for “USE” action in pockets.</text:p>
          </table:table-cell>
        </table:table-row>
        <table:table-row table:style-name="Table2.9">
          <table:table-cell table:style-name="Table2.A2" office:value-type="string">
            <text:h text:style-name="P5" text:outline-level="1">value$</text:h>
          </table:table-cell>
          <table:table-cell table:style-name="Table2.B143" office:value-type="string">
            <text:h text:style-name="P5" text:outline-level="1">Prompt Command Argument (see prompt appendix)</text:h>
          </table:table-cell>
        </table:table-row>
        <table:table-row table:style-name="Table2.9">
          <table:table-cell table:style-name="Table2.A2" office:value-type="string">
            <text:p text:style-name="P187">variablevalue$</text:p>
          </table:table-cell>
          <table:table-cell table:style-name="Table2.B144" office:value-type="string">
            <text:p text:style-name="P187">Command for variable</text:p>
          </table:table-cell>
        </table:table-row>
        <table:table-row table:style-name="Table2.9">
          <table:table-cell table:style-name="Table2.A2" office:value-type="string">
            <text:p text:style-name="P188">varworkingtemp$</text:p>
          </table:table-cell>
          <table:table-cell table:style-name="Table2.B145" office:value-type="string">
            <text:p text:style-name="P188">Temporary value for working out of variable commands</text:p>
          </table:table-cell>
        </table:table-row>
        <table:table-row table:style-name="Table2.9">
          <table:table-cell table:style-name="Table2.A2" office:value-type="string">
            <text:p text:style-name="P159">versionno$</text:p>
          </table:table-cell>
          <table:table-cell table:style-name="Table2.B146" office:value-type="string">
            <text:p text:style-name="P159">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2" office:value-type="string">
            <text:p text:style-name="P159">winexe$</text:p>
          </table:table-cell>
          <table:table-cell table:style-name="Table2.B147" office:value-type="string">
            <text:p text:style-name="P159">Name of game Windows executable for updater use.</text:p>
          </table:table-cell>
        </table:table-row>
        <table:table-row table:style-name="Table2.9">
          <table:table-cell table:style-name="Table2.A2" office:value-type="string">
            <text:p text:style-name="P190">awardname(no)$</text:p>
          </table:table-cell>
          <table:table-cell table:style-name="Table2.B148" office:value-type="string">
            <text:p text:style-name="P190">Name of award.</text:p>
          </table:table-cell>
        </table:table-row>
        <table:table-row table:style-name="Table2.9">
          <table:table-cell table:style-name="Table2.A2" office:value-type="string">
            <text:p text:style-name="P191">awarddescription(no)$</text:p>
          </table:table-cell>
          <table:table-cell table:style-name="Table2.B149" office:value-type="string">
            <text:p text:style-name="P191">Description of award.</text:p>
          </table:table-cell>
        </table:table-row>
        <table:table-row table:style-name="Table2.9">
          <table:table-cell table:style-name="Table2.A2" office:value-type="string">
            <text:p text:style-name="P192">awardbanner$</text:p>
          </table:table-cell>
          <table:table-cell table:style-name="Table2.B150" office:value-type="string">
            <text:p text:style-name="P192">Name of award banner file</text:p>
          </table:table-cell>
        </table:table-row>
        <table:table-row table:style-name="Table2.9">
          <table:table-cell table:style-name="Table2.A2" office:value-type="string">
            <text:p text:style-name="P193">awardtitle$</text:p>
          </table:table-cell>
          <table:table-cell table:style-name="Table2.B151" office:value-type="string">
            <text:p text:style-name="P193">Title given to awards</text:p>
          </table:table-cell>
        </table:table-row>
        <table:table-row table:style-name="Table2.9">
          <table:table-cell table:style-name="Table2.A2" office:value-type="string">
            <text:p text:style-name="P193">awardnotification$</text:p>
          </table:table-cell>
          <table:table-cell table:style-name="Table2.B152" office:value-type="string">
            <text:p text:style-name="P193">The text that award notifications say</text:p>
          </table:table-cell>
        </table:table-row>
        <table:table-row table:style-name="Table2.9">
          <table:table-cell table:style-name="Table2.A2" office:value-type="string">
            <text:p text:style-name="P225">awardnone$</text:p>
          </table:table-cell>
          <table:table-cell table:style-name="Table2.B153" office:value-type="string">
            <text:p text:style-name="P225">Name of missing award file.</text:p>
          </table:table-cell>
        </table:table-row>
        <table:table-row table:style-name="Table2.9">
          <table:table-cell table:style-name="Table2.A2" office:value-type="string">
            <text:p text:style-name="P225">awardarrowleft$</text:p>
          </table:table-cell>
          <table:table-cell table:style-name="Table2.B154" office:value-type="string">
            <text:p text:style-name="P225">Name of award left arrow file.</text:p>
          </table:table-cell>
        </table:table-row>
        <table:table-row table:style-name="Table2.9">
          <table:table-cell table:style-name="Table2.A2" office:value-type="string">
            <text:p text:style-name="P225">awardarrowright$</text:p>
          </table:table-cell>
          <table:table-cell table:style-name="Table2.B155" office:value-type="string">
            <text:p text:style-name="P225">Name of award right arrow file.</text:p>
          </table:table-cell>
        </table:table-row>
        <table:table-row table:style-name="Table2.9">
          <table:table-cell table:style-name="Table2.A2" office:value-type="string">
            <text:p text:style-name="P225">awardarrowselectleft$</text:p>
            <text:p text:style-name="P226"/>
          </table:table-cell>
          <table:table-cell table:style-name="Table2.B156" office:value-type="string">
            <text:p text:style-name="P225">Name of award selected left arrow file.</text:p>
          </table:table-cell>
        </table:table-row>
        <table:table-row table:style-name="Table2.9">
          <table:table-cell table:style-name="Table2.A157" office:value-type="string">
            <text:p text:style-name="P225">awardarrowselectright$</text:p>
          </table:table-cell>
          <table:table-cell table:style-name="Table2.B157" office:value-type="string">
            <text:p text:style-name="P225">Name of award selected right arrow file.</text:p>
          </table:table-cell>
        </table:table-row>
      </table:table>
      <text:p text:style-name="P131"><text:soft-page-break/></text:p>
      <text:h text:style-name="P149" text:outline-level="1"><text:bookmark-start text:name="_Toc2"/>Metadat<text:bookmark-end text:name="_Toc2"/><text:span text:style-name="T72">a Index</text:span></text:h>
      <text:p text:style-name="P125"/>
      <text:p text:style-name="P133">Filename <text:span text:style-name="T46">–</text:span> <text:span text:style-name="T46">engine.ddf</text:span></text:p>
      <text:p text:style-name="P133">Description<text:span text:style-name="T46"> - Engine setup values.</text:span></text:p>
      <text:p text:style-name="P133">Location <text:span text:style-name="T46">- dloc$</text:span></text:p>
      <text:p text:style-name="P133">Mode<text:span text:style-name="T46"> - Input Only</text:span></text:p>
      <text:p text:style-name="P138">Values<text:span text:style-name="T46"> - </text:span><text:span text:style-name="T47">devmode, consolelogging, displayconsole, autoupdate, installtype, devlogono, selectobjecthighlight, 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38"><text:span text:style-name="T47"/></text:p>
      <text:p text:style-name="P155">Filename –<text:span text:style-name="T46"> options.ddf</text:span></text:p>
      <text:p text:style-name="P155">Description<text:span text:style-name="T46"> – Options data.</text:span></text:p>
      <text:p text:style-name="P155">Location<text:span text:style-name="T46"> – </text:span><text:span text:style-name="T57">sloc</text:span><text:span text:style-name="T46">$</text:span></text:p>
      <text:p text:style-name="P155">Mode <text:span text:style-name="T46"><text:s/>- Input and Output</text:span></text:p>
      <text:p text:style-name="P155">Values<text:span text:style-name="T46"> – screenmode, soundmode, musicvol, sfxvol</text:span></text:p>
      <text:p text:style-name="P127"/>
      <text:p text:style-name="P156">Filename –<text:span text:style-name="T46"> </text:span><text:span text:style-name="T57">default</text:span><text:span text:style-name="T46">options.ddf</text:span></text:p>
      <text:p text:style-name="P156">Description<text:span text:style-name="T46"> – </text:span><text:span text:style-name="T57">Default o</text:span><text:span text:style-name="T46">ptions data.</text:span></text:p>
      <text:p text:style-name="P156">Location<text:span text:style-name="T46"> – </text:span><text:span text:style-name="T57">sloc</text:span><text:span text:style-name="T46">$</text:span></text:p>
      <text:p text:style-name="P139">Mode<text:span text:style-name="T46"> - None (file replaces </text:span><text:span text:style-name="T57">options</text:span><text:span text:style-name="T46">.ddf when </text:span><text:span text:style-name="T57">no option config is detected)</text:span></text:p>
      <text:p text:style-name="P139"><text:span text:style-name="T46">Values - (see </text:span><text:span text:style-name="T57">options</text:span><text:span text:style-name="T46">.ddf)</text:span></text:p>
      <text:p text:style-name="P127"/>
      <text:p text:style-name="P133">Filename<text:span text:style-name="T46"> - savedata.ddf</text:span></text:p>
      <text:p text:style-name="P133">Description<text:span text:style-name="T46"> - Player save data.</text:span></text:p>
      <text:p text:style-name="P133">Location<text:span text:style-name="T46"> - sloc$</text:span></text:p>
      <text:p text:style-name="P133">Mode<text:span text:style-name="T46"> - Input and Output</text:span></text:p>
      <text:p text:style-name="P134">Values <text:span text:style-name="T46">- mapno, currency, posx, posy, direction, </text:span><text:span text:style-name="T58">igametime, </text:span><text:span text:style-name="T46">pocketcarry, pocketitem(totalpockets), </text:span>(repeat pocketitem until totalpockets is reached)<text:span text:style-name="T46">, </text:span><text:span text:style-name="T48">pocketvisible(totalpockets), </text:span><text:span text:style-name="T67">(repeat pocketvisible until totalpockets is reached)</text:span><text:span text:style-name="T48">, </text:span><text:span text:style-name="T46">checkpoint(totalcheckpoints), </text:span>(repeat checkpoint until totalcheckpoints is reached)<text:span text:style-name="T46">, mplayermodel$</text:span></text:p>
      <text:p text:style-name="P127"/>
      <text:p text:style-name="P133">Filename <text:span text:style-name="T46">- defaultsave.ddf</text:span></text:p>
      <text:p text:style-name="P133">Description<text:span text:style-name="T46"> - Default player save data.</text:span></text:p>
      <text:p text:style-name="P133">Location<text:span text:style-name="T46"> - sloc$</text:span></text:p>
      <text:p text:style-name="P133">Mode<text:span text:style-name="T46"> - None (file replaces savedata.ddf when player erases save)</text:span></text:p>
      <text:p text:style-name="P133">Values <text:span text:style-name="T46">- (see savedata.ddf)</text:span></text:p>
      <text:p text:style-name="P127"/>
      <text:p text:style-name="P133">Filename<text:span text:style-name="T46"> - fileloc.ddf</text:span></text:p>
      <text:p text:style-name="P133">Description <text:span text:style-name="T46"><text:s/>- Directory locations in Windows </text:span><text:span text:style-name="T49">and then Linux</text:span><text:span text:style-name="T46"> format.</text:span></text:p>
      <text:p text:style-name="P133">Location<text:span text:style-name="T46"> - dloc$</text:span></text:p>
      <text:p text:style-name="P133">Mode<text:span text:style-name="T46"> - Input Only</text:span></text:p>
      <text:p text:style-name="P135">Values<text:span text:style-name="T46"> - dloc$, mloc$, ploc$, floc$, sloc$, oloc$, scriptloc$, museloc$, sfxloc$, pocketloc$, uiloc$, tloc$, aloc$, menuloc$, dloc$, mloc$, ploc$, floc$, sloc$, oloc$, scriptloc$, museloc$, sfxloc$, pocketloc$, uiloc$, tloc$, aloc$, menuloc$</text:span></text:p>
      <text:p text:style-name="P127"/>
      <text:p text:style-name="P133">Filename<text:span text:style-name="T46"> - map(mapno).ddf</text:span></text:p>
      <text:p text:style-name="P133">Description<text:span text:style-name="T46"> - Map data.</text:span></text:p>
      <text:p text:style-name="P133">Location<text:span text:style-name="T46"> - mloc$/mapdir$/</text:span></text:p>
      <text:p text:style-name="P133">Mode <text:span text:style-name="T46">- Input Only</text:span></text:p>
      <text:p text:style-name="P133"><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33">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27"/>
      <text:p text:style-name="P133">Filename<text:span text:style-name="T46"> - (playername).ddf</text:span></text:p>
      <text:p text:style-name="P133">Description<text:span text:style-name="T46"> - Player data for main player and NPCs.</text:span></text:p>
      <text:p text:style-name="P133">Location<text:span text:style-name="T46"> - ploc$/(playername)/</text:span></text:p>
      <text:p text:style-name="P133">Mode<text:span text:style-name="T46"> - Input Only</text:span></text:p>
      <text:p text:style-name="P133">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27"><text:tab/>OR</text:p>
      <text:p text:style-name="P127"><text:tab/>temp$, mpx, mpy, mps, mpnote1, mpnote2, <text:span text:style-name="T41">temp</text:span></text:p>
      <text:p text:style-name="P127"/>
      <text:p text:style-name="P133">Filename<text:span text:style-name="T46"> - consolelog.txt</text:span></text:p>
      <text:p text:style-name="P133">Description<text:span text:style-name="T46"> - Console log for development purposes.</text:span></text:p>
      <text:p text:style-name="P133">Location<text:span text:style-name="T46"> - dloc$</text:span></text:p>
      <text:p text:style-name="P133">Mode<text:span text:style-name="T46"> - Output Only</text:span></text:p>
      <text:p text:style-name="P133">Values<text:span text:style-name="T46"> - date$, time$, err, errdescription$</text:span></text:p>
      <text:p text:style-name="P127"><text:tab/>OR</text:p>
      <text:p text:style-name="P127"><text:tab/>date$, time$, eventtitle$, eventdata$, eventnumber</text:p>
      <text:p text:style-name="P127"/>
      <text:p text:style-name="P133">Filename<text:span text:style-name="T46"> - (objectname).ddf</text:span></text:p>
      <text:p text:style-name="P133">Description<text:span text:style-name="T46"> - Map object data.</text:span></text:p>
      <text:p text:style-name="P133">Location<text:span text:style-name="T46"> - oloc$/(objectname)/</text:span></text:p>
      <text:p text:style-name="P133">Mode<text:span text:style-name="T46"> - Input Only</text:span></text:p>
      <text:p text:style-name="P133">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27"/>
      <text:p text:style-name="P133">Filename<text:span text:style-name="T46"> - musicfiles.ddf</text:span></text:p>
      <text:p text:style-name="P133">Description<text:span text:style-name="T46"> - List of music files to be loaded into memory.</text:span></text:p>
      <text:p text:style-name="P133">Location<text:span text:style-name="T46"> - museloc$</text:span></text:p>
      <text:p text:style-name="P133">Mode<text:span text:style-name="T46"> - Input Only</text:span></text:p>
      <text:p text:style-name="P133">Values<text:span text:style-name="T46"> - (list of music files in quotes, no extension).</text:span></text:p>
      <text:p text:style-name="P127"/>
      <text:p text:style-name="P133">Filename<text:span text:style-name="T46"> - sfxfiles.ddf</text:span></text:p>
      <text:p text:style-name="P133"><text:soft-page-break/>Description<text:span text:style-name="T46"> - List of sound effect files to be loaded into memory.</text:span></text:p>
      <text:p text:style-name="P133">Location<text:span text:style-name="T46"> - sfxloc$</text:span></text:p>
      <text:p text:style-name="P133">Mode<text:span text:style-name="T46"> - Input Only</text:span></text:p>
      <text:p text:style-name="P133">Values<text:span text:style-name="T46"> - (list of sound effect files in quotes, no extension).</text:span></text:p>
      <text:p text:style-name="P127"/>
      <text:p text:style-name="P133">Filename<text:span text:style-name="T46"> - pocketfiles.ddf</text:span></text:p>
      <text:p text:style-name="P133">Description<text:span text:style-name="T46"> - List of pocket files to be loaded into memory.</text:span></text:p>
      <text:p text:style-name="P133">Location<text:span text:style-name="T46"> - pocketloc$</text:span></text:p>
      <text:p text:style-name="P133">Mode<text:span text:style-name="T46"> - Input Only</text:span></text:p>
      <text:p text:style-name="P133">Values<text:span text:style-name="T46"> - (list of pocket files in quotes, no extension).</text:span></text:p>
      <text:p text:style-name="P127"/>
      <text:p text:style-name="P133">Filename<text:span text:style-name="T46"> - (itemname).ddf</text:span></text:p>
      <text:p text:style-name="P133">Description<text:span text:style-name="T46"> - Pocket item metadata.</text:span></text:p>
      <text:p text:style-name="P133">Location<text:span text:style-name="T46"> - pocketloc$/(itemname)/</text:span></text:p>
      <text:p text:style-name="P133">Mode<text:span text:style-name="T46"> - Input Only</text:span></text:p>
      <text:p text:style-name="P133">Values<text:span text:style-name="T46"> - pocketname$(totalpockets)$, pocketdescription$(totalpockets)</text:span></text:p>
      <text:p text:style-name="P133">Notes <text:span text:style-name="T46">- pocketdescription$(totalpockets) to equal “[RUNSCRIPT] {script name}” if you’d like a pocket item to run a script when looked at.</text:span></text:p>
      <text:p text:style-name="P127"/>
      <text:p text:style-name="P133">Filename<text:span text:style-name="T46"> - (scriptname).vsf</text:span></text:p>
      <text:p text:style-name="P133">Description<text:span text:style-name="T46"> - Script file.</text:span></text:p>
      <text:p text:style-name="P133">Location<text:span text:style-name="T46"> - scriptloc$</text:span></text:p>
      <text:p text:style-name="P133">Mode<text:span text:style-name="T46"> - Input Only</text:span></text:p>
      <text:p text:style-name="P133">Values<text:span text:style-name="T46"> - (list of script commands in quotes).</text:span></text:p>
      <text:p text:style-name="P127"/>
      <text:p text:style-name="P133">Filename<text:span text:style-name="T46"> - (menuname).ddf</text:span></text:p>
      <text:p text:style-name="P133">Description<text:span text:style-name="T46"> - Menu metadata</text:span></text:p>
      <text:p text:style-name="P133">Location<text:span text:style-name="T46"> - uiloc$</text:span></text:p>
      <text:p text:style-name="P133">Mode<text:span text:style-name="T46"> - Input Only</text:span></text:p>
      <text:p text:style-name="P133">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27"/>
      <text:p text:style-name="P133">Filename<text:span text:style-name="T46"> - (terminal data name).ddf</text:span></text:p>
      <text:p text:style-name="P133">Description<text:span text:style-name="T46"> - Terminal Metadata</text:span></text:p>
      <text:p text:style-name="P133">Location<text:span text:style-name="T46"> - tloc$/(terminal data name)/</text:span></text:p>
      <text:p text:style-name="P133">Mode<text:span text:style-name="T46"> - Input Only</text:span></text:p>
      <text:p text:style-name="P133">Values<text:span text:style-name="T46"> - ct1, cn1$, ct2, cn2$, ct3, cn3$, ct4, cn4$, ct5, cn5$, ct6, cn6$, parentdir$</text:span></text:p>
      <text:p text:style-name="P127"/>
      <text:p text:style-name="P133">Filename<text:span text:style-name="T46"> - (animation data name).ddf</text:span></text:p>
      <text:p text:style-name="P133">Description<text:span text:style-name="T46"> - Animation Metadata.</text:span></text:p>
      <text:p text:style-name="P133">Location<text:span text:style-name="T46"> - aloc$/(animation data name)/</text:span></text:p>
      <text:p text:style-name="P133">Mode<text:span text:style-name="T46"> - Input Only</text:span></text:p>
      <text:p text:style-name="P133">Values<text:span text:style-name="T46"> - aniframes, frame(totalframes), </text:span>(repeat frame until totalframes is reached)</text:p>
      <text:p text:style-name="P127"/>
      <text:p text:style-name="P133">Filename <text:span text:style-name="T46">- checkupdate.ddf</text:span></text:p>
      <text:p text:style-name="P133">Description<text:span text:style-name="T46"> - Latest update information. Will only exist whilst updates are being checked or installed.</text:span></text:p>
      <text:p text:style-name="P133"><text:soft-page-break/>Location<text:span text:style-name="T46"> - (executable folder)</text:span></text:p>
      <text:p text:style-name="P133">Mode<text:span text:style-name="T46"> - Input Only</text:span></text:p>
      <text:p text:style-name="P133">Values<text:span text:style-name="T46"> - newversionno$, updaterlinklnx$, updaterlinkwin$, downloadlink$, unziplink$, datafolder$, winexe$, lnxexe$, readme$, changelog$, manual$, source$, updatesource$, updatezip$, </text:span><text:span text:style-name="T60">savestatus, minsavever$</text:span></text:p>
      <text:h text:style-name="P149" text:outline-level="1"><text:bookmark-start text:name="_Toc3"/>Subs<text:bookmark-end text:name="_Toc3"/></text:h>
      <text:p text:style-name="P125"/>
      <table:table table:name="Table3" table:style-name="Table3" table:template-name="Elegant">
        <table:table-column table:style-name="Table3.A" table:number-columns-repeated="2"/>
        <table:table-row table:style-name="Table3.1">
          <table:table-cell table:style-name="Table3.A1" office:value-type="string">
            <text:h text:style-name="P120" text:outline-level="1">Sub Name</text:h>
          </table:table-cell>
          <table:table-cell table:style-name="Table3.A1" office:value-type="string">
            <text:h text:style-name="P120" text:outline-level="1">Sub Function</text:h>
          </table:table-cell>
        </table:table-row>
        <table:table-row table:style-name="Table3.1">
          <table:table-cell table:style-name="Table3.A2" office:value-type="string">
            <text:p text:style-name="P159">animation:</text:p>
          </table:table-cell>
          <table:table-cell table:style-name="Table3.A2" office:value-type="string">
            <text:p text:style-name="P159">Loads and Draws animation</text:p>
          </table:table-cell>
        </table:table-row>
        <table:table-row table:style-name="Table3.3">
          <table:table-cell table:style-name="Table3.A2" office:value-type="string">
            <text:p text:style-name="P159">carryplayervalues:</text:p>
          </table:table-cell>
          <table:table-cell table:style-name="Table3.A2" office:value-type="string">
            <text:p text:style-name="P159">Copies player values to memory to be used on another map.</text:p>
          </table:table-cell>
        </table:table-row>
        <table:table-row table:style-name="Table3.1">
          <table:table-cell table:style-name="Table3.A2" office:value-type="string">
            <text:p text:style-name="P159">centretext:</text:p>
          </table:table-cell>
          <table:table-cell table:style-name="Table3.A2" office:value-type="string">
            <text:p text:style-name="P159">Centralises text for display use</text:p>
          </table:table-cell>
        </table:table-row>
        <table:table-row table:style-name="Table3.1">
          <table:table-cell table:style-name="Table3.A2" office:value-type="string">
            <text:h text:style-name="P51" text:outline-level="1">choicebannercalc:</text:h>
          </table:table-cell>
          <table:table-cell table:style-name="Table3.A2" office:value-type="string">
            <text:h text:style-name="P51" text:outline-level="1">Puts choice text on player choice menu.</text:h>
          </table:table-cell>
        </table:table-row>
        <table:table-row table:style-name="Table3.3">
          <table:table-cell table:style-name="Table3.A2" office:value-type="string">
            <text:h text:style-name="P12" text:outline-level="1">choicebannerdraw:</text:h>
          </table:table-cell>
          <table:table-cell table:style-name="Table3.A2" office:value-type="string">
            <text:h text:style-name="P12" text:outline-level="1">Draws banner for player choice menu.</text:h>
          </table:table-cell>
        </table:table-row>
        <table:table-row table:style-name="Table3.3">
          <table:table-cell table:style-name="Table3.A2" office:value-type="string">
            <text:h text:style-name="P5" text:outline-level="1">collision:</text:h>
          </table:table-cell>
          <table:table-cell table:style-name="Table3.A2" office:value-type="string">
            <text:h text:style-name="P5" text:outline-level="1">Manages collision subs<text:bookmark-start text:name="_Toc3 Copy 1"/><text:span text:style-name="T2">Subs</text:span><text:bookmark-end text:name="_Toc3 Copy 1"/></text:h>
          </table:table-cell>
        </table:table-row>
        <table:table-row table:style-name="Table3.1">
          <table:table-cell table:style-name="Table3.A2" office:value-type="string">
            <text:p text:style-name="P159">collisionconverter:</text:p>
          </table:table-cell>
          <table:table-cell table:style-name="Table3.A2" office:value-type="string">
            <text:p text:style-name="P159">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A2"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A2"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A2" office:value-type="string">
            <text:h text:style-name="P5" text:outline-level="1">Dumps any additional info to errorlog.txt</text:h>
          </table:table-cell>
        </table:table-row>
        <table:table-row table:style-name="Table3.3">
          <table:table-cell table:style-name="Table3.A2" office:value-type="string">
            <text:p text:style-name="P159">controlgenerator:</text:p>
          </table:table-cell>
          <table:table-cell table:style-name="Table3.A2" office:value-type="string">
            <text:p text:style-name="P159">Generates control dialogue text</text:p>
          </table:table-cell>
        </table:table-row>
        <table:table-row table:style-name="Table3.1">
          <table:table-cell table:style-name="Table3.A2" office:value-type="string">
            <text:p text:style-name="P159">coordinatefixer:</text:p>
          </table:table-cell>
          <table:table-cell table:style-name="Table3.A2" office:value-type="string">
            <text:p text:style-name="P159">Fixes any single figure co-ordinate values.</text:p>
          </table:table-cell>
        </table:table-row>
        <table:table-row table:style-name="Table3.1">
          <table:table-cell table:style-name="Table3.A2" office:value-type="string">
            <text:p text:style-name="P159">deleteupdaters:</text:p>
          </table:table-cell>
          <table:table-cell table:style-name="Table3.A2" office:value-type="string">
            <text:p text:style-name="P159">Deletes any remaining updater files that aren’t needed.</text:p>
          </table:table-cell>
        </table:table-row>
        <table:table-row table:style-name="Table3.1">
          <table:table-cell table:style-name="Table3.A2" office:value-type="string">
            <text:p text:style-name="P159">devlogo:</text:p>
          </table:table-cell>
          <table:table-cell table:style-name="Table3.A2" office:value-type="string">
            <text:p text:style-name="P159">Displays developer logo.</text:p>
          </table:table-cell>
        </table:table-row>
        <table:table-row table:style-name="Table3.1">
          <table:table-cell table:style-name="Table3.A2" office:value-type="string">
            <text:p text:style-name="P159">dimmer:</text:p>
          </table:table-cell>
          <table:table-cell table:style-name="Table3.A2" office:value-type="string">
            <text:p text:style-name="P159">Assigns array values.</text:p>
          </table:table-cell>
        </table:table-row>
        <table:table-row table:style-name="Table3.1">
          <table:table-cell table:style-name="Table3.A2" office:value-type="string">
            <text:p text:style-name="P159">displayconsole:</text:p>
          </table:table-cell>
          <table:table-cell table:style-name="Table3.A2" office:value-type="string">
            <text:p text:style-name="P159">Displays developer console</text:p>
          </table:table-cell>
        </table:table-row>
        <table:table-row table:style-name="Table3.3">
          <table:table-cell table:style-name="Table3.A2" office:value-type="string">
            <text:p text:style-name="P159">effectdraw:</text:p>
          </table:table-cell>
          <table:table-cell table:style-name="Table3.A2" office:value-type="string">
            <text:p text:style-name="P159">Draws special map effects.</text:p>
          </table:table-cell>
        </table:table-row>
        <table:table-row table:style-name="Table3.1">
          <table:table-cell table:style-name="Table3.A2" office:value-type="string">
            <text:h text:style-name="P5" text:outline-level="1">endgame:</text:h>
          </table:table-cell>
          <table:table-cell table:style-name="Table3.A2" office:value-type="string">
            <text:h text:style-name="P5" text:outline-level="1">Saves any additional savedata then quits game</text:h>
          </table:table-cell>
        </table:table-row>
        <table:table-row table:style-name="Table3.1">
          <table:table-cell table:style-name="Table3.A2" office:value-type="string">
            <text:h text:style-name="P52" text:outline-level="1">endgamemenu:</text:h>
          </table:table-cell>
          <table:table-cell table:style-name="Table3.A2" office:value-type="string">
            <text:h text:style-name="P52"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A2"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A2" office:value-type="string">
            <text:h text:style-name="P5" text:outline-level="1">Failsafe if error handler encounters an unexpected error.</text:h>
          </table:table-cell>
        </table:table-row>
        <table:table-row table:style-name="Table3.1">
          <table:table-cell table:style-name="Table3.A2" office:value-type="string">
            <text:h text:style-name="P5" text:outline-level="1">errorhandler:</text:h>
          </table:table-cell>
          <table:table-cell table:style-name="Table3.A2" office:value-type="string">
            <text:h text:style-name="P5" text:outline-level="1">Calls redirects or rescue code upon engine errors</text:h>
          </table:table-cell>
        </table:table-row>
        <table:table-row table:style-name="Table3.3">
          <table:table-cell table:style-name="Table3.A2" office:value-type="string">
            <text:h text:style-name="P5" text:outline-level="1">errorprinter:</text:h>
          </table:table-cell>
          <table:table-cell table:style-name="Table3.A2"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A2"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A2" office:value-type="string">
            <text:h text:style-name="P5" text:outline-level="1">Fade out utility</text:h>
          </table:table-cell>
        </table:table-row>
        <table:table-row table:style-name="Table3.3">
          <table:table-cell table:style-name="Table3.A2" office:value-type="string">
            <text:h text:style-name="P53" text:outline-level="1">findcontrol:</text:h>
          </table:table-cell>
          <table:table-cell table:style-name="Table3.A2" office:value-type="string">
            <text:h text:style-name="P53" text:outline-level="1">Matches unicode with letter keys for control instructions.</text:h>
          </table:table-cell>
        </table:table-row>
        <table:table-row table:style-name="Table3.1">
          <table:table-cell table:style-name="Table3.A2" office:value-type="string">
            <text:h text:style-name="P5" text:outline-level="1">fontload:</text:h>
          </table:table-cell>
          <table:table-cell table:style-name="Table3.A2"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A2" office:value-type="string">
            <text:h text:style-name="P5" text:outline-level="1">Unloads fonts</text:h>
          </table:table-cell>
        </table:table-row>
        <table:table-row table:style-name="Table3.1">
          <table:table-cell table:style-name="Table3.A2" office:value-type="string">
            <text:h text:style-name="P5" text:outline-level="1">footchanger:</text:h>
          </table:table-cell>
          <table:table-cell table:style-name="Table3.A2" office:value-type="string">
            <text:h text:style-name="P5" text:outline-level="1">Calculates when player foot should change when walking</text:h>
          </table:table-cell>
        </table:table-row>
        <table:table-row table:style-name="Table3.1">
          <table:table-cell table:style-name="Table3.A2" office:value-type="string">
            <text:h text:style-name="P5" text:outline-level="1">game:</text:h>
          </table:table-cell>
          <table:table-cell table:style-name="Table3.A2" office:value-type="string">
            <text:h text:style-name="P5" text:outline-level="1">Main engine loop, calls upon subs required</text:h>
          </table:table-cell>
        </table:table-row>
        <table:table-row table:style-name="Table3.3">
          <table:table-cell table:style-name="Table3.A2" office:value-type="string">
            <text:p text:style-name="P159">gameloop:</text:p>
          </table:table-cell>
          <table:table-cell table:style-name="Table3.A2" office:value-type="string">
            <text:p text:style-name="P159">Quick version of game loop for script purposes.</text:p>
          </table:table-cell>
        </table:table-row>
        <text:soft-page-break/>
        <table:table-row table:style-name="Table3.1">
          <table:table-cell table:style-name="Table3.A2" office:value-type="string">
            <text:h text:style-name="P54" text:outline-level="1">gamereboots:</text:h>
          </table:table-cell>
          <table:table-cell table:style-name="Table3.A2" office:value-type="string">
            <text:h text:style-name="P54" text:outline-level="1">Checks to see if the game requires a reboot.</text:h>
          </table:table-cell>
        </table:table-row>
        <table:table-row table:style-name="Table3.3">
          <table:table-cell table:style-name="Table3.A2" office:value-type="string">
            <text:p text:style-name="P159">generateoffsets:</text:p>
          </table:table-cell>
          <table:table-cell table:style-name="Table3.A2" office:value-type="string">
            <text:p text:style-name="P159">Generates random map animation offsets for objects and players.</text:p>
          </table:table-cell>
        </table:table-row>
        <table:table-row table:style-name="Table3.3">
          <table:table-cell table:style-name="Table3.A2" office:value-type="string">
            <text:p text:style-name="P159">givecurrency:</text:p>
          </table:table-cell>
          <table:table-cell table:style-name="Table3.A2" office:value-type="string">
            <text:p text:style-name="P159">Gives currency to player</text:p>
          </table:table-cell>
        </table:table-row>
        <table:table-row table:style-name="Table3.3">
          <table:table-cell table:style-name="Table3.A2" office:value-type="string">
            <text:h text:style-name="P55" text:outline-level="1">hideitem:</text:h>
          </table:table-cell>
          <table:table-cell table:style-name="Table3.A2" office:value-type="string">
            <text:h text:style-name="P55" text:outline-level="1">Changes a pocket item visibility to hide.</text:h>
          </table:table-cell>
        </table:table-row>
        <table:table-row table:style-name="Table3.1">
          <table:table-cell table:style-name="Table3.A2" office:value-type="string">
            <text:p text:style-name="P159">ifcurrency:</text:p>
          </table:table-cell>
          <table:table-cell table:style-name="Table3.A2" office:value-type="string">
            <text:p text:style-name="P159">Checks if player has enough currency</text:p>
          </table:table-cell>
        </table:table-row>
        <table:table-row table:style-name="Table3.1">
          <table:table-cell table:style-name="Table3.A2" office:value-type="string">
            <text:p text:style-name="P159">ifholding:</text:p>
          </table:table-cell>
          <table:table-cell table:style-name="Table3.A2" office:value-type="string">
            <text:p text:style-name="P159">Checks if player is holding an item in hand</text:p>
          </table:table-cell>
        </table:table-row>
        <table:table-row table:style-name="Table3.1">
          <table:table-cell table:style-name="Table3.A2" office:value-type="string">
            <text:p text:style-name="P159">ifmapno:</text:p>
          </table:table-cell>
          <table:table-cell table:style-name="Table3.A2" office:value-type="string">
            <text:p text:style-name="P159">Checks to see if player is on requested map.</text:p>
          </table:table-cell>
        </table:table-row>
        <table:table-row table:style-name="Table3.1">
          <table:table-cell table:style-name="Table3.A2" office:value-type="string">
            <text:p text:style-name="P159">ifmodel:</text:p>
          </table:table-cell>
          <table:table-cell table:style-name="Table3.A2" office:value-type="string">
            <text:p text:style-name="P159">Checks to see if player character is using a requested character model.</text:p>
          </table:table-cell>
        </table:table-row>
        <table:table-row table:style-name="Table3.3">
          <table:table-cell table:style-name="Table3.A2" office:value-type="string">
            <text:p text:style-name="P159">ifpocket:</text:p>
          </table:table-cell>
          <table:table-cell table:style-name="Table3.A2" office:value-type="string">
            <text:p text:style-name="P159">Checks pocket for item.</text:p>
          </table:table-cell>
        </table:table-row>
        <table:table-row table:style-name="Table3.1">
          <table:table-cell table:style-name="Table3.A2" office:value-type="string">
            <text:p text:style-name="P159">inputload:</text:p>
          </table:table-cell>
          <table:table-cell table:style-name="Table3.A2" office:value-type="string">
            <text:p text:style-name="P159">Informs engine and console of enabled game controls.</text:p>
          </table:table-cell>
        </table:table-row>
        <table:table-row table:style-name="Table3.3">
          <table:table-cell table:style-name="Table3.A2" office:value-type="string">
            <text:h text:style-name="P5" text:outline-level="1">inputter:</text:h>
          </table:table-cell>
          <table:table-cell table:style-name="Table3.A2" office:value-type="string">
            <text:h text:style-name="P5" text:outline-level="1">Input sub. handles all player input from the keyboard</text:h>
          </table:table-cell>
        </table:table-row>
        <table:table-row table:style-name="Table3.1">
          <table:table-cell table:style-name="Table3.A2" office:value-type="string">
            <text:p text:style-name="P159">layercalc:</text:p>
          </table:table-cell>
          <table:table-cell table:style-name="Table3.A2" office:value-type="string">
            <text:p text:style-name="P159">Calculates which layer objects and players are drawn on</text:p>
          </table:table-cell>
        </table:table-row>
        <table:table-row table:style-name="Table3.1">
          <table:table-cell table:style-name="Table3.A2" office:value-type="string">
            <text:p text:style-name="P159">loadbar:</text:p>
          </table:table-cell>
          <table:table-cell table:style-name="Table3.A2" office:value-type="string">
            <text:p text:style-name="P159">Displays load bar.</text:p>
          </table:table-cell>
        </table:table-row>
        <table:table-row table:style-name="Table3.3">
          <table:table-cell table:style-name="Table3.A2" office:value-type="string">
            <text:h text:style-name="P84" text:outline-level="1">loadbarsetup:</text:h>
          </table:table-cell>
          <table:table-cell table:style-name="Table3.A2" office:value-type="string">
            <text:h text:style-name="P84" text:outline-level="1">Counts amount of assets to be loaded for the loading bar</text:h>
          </table:table-cell>
        </table:table-row>
        <table:table-row table:style-name="Table3.1">
          <table:table-cell table:style-name="Table3.A2" office:value-type="string">
            <text:h text:style-name="P56" text:outline-level="1">loadgame:</text:h>
          </table:table-cell>
          <table:table-cell table:style-name="Table3.A2" office:value-type="string">
            <text:h text:style-name="P56"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A2"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A2" office:value-type="string">
            <text:h text:style-name="P5" text:outline-level="1">Loads data and sprites on player character</text:h>
          </table:table-cell>
        </table:table-row>
        <table:table-row table:style-name="Table3.1">
          <table:table-cell table:style-name="Table3.A2" office:value-type="string">
            <text:h text:style-name="P5" text:outline-level="1">mainplayerunload:</text:h>
          </table:table-cell>
          <table:table-cell table:style-name="Table3.A2"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A2"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A2"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A2"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A2" office:value-type="string">
            <text:h text:style-name="P5" text:outline-level="1">Unloads map sprites</text:h>
          </table:table-cell>
        </table:table-row>
        <table:table-row table:style-name="Table3.3">
          <table:table-cell table:style-name="Table3.A2" office:value-type="string">
            <text:p text:style-name="P159">markgone:</text:p>
          </table:table-cell>
          <table:table-cell table:style-name="Table3.A2" office:value-type="string">
            <text:p text:style-name="P159">Marks inventory items as ‘gone forever’</text:p>
          </table:table-cell>
        </table:table-row>
        <table:table-row table:style-name="Table3.1">
          <table:table-cell table:style-name="Table3.A2" office:value-type="string">
            <text:h text:style-name="P5" text:outline-level="1">menugenerator:</text:h>
          </table:table-cell>
          <table:table-cell table:style-name="Table3.A2" office:value-type="string">
            <text:h text:style-name="P5" text:outline-level="1">Menu generator sub intended for use before and during gameplay</text:h>
          </table:table-cell>
        </table:table-row>
        <table:table-row table:style-name="Table3.1">
          <table:table-cell table:style-name="Table3.A2" office:value-type="string">
            <text:h text:style-name="P57" text:outline-level="1">missingasset:</text:h>
          </table:table-cell>
          <table:table-cell table:style-name="Table3.A2" office:value-type="string">
            <text:h text:style-name="P57" text:outline-level="1">Replaces art assets with error texture</text:h>
          </table:table-cell>
        </table:table-row>
        <table:table-row table:style-name="Table3.1">
          <table:table-cell table:style-name="Table3.A2" office:value-type="string">
            <text:h text:style-name="P58" text:outline-level="1">modload:</text:h>
          </table:table-cell>
          <table:table-cell table:style-name="Table3.A2" office:value-type="string">
            <text:h text:style-name="P58" text:outline-level="1">Checks launch parameters for any mods to load.</text:h>
          </table:table-cell>
        </table:table-row>
        <table:table-row table:style-name="Table3.1">
          <table:table-cell table:style-name="Table3.A2" office:value-type="string">
            <text:h text:style-name="P32" text:outline-level="1">modmenu:</text:h>
          </table:table-cell>
          <table:table-cell table:style-name="Table3.A2" office:value-type="string">
            <text:h text:style-name="P32" text:outline-level="1">Menu for launching mods.</text:h>
          </table:table-cell>
        </table:table-row>
        <table:table-row table:style-name="Table3.1">
          <table:table-cell table:style-name="Table3.A2" office:value-type="string">
            <text:h text:style-name="P5" text:outline-level="1">musicload:</text:h>
          </table:table-cell>
          <table:table-cell table:style-name="Table3.A2" office:value-type="string">
            <text:h text:style-name="P5" text:outline-level="1">Loads music files into memory</text:h>
          </table:table-cell>
        </table:table-row>
        <table:table-row table:style-name="Table3.1">
          <table:table-cell table:style-name="Table3.A2" office:value-type="string">
            <text:p text:style-name="P159">musicpause:</text:p>
          </table:table-cell>
          <table:table-cell table:style-name="Table3.A2" office:value-type="string">
            <text:p text:style-name="P159">Pauses music</text:p>
          </table:table-cell>
        </table:table-row>
        <table:table-row table:style-name="Table3.1">
          <table:table-cell table:style-name="Table3.A2" office:value-type="string">
            <text:h text:style-name="P5" text:outline-level="1">musicplay:</text:h>
          </table:table-cell>
          <table:table-cell table:style-name="Table3.A2" office:value-type="string">
            <text:h text:style-name="P5" text:outline-level="1">Plays requested music file</text:h>
          </table:table-cell>
        </table:table-row>
        <table:table-row table:style-name="Table3.1">
          <table:table-cell table:style-name="Table3.A2" office:value-type="string">
            <text:h text:style-name="P5" text:outline-level="1">musicstop:</text:h>
          </table:table-cell>
          <table:table-cell table:style-name="Table3.A2"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A2" office:value-type="string">
            <text:h text:style-name="P5" text:outline-level="1">Toggles music modes</text:h>
          </table:table-cell>
        </table:table-row>
        <table:table-row table:style-name="Table3.1">
          <table:table-cell table:style-name="Table3.A2" office:value-type="string">
            <text:h text:style-name="P5" text:outline-level="1">musicunload:</text:h>
          </table:table-cell>
          <table:table-cell table:style-name="Table3.A2" office:value-type="string">
            <text:h text:style-name="P5" text:outline-level="1">Unloads music files from memory</text:h>
          </table:table-cell>
        </table:table-row>
        <table:table-row table:style-name="Table3.1">
          <table:table-cell table:style-name="Table3.A2" office:value-type="string">
            <text:p text:style-name="P159">musicvol:</text:p>
          </table:table-cell>
          <table:table-cell table:style-name="Table3.A2" office:value-type="string">
            <text:p text:style-name="P159">Sets music volume.</text:p>
          </table:table-cell>
        </table:table-row>
        <text:soft-page-break/>
        <table:table-row table:style-name="Table3.3">
          <table:table-cell table:style-name="Table3.A2" office:value-type="string">
            <text:h text:style-name="P5" text:outline-level="1">objectcollision:</text:h>
          </table:table-cell>
          <table:table-cell table:style-name="Table3.A2" office:value-type="string">
            <text:h text:style-name="P5" text:outline-level="1">Handles object collision</text:h>
          </table:table-cell>
        </table:table-row>
        <table:table-row table:style-name="Table3.3">
          <table:table-cell table:style-name="Table3.A2" office:value-type="string">
            <text:h text:style-name="P5" text:outline-level="1">objectcollisionchecker:</text:h>
          </table:table-cell>
          <table:table-cell table:style-name="Table3.A2" office:value-type="string">
            <text:h text:style-name="P5" text:outline-level="1">Checks to see if mainplayer is colliding with any objects.</text:h>
          </table:table-cell>
        </table:table-row>
        <table:table-row table:style-name="Table3.1">
          <table:table-cell table:style-name="Table3.A2" office:value-type="string">
            <text:h text:style-name="P5" text:outline-level="1">objectdraw:</text:h>
          </table:table-cell>
          <table:table-cell table:style-name="Table3.A2" office:value-type="string">
            <text:h text:style-name="P5" text:outline-level="1">Draws objects to screen</text:h>
          </table:table-cell>
        </table:table-row>
        <table:table-row table:style-name="Table3.3">
          <table:table-cell table:style-name="Table3.A2" office:value-type="string">
            <text:h text:style-name="P5" text:outline-level="1">objectload:</text:h>
          </table:table-cell>
          <table:table-cell table:style-name="Table3.A2"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A2" office:value-type="string">
            <text:h text:style-name="P5" text:outline-level="1">Unloads loaded object data</text:h>
          </table:table-cell>
        </table:table-row>
        <table:table-row table:style-name="Table3.1">
          <table:table-cell table:style-name="Table3.A2" office:value-type="string">
            <text:h text:style-name="P85" text:outline-level="1">optionload:</text:h>
          </table:table-cell>
          <table:table-cell table:style-name="Table3.A2" office:value-type="string">
            <text:h text:style-name="P85" text:outline-level="1">Loads option values into memory</text:h>
          </table:table-cell>
        </table:table-row>
        <table:table-row table:style-name="Table3.1">
          <table:table-cell table:style-name="Table3.A2" office:value-type="string">
            <text:h text:style-name="P41" text:outline-level="1">parallaxdraw:</text:h>
          </table:table-cell>
          <table:table-cell table:style-name="Table3.A2" office:value-type="string">
            <text:h text:style-name="P41" text:outline-level="1">Draws parallax layers to screen.</text:h>
          </table:table-cell>
        </table:table-row>
        <table:table-row table:style-name="Table3.3">
          <table:table-cell table:style-name="Table3.A2" office:value-type="string">
            <text:h text:style-name="P59" text:outline-level="1">playdemomenu:</text:h>
          </table:table-cell>
          <table:table-cell table:style-name="Table3.A2" office:value-type="string">
            <text:h text:style-name="P59" text:outline-level="1">Menu for starting playback of demo or speedrun files</text:h>
          </table:table-cell>
        </table:table-row>
        <table:table-row table:style-name="Table3.1">
          <table:table-cell table:style-name="Table3.A2" office:value-type="string">
            <text:p text:style-name="P159">playercollision:</text:p>
          </table:table-cell>
          <table:table-cell table:style-name="Table3.A2" office:value-type="string">
            <text:p text:style-name="P159">Handles NPC collision</text:p>
          </table:table-cell>
        </table:table-row>
        <table:table-row table:style-name="Table3.1">
          <table:table-cell table:style-name="Table3.A2" office:value-type="string">
            <text:p text:style-name="P159">playercollisionchanger:</text:p>
          </table:table-cell>
          <table:table-cell table:style-name="Table3.A2" office:value-type="string">
            <text:p text:style-name="P159">Handles NPC collision</text:p>
          </table:table-cell>
        </table:table-row>
        <table:table-row table:style-name="Table3.3">
          <table:table-cell table:style-name="Table3.A2" office:value-type="string">
            <text:h text:style-name="P5" text:outline-level="1">playerdraw:</text:h>
          </table:table-cell>
          <table:table-cell table:style-name="Table3.A2"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A2" office:value-type="string">
            <text:h text:style-name="P5" text:outline-level="1">Loads NPC’s into memory</text:h>
          </table:table-cell>
        </table:table-row>
        <table:table-row table:style-name="Table3.1">
          <table:table-cell table:style-name="Table3.A2" office:value-type="string">
            <text:p text:style-name="P159">playermove:</text:p>
          </table:table-cell>
          <table:table-cell table:style-name="Table3.A2" office:value-type="string">
            <text:p text:style-name="P159">Calculates NPC movement</text:p>
          </table:table-cell>
        </table:table-row>
        <table:table-row table:style-name="Table3.1">
          <table:table-cell table:style-name="Table3.A2" office:value-type="string">
            <text:h text:style-name="P5" text:outline-level="1">playerunload:</text:h>
          </table:table-cell>
          <table:table-cell table:style-name="Table3.A2" office:value-type="string">
            <text:h text:style-name="P5" text:outline-level="1">Unloads NPC’s from memory</text:h>
          </table:table-cell>
        </table:table-row>
        <table:table-row table:style-name="Table3.1">
          <table:table-cell table:style-name="Table3.A2" office:value-type="string">
            <text:p text:style-name="P159">pocketarrowleft:</text:p>
          </table:table-cell>
          <table:table-cell table:style-name="Table3.A2" office:value-type="string">
            <text:p text:style-name="P159">Flashes left pocket arrow</text:p>
          </table:table-cell>
        </table:table-row>
        <table:table-row table:style-name="Table3.3">
          <table:table-cell table:style-name="Table3.A2" office:value-type="string">
            <text:p text:style-name="P159">pocketarrowright:</text:p>
          </table:table-cell>
          <table:table-cell table:style-name="Table3.A2" office:value-type="string">
            <text:p text:style-name="P159">Flashes right pocket arrow</text:p>
          </table:table-cell>
        </table:table-row>
        <table:table-row table:style-name="Table3.1">
          <table:table-cell table:style-name="Table3.A2" office:value-type="string">
            <text:p text:style-name="P159">pocketcalcdown:</text:p>
          </table:table-cell>
          <table:table-cell table:style-name="Table3.A2" office:value-type="string">
            <text:p text:style-name="P159">Works out what pocket item to display (going down)</text:p>
          </table:table-cell>
        </table:table-row>
        <table:table-row table:style-name="Table3.1">
          <table:table-cell table:style-name="Table3.A2" office:value-type="string">
            <text:p text:style-name="P159">pocketcalcup:</text:p>
          </table:table-cell>
          <table:table-cell table:style-name="Table3.A2" office:value-type="string">
            <text:p text:style-name="P159">Works out what pocket item to display (going up)</text:p>
          </table:table-cell>
        </table:table-row>
        <table:table-row table:style-name="Table3.1">
          <table:table-cell table:style-name="Table3.A2" office:value-type="string">
            <text:p text:style-name="P159">pocketcombine:</text:p>
          </table:table-cell>
          <table:table-cell table:style-name="Table3.A2" office:value-type="string">
            <text:p text:style-name="P159">Combines pocket items</text:p>
          </table:table-cell>
        </table:table-row>
        <table:table-row table:style-name="Table3.1">
          <table:table-cell table:style-name="Table3.A2" office:value-type="string">
            <text:p text:style-name="P159">pocketdraw:</text:p>
          </table:table-cell>
          <table:table-cell table:style-name="Table3.A2" office:value-type="string">
            <text:p text:style-name="P159">Draws pockets to screen and displays in-game pocket controls</text:p>
          </table:table-cell>
        </table:table-row>
        <table:table-row table:style-name="Table3.1">
          <table:table-cell table:style-name="Table3.A2" office:value-type="string">
            <text:p text:style-name="P159">pocketext:</text:p>
          </table:table-cell>
          <table:table-cell table:style-name="Table3.A2" office:value-type="string">
            <text:p text:style-name="P159">Draws pocket function controls.</text:p>
          </table:table-cell>
        </table:table-row>
        <table:table-row table:style-name="Table3.1">
          <table:table-cell table:style-name="Table3.A2" office:value-type="string">
            <text:p text:style-name="P159">pocketload:</text:p>
          </table:table-cell>
          <table:table-cell table:style-name="Table3.A2" office:value-type="string">
            <text:p text:style-name="P159">Loads pocket items into memory</text:p>
          </table:table-cell>
        </table:table-row>
        <table:table-row table:style-name="Table3.1">
          <table:table-cell table:style-name="Table3.A2" office:value-type="string">
            <text:p text:style-name="P159">pocketunload:</text:p>
          </table:table-cell>
          <table:table-cell table:style-name="Table3.A2" office:value-type="string">
            <text:p text:style-name="P159">Unloads pocket items from memory</text:p>
          </table:table-cell>
        </table:table-row>
        <table:table-row table:style-name="Table3.1">
          <table:table-cell table:style-name="Table3.A2" office:value-type="string">
            <text:h text:style-name="P5" text:outline-level="1">prompt:</text:h>
          </table:table-cell>
          <table:table-cell table:style-name="Table3.A2" office:value-type="string">
            <text:h text:style-name="P5" text:outline-level="1">Engine command prompt for development purposes</text:h>
          </table:table-cell>
        </table:table-row>
        <table:table-row table:style-name="Table3.1">
          <table:table-cell table:style-name="Table3.A2" office:value-type="string">
            <text:h text:style-name="P5" text:outline-level="1">promptquit:</text:h>
          </table:table-cell>
          <table:table-cell table:style-name="Table3.A2" office:value-type="string">
            <text:h text:style-name="P5" text:outline-level="1">Dumps quit info to errorlog.txt</text:h>
          </table:table-cell>
        </table:table-row>
        <table:table-row table:style-name="Table3.1">
          <table:table-cell table:style-name="Table3.A2" office:value-type="string">
            <text:p text:style-name="P159">readtxt:</text:p>
          </table:table-cell>
          <table:table-cell table:style-name="Table3.A2" office:value-type="string">
            <text:p text:style-name="P159">Terminal file opener</text:p>
          </table:table-cell>
        </table:table-row>
        <table:table-row table:style-name="Table3.1">
          <table:table-cell table:style-name="Table3.A2" office:value-type="string">
            <text:p text:style-name="P159">savedefault:</text:p>
          </table:table-cell>
          <table:table-cell table:style-name="Table3.A2" office:value-type="string">
            <text:p text:style-name="P159">Overwrites default save with current settings and game progress.</text:p>
          </table:table-cell>
        </table:table-row>
        <table:table-row table:style-name="Table3.1">
          <table:table-cell table:style-name="Table3.A2" office:value-type="string">
            <text:p text:style-name="P159">saveload:</text:p>
          </table:table-cell>
          <table:table-cell table:style-name="Table3.A2" office:value-type="string">
            <text:p text:style-name="P159">Loads previous save</text:p>
          </table:table-cell>
        </table:table-row>
        <table:table-row table:style-name="Table3.1">
          <table:table-cell table:style-name="Table3.A2" office:value-type="string">
            <text:h text:style-name="P60" text:outline-level="1">saverestore:</text:h>
          </table:table-cell>
          <table:table-cell table:style-name="Table3.A2" office:value-type="string">
            <text:h text:style-name="P60" text:outline-level="1">Menu for restoring old saves.</text:h>
          </table:table-cell>
        </table:table-row>
        <table:table-row table:style-name="Table3.3">
          <table:table-cell table:style-name="Table3.A2" office:value-type="string">
            <text:h text:style-name="P5" text:outline-level="1">savesave:</text:h>
          </table:table-cell>
          <table:table-cell table:style-name="Table3.A2" office:value-type="string">
            <text:h text:style-name="P5" text:outline-level="1">Saves game</text:h>
          </table:table-cell>
        </table:table-row>
        <table:table-row table:style-name="Table3.1">
          <table:table-cell table:style-name="Table3.A2" office:value-type="string">
            <text:h text:style-name="P92" text:outline-level="1">savetime:</text:h>
          </table:table-cell>
          <table:table-cell table:style-name="Table3.A2" office:value-type="string">
            <text:h text:style-name="P92" text:outline-level="1">Saves only the gametime <text:span text:style-name="T91">and award </text:span>value<text:span text:style-name="T91">s</text:span> to save</text:h>
          </table:table-cell>
        </table:table-row>
        <table:table-row table:style-name="Table3.1">
          <table:table-cell table:style-name="Table3.A2" office:value-type="string">
            <text:h text:style-name="P5" text:outline-level="1">screendraw:</text:h>
          </table:table-cell>
          <table:table-cell table:style-name="Table3.A2"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A2"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A2" office:value-type="string">
            <text:h text:style-name="P5" text:outline-level="1">Toggles fullscreen and windowed modes</text:h>
          </table:table-cell>
        </table:table-row>
        <table:table-row table:style-name="Table3.1">
          <table:table-cell table:style-name="Table3.A2" office:value-type="string">
            <text:h text:style-name="P61" text:outline-level="1">scriptnametrim:</text:h>
          </table:table-cell>
          <table:table-cell table:style-name="Table3.A2" office:value-type="string">
            <text:h text:style-name="P61" text:outline-level="1">Trims the script name according to what is required by script ‘if’ commands.</text:h>
          </table:table-cell>
        </table:table-row>
        <text:soft-page-break/>
        <table:table-row table:style-name="Table3.1">
          <table:table-cell table:style-name="Table3.A2" office:value-type="string">
            <text:h text:style-name="P83" text:outline-level="1">selectobjectbanner:</text:h>
          </table:table-cell>
          <table:table-cell table:style-name="Table3.A2" office:value-type="string">
            <text:h text:style-name="P83" text:outline-level="1">Draws selected object name onto screen</text:h>
          </table:table-cell>
        </table:table-row>
        <table:table-row table:style-name="Table3.1">
          <table:table-cell table:style-name="Table3.A2" office:value-type="string">
            <text:h text:style-name="P5" text:outline-level="1">setup:</text:h>
          </table:table-cell>
          <table:table-cell table:style-name="Table3.A2" office:value-type="string">
            <text:h text:style-name="P5" text:outline-level="1">Game launch setup, assignes engine values from metadata</text:h>
          </table:table-cell>
        </table:table-row>
        <table:table-row table:style-name="Table3.1">
          <table:table-cell table:style-name="Table3.A2" office:value-type="string">
            <text:h text:style-name="P5" text:outline-level="1">sfxload:</text:h>
          </table:table-cell>
          <table:table-cell table:style-name="Table3.A2" office:value-type="string">
            <text:h text:style-name="P5" text:outline-level="1">Loads sound effect files into memory</text:h>
          </table:table-cell>
        </table:table-row>
        <table:table-row table:style-name="Table3.1">
          <table:table-cell table:style-name="Table3.A2" office:value-type="string">
            <text:h text:style-name="P5" text:outline-level="1">sfxplay:</text:h>
          </table:table-cell>
          <table:table-cell table:style-name="Table3.A2" office:value-type="string">
            <text:h text:style-name="P5" text:outline-level="1">Plays requested sound effect</text:h>
          </table:table-cell>
        </table:table-row>
        <table:table-row table:style-name="Table3.1">
          <table:table-cell table:style-name="Table3.A2" office:value-type="string">
            <text:h text:style-name="P5" text:outline-level="1">sfxunload:</text:h>
          </table:table-cell>
          <table:table-cell table:style-name="Table3.A2" office:value-type="string">
            <text:h text:style-name="P5" text:outline-level="1">Unloads sound effect files from memory</text:h>
          </table:table-cell>
        </table:table-row>
        <table:table-row table:style-name="Table3.1">
          <table:table-cell table:style-name="Table3.A2" office:value-type="string">
            <text:p text:style-name="P159">sfxvol:</text:p>
          </table:table-cell>
          <table:table-cell table:style-name="Table3.A2" office:value-type="string">
            <text:p text:style-name="P159">Sets sfx volume.</text:p>
          </table:table-cell>
        </table:table-row>
        <table:table-row table:style-name="Table3.1">
          <table:table-cell table:style-name="Table3.A2" office:value-type="string">
            <text:p text:style-name="P159">showimage:</text:p>
          </table:table-cell>
          <table:table-cell table:style-name="Table3.A2" office:value-type="string">
            <text:p text:style-name="P159">Displays an image on screen.</text:p>
          </table:table-cell>
        </table:table-row>
        <table:table-row table:style-name="Table3.1">
          <table:table-cell table:style-name="Table3.A2" office:value-type="string">
            <text:h text:style-name="P55" text:outline-level="1">showitem:</text:h>
          </table:table-cell>
          <table:table-cell table:style-name="Table3.A2" office:value-type="string">
            <text:h text:style-name="P55" text:outline-level="1">Changes a pocket item visibility to show.</text:h>
          </table:table-cell>
        </table:table-row>
        <table:table-row table:style-name="Table3.1">
          <table:table-cell table:style-name="Table3.A2" office:value-type="string">
            <text:p text:style-name="P159">slightfadein:</text:p>
          </table:table-cell>
          <table:table-cell table:style-name="Table3.A2" office:value-type="string">
            <text:p text:style-name="P159">Undims screen</text:p>
          </table:table-cell>
        </table:table-row>
        <table:table-row table:style-name="Table3.1">
          <table:table-cell table:style-name="Table3.A2" office:value-type="string">
            <text:p text:style-name="P159">slightfadeout:</text:p>
          </table:table-cell>
          <table:table-cell table:style-name="Table3.A2" office:value-type="string">
            <text:p text:style-name="P159">Dims screen</text:p>
          </table:table-cell>
        </table:table-row>
        <table:table-row table:style-name="Table3.1">
          <table:table-cell table:style-name="Table3.A2" office:value-type="string">
            <text:p text:style-name="P159">takecurrency:</text:p>
          </table:table-cell>
          <table:table-cell table:style-name="Table3.A2" office:value-type="string">
            <text:p text:style-name="P159">Takes currency from player</text:p>
          </table:table-cell>
        </table:table-row>
        <table:table-row table:style-name="Table3.1">
          <table:table-cell table:style-name="Table3.A2" office:value-type="string">
            <text:p text:style-name="P159">talksfx:</text:p>
          </table:table-cell>
          <table:table-cell table:style-name="Table3.A2" office:value-type="string">
            <text:p text:style-name="P159">Generates player talking sound effects.</text:p>
          </table:table-cell>
        </table:table-row>
        <table:table-row table:style-name="Table3.114">
          <table:table-cell table:style-name="Table3.A2" office:value-type="string">
            <text:p text:style-name="P159">terminaldraw:</text:p>
          </table:table-cell>
          <table:table-cell table:style-name="Table3.A2" office:value-type="string">
            <text:p text:style-name="P159">Draws terminal screens.</text:p>
          </table:table-cell>
        </table:table-row>
        <table:table-row table:style-name="Table3.114">
          <table:table-cell table:style-name="Table3.A2" office:value-type="string">
            <text:p text:style-name="P159">terminalload:</text:p>
          </table:table-cell>
          <table:table-cell table:style-name="Table3.A2" office:value-type="string">
            <text:p text:style-name="P159">Loads terminal data</text:p>
          </table:table-cell>
        </table:table-row>
        <table:table-row table:style-name="Table3.114">
          <table:table-cell table:style-name="Table3.A2" office:value-type="string">
            <text:p text:style-name="P159">terminalunload:</text:p>
          </table:table-cell>
          <table:table-cell table:style-name="Table3.A2" office:value-type="string">
            <text:p text:style-name="P159">Unloads terminal data</text:p>
          </table:table-cell>
        </table:table-row>
        <table:table-row table:style-name="Table3.114">
          <table:table-cell table:style-name="Table3.A2" office:value-type="string">
            <text:p text:style-name="P159">textbannercalc:</text:p>
          </table:table-cell>
          <table:table-cell table:style-name="Table3.A2" office:value-type="string">
            <text:p text:style-name="P159">Calculates text length from string in text banner</text:p>
          </table:table-cell>
        </table:table-row>
        <table:table-row table:style-name="Table3.114">
          <table:table-cell table:style-name="Table3.A2" office:value-type="string">
            <text:p text:style-name="P159">textbannerdraw:</text:p>
          </table:table-cell>
          <table:table-cell table:style-name="Table3.A2" office:value-type="string">
            <text:p text:style-name="P159">Draws text banner</text:p>
          </table:table-cell>
        </table:table-row>
        <table:table-row table:style-name="Table3.114">
          <table:table-cell table:style-name="Table3.A2" office:value-type="string">
            <text:h text:style-name="P5" text:outline-level="1">timeframecounter:</text:h>
          </table:table-cell>
          <table:table-cell table:style-name="Table3.A2"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A2"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59">uiload:</text:p>
          </table:table-cell>
          <table:table-cell table:style-name="Table3.A2" office:value-type="string">
            <text:p text:style-name="P159">Loads UI items (user interface stuff)</text:p>
          </table:table-cell>
        </table:table-row>
        <table:table-row table:style-name="Table3.114">
          <table:table-cell table:style-name="Table3.A2" office:value-type="string">
            <text:p text:style-name="P159">uiunload:</text:p>
          </table:table-cell>
          <table:table-cell table:style-name="Table3.A2" office:value-type="string">
            <text:p text:style-name="P159">Unloads UI items (user interface stuff0</text:p>
          </table:table-cell>
        </table:table-row>
        <table:table-row table:style-name="Table3.114">
          <table:table-cell table:style-name="Table3.A2" office:value-type="string">
            <text:p text:style-name="P159">updatechecker:</text:p>
          </table:table-cell>
          <table:table-cell table:style-name="Table3.A2" office:value-type="string">
            <text:p text:style-name="P159">Checks internet for available updates.</text:p>
          </table:table-cell>
        </table:table-row>
        <table:table-row table:style-name="Table3.114">
          <table:table-cell table:style-name="Table3.A2" office:value-type="string">
            <text:p text:style-name="P159">useobject:</text:p>
          </table:table-cell>
          <table:table-cell table:style-name="Table3.A2" office:value-type="string">
            <text:p text:style-name="P159">Interacts real world object or player</text:p>
          </table:table-cell>
        </table:table-row>
        <table:table-row table:style-name="Table3.114">
          <table:table-cell table:style-name="Table3.A2" office:value-type="string">
            <text:p text:style-name="P159">usepocket:</text:p>
          </table:table-cell>
          <table:table-cell table:style-name="Table3.A2" office:value-type="string">
            <text:p text:style-name="P159">Uses pocket item on map object.</text:p>
          </table:table-cell>
        </table:table-row>
        <table:table-row table:style-name="Table3.114">
          <table:table-cell table:style-name="Table3.A2" office:value-type="string">
            <text:p text:style-name="P159">usepocketpocket:</text:p>
          </table:table-cell>
          <table:table-cell table:style-name="Table3.A2" office:value-type="string">
            <text:p text:style-name="P159">Combines pocket items</text:p>
          </table:table-cell>
        </table:table-row>
        <table:table-row table:style-name="Table3.114">
          <table:table-cell table:style-name="Table3.A2" office:value-type="string">
            <text:h text:style-name="P50" text:outline-level="1">variablevalueinjector:</text:h>
          </table:table-cell>
          <table:table-cell table:style-name="Table3.A2" office:value-type="string">
            <text:h text:style-name="P50" text:outline-level="1">Injects the value of engine variables into text banners</text:h>
          </table:table-cell>
        </table:table-row>
        <table:table-row table:style-name="Table3.114">
          <table:table-cell table:style-name="Table3.A2" office:value-type="string">
            <text:h text:style-name="P5" text:outline-level="1">worlddraw:</text:h>
          </table:table-cell>
          <table:table-cell table:style-name="Table3.A2" office:value-type="string">
            <text:h text:style-name="P5" text:outline-level="1">Draws map to screen</text:h>
          </table:table-cell>
        </table:table-row>
        <table:table-row table:style-name="Table3.114">
          <table:table-cell table:style-name="Table3.A2" office:value-type="string">
            <text:h text:style-name="P111" text:outline-level="1">awardload:</text:h>
          </table:table-cell>
          <table:table-cell table:style-name="Table3.A2" office:value-type="string">
            <text:h text:style-name="P111" text:outline-level="1">Loads award assets and data</text:h>
          </table:table-cell>
        </table:table-row>
        <table:table-row table:style-name="Table3.114">
          <table:table-cell table:style-name="Table3.A2" office:value-type="string">
            <text:h text:style-name="P105" text:outline-level="1">scriptvaluefetcher:</text:h>
          </table:table-cell>
          <table:table-cell table:style-name="Table3.A2" office:value-type="string">
            <text:h text:style-name="P105" text:outline-level="1">Fetches script value</text:h>
          </table:table-cell>
        </table:table-row>
        <table:table-row table:style-name="Table3.114">
          <table:table-cell table:style-name="Table3.A2" office:value-type="string">
            <text:h text:style-name="P112" text:outline-level="1">awardunload:</text:h>
          </table:table-cell>
          <table:table-cell table:style-name="Table3.A2" office:value-type="string">
            <text:h text:style-name="P112" text:outline-level="1">Unloads awards from memory</text:h>
          </table:table-cell>
        </table:table-row>
        <table:table-row table:style-name="Table3.114">
          <table:table-cell table:style-name="Table3.A2" office:value-type="string">
            <text:h text:style-name="P116" text:outline-level="1">awarddraw:</text:h>
          </table:table-cell>
          <table:table-cell table:style-name="Table3.A2" office:value-type="string">
            <text:h text:style-name="P116" text:outline-level="1">Draws granted awards onto the screen.</text:h>
          </table:table-cell>
        </table:table-row>
        <table:table-row table:style-name="Table3.114">
          <table:table-cell table:style-name="Table3.A133" office:value-type="string">
            <text:h text:style-name="P119" text:outline-level="1">awardmenu:</text:h>
          </table:table-cell>
          <table:table-cell table:style-name="Table3.A133" office:value-type="string">
            <text:h text:style-name="P119" text:outline-level="1">Loads award menu</text:h>
          </table:table-cell>
        </table:table-row>
      </table:table>
      <text:p text:style-name="P132"/>
      <text:h text:style-name="P149" text:outline-level="1"><text:bookmark-start text:name="_Toc4"/>Menu Commands<text:bookmark-end text:name="_Toc4"/></text:h>
      <text:h text:style-name="P150" text:outline-level="1"/>
      <text:p text:style-name="P133"/>
      <text:p text:style-name="P127">The following is a list of available commands on main menu.</text:p>
      <text:p text:style-name="P127"/>
      <table:table table:name="Table4" table:style-name="Table4" table:template-name="Elegant">
        <table:table-column table:style-name="Table4.A"/>
        <table:table-column table:style-name="Table4.B"/>
        <table:table-row table:style-name="Table4.1">
          <table:table-cell table:style-name="Table4.A1" office:value-type="string">
            <text:h text:style-name="P120" text:outline-level="1">Menu Command</text:h>
          </table:table-cell>
          <table:table-cell table:style-name="Table4.A1" office:value-type="string">
            <text:h text:style-name="P120" text:outline-level="1">Command Description</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5" text:outline-level="1">Erases Save</text:h>
          </table:table-cell>
        </table:table-row>
        <table:table-row table:style-name="Table4.1">
          <table:table-cell table:style-name="Table4.A2" office:value-type="string">
            <text:h text:style-name="P62" text:outline-level="1">loadmod</text:h>
          </table:table-cell>
          <table:table-cell table:style-name="Table4.A2" office:value-type="string">
            <text:h text:style-name="P62"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3" text:outline-level="1">musicvol</text:h>
          </table:table-cell>
          <table:table-cell table:style-name="Table4.A2" office:value-type="string">
            <text:h text:style-name="P63"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62" text:outline-level="1">restoresave</text:h>
          </table:table-cell>
          <table:table-cell table:style-name="Table4.A2" office:value-type="string">
            <text:h text:style-name="P62"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3" text:outline-level="1">sfxvol</text:h>
          </table:table-cell>
          <table:table-cell table:style-name="Table4.A2" office:value-type="string">
            <text:h text:style-name="P63" text:outline-level="1">Sets sfx volume</text:h>
          </table:table-cell>
        </table:table-row>
        <table:table-row table:style-name="Table4.1">
          <table:table-cell table:style-name="Table4.A2" office:value-type="string">
            <text:h text:style-name="P64" text:outline-level="1">spooftoggle</text:h>
          </table:table-cell>
          <table:table-cell table:style-name="Table4.A2" office:value-type="string">
            <text:h text:style-name="P64" text:outline-level="1">A fake toggle option</text:h>
          </table:table-cell>
        </table:table-row>
        <table:table-row table:style-name="Table4.1">
          <table:table-cell table:style-name="Table4.A2" office:value-type="string">
            <text:h text:style-name="P5" text:outline-level="1">updategame</text:h>
          </table:table-cell>
          <table:table-cell table:style-name="Table4.A2" office:value-type="string">
            <text:h text:style-name="P5" text:outline-level="1">Checks for update then runs updater</text:h>
          </table:table-cell>
        </table:table-row>
        <table:table-row table:style-name="Table4.1">
          <table:table-cell table:style-name="Table4.A2" office:value-type="string">
            <text:h text:style-name="P108" text:outline-level="1">reloadsave</text:h>
          </table:table-cell>
          <table:table-cell table:style-name="Table4.A2" office:value-type="string">
            <text:h text:style-name="P108" text:outline-level="1">Reloads the current save.</text:h>
          </table:table-cell>
        </table:table-row>
        <table:table-row table:style-name="Table4.1">
          <table:table-cell table:style-name="Table4.A18" office:value-type="string">
            <text:h text:style-name="P111" text:outline-level="1">displayawards</text:h>
          </table:table-cell>
          <table:table-cell table:style-name="Table4.A18" office:value-type="string">
            <text:h text:style-name="P111" text:outline-level="1">Shows award menu</text:h>
          </table:table-cell>
        </table:table-row>
      </table:table>
      <text:p text:style-name="P127"/>
      <text:p text:style-name="P127"/>
      <text:p text:style-name="P133"/>
      <text:h text:style-name="P149" text:outline-level="1"><text:bookmark-start text:name="_Toc5"/>Prompt Commands<text:bookmark-end text:name="_Toc5"/></text:h>
      <text:p text:style-name="P125"/>
      <text:p text:style-name="P125"><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32"/>
      <text:p text:style-name="P136">command name</text:p>
      <text:p text:style-name="P128">Description of command and what its functions are. (usage example)</text:p>
      <text:p text:style-name="P140">Possible arguments - all possible command arguments are listed here.</text:p>
      <text:p text:style-name="P140"/>
      <text:p text:style-name="P132">All Command Prompt commands are listed below.</text:p>
      <text:p text:style-name="P132"/>
      <text:p text:style-name="P136">whatis</text:p>
      <text:p text:style-name="P128">Displays the value of a requested variable or string value. (whatis mapno)</text:p>
      <text:p text:style-name="P140">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70">mainmenu, </text:span><text:span text:style-name="T71">fadestatus, </text:span><text:span text:style-name="T77">random</text:span></text:p>
      <text:p text:style-name="P128"/>
      <text:p text:style-name="P136">display</text:p>
      <text:p text:style-name="P128">Displays certain values on a developer HUD within the game. (display location)</text:p>
      <text:p text:style-name="P140">Possible arguments -</text:p>
      <text:p text:style-name="P140">off (removes any developer hud currently displayed)</text:p>
      <text:p text:style-name="P140">location (location co-ordinates of top left corner of map)</text:p>
      <text:p text:style-name="P140">olocation (previous co-ordinates of top left corner of map)</text:p>
      <text:p text:style-name="P140">time (local time as well as engine time (ctime$))</text:p>
      <text:p text:style-name="P140">frames (FPS and number of frames processed)</text:p>
      <text:p text:style-name="P140">maplocation (location co-ordinates of top left corner and bottom right corner of map)</text:p>
      <text:p text:style-name="P140">fadein (fade in effect)</text:p>
      <text:p text:style-name="P140">fadeout (fade out effect)</text:p>
      <text:p text:style-name="P140">techspecs (tonne of great info for the tech nerds x)</text:p>
      <text:p text:style-name="P140">layers (draw layer data)</text:p>
      <text:p text:style-name="P140">mplayerlocation (location of player sprite on map)</text:p>
      <text:p text:style-name="P140">selectobject (name of selected map object)</text:p>
      <text:p text:style-name="P140">console (opens console - cannot be removed with “display off” command)</text:p>
      <text:p text:style-name="P140">playerlocation (location of npc sprites on map)</text:p>
      <text:p text:style-name="P140">pocketnos (number of inventory items loaded into game)</text:p>
      <text:p text:style-name="P140">pocketcarry (number of inventory items carried by player)</text:p>
      <text:p text:style-name="P141">miniconsole (last console line)</text:p>
      <text:p text:style-name="P145">checkpoint (active checkpoints)</text:p>
      <text:p text:style-name="P146"><text:soft-page-break/>gametime (amount of time save file has been used)</text:p>
      <text:p text:style-name="P128"/>
      <text:p text:style-name="P136">system</text:p>
      <text:p text:style-name="P128">Quits or resets game or game function. (system quit)</text:p>
      <text:p text:style-name="P140">Possible arguments - </text:p>
      <text:p text:style-name="P140">now (closes engine immediately, no endgame procedure)</text:p>
      <text:p text:style-name="P140">hang (closes engine immediately, no endgame procedure, window remains open until closed)</text:p>
      <text:p text:style-name="P140">map (reloads all map data)</text:p>
      <text:p text:style-name="P140">mainplayer (reloads all mainplayer data)</text:p>
      <text:p text:style-name="P140">screen (reloads all screen setting data)</text:p>
      <text:p text:style-name="P140">font (reloads all font data)</text:p>
      <text:p text:style-name="P140">quit (triggers endgame procedure)</text:p>
      <text:p text:style-name="P140">music (toggles music)</text:p>
      <text:p text:style-name="P140">ui (reloads all gui data)</text:p>
      <text:p text:style-name="P140">pockets (reloads all pocket data)</text:p>
      <text:p text:style-name="P140">sfx (reloads all sound effect data)</text:p>
      <text:p text:style-name="P140">terminal (reloads all terminal data)</text:p>
      <text:p text:style-name="P140">update (checks for update online)</text:p>
      <text:p text:style-name="P140">fix (attempts to repair game)</text:p>
      <text:p text:style-name="P140">consolelog (erases consolelog.txt)</text:p>
      <text:p text:style-name="P140">colour (reloads text colour data)</text:p>
      <text:p text:style-name="P142">speedrun (begins speedrun mode. cannot be disabled until game quit.)</text:p>
      <text:p text:style-name="P143">restart (restarts engine)</text:p>
      <text:p text:style-name="P128"/>
      <text:p text:style-name="P136">script</text:p>
      <text:p text:style-name="P128">Runs a requested script or ends the script (script demo)</text:p>
      <text:p text:style-name="P140">Possible arguments - any script file in script (scriptloc$) folder (no ext).</text:p>
      <text:p text:style-name="P128"/>
      <text:p text:style-name="P136">error</text:p>
      <text:p text:style-name="P128">Sends a requested error signal to the engine. (error 420)</text:p>
      <text:p text:style-name="P140">Possible arguments - any error code.</text:p>
      <text:p text:style-name="P128"/>
      <text:p text:style-name="P136">sfx</text:p>
      <text:p text:style-name="P128">Plays a requested sound effect. (sfx pickup)</text:p>
      <text:p text:style-name="P140">Possible arguments - any sound effect file in sfx (sloc$) folder.</text:p>
      <text:p text:style-name="P128"/>
      <text:p text:style-name="P136">shell</text:p>
      <text:p text:style-name="P128">Runs a requested command to host OS. (shell ls)</text:p>
      <text:p text:style-name="P140">Possible arguments - any command that can be run in host OS terminal/prompt.</text:p>
      <text:p text:style-name="P128"/>
      <text:p text:style-name="P136">change</text:p>
      <text:p text:style-name="P128">Changes value of requested variable or string value. (change mapno)</text:p>
      <text:p text:style-name="P140">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40"/>
      <text:p text:style-name="P136">giveitem</text:p>
      <text:p text:style-name="P128">Gives player an item. (give floppy)</text:p>
      <text:p text:style-name="P140">Possible arguments- any pocket item loaded into memory.</text:p>
      <text:p text:style-name="P140"><text:soft-page-break/></text:p>
      <text:p text:style-name="P136">takeitem</text:p>
      <text:p text:style-name="P128">Takes an item off player. (take floppy)</text:p>
      <text:p text:style-name="P140">Possible arguments - any pocket item loaded into memory.</text:p>
      <text:p text:style-name="P140"/>
      <text:p text:style-name="P147">hideitem</text:p>
      <text:p text:style-name="P148">Hides an item. (hide floppy)</text:p>
      <text:p text:style-name="P144">Possible arguments – any pocket item loaded into memory.</text:p>
      <text:p text:style-name="P144"/>
      <text:p text:style-name="P147">showitem</text:p>
      <text:p text:style-name="P148">Shows and item. (show floppy)</text:p>
      <text:p text:style-name="P144">Possible arguments – any pocket item loaded into memory.</text:p>
      <text:p text:style-name="P140"/>
      <text:p text:style-name="P136">say</text:p>
      <text:p text:style-name="P128">Displays text of choice in text banner. (say hello world!)</text:p>
      <text:p text:style-name="P140">Possible arguments - any text.</text:p>
      <text:p text:style-name="P140"/>
      <text:p text:style-name="P136">givecurrency</text:p>
      <text:p text:style-name="P128">Gives currency to player. (givecurrency 10)</text:p>
      <text:p text:style-name="P140">Possible arguments - any positive integer.</text:p>
      <text:p text:style-name="P140"/>
      <text:p text:style-name="P136">takecurrency</text:p>
      <text:p text:style-name="P128">Takes currency to player. (takecurrency 10)</text:p>
      <text:p text:style-name="P140">Possible arguments - any positive integer.</text:p>
      <text:p text:style-name="P140"/>
      <text:p text:style-name="P136">markgone</text:p>
      <text:p text:style-name="P128">Takes pocket item off player forever. (markgone floppy)</text:p>
      <text:p text:style-name="P140">Possible arguments - any pocket item loaded into memory except currency.</text:p>
      <text:p text:style-name="P140"/>
      <text:p text:style-name="P136">markback</text:p>
      <text:p text:style-name="P128">Resets pocket item after a fullytake command. (fullygive floppy)</text:p>
      <text:p text:style-name="P140">Possible arguments - any pocket item loaded into memory except currency.</text:p>
      <text:p text:style-name="P140"/>
      <text:p text:style-name="P136">save</text:p>
      <text:p text:style-name="P128">Executes save functions. (save game)</text:p>
      <text:p text:style-name="P140">Possible arguments - </text:p>
      <text:p text:style-name="P140">game (saves game)</text:p>
      <text:p text:style-name="P140">erase (erases savegame - will reset engine)</text:p>
      <text:p text:style-name="P140">default (rewrites default save) </text:p>
      <text:p text:style-name="P140">load (loads last save)</text:p>
      <text:h text:style-name="P149" text:outline-level="1"><text:bookmark-start text:name="_Toc9"/>Stage Director Commands<text:bookmark-end text:name="_Toc9"/></text:h>
      <text:p text:style-name="P125"/>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20" text:outline-level="1">Command Name (possible arguments)</text:h>
          </table:table-cell>
          <table:table-cell table:style-name="Table8.A1" office:value-type="string">
            <text:h text:style-name="P120" text:outline-level="1">Example</text:h>
          </table:table-cell>
          <table:table-cell table:style-name="Table8.A1" office:value-type="string">
            <text:h text:style-name="P120" text:outline-level="1">Command Description</text:h>
          </table:table-cell>
        </table:table-row>
        <table:table-row table:style-name="Table8.2">
          <table:table-cell table:style-name="Table8.A2" office:value-type="string">
            <text:h text:style-name="P86" text:outline-level="1">allowskip</text:h>
          </table:table-cell>
          <table:table-cell table:style-name="Table8.A2" office:value-type="string">
            <text:h text:style-name="P5" text:outline-level="1">“<text:span text:style-name="T73">allowskip”</text:span></text:h>
          </table:table-cell>
          <table:table-cell table:style-name="Table8.A2" office:value-type="string">
            <text:h text:style-name="P86" text:outline-level="1">Player can now skip the script if they hold the back/pause key after this command is run.</text:h>
          </table:table-cell>
        </table:table-row>
        <table:table-row table:style-name="Table8.3">
          <table:table-cell table:style-name="Table8.A2" office:value-type="string">
            <text:p text:style-name="P194">animate (object/player then objectname/playername then animation file name)</text:p>
          </table:table-cell>
          <table:table-cell table:style-name="Table8.A2" office:value-type="string">
            <text:p text:style-name="P194">“animate mainplayer anitest”</text:p>
            <text:p text:style-name="P194">“animate player ivan anitest”</text:p>
            <text:p text:style-name="P194">“animate object desk anitest”</text:p>
          </table:table-cell>
          <table:table-cell table:style-name="Table8.A2" office:value-type="string">
            <text:p text:style-name="P194">Executes a custom animation on player or object.</text:p>
          </table:table-cell>
        </table:table-row>
        <table:table-row table:style-name="Table8.3">
          <table:table-cell table:style-name="Table8.A2" office:value-type="string">
            <text:h text:style-name="P65" text:outline-level="1">backchoice (choice 1, choice 2, choice 3)</text:h>
          </table:table-cell>
          <table:table-cell table:style-name="Table8.A2" office:value-type="string">
            <text:h text:style-name="P6" text:outline-level="1">“<text:span text:style-name="T26">back</text:span><text:span text:style-name="T22">choice choice1, choice2, choice3”</text:span></text:h>
          </table:table-cell>
          <table:table-cell table:style-name="Table8.A2" office:value-type="string">
            <text:p text:style-name="P197"><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5">
          <table:table-cell table:style-name="Table8.A2" office:value-type="string">
            <text:p text:style-name="P159">backmove (playername then X or Y then co-ordinate value <text:span text:style-name="T83">or userandom</text:span>)</text:p>
          </table:table-cell>
          <table:table-cell table:style-name="Table8.A2" office:value-type="string">
            <text:h text:style-name="P5" text:outline-level="1">“backmove mainplayer X 100”</text:h>
            <text:h text:style-name="P5" text:outline-level="1">“backmove player ivan X 100”</text:h>
            <text:h text:style-name="P5" text:outline-level="1">“<text:span text:style-name="T83">backmove mainplayer X userandom”</text:span></text:h>
            <text:h text:style-name="P5" text:outline-level="1"/>
          </table:table-cell>
          <table:table-cell table:style-name="Table8.A2" office:value-type="string">
            <text:h text:style-name="P5" text:outline-level="1">Moves player/NPC X or Y values (walking backwards)</text:h>
          </table:table-cell>
        </table:table-row>
        <table:table-row table:style-name="Table8.1">
          <table:table-cell table:style-name="Table8.A2" office:value-type="string">
            <text:p text:style-name="P159">backsprint (playername then X or Y then co-ordinate value <text:span text:style-name="T83">or userandom</text:span>)</text:p>
          </table:table-cell>
          <table:table-cell table:style-name="Table8.A2" office:value-type="string">
            <text:p text:style-name="P159">“backsprint mainplayer X 100”</text:p>
            <text:p text:style-name="P159">“backsprint player ivan X 100”</text:p>
            <text:p text:style-name="P160">“<text:span text:style-name="T83">backsprint mainplayer X userandom”</text:span></text:p>
          </table:table-cell>
          <table:table-cell table:style-name="Table8.A2" office:value-type="string">
            <text:h text:style-name="P5" text:outline-level="1">Moves player/NPC X or Y values (sprinting backwards)</text:h>
          </table:table-cell>
        </table:table-row>
        <table:table-row table:style-name="Table8.1">
          <table:table-cell table:style-name="Table8.A2" office:value-type="string">
            <text:p text:style-name="P159">carryvalues</text:p>
          </table:table-cell>
          <table:table-cell table:style-name="Table8.A2" office:value-type="string">
            <text:p text:style-name="P159">“carryvalues”</text:p>
          </table:table-cell>
          <table:table-cell table:style-name="Table8.A2" office:value-type="string">
            <text:p text:style-name="P159">Copies NPC location values into memory to be copied into the next map. This maintains location of NPCs in duplicate maps.</text:p>
          </table:table-cell>
        </table:table-row>
        <table:table-row table:style-name="Table8.8">
          <table:table-cell table:style-name="Table8.A2" office:value-type="string">
            <text:p text:style-name="P159">checkpoint (number <text:span text:style-name="T34">or all </text:span><text:span text:style-name="T79">or userandom</text:span><text:span text:style-name="T34"> </text:span>then on or off)</text:p>
          </table:table-cell>
          <table:table-cell table:style-name="Table8.A2" office:value-type="string">
            <text:p text:style-name="P159">“checkpoint 1 on”</text:p>
            <text:p text:style-name="P159">“checkpoint 1 off”</text:p>
            <text:p text:style-name="P160">“<text:span text:style-name="T34">checkpoint all off”</text:span></text:p>
            <text:p text:style-name="P160">“<text:span text:style-name="T79">checkpoint userandom off”</text:span></text:p>
          </table:table-cell>
          <table:table-cell table:style-name="Table8.A2" office:value-type="string">
            <text:p text:style-name="P159">Sets checkpoints to be either on or off.</text:p>
          </table:table-cell>
        </table:table-row>
        <table:table-row table:style-name="Table8.2">
          <table:table-cell table:style-name="Table8.A2" office:value-type="string">
            <text:h text:style-name="P66" text:outline-level="1">choice (choice 1, choice 2, choice 3)</text:h>
          </table:table-cell>
          <table:table-cell table:style-name="Table8.A2" office:value-type="string">
            <text:h text:style-name="P5" text:outline-level="1">“<text:span text:style-name="T22">choice choice1, choice2, choice3”</text:span></text:h>
          </table:table-cell>
          <table:table-cell table:style-name="Table8.A2" office:value-type="string">
            <text:p text:style-name="P198"><text:span text:style-name="T22">Displays a choice menu for the player to pick. Once picked</text:span> the script diverts to alternate script (scriptname$ + “-<text:span text:style-name="T22">ifchoice(choiceno)</text:span>”).</text:p>
          </table:table-cell>
        </table:table-row>
        <table:table-row table:style-name="Table8.8">
          <table:table-cell table:style-name="Table8.A2" office:value-type="string">
            <text:p text:style-name="P194">clear</text:p>
          </table:table-cell>
          <table:table-cell table:style-name="Table8.A2" office:value-type="string">
            <text:p text:style-name="P194">“clear”</text:p>
          </table:table-cell>
          <table:table-cell table:style-name="Table8.A2" office:value-type="string">
            <text:p text:style-name="P194">Tells screen drawing function to clear the screen.</text:p>
          </table:table-cell>
        </table:table-row>
        <table:table-row table:style-name="Table8.1">
          <table:table-cell table:style-name="Table8.A2" office:value-type="string">
            <text:h text:style-name="P5" text:outline-level="1">collision (on or off)</text:h>
          </table:table-cell>
          <table:table-cell table:style-name="Table8.A2" office:value-type="string">
            <text:h text:style-name="P5" text:outline-level="1">“collision off”</text:h>
          </table:table-cell>
          <table:table-cell table:style-name="Table8.A2" office:value-type="string">
            <text:h text:style-name="P5" text:outline-level="1">Turns collision on or off.</text:h>
          </table:table-cell>
        </table:table-row>
        <table:table-row table:style-name="Table8.8">
          <table:table-cell table:style-name="Table8.A2" office:value-type="string">
            <text:p text:style-name="P159">control (up, down, left, right, select, pockets or back then <text:soft-page-break/>on or off)</text:p>
          </table:table-cell>
          <table:table-cell table:style-name="Table8.A2" office:value-type="string">
            <text:p text:style-name="P159">“control pockets off”</text:p>
            <text:p text:style-name="P159">“control back on”</text:p>
          </table:table-cell>
          <table:table-cell table:style-name="Table8.A2" office:value-type="string">
            <text:p text:style-name="P159">Enables or disables player inputs.</text:p>
          </table:table-cell>
        </table:table-row>
        <table:table-row table:style-name="Table8.1">
          <table:table-cell table:style-name="Table8.A2" office:value-type="string">
            <text:p text:style-name="P194">dim (on or off)</text:p>
          </table:table-cell>
          <table:table-cell table:style-name="Table8.A2" office:value-type="string">
            <text:p text:style-name="P194">“dim on”</text:p>
          </table:table-cell>
          <table:table-cell table:style-name="Table8.A2" office:value-type="string">
            <text:p text:style-name="P194">Controls dim</text:p>
          </table:table-cell>
        </table:table-row>
        <table:table-row table:style-name="Table8.1">
          <table:table-cell table:style-name="Table8.A2" office:value-type="string">
            <text:h text:style-name="P5" text:outline-level="1">direction (playername then direction number <text:span text:style-name="T83">or userandom</text:span> (or “faceplayer” if using NPC.)</text:h>
          </table:table-cell>
          <table:table-cell table:style-name="Table8.A2"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83">direction mainplayer userandom”</text:span></text:h>
          </table:table-cell>
          <table:table-cell table:style-name="Table8.A2" office:value-type="string">
            <text:h text:style-name="P5" text:outline-level="1">Changes direction of player or NPC</text:h>
          </table:table-cell>
        </table:table-row>
        <table:table-row table:style-name="Table8.1">
          <table:table-cell table:style-name="Table8.A2" office:value-type="string">
            <text:p text:style-name="P194">effects (on or off)</text:p>
          </table:table-cell>
          <table:table-cell table:style-name="Table8.A2" office:value-type="string">
            <text:p text:style-name="P194">“effects on”</text:p>
          </table:table-cell>
          <table:table-cell table:style-name="Table8.A2" office:value-type="string">
            <text:p text:style-name="P194">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A2" office:value-type="string">
            <text:h text:style-name="P5" text:outline-level="1">“fade in”</text:h>
          </table:table-cell>
          <table:table-cell table:style-name="Table8.A2" office:value-type="string">
            <text:h text:style-name="P5" text:outline-level="1">Controls fade</text:h>
          </table:table-cell>
        </table:table-row>
        <table:table-row table:style-name="Table8.16">
          <table:table-cell table:style-name="Table8.A2" office:value-type="string">
            <text:p text:style-name="P194">give (item name)</text:p>
          </table:table-cell>
          <table:table-cell table:style-name="Table8.A2" office:value-type="string">
            <text:p text:style-name="P194">“give floppy”</text:p>
          </table:table-cell>
          <table:table-cell table:style-name="Table8.A2" office:value-type="string">
            <text:p text:style-name="P194">Gives player character an item. Does not work with currency.</text:p>
          </table:table-cell>
        </table:table-row>
        <table:table-row table:style-name="Table8.16">
          <table:table-cell table:style-name="Table8.A2" office:value-type="string">
            <text:p text:style-name="P194">givecurrency (positive integer <text:span text:style-name="T79">or userandom</text:span>)</text:p>
          </table:table-cell>
          <table:table-cell table:style-name="Table8.A2" office:value-type="string">
            <text:p text:style-name="P194">“givecurrency 10”</text:p>
            <text:p text:style-name="P196">“<text:span text:style-name="T79">givecurrency userandom”</text:span></text:p>
          </table:table-cell>
          <table:table-cell table:style-name="Table8.A2" office:value-type="string">
            <text:p text:style-name="P194">Gives set amount of currency to player.</text:p>
          </table:table-cell>
        </table:table-row>
        <table:table-row table:style-name="Table8.16">
          <table:table-cell table:style-name="Table8.A2" office:value-type="string">
            <text:p text:style-name="P4">halt (number of seconds <text:span text:style-name="T82">or userandom</text:span>)</text:p>
          </table:table-cell>
          <table:table-cell table:style-name="Table8.A2" office:value-type="string">
            <text:p text:style-name="P4">“halt 10”</text:p>
            <text:p text:style-name="P4">“<text:span text:style-name="T82">halt userandom”</text:span></text:p>
          </table:table-cell>
          <table:table-cell table:style-name="Table8.A2" office:value-type="string">
            <text:p text:style-name="P4">Halts engine for a number of resconds.</text:p>
          </table:table-cell>
        </table:table-row>
        <table:table-row table:style-name="Table8.16">
          <table:table-cell table:style-name="Table8.A2" office:value-type="string">
            <text:h text:style-name="P67" text:outline-level="1">halttimed</text:h>
          </table:table-cell>
          <table:table-cell table:style-name="Table8.A2" office:value-type="string">
            <text:h text:style-name="P5" text:outline-level="1">“<text:span text:style-name="T23">halttimed”</text:span></text:h>
          </table:table-cell>
          <table:table-cell table:style-name="Table8.A2" office:value-type="string">
            <text:p text:style-name="P200">Cancels any timed scripts that are active.</text:p>
          </table:table-cell>
        </table:table-row>
        <table:table-row table:style-name="Table8.5">
          <table:table-cell table:style-name="Table8.A2" office:value-type="string">
            <text:h text:style-name="P68" text:outline-level="1">hide (item name <text:span text:style-name="T35">or all)</text:span></text:h>
          </table:table-cell>
          <table:table-cell table:style-name="Table8.A2" office:value-type="string">
            <text:h text:style-name="P6" text:outline-level="1">“<text:span text:style-name="T28">hide floppy”</text:span></text:h>
            <text:h text:style-name="P6" text:outline-level="1">“<text:span text:style-name="T35">hide all”</text:span></text:h>
          </table:table-cell>
          <table:table-cell table:style-name="Table8.A2" office:value-type="string">
            <text:p text:style-name="P201">Changes visibility of pocket item to hidden.</text:p>
          </table:table-cell>
        </table:table-row>
        <text:soft-page-break/>
        <table:table-row table:style-name="Table8.16">
          <table:table-cell table:style-name="Table8.A2" office:value-type="string">
            <text:p text:style-name="P159">ifcheckpoint (checkpoint number <text:span text:style-name="T79">or userandom</text:span>)</text:p>
          </table:table-cell>
          <table:table-cell table:style-name="Table8.A2" office:value-type="string">
            <text:p text:style-name="P159">“ifcheckpoint 1”</text:p>
            <text:p text:style-name="P160">“<text:span text:style-name="T79">ifcheckpoint userandom”</text:span></text:p>
          </table:table-cell>
          <table:table-cell table:style-name="Table8.A2" office:value-type="string">
            <text:p text:style-name="P194">Checks to see if checkpoint is active. If so then the script diverts to alternate script (scriptname$ + “-ifcheckpoint”). If not then the script continues.</text:p>
          </table:table-cell>
        </table:table-row>
        <table:table-row table:style-name="Table8.16">
          <table:table-cell table:style-name="Table8.A2" office:value-type="string">
            <text:p text:style-name="P194">ifcurrency (currency amount <text:span text:style-name="T79">or userandom</text:span>)</text:p>
          </table:table-cell>
          <table:table-cell table:style-name="Table8.A2" office:value-type="string">
            <text:p text:style-name="P194">“ifcurrency 10”</text:p>
            <text:p text:style-name="P196">“<text:span text:style-name="T79">ifcurrency userandom”</text:span></text:p>
          </table:table-cell>
          <table:table-cell table:style-name="Table8.A2" office:value-type="string">
            <text:p text:style-name="P194">Checks to see if mainplayer has a requested amount of currency. If so script diverts to alternate script (scriptname$ + “-ifcurrency”). If not then script continues.</text:p>
          </table:table-cell>
        </table:table-row>
        <table:table-row table:style-name="Table8.24">
          <table:table-cell table:style-name="Table8.A2" office:value-type="string">
            <text:p text:style-name="P159">ifdirection (direction number <text:span text:style-name="T79">or userandom</text:span>)</text:p>
          </table:table-cell>
          <table:table-cell table:style-name="Table8.A2" office:value-type="string">
            <text:p text:style-name="P159">“ifdirection 1”</text:p>
            <text:p text:style-name="P160">“<text:span text:style-name="T79">ifdirection userandom”</text:span></text:p>
          </table:table-cell>
          <table:table-cell table:style-name="Table8.A2" office:value-type="string">
            <text:p text:style-name="P159">Checks to see if direction of mainplayer is facing a certain direction. If so script diverts to alternate script (scriptname$ + “-ifdirection”). If not then script continues.</text:p>
          </table:table-cell>
        </table:table-row>
        <table:table-row table:style-name="Table8.5">
          <table:table-cell table:style-name="Table8.A2" office:value-type="string">
            <text:p text:style-name="P194">ifgone (pocket item)</text:p>
          </table:table-cell>
          <table:table-cell table:style-name="Table8.A2" office:value-type="string">
            <text:p text:style-name="P194">“ifgone floppy”</text:p>
          </table:table-cell>
          <table:table-cell table:style-name="Table8.A2" office:value-type="string">
            <text:p text:style-name="P194">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194">ifholding (pocket item)</text:p>
          </table:table-cell>
          <table:table-cell table:style-name="Table8.A2" office:value-type="string">
            <text:p text:style-name="P194">“ifholding floppy”</text:p>
          </table:table-cell>
          <table:table-cell table:style-name="Table8.A2" office:value-type="string">
            <text:p text:style-name="P194">Checks to see if mainplayer is holding a requested item in hand. If so then the script diverts to alternate script (scriptname$ + “-ifholding”). If not then the script continues.</text:p>
          </table:table-cell>
        </table:table-row>
        <table:table-row table:style-name="Table8.3">
          <table:table-cell table:style-name="Table8.A2" office:value-type="string">
            <text:p text:style-name="P159"><text:span text:style-name="T81">i</text:span>fmapno <text:span text:style-name="T80">(mapno or userandom)</text:span></text:p>
          </table:table-cell>
          <table:table-cell table:style-name="Table8.A2" office:value-type="string">
            <text:p text:style-name="P159">“ifmapno 1”</text:p>
            <text:p text:style-name="P160">“<text:span text:style-name="T80">ifmapno userandom”</text:span></text:p>
          </table:table-cell>
          <table:table-cell table:style-name="Table8.A2" office:value-type="string">
            <text:p text:style-name="P194">Checks to see player is on a certain map. If so script diverts to alternate script (scriptname$ + “-ifmapno”). If not then script continues.</text:p>
          </table:table-cell>
        </table:table-row>
        <table:table-row table:style-name="Table8.3">
          <table:table-cell table:style-name="Table8.A2" office:value-type="string">
            <text:p text:style-name="P159">ifmodel</text:p>
          </table:table-cell>
          <table:table-cell table:style-name="Table8.A2" office:value-type="string">
            <text:p text:style-name="P159">“ifmodel ivan”</text:p>
          </table:table-cell>
          <table:table-cell table:style-name="Table8.A2" office:value-type="string">
            <text:p text:style-name="P194">Checks to see if player character is using a certain sprite model. If so the script diverts to alternate script (scriptname$ + “-ifmodel”). If not then the script continues.</text:p>
          </table:table-cell>
        </table:table-row>
        <table:table-row table:style-name="Table8.1">
          <table:table-cell table:style-name="Table8.A2" office:value-type="string">
            <text:p text:style-name="P194">ifpocket (pocket item)</text:p>
          </table:table-cell>
          <table:table-cell table:style-name="Table8.A2" office:value-type="string">
            <text:p text:style-name="P194">“ifpocket floppy”</text:p>
          </table:table-cell>
          <table:table-cell table:style-name="Table8.A2" office:value-type="string">
            <text:p text:style-name="P194">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6" text:outline-level="1">ifrandom (above, below or equal then number)</text:h>
          </table:table-cell>
          <table:table-cell table:style-name="Table8.A2" office:value-type="string">
            <text:h text:style-name="P5" text:outline-level="1">“<text:span text:style-name="T77">ifrandom above 5”</text:span></text:h>
            <text:h text:style-name="P5" text:outline-level="1">“<text:span text:style-name="T77">ifrandom below 5”</text:span></text:h>
            <text:h text:style-name="P5" text:outline-level="1">“<text:span text:style-name="T77">ifrandom equal 5”</text:span></text:h>
          </table:table-cell>
          <table:table-cell table:style-name="Table8.A2" office:value-type="string">
            <text:p text:style-name="P195">Checks to see if <text:span text:style-name="T77">last generated random number matches conditions</text:span>. If so script diverts to alternate <text:soft-page-break/>script (scriptname$ + “-if<text:span text:style-name="T77">random</text:span>”). If not then script continues.</text:p>
          </table:table-cell>
        </table:table-row>
        <table:table-row table:style-name="Table8.1">
          <table:table-cell table:style-name="Table8.A2" office:value-type="string">
            <text:h text:style-name="P69" text:outline-level="1">iftimed</text:h>
          </table:table-cell>
          <table:table-cell table:style-name="Table8.A2" office:value-type="string">
            <text:h text:style-name="P5" text:outline-level="1">“<text:span text:style-name="T24">iftimed”</text:span></text:h>
          </table:table-cell>
          <table:table-cell table:style-name="Table8.A2" office:value-type="string">
            <text:p text:style-name="P202">Checks to see if a timed script is active. If so then the script diverts to alternate script (scriptname$ + “-iftimed”). If not then the script continues.</text:p>
          </table:table-cell>
        </table:table-row>
        <table:table-row table:style-name="Table8.2">
          <table:table-cell table:style-name="Table8.A2" office:value-type="string">
            <text:p text:style-name="P159">loadgame</text:p>
          </table:table-cell>
          <table:table-cell table:style-name="Table8.A2" office:value-type="string">
            <text:p text:style-name="P159">“loadgame”</text:p>
          </table:table-cell>
          <table:table-cell table:style-name="Table8.A2" office:value-type="string">
            <text:p text:style-name="P159">Loads previous save</text:p>
          </table:table-cell>
        </table:table-row>
        <table:table-row table:style-name="Table8.2">
          <table:table-cell table:style-name="Table8.A2" office:value-type="string">
            <text:p text:style-name="P194">loading</text:p>
          </table:table-cell>
          <table:table-cell table:style-name="Table8.A2" office:value-type="string">
            <text:p text:style-name="P194">“loading”</text:p>
          </table:table-cell>
          <table:table-cell table:style-name="Table8.A2" office:value-type="string">
            <text:p text:style-name="P194">Displays load icon. Will only work when script is not drawing anything. Icon automatically removed if any screen draw or clear occurs.</text:p>
          </table:table-cell>
        </table:table-row>
        <table:table-row table:style-name="Table8.34">
          <table:table-cell table:style-name="Table8.A2" office:value-type="string">
            <text:h text:style-name="P95" text:outline-level="1">makerandom (range starting small to large)</text:h>
          </table:table-cell>
          <table:table-cell table:style-name="Table8.A2" office:value-type="string">
            <text:h text:style-name="P5" text:outline-level="1">“<text:span text:style-name="T76">makerandom 1 50”</text:span></text:h>
          </table:table-cell>
          <table:table-cell table:style-name="Table8.A2" office:value-type="string">
            <text:h text:style-name="P95" text:outline-level="1">Generates a random number for the script to use between the defined range.</text:h>
          </table:table-cell>
        </table:table-row>
        <table:table-row table:style-name="Table8.8">
          <table:table-cell table:style-name="Table8.A2" office:value-type="string">
            <text:h text:style-name="P5" text:outline-level="1">map (mapno <text:span text:style-name="T11">or </text:span><text:span text:style-name="T78">userandom</text:span><text:span text:style-name="T11">)</text:span></text:h>
          </table:table-cell>
          <table:table-cell table:style-name="Table8.A2" office:value-type="string">
            <text:h text:style-name="P5" text:outline-level="1">“map 1” </text:h>
            <text:h text:style-name="P5" text:outline-level="1">“<text:span text:style-name="T11">map </text:span><text:span text:style-name="T78">userandom”</text:span></text:h>
          </table:table-cell>
          <table:table-cell table:style-name="Table8.A2" office:value-type="string">
            <text:h text:style-name="P5" text:outline-level="1">Changes to map number placed in argument <text:span text:style-name="T11">or random map defined in argument.</text:span></text:h>
          </table:table-cell>
        </table:table-row>
        <table:table-row table:style-name="Table8.1">
          <table:table-cell table:style-name="Table8.A2" office:value-type="string">
            <text:p text:style-name="P194">mapeffect (dark / rain / storm / torch / sunsetleft / sunsetright / sunsetdown / sunsetup / pitchblack / off)</text:p>
          </table:table-cell>
          <table:table-cell table:style-name="Table8.A2" office:value-type="string">
            <text:p text:style-name="P194">“mapeffect dark”</text:p>
          </table:table-cell>
          <table:table-cell table:style-name="Table8.A2" office:value-type="string">
            <text:p text:style-name="P194">Displays an effect over the map.</text:p>
          </table:table-cell>
        </table:table-row>
        <table:table-row table:style-name="Table8.1">
          <table:table-cell table:style-name="Table8.A2" office:value-type="string">
            <text:p text:style-name="P194">markgone (pocket item)</text:p>
          </table:table-cell>
          <table:table-cell table:style-name="Table8.A2" office:value-type="string">
            <text:p text:style-name="P194">“markgone floppy”</text:p>
          </table:table-cell>
          <table:table-cell table:style-name="Table8.A2" office:value-type="string">
            <text:p text:style-name="P194">Sets pocket item as “gone forever” and unable to be got by the mainplayer again. Does not work with currency.</text:p>
          </table:table-cell>
        </table:table-row>
        <table:table-row table:style-name="Table8.8">
          <table:table-cell table:style-name="Table8.A2" office:value-type="string">
            <text:h text:style-name="P5" text:outline-level="1">model (playername then player model name)</text:h>
          </table:table-cell>
          <table:table-cell table:style-name="Table8.A2" office:value-type="string">
            <text:h text:style-name="P5" text:outline-level="1">“model mainplayer ivan”</text:h>
          </table:table-cell>
          <table:table-cell table:style-name="Table8.A2" office:value-type="string">
            <text:h text:style-name="P5" text:outline-level="1">Changes mainplayer model</text:h>
          </table:table-cell>
        </table:table-row>
        <table:table-row table:style-name="Table8.8">
          <table:table-cell table:style-name="Table8.A2" office:value-type="string">
            <text:h text:style-name="P5" text:outline-level="1">move (playername or objectname then X or Y then co-ordinate value <text:span text:style-name="T83">or userandom</text:span>)</text:h>
          </table:table-cell>
          <table:table-cell table:style-name="Table8.A2"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83">move mainplayer X userandom”</text:span></text:h>
          </table:table-cell>
          <table:table-cell table:style-name="Table8.A2" office:value-type="string">
            <text:h text:style-name="P5" text:outline-level="1">Moves object/NPC X or Y values (walking)</text:h>
          </table:table-cell>
        </table:table-row>
        <table:table-row table:style-name="Table8.1">
          <table:table-cell table:style-name="Table8.A2" office:value-type="string">
            <text:h text:style-name="P5" text:outline-level="1">music control (play or stop)</text:h>
          </table:table-cell>
          <table:table-cell table:style-name="Table8.A2" office:value-type="string">
            <text:h text:style-name="P5" text:outline-level="1">“music control play”</text:h>
          </table:table-cell>
          <table:table-cell table:style-name="Table8.A2" office:value-type="string">
            <text:h text:style-name="P5" text:outline-level="1">Either plays or stops current music.</text:h>
          </table:table-cell>
        </table:table-row>
        <table:table-row table:style-name="Table8.1">
          <table:table-cell table:style-name="Table8.A2" office:value-type="string">
            <text:h text:style-name="P5" text:outline-level="1">music file (music file name)</text:h>
          </table:table-cell>
          <table:table-cell table:style-name="Table8.A2" office:value-type="string">
            <text:h text:style-name="P5" text:outline-level="1">“music file menu”</text:h>
          </table:table-cell>
          <table:table-cell table:style-name="Table8.A2" office:value-type="string">
            <text:h text:style-name="P5" text:outline-level="1">Plays requested music file (and stops previous music if playing)</text:h>
          </table:table-cell>
        </table:table-row>
        <table:table-row table:style-name="Table8.1">
          <table:table-cell table:style-name="Table8.A2" office:value-type="string">
            <text:p text:style-name="P194">pilot (playername then on or off)</text:p>
          </table:table-cell>
          <table:table-cell table:style-name="Table8.A2" office:value-type="string">
            <text:p text:style-name="P194">“pilot ivan on”</text:p>
          </table:table-cell>
          <table:table-cell table:style-name="Table8.A2" office:value-type="string">
            <text:p text:style-name="P194">Sets NPC’s to halt their idle walkabouts and assume script control.</text:p>
          </table:table-cell>
        </table:table-row>
        <text:soft-page-break/>
        <table:table-row table:style-name="Table8.1">
          <table:table-cell table:style-name="Table8.A2" office:value-type="string">
            <text:h text:style-name="P70" text:outline-level="1">remark (remark)</text:h>
          </table:table-cell>
          <table:table-cell table:style-name="Table8.A2" office:value-type="string">
            <text:h text:style-name="P5" text:outline-level="1">“<text:span text:style-name="T32">remark test script”</text:span></text:h>
          </table:table-cell>
          <table:table-cell table:style-name="Table8.A2" office:value-type="string">
            <text:h text:style-name="P70" text:outline-level="1">Does nothing. Used for commenting in script files.</text:h>
          </table:table-cell>
        </table:table-row>
        <table:table-row table:style-name="Table8.8">
          <table:table-cell table:style-name="Table8.A2" office:value-type="string">
            <text:p text:style-name="P159">run (application)</text:p>
          </table:table-cell>
          <table:table-cell table:style-name="Table8.A2" office:value-type="string">
            <text:p text:style-name="P159">“run dummyapp”</text:p>
          </table:table-cell>
          <table:table-cell table:style-name="Table8.A2" office:value-type="string">
            <text:p text:style-name="P159">Runs an external application from utility folder and pauses VaME. Windows executables end with “_win.exe”. Linux executables end with “_linux”.</text:p>
          </table:table-cell>
        </table:table-row>
        <table:table-row table:style-name="Table8.1">
          <table:table-cell table:style-name="Table8.A2" office:value-type="string">
            <text:p text:style-name="P194">savegame</text:p>
          </table:table-cell>
          <table:table-cell table:style-name="Table8.A2" office:value-type="string">
            <text:p text:style-name="P194">“savegame”</text:p>
          </table:table-cell>
          <table:table-cell table:style-name="Table8.A2" office:value-type="string">
            <text:p text:style-name="P194">Saves the game.</text:p>
          </table:table-cell>
        </table:table-row>
        <table:table-row table:style-name="Table8.2">
          <table:table-cell table:style-name="Table8.A2" office:value-type="string">
            <text:h text:style-name="P71" text:outline-level="1">saving</text:h>
          </table:table-cell>
          <table:table-cell table:style-name="Table8.A2" office:value-type="string">
            <text:h text:style-name="P5" text:outline-level="1">“<text:span text:style-name="T21">saving”</text:span></text:h>
          </table:table-cell>
          <table:table-cell table:style-name="Table8.A2" office:value-type="string">
            <text:p text:style-name="P199">Displays <text:span text:style-name="T21">save</text:span> icon. Will only work when script is not drawing anything. Icon automatically removed if any screen draw or clear occurs.</text:p>
          </table:table-cell>
        </table:table-row>
        <table:table-row table:style-name="Table8.2">
          <table:table-cell table:style-name="Table8.A2" office:value-type="string">
            <text:p text:style-name="P194">say (words)</text:p>
          </table:table-cell>
          <table:table-cell table:style-name="Table8.A2" office:value-type="string">
            <text:p text:style-name="P194">“say hello world!”</text:p>
          </table:table-cell>
          <table:table-cell table:style-name="Table8.A2" office:value-type="string">
            <text:p text:style-name="P194">Displays words in dialogue box.</text:p>
          </table:table-cell>
        </table:table-row>
        <table:table-row table:style-name="Table8.1">
          <table:table-cell table:style-name="Table8.A2" office:value-type="string">
            <text:h text:style-name="P5" text:outline-level="1">script (script name)</text:h>
          </table:table-cell>
          <table:table-cell table:style-name="Table8.A2" office:value-type="string">
            <text:h text:style-name="P5" text:outline-level="1">“script testscript01”</text:h>
          </table:table-cell>
          <table:table-cell table:style-name="Table8.A2" office:value-type="string">
            <text:h text:style-name="P5" text:outline-level="1">Runs a script (ends current script)</text:h>
          </table:table-cell>
        </table:table-row>
        <table:table-row table:style-name="Table8.1">
          <table:table-cell table:style-name="Table8.A2" office:value-type="string">
            <text:h text:style-name="P5" text:outline-level="1">sfx (sound effect file name)</text:h>
          </table:table-cell>
          <table:table-cell table:style-name="Table8.A2" office:value-type="string">
            <text:h text:style-name="P5" text:outline-level="1">“sfx pickup”</text:h>
          </table:table-cell>
          <table:table-cell table:style-name="Table8.A2" office:value-type="string">
            <text:h text:style-name="P5" text:outline-level="1">Plays requested sound file</text:h>
          </table:table-cell>
        </table:table-row>
        <table:table-row table:style-name="Table8.1">
          <table:table-cell table:style-name="Table8.A2" office:value-type="string">
            <text:h text:style-name="P99" text:outline-level="1">shelllnx (shell command)</text:h>
          </table:table-cell>
          <table:table-cell table:style-name="Table8.A2" office:value-type="string">
            <text:h text:style-name="P99" text:outline-level="1">“shelllnx rm test.txt”</text:h>
          </table:table-cell>
          <table:table-cell table:style-name="Table8.A2" office:value-type="string">
            <text:h text:style-name="P99" text:outline-level="1">Runs a shell command (linux only).</text:h>
          </table:table-cell>
        </table:table-row>
        <table:table-row table:style-name="Table8.3">
          <table:table-cell table:style-name="Table8.A2" office:value-type="string">
            <text:h text:style-name="P99" text:outline-level="1">shellwin (shell command)</text:h>
          </table:table-cell>
          <table:table-cell table:style-name="Table8.A2" office:value-type="string">
            <text:h text:style-name="P5" text:outline-level="1">“<text:span text:style-name="T86">shellwin del text.txt”</text:span></text:h>
          </table:table-cell>
          <table:table-cell table:style-name="Table8.A2" office:value-type="string">
            <text:h text:style-name="P99" text:outline-level="1">Runs a shell command (windows only, cmd not powershell)</text:h>
          </table:table-cell>
        </table:table-row>
        <table:table-row table:style-name="Table8.3">
          <table:table-cell table:style-name="Table8.A2" office:value-type="string">
            <text:h text:style-name="P68" text:outline-level="1">show (item name <text:span text:style-name="T35">or all</text:span>)</text:h>
          </table:table-cell>
          <table:table-cell table:style-name="Table8.A2" office:value-type="string">
            <text:h text:style-name="P6" text:outline-level="1">“<text:span text:style-name="T28">show floppy”</text:span></text:h>
            <text:h text:style-name="P6" text:outline-level="1">“<text:span text:style-name="T35">show all”</text:span></text:h>
          </table:table-cell>
          <table:table-cell table:style-name="Table8.A2" office:value-type="string">
            <text:p text:style-name="P201">Changes visibility of pocket item to visible.</text:p>
          </table:table-cell>
        </table:table-row>
        <table:table-row table:style-name="Table8.3">
          <table:table-cell table:style-name="Table8.A2" office:value-type="string">
            <text:p text:style-name="P159">showimage (image name)</text:p>
          </table:table-cell>
          <table:table-cell table:style-name="Table8.A2" office:value-type="string">
            <text:p text:style-name="P159">“showimage map”</text:p>
          </table:table-cell>
          <table:table-cell table:style-name="Table8.A2" office:value-type="string">
            <text:p text:style-name="P159">Displays an image on screen.</text:p>
          </table:table-cell>
        </table:table-row>
        <table:table-row table:style-name="Table8.3">
          <table:table-cell table:style-name="Table8.A2" office:value-type="string">
            <text:p text:style-name="P159">silentgive (pocket item)</text:p>
          </table:table-cell>
          <table:table-cell table:style-name="Table8.A2" office:value-type="string">
            <text:p text:style-name="P159">“silentgive floppy”</text:p>
          </table:table-cell>
          <table:table-cell table:style-name="Table8.A2" office:value-type="string">
            <text:p text:style-name="P159">Silently gives a pocket item without displaying animation.</text:p>
          </table:table-cell>
        </table:table-row>
        <table:table-row table:style-name="Table8.3">
          <table:table-cell table:style-name="Table8.A2" office:value-type="string">
            <text:p text:style-name="P159">silentgivecurrency</text:p>
          </table:table-cell>
          <table:table-cell table:style-name="Table8.A2" office:value-type="string">
            <text:p text:style-name="P159">“silentgivecurrency 10”</text:p>
            <text:p text:style-name="P160">“<text:span text:style-name="T82">silentgivecurrency userandom”</text:span></text:p>
          </table:table-cell>
          <table:table-cell table:style-name="Table8.A2" office:value-type="string">
            <text:p text:style-name="P159">Silently gives currency without displaying animation.</text:p>
          </table:table-cell>
        </table:table-row>
        <table:table-row table:style-name="Table8.3">
          <table:table-cell table:style-name="Table8.A2" office:value-type="string">
            <text:p text:style-name="P159">silenttake (pocket item)</text:p>
          </table:table-cell>
          <table:table-cell table:style-name="Table8.A2" office:value-type="string">
            <text:p text:style-name="P159">“silenttake floppy”</text:p>
          </table:table-cell>
          <table:table-cell table:style-name="Table8.A2" office:value-type="string">
            <text:p text:style-name="P159">Silently takes a pocket item without displaying animation.</text:p>
          </table:table-cell>
        </table:table-row>
        <text:soft-page-break/>
        <table:table-row table:style-name="Table8.3">
          <table:table-cell table:style-name="Table8.A2" office:value-type="string">
            <text:p text:style-name="P159">silenttakecurrency</text:p>
          </table:table-cell>
          <table:table-cell table:style-name="Table8.A2" office:value-type="string">
            <text:p text:style-name="P159">“silenttakecurrency 10”</text:p>
            <text:p text:style-name="P160">“<text:span text:style-name="T82">silenttakecurrency userandom”</text:span></text:p>
          </table:table-cell>
          <table:table-cell table:style-name="Table8.A2" office:value-type="string">
            <text:p text:style-name="P159">Silently takes currency without displaying animation.</text:p>
          </table:table-cell>
        </table:table-row>
        <table:table-row table:style-name="Table8.3">
          <table:table-cell table:style-name="Table8.A2" office:value-type="string">
            <text:p text:style-name="P159">slowfade (in or out)</text:p>
          </table:table-cell>
          <table:table-cell table:style-name="Table8.A2" office:value-type="string">
            <text:p text:style-name="P159">“slowfade in”</text:p>
          </table:table-cell>
          <table:table-cell table:style-name="Table8.A2" office:value-type="string">
            <text:p text:style-name="P159">Slowly fades in or out.</text:p>
          </table:table-cell>
        </table:table-row>
        <table:table-row table:style-name="Table8.3">
          <table:table-cell table:style-name="Table8.A2" office:value-type="string">
            <text:p text:style-name="P194">speaker (playername)</text:p>
          </table:table-cell>
          <table:table-cell table:style-name="Table8.A2" office:value-type="string">
            <text:p text:style-name="P194">“speaker ivan”</text:p>
            <text:p text:style-name="P194">“speaker mainplayer”</text:p>
            <text:p text:style-name="P196">“<text:span text:style-name="T69">speaker nobody”</text:span></text:p>
          </table:table-cell>
          <table:table-cell table:style-name="Table8.A2" office:value-type="string">
            <text:p text:style-name="P194">Sets speaker for text banner words. <text:span text:style-name="T69">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83">or userandom</text:span>)</text:h>
          </table:table-cell>
          <table:table-cell table:style-name="Table8.A2"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83">userandom</text:span><text:span text:style-name="T33">”</text:span></text:h>
          </table:table-cell>
          <table:table-cell table:style-name="Table8.A2" office:value-type="string">
            <text:h text:style-name="P5" text:outline-level="1">Sprints object or NPC X or Y values (sprinting)</text:h>
          </table:table-cell>
        </table:table-row>
        <table:table-row table:style-name="Table8.3">
          <table:table-cell table:style-name="Table8.A2" office:value-type="string">
            <text:p text:style-name="P194">take (item name)</text:p>
          </table:table-cell>
          <table:table-cell table:style-name="Table8.A2" office:value-type="string">
            <text:p text:style-name="P194">“take floppy”</text:p>
          </table:table-cell>
          <table:table-cell table:style-name="Table8.A2" office:value-type="string">
            <text:p text:style-name="P194">Takes an item off player character. Does not work with currency.</text:p>
          </table:table-cell>
        </table:table-row>
        <table:table-row table:style-name="Table8.3">
          <table:table-cell table:style-name="Table8.A2" office:value-type="string">
            <text:p text:style-name="P194">takecurrency (positive integer <text:span text:style-name="T79">or userandom</text:span>)</text:p>
          </table:table-cell>
          <table:table-cell table:style-name="Table8.A2" office:value-type="string">
            <text:p text:style-name="P194">“takecurrency 10”</text:p>
            <text:p text:style-name="P196">“<text:span text:style-name="T79">takecurrency userandom”</text:span></text:p>
          </table:table-cell>
          <table:table-cell table:style-name="Table8.A2" office:value-type="string">
            <text:p text:style-name="P194">Takes set amount of currency off player.</text:p>
          </table:table-cell>
        </table:table-row>
        <table:table-row table:style-name="Table8.3">
          <table:table-cell table:style-name="Table8.A2" office:value-type="string">
            <text:p text:style-name="P194">terminal (filename)</text:p>
          </table:table-cell>
          <table:table-cell table:style-name="Table8.A2" office:value-type="string">
            <text:p text:style-name="P194">“terminal test”</text:p>
          </table:table-cell>
          <table:table-cell table:style-name="Table8.A2" office:value-type="string">
            <text:p text:style-name="P194">Launches specified terminal file. Will end the script.</text:p>
          </table:table-cell>
        </table:table-row>
        <table:table-row table:style-name="Table8.3">
          <table:table-cell table:style-name="Table8.A2" office:value-type="string">
            <text:h text:style-name="P72" text:outline-level="1">terminalnoboot (filename)</text:h>
          </table:table-cell>
          <table:table-cell table:style-name="Table8.A2" office:value-type="string">
            <text:h text:style-name="P5" text:outline-level="1">“<text:span text:style-name="T9">terminalnoboot test”</text:span></text:h>
          </table:table-cell>
          <table:table-cell table:style-name="Table8.A2" office:value-type="string">
            <text:h text:style-name="P72" text:outline-level="1">Launches a specified terminal file without the boot animation. Will end the script.</text:h>
          </table:table-cell>
        </table:table-row>
        <table:table-row table:style-name="Table8.3">
          <table:table-cell table:style-name="Table8.A2" office:value-type="string">
            <text:h text:style-name="P73" text:outline-level="1">terminaltext (line 1, line 2, line 3, line 4, line 5, sysstat) </text:h>
          </table:table-cell>
          <table:table-cell table:style-name="Table8.A2" office:value-type="string">
            <text:h text:style-name="P5" text:outline-level="1">“<text:span text:style-name="T8">terminaltext this is line 1, this is line 2, this is line 3, this is line 4, this is line 5, 1”</text:span></text:h>
          </table:table-cell>
          <table:table-cell table:style-name="Table8.A2" office:value-type="string">
            <text:h text:style-name="P73" text:outline-level="1">Displays a terminal text file.</text:h>
          </table:table-cell>
        </table:table-row>
        <table:table-row table:style-name="Table8.3">
          <table:table-cell table:style-name="Table8.A2" office:value-type="string">
            <text:h text:style-name="P74" text:outline-level="1">timedscript (scriptname then time in seconds <text:span text:style-name="T84">or userandom</text:span>)</text:h>
          </table:table-cell>
          <table:table-cell table:style-name="Table8.A2" office:value-type="string">
            <text:h text:style-name="P5" text:outline-level="1">“<text:span text:style-name="T20">timedscript testscript 60”</text:span></text:h>
            <text:h text:style-name="P5" text:outline-level="1">“<text:span text:style-name="T84">timedscript testscript userandom”</text:span></text:h>
          </table:table-cell>
          <table:table-cell table:style-name="Table8.A2" office:value-type="string">
            <text:h text:style-name="P74"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3">
          <table:table-cell table:style-name="Table8.A2" office:value-type="string">
            <text:h text:style-name="P75" text:outline-level="1">trigger (triggerno <text:span text:style-name="T78">or userandom </text:span>then on or off)</text:h>
          </table:table-cell>
          <table:table-cell table:style-name="Table8.A2" office:value-type="string">
            <text:h text:style-name="P5" text:outline-level="1">“<text:span text:style-name="T38">trigger 1 on”</text:span></text:h>
            <text:h text:style-name="P5" text:outline-level="1">“<text:span text:style-name="T38">trigger 1 off”</text:span></text:h>
            <text:h text:style-name="P5" text:outline-level="1">“<text:span text:style-name="T78">trigger userandom on”</text:span></text:h>
          </table:table-cell>
          <table:table-cell table:style-name="Table8.A2" office:value-type="string">
            <text:h text:style-name="P75" text:outline-level="1">Changes if trigger is active or not.</text:h>
          </table:table-cell>
        </table:table-row>
        <table:table-row table:style-name="Table8.3">
          <table:table-cell table:style-name="Table8.A2" office:value-type="string">
            <text:h text:style-name="P5" text:outline-level="1">wait (number of seconds <text:span text:style-name="T82">or userandom</text:span>)</text:h>
          </table:table-cell>
          <table:table-cell table:style-name="Table8.A2" office:value-type="string">
            <text:h text:style-name="P5" text:outline-level="1">“wait 5”</text:h>
            <text:h text:style-name="P5" text:outline-level="1">“<text:span text:style-name="T82">wait userandom”</text:span></text:h>
          </table:table-cell>
          <table:table-cell table:style-name="Table8.A2" office:value-type="string">
            <text:h text:style-name="P5" text:outline-level="1">Waits number of seconds placed in argument</text:h>
          </table:table-cell>
        </table:table-row>
        <table:table-row table:style-name="Table8.3">
          <table:table-cell table:style-name="Table8.A2" office:value-type="string">
            <text:h text:style-name="P5" text:outline-level="1">warp (player or object then playername or objectname then X or Y then co-ordinate value <text:span text:style-name="T83">or userandom</text:span>)</text:h>
          </table:table-cell>
          <table:table-cell table:style-name="Table8.A2"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83">warp mainplayer X userandom”</text:span></text:h>
          </table:table-cell>
          <table:table-cell table:style-name="Table8.A2" office:value-type="string">
            <text:h text:style-name="P5" text:outline-level="1">Changes X or Y value of object, player or NPC instantly</text:h>
          </table:table-cell>
        </table:table-row>
        <table:table-row table:style-name="Table8.3">
          <table:table-cell table:style-name="Table8.A2" office:value-type="string">
            <text:h text:style-name="P101" text:outline-level="1">allowcontrol</text:h>
          </table:table-cell>
          <table:table-cell table:style-name="Table8.A2" office:value-type="string">
            <text:h text:style-name="P5" text:outline-level="1">“<text:span text:style-name="T87">allowcontrol”</text:span></text:h>
          </table:table-cell>
          <table:table-cell table:style-name="Table8.A2" office:value-type="string">
            <text:h text:style-name="P100"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103" text:outline-level="1">makevalue (handle number then starting value or userandom)</text:h>
          </table:table-cell>
          <table:table-cell table:style-name="Table8.A2" office:value-type="string">
            <text:h text:style-name="P103" text:outline-level="1">“makevalue 1 100”</text:h>
            <text:h text:style-name="P103" text:outline-level="1">“makevalue 1 userandom”</text:h>
          </table:table-cell>
          <table:table-cell table:style-name="Table8.A2" office:value-type="string">
            <text:h text:style-name="P103" text:outline-level="1">Makes a value to be stored in memory and saved.</text:h>
          </table:table-cell>
        </table:table-row>
        <table:table-row table:style-name="Table8.3">
          <table:table-cell table:style-name="Table8.A2" office:value-type="string">
            <text:h text:style-name="P103" text:outline-level="1">modvalue (handle number then add, minus, divide, times then value or userandom)</text:h>
          </table:table-cell>
          <table:table-cell table:style-name="Table8.A2" office:value-type="string">
            <text:h text:style-name="P103" text:outline-level="1">“modvalue 1 add 100”</text:h>
            <text:h text:style-name="P103" text:outline-level="1">“modvalue 1 minus userandom”</text:h>
          </table:table-cell>
          <table:table-cell table:style-name="Table8.A2" office:value-type="string">
            <text:h text:style-name="P103" text:outline-level="1">Manipulates the value of a value.</text:h>
          </table:table-cell>
        </table:table-row>
        <table:table-row table:style-name="Table8.3">
          <table:table-cell table:style-name="Table8.A2" office:value-type="string">
            <text:h text:style-name="P96" text:outline-level="1">if<text:span text:style-name="T88">value</text:span> (<text:span text:style-name="T88">handle number then </text:span>above, below or equal then number)</text:h>
          </table:table-cell>
          <table:table-cell table:style-name="Table8.A2" office:value-type="string">
            <text:h text:style-name="P5" text:outline-level="1">“<text:span text:style-name="T88">ifvalue 1 </text:span><text:span text:style-name="T77">above 5”</text:span></text:h>
            <text:h text:style-name="P5" text:outline-level="1">“<text:span text:style-name="T88">ifvalue 1</text:span><text:span text:style-name="T77"> below 5”</text:span></text:h>
            <text:h text:style-name="P5" text:outline-level="1">“<text:span text:style-name="T88">ifvalue 1</text:span><text:span text:style-name="T77"> equal 5”</text:span></text:h>
          </table:table-cell>
          <table:table-cell table:style-name="Table8.A2" office:value-type="string">
            <text:p text:style-name="P195">Checks to see if <text:span text:style-name="T77">last generated random number matches conditions</text:span>. If so script diverts to alternate script (scriptname$ + “-if<text:span text:style-name="T77">random</text:span>”). If not then script continues.</text:p>
          </table:table-cell>
        </table:table-row>
        <table:table-row table:style-name="Table8.3">
          <table:table-cell table:style-name="Table8.A74" office:value-type="string">
            <text:h text:style-name="P111" text:outline-level="1">giveaward (award number)</text:h>
          </table:table-cell>
          <table:table-cell table:style-name="Table8.A74" office:value-type="string">
            <text:h text:style-name="P5" text:outline-level="1">“<text:span text:style-name="T90">giveaward 1”</text:span></text:h>
          </table:table-cell>
          <table:table-cell table:style-name="Table8.A74" office:value-type="string">
            <text:p text:style-name="P220">Gives award to player and displays a notification about it if the play hasnt had the award before.</text:p>
          </table:table-cell>
        </table:table-row>
      </table:table>
      <text:p text:style-name="P131"/>
      <text:h text:style-name="P151" text:outline-level="1">Stage Director Script <text:span text:style-name="T45">Say </text:span>Variables</text:h>
      <text:h text:style-name="P152"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21" text:outline-level="1">Name</text:h>
          </table:table-cell>
          <table:table-cell table:style-name="Table7.A1" office:value-type="string">
            <text:h text:style-name="P121" text:outline-level="1">Description</text:h>
          </table:table-cell>
        </table:table-row>
        <table:table-row>
          <table:table-cell table:style-name="Table7.A2" office:value-type="string">
            <text:h text:style-name="P76" text:outline-level="1">[selectobject]</text:h>
          </table:table-cell>
          <table:table-cell table:style-name="Table7.A2" office:value-type="string">
            <text:h text:style-name="P76" text:outline-level="1">Current world object</text:h>
          </table:table-cell>
        </table:table-row>
        <table:table-row>
          <table:table-cell table:style-name="Table7.A2" office:value-type="string">
            <text:h text:style-name="P76" text:outline-level="1">[helditem1]</text:h>
          </table:table-cell>
          <table:table-cell table:style-name="Table7.A2" office:value-type="string">
            <text:h text:style-name="P76" text:outline-level="1">Current held pocket item</text:h>
          </table:table-cell>
        </table:table-row>
        <table:table-row table:style-name="Table7.1">
          <table:table-cell table:style-name="Table7.A2" office:value-type="string">
            <text:h text:style-name="P76" text:outline-level="1">[helditem2]</text:h>
          </table:table-cell>
          <table:table-cell table:style-name="Table7.A2" office:value-type="string">
            <text:h text:style-name="P76" text:outline-level="1">Second held pocket item (for pocket mergers)</text:h>
          </table:table-cell>
        </table:table-row>
        <table:table-row table:style-name="Table7.1">
          <table:table-cell table:style-name="Table7.A2" office:value-type="string">
            <text:h text:style-name="P77" text:outline-level="1">[ros]</text:h>
          </table:table-cell>
          <table:table-cell table:style-name="Table7.A2" office:value-type="string">
            <text:h text:style-name="P77" text:outline-level="1">Client operating system</text:h>
          </table:table-cell>
        </table:table-row>
        <table:table-row table:style-name="Table7.1">
          <table:table-cell table:style-name="Table7.A2" office:value-type="string">
            <text:h text:style-name="P80" text:outline-level="1">[tos]</text:h>
          </table:table-cell>
          <table:table-cell table:style-name="Table7.A2" office:value-type="string">
            <text:h text:style-name="P80" text:outline-level="1">In game terminal OS name</text:h>
          </table:table-cell>
        </table:table-row>
        <table:table-row table:style-name="Table7.1">
          <table:table-cell table:style-name="Table7.A2" office:value-type="string">
            <text:h text:style-name="P79" text:outline-level="1">[gametitle]</text:h>
          </table:table-cell>
          <table:table-cell table:style-name="Table7.A2" office:value-type="string">
            <text:h text:style-name="P79" text:outline-level="1">Title of the game</text:h>
          </table:table-cell>
        </table:table-row>
        <table:table-row table:style-name="Table7.1">
          <table:table-cell table:style-name="Table7.A2" office:value-type="string">
            <text:h text:style-name="P80" text:outline-level="1">[musicvol]</text:h>
          </table:table-cell>
          <table:table-cell table:style-name="Table7.A2" office:value-type="string">
            <text:h text:style-name="P80" text:outline-level="1">Volume the music is set at</text:h>
          </table:table-cell>
        </table:table-row>
        <table:table-row table:style-name="Table7.1">
          <table:table-cell table:style-name="Table7.A2" office:value-type="string">
            <text:h text:style-name="P80" text:outline-level="1">[sfxvol]</text:h>
          </table:table-cell>
          <table:table-cell table:style-name="Table7.A2" office:value-type="string">
            <text:h text:style-name="P80" text:outline-level="1">Volume the sfx are set at</text:h>
          </table:table-cell>
        </table:table-row>
        <table:table-row table:style-name="Table7.1">
          <table:table-cell table:style-name="Table7.A2" office:value-type="string">
            <text:h text:style-name="P81" text:outline-level="1">[proposedmod]</text:h>
          </table:table-cell>
          <table:table-cell table:style-name="Table7.A2" office:value-type="string">
            <text:h text:style-name="P81" text:outline-level="1">Proposed mod to load</text:h>
          </table:table-cell>
        </table:table-row>
        <table:table-row table:style-name="Table7.1">
          <table:table-cell table:style-name="Table7.A2" office:value-type="string">
            <text:h text:style-name="P94" text:outline-level="1">[moddingname]</text:h>
          </table:table-cell>
          <table:table-cell table:style-name="Table7.A2" office:value-type="string">
            <text:h text:style-name="P94" text:outline-level="1">What mods are referred to in game</text:h>
          </table:table-cell>
        </table:table-row>
        <table:table-row table:style-name="Table7.1">
          <table:table-cell table:style-name="Table7.A2" office:value-type="string">
            <text:h text:style-name="P94" text:outline-level="1">[gametime]</text:h>
          </table:table-cell>
          <table:table-cell table:style-name="Table7.A2" office:value-type="string">
            <text:h text:style-name="P94" text:outline-level="1">How long the save file has been played <text:span text:style-name="T75">in HH:MM:SS</text:span></text:h>
          </table:table-cell>
        </table:table-row>
        <table:table-row table:style-name="Table7.1">
          <table:table-cell table:style-name="Table7.A13" office:value-type="string">
            <text:h text:style-name="P106" text:outline-level="1">[value<text:span text:style-name="T89">]-(no)</text:span></text:h>
          </table:table-cell>
          <table:table-cell table:style-name="Table7.A13" office:value-type="string">
            <text:h text:style-name="P106" text:outline-level="1">A script value</text:h>
          </table:table-cell>
        </table:table-row>
      </table:table>
      <text:h text:style-name="P152" text:outline-level="1"/>
      <text:h text:style-name="P152" text:outline-level="1"/>
      <text:h text:style-name="P152" text:outline-level="1"/>
      <text:h text:style-name="P149" text:outline-level="1"><text:bookmark-start text:name="_Toc10"/>Error Codes<text:bookmark-end text:name="_Toc10"/></text:h>
      <text:h text:style-name="P150" text:outline-level="1"/>
      <text:p text:style-name="P158"/>
      <table:table table:name="Table9" table:style-name="Table9" table:template-name="Elegant">
        <table:table-column table:style-name="Table9.A" table:number-columns-repeated="3"/>
        <table:table-row table:style-name="Table9.1">
          <table:table-cell table:style-name="Table9.A1" office:value-type="string">
            <text:p text:style-name="P221">Error Code</text:p>
          </table:table-cell>
          <table:table-cell table:style-name="Table9.A1" office:value-type="string">
            <text:p text:style-name="P221">Description (and Potential Fix)</text:p>
          </table:table-cell>
          <table:table-cell table:style-name="Table9.A1" office:value-type="string">
            <text:p text:style-name="P222">Result</text:p>
          </table:table-cell>
        </table:table-row>
        <table:table-row table:style-name="Table9.1">
          <table:table-cell table:style-name="Table9.A2" office:value-type="string">
            <text:p text:style-name="P194">5</text:p>
          </table:table-cell>
          <table:table-cell table:style-name="Table9.A2" office:value-type="string">
            <text:p text:style-name="P194">ILLEGAL FUNCTION CALL</text:p>
          </table:table-cell>
          <table:table-cell table:style-name="Table9.A2" office:value-type="string">
            <text:p text:style-name="P203">No Crash</text:p>
          </table:table-cell>
        </table:table-row>
        <table:table-row table:style-name="Table9.1">
          <table:table-cell table:style-name="Table9.A2" office:value-type="string">
            <text:p text:style-name="P194">6</text:p>
          </table:table-cell>
          <table:table-cell table:style-name="Table9.A2" office:value-type="string">
            <text:p text:style-name="P194">OVERFLOW</text:p>
          </table:table-cell>
          <table:table-cell table:style-name="Table9.A2" office:value-type="string">
            <text:p text:style-name="P203">No Crash</text:p>
          </table:table-cell>
        </table:table-row>
        <table:table-row table:style-name="Table9.4">
          <table:table-cell table:style-name="Table9.A2" office:value-type="string">
            <text:p text:style-name="P194">7</text:p>
          </table:table-cell>
          <table:table-cell table:style-name="Table9.A2" office:value-type="string">
            <text:p text:style-name="P194">OUT OF MEMORY (check to see if host machine running VaME has enough memory.)</text:p>
          </table:table-cell>
          <table:table-cell table:style-name="Table9.A2" office:value-type="string">
            <text:p text:style-name="P203">Guru Meditation</text:p>
          </table:table-cell>
        </table:table-row>
        <table:table-row table:style-name="Table9.5">
          <table:table-cell table:style-name="Table9.A2" office:value-type="string">
            <text:p text:style-name="P194">9</text:p>
          </table:table-cell>
          <table:table-cell table:style-name="Table9.A2" office:value-type="string">
            <text:p text:style-name="P194">Subscript out of range. (An array's upper or lower dimensioned boundary has been exceeded.) </text:p>
          </table:table-cell>
          <table:table-cell table:style-name="Table9.A2" office:value-type="string">
            <text:p text:style-name="P203">No Crash</text:p>
          </table:table-cell>
        </table:table-row>
        <table:table-row table:style-name="Table9.5">
          <table:table-cell table:style-name="Table9.A2" office:value-type="string">
            <text:p text:style-name="P194">11</text:p>
          </table:table-cell>
          <table:table-cell table:style-name="Table9.A2" office:value-type="string">
            <text:p text:style-name="P194">DIVISION BY ZERO (check any metadata values that are processed by any engine algorithms)</text:p>
          </table:table-cell>
          <table:table-cell table:style-name="Table9.A2" office:value-type="string">
            <text:p text:style-name="P219">Crash (not Guru Meditation)</text:p>
          </table:table-cell>
        </table:table-row>
        <table:table-row table:style-name="Table9.1">
          <table:table-cell table:style-name="Table9.A2" office:value-type="string">
            <text:p text:style-name="P194">13</text:p>
          </table:table-cell>
          <table:table-cell table:style-name="Table9.A2" office:value-type="string">
            <text:p text:style-name="P194">TYPE MISMATCH</text:p>
          </table:table-cell>
          <table:table-cell table:style-name="Table9.A2" office:value-type="string">
            <text:p text:style-name="P203">No Crash</text:p>
          </table:table-cell>
        </table:table-row>
        <table:table-row table:style-name="Table9.1">
          <table:table-cell table:style-name="Table9.A2" office:value-type="string">
            <text:p text:style-name="P194">19</text:p>
          </table:table-cell>
          <table:table-cell table:style-name="Table9.A2" office:value-type="string">
            <text:p text:style-name="P194">NO RESUME - RESUME REQUIRED</text:p>
          </table:table-cell>
          <table:table-cell table:style-name="Table9.A2" office:value-type="string">
            <text:p text:style-name="P203">No Crash</text:p>
          </table:table-cell>
        </table:table-row>
        <table:table-row table:style-name="Table9.1">
          <table:table-cell table:style-name="Table9.A2" office:value-type="string">
            <text:p text:style-name="P194">20</text:p>
          </table:table-cell>
          <table:table-cell table:style-name="Table9.A2" office:value-type="string">
            <text:p text:style-name="P194">RESUME WITHOUT ERROR</text:p>
          </table:table-cell>
          <table:table-cell table:style-name="Table9.A2" office:value-type="string">
            <text:p text:style-name="P203">No Crash</text:p>
          </table:table-cell>
        </table:table-row>
        <table:table-row table:style-name="Table9.1">
          <table:table-cell table:style-name="Table9.A2" office:value-type="string">
            <text:p text:style-name="P194">26</text:p>
          </table:table-cell>
          <table:table-cell table:style-name="Table9.A2" office:value-type="string">
            <text:p text:style-name="P194">FOR WITHOUT NEXT</text:p>
          </table:table-cell>
          <table:table-cell table:style-name="Table9.A2" office:value-type="string">
            <text:p text:style-name="P203">No Crash</text:p>
          </table:table-cell>
        </table:table-row>
        <table:table-row table:style-name="Table9.1">
          <table:table-cell table:style-name="Table9.A2" office:value-type="string">
            <text:p text:style-name="P194">51</text:p>
          </table:table-cell>
          <table:table-cell table:style-name="Table9.A2" office:value-type="string">
            <text:p text:style-name="P194">INTERNAL MALFUNCTION</text:p>
          </table:table-cell>
          <table:table-cell table:style-name="Table9.A2" office:value-type="string">
            <text:p text:style-name="P203">No Crash</text:p>
          </table:table-cell>
        </table:table-row>
        <table:table-row table:style-name="Table9.5">
          <table:table-cell table:style-name="Table9.A2" office:value-type="string">
            <text:p text:style-name="P194">52</text:p>
          </table:table-cell>
          <table:table-cell table:style-name="Table9.A2" office:value-type="string">
            <text:p text:style-name="P194">METADATA FILE DATA NOT FOUND (check if metadata file engine is reading has the expected values within)</text:p>
          </table:table-cell>
          <table:table-cell table:style-name="Table9.A2" office:value-type="string">
            <text:p text:style-name="P203">No Crash</text:p>
          </table:table-cell>
        </table:table-row>
        <table:table-row table:style-name="Table9.5">
          <table:table-cell table:style-name="Table9.A2" office:value-type="string">
            <text:p text:style-name="P194">53</text:p>
          </table:table-cell>
          <table:table-cell table:style-name="Table9.A2" office:value-type="string">
            <text:p text:style-name="P194">METADATA FILE NOT FOUND (check if metadata file engine is trying to read exists in expected location)</text:p>
          </table:table-cell>
          <table:table-cell table:style-name="Table9.A2" office:value-type="string">
            <text:p text:style-name="P203">No Crash</text:p>
          </table:table-cell>
        </table:table-row>
        <table:table-row table:style-name="Table9.1">
          <table:table-cell table:style-name="Table9.A2" office:value-type="string">
            <text:p text:style-name="P194">54</text:p>
          </table:table-cell>
          <table:table-cell table:style-name="Table9.A2" office:value-type="string">
            <text:p text:style-name="P194">BAD FILE MODE</text:p>
          </table:table-cell>
          <table:table-cell table:style-name="Table9.A2" office:value-type="string">
            <text:p text:style-name="P203">No Crash</text:p>
          </table:table-cell>
        </table:table-row>
        <table:table-row table:style-name="Table9.1">
          <table:table-cell table:style-name="Table9.A2" office:value-type="string">
            <text:p text:style-name="P194">55</text:p>
          </table:table-cell>
          <table:table-cell table:style-name="Table9.A2" office:value-type="string">
            <text:p text:style-name="P194">FILE ALREADY OPEN</text:p>
          </table:table-cell>
          <table:table-cell table:style-name="Table9.A2" office:value-type="string">
            <text:p text:style-name="P203">No Crash</text:p>
          </table:table-cell>
        </table:table-row>
        <table:table-row table:style-name="Table9.5">
          <table:table-cell table:style-name="Table9.A2" office:value-type="string">
            <text:p text:style-name="P194">61</text:p>
          </table:table-cell>
          <table:table-cell table:style-name="Table9.A2" office:value-type="string">
            <text:p text:style-name="P194">DISK FULL (check to see if hard disk drive VaME is running on isn’t full. Seeing this error may cause savedata loss.)</text:p>
          </table:table-cell>
          <table:table-cell table:style-name="Table9.A2" office:value-type="string">
            <text:p text:style-name="P203">No Crash</text:p>
          </table:table-cell>
        </table:table-row>
        <table:table-row table:style-name="Table9.5">
          <table:table-cell table:style-name="Table9.A2" office:value-type="string">
            <text:p text:style-name="P194">62</text:p>
          </table:table-cell>
          <table:table-cell table:style-name="Table9.A2" office:value-type="string">
            <text:p text:style-name="P194">INPUT PAST END OF FILE (check to see if metadata engine is reading has all the required values within)</text:p>
          </table:table-cell>
          <table:table-cell table:style-name="Table9.A2" office:value-type="string">
            <text:p text:style-name="P203">No Crash</text:p>
          </table:table-cell>
        </table:table-row>
        <table:table-row table:style-name="Table9.4">
          <table:table-cell table:style-name="Table9.A2" office:value-type="string">
            <text:p text:style-name="P194">64</text:p>
          </table:table-cell>
          <table:table-cell table:style-name="Table9.A2" office:value-type="string">
            <text:p text:style-name="P194">BAD FILE NAME (file name is illegal. Avoid symbols and log filenames.)</text:p>
          </table:table-cell>
          <table:table-cell table:style-name="Table9.A2" office:value-type="string">
            <text:p text:style-name="P203">No Crash</text:p>
          </table:table-cell>
        </table:table-row>
        <table:table-row table:style-name="Table9.4">
          <table:table-cell table:style-name="Table9.A2" office:value-type="string">
            <text:p text:style-name="P194">67</text:p>
          </table:table-cell>
          <table:table-cell table:style-name="Table9.A2" office:value-type="string">
            <text:p text:style-name="P194">TOO MANY FILES (over 15 files are loaded using OPEN.)</text:p>
          </table:table-cell>
          <table:table-cell table:style-name="Table9.A2" office:value-type="string">
            <text:p text:style-name="P203">Guru Meditation</text:p>
          </table:table-cell>
        </table:table-row>
        <table:table-row table:style-name="Table9.4">
          <table:table-cell table:style-name="Table9.A2" office:value-type="string">
            <text:p text:style-name="P194">73</text:p>
          </table:table-cell>
          <table:table-cell table:style-name="Table9.A2" office:value-type="string">
            <text:p text:style-name="P194">FEATURE UNAVAILABLE (command used is incompatible).</text:p>
          </table:table-cell>
          <table:table-cell table:style-name="Table9.A2" office:value-type="string">
            <text:p text:style-name="P203">No Crash</text:p>
          </table:table-cell>
        </table:table-row>
        <text:soft-page-break/>
        <table:table-row table:style-name="Table9.1">
          <table:table-cell table:style-name="Table9.A2" office:value-type="string">
            <text:p text:style-name="P194">76</text:p>
          </table:table-cell>
          <table:table-cell table:style-name="Table9.A2" office:value-type="string">
            <text:p text:style-name="P194">INVALID METADATA FILE PATH</text:p>
          </table:table-cell>
          <table:table-cell table:style-name="Table9.A2" office:value-type="string">
            <text:p text:style-name="P203">No Crash</text:p>
          </table:table-cell>
        </table:table-row>
        <table:table-row table:style-name="Table9.4">
          <table:table-cell table:style-name="Table9.A2" office:value-type="string">
            <text:p text:style-name="P194">97</text:p>
          </table:table-cell>
          <table:table-cell table:style-name="Table9.A2" office:value-type="string">
            <text:p text:style-name="P194">FALSE FLAG ERROR (for development purposes)</text:p>
          </table:table-cell>
          <table:table-cell table:style-name="Table9.A2" office:value-type="string">
            <text:p text:style-name="P203">No Crash</text:p>
          </table:table-cell>
        </table:table-row>
        <table:table-row table:style-name="Table9.1">
          <table:table-cell table:style-name="Table9.A2" office:value-type="string">
            <text:p text:style-name="P194">258</text:p>
          </table:table-cell>
          <table:table-cell table:style-name="Table9.A2" office:value-type="string">
            <text:p text:style-name="P194">INVALID HANDLE</text:p>
          </table:table-cell>
          <table:table-cell table:style-name="Table9.A2" office:value-type="string">
            <text:p text:style-name="P203">No Crash</text:p>
          </table:table-cell>
        </table:table-row>
        <table:table-row table:style-name="Table9.5">
          <table:table-cell table:style-name="Table9.A2" office:value-type="string">
            <text:p text:style-name="P194">420</text:p>
          </table:table-cell>
          <table:table-cell table:style-name="Table9.A2" office:value-type="string">
            <text:p text:style-name="P194">MISSING ENGINE METADATA (required engine metadata file missing. Check dloc$/engine.ddf)</text:p>
          </table:table-cell>
          <table:table-cell table:style-name="Table9.A2" office:value-type="string">
            <text:p text:style-name="P203">Guru Meditation</text:p>
          </table:table-cell>
        </table:table-row>
        <table:table-row table:style-name="Table9.5">
          <table:table-cell table:style-name="Table9.A2" office:value-type="string">
            <text:p text:style-name="P194">421</text:p>
          </table:table-cell>
          <table:table-cell table:style-name="Table9.A2" office:value-type="string">
            <text:p text:style-name="P194">MISSING METADATA DIRECTORY (required metadata directory is missing. Check if dloc$ has all the needed directories.)</text:p>
          </table:table-cell>
          <table:table-cell table:style-name="Table9.A2" office:value-type="string">
            <text:p text:style-name="P203">Guru Meditation</text:p>
          </table:table-cell>
        </table:table-row>
        <table:table-row table:style-name="Table9.5">
          <table:table-cell table:style-name="Table9.A2" office:value-type="string">
            <text:p text:style-name="P194">422</text:p>
          </table:table-cell>
          <table:table-cell table:style-name="Table9.A2" office:value-type="string">
            <text:p text:style-name="P194">MISSING DEFAULT SAVE FILE (required default save file is missing. Check sloc$/defaultsave.ddf)</text:p>
          </table:table-cell>
          <table:table-cell table:style-name="Table9.A2" office:value-type="string">
            <text:p text:style-name="P203">Guru Meditation</text:p>
          </table:table-cell>
        </table:table-row>
        <table:table-row table:style-name="Table9.5">
          <table:table-cell table:style-name="Table9.A2" office:value-type="string">
            <text:p text:style-name="P194">423</text:p>
          </table:table-cell>
          <table:table-cell table:style-name="Table9.A2" office:value-type="string">
            <text:p text:style-name="P194">MISSING SCRIPT (required script file is missing. Check scriptloc$/ contents for missing or misplaced scripts.</text:p>
          </table:table-cell>
          <table:table-cell table:style-name="Table9.A2" office:value-type="string">
            <text:p text:style-name="P203">No Crash</text:p>
          </table:table-cell>
        </table:table-row>
        <table:table-row table:style-name="Table9.4">
          <table:table-cell table:style-name="Table9.A2" office:value-type="string">
            <text:p text:style-name="P194">424</text:p>
          </table:table-cell>
          <table:table-cell table:style-name="Table9.A2" office:value-type="string">
            <text:p text:style-name="P194">MISSING ANIMATION FILE (required animation file is missing. Check aloc$/anifile$/)</text:p>
          </table:table-cell>
          <table:table-cell table:style-name="Table9.A2" office:value-type="string">
            <text:p text:style-name="P203">No Crash</text:p>
          </table:table-cell>
        </table:table-row>
        <table:table-row table:style-name="Table9.4">
          <table:table-cell table:style-name="Table9.A2" office:value-type="string">
            <text:p text:style-name="P194">425</text:p>
          </table:table-cell>
          <table:table-cell table:style-name="Table9.A2" office:value-type="string">
            <text:p text:style-name="P194">MISSING TERMINAL FILE (required terminal file is missing. Check tloc$/runterminal$/)</text:p>
          </table:table-cell>
          <table:table-cell table:style-name="Table9.A2" office:value-type="string">
            <text:p text:style-name="P203">No Crash</text:p>
          </table:table-cell>
        </table:table-row>
        <table:table-row table:style-name="Table9.4">
          <table:table-cell table:style-name="Table9.A2" office:value-type="string">
            <text:p text:style-name="P204">426</text:p>
          </table:table-cell>
          <table:table-cell table:style-name="Table9.A2" office:value-type="string">
            <text:p text:style-name="P204">CONFLICTING LAUNCH PARAMETERS (launch parameters -fix and -noupdate used together)</text:p>
          </table:table-cell>
          <table:table-cell table:style-name="Table9.A2" office:value-type="string">
            <text:p text:style-name="P203">Guru Meditation</text:p>
          </table:table-cell>
        </table:table-row>
        <table:table-row table:style-name="Table9.4">
          <table:table-cell table:style-name="Table9.A2" office:value-type="string">
            <text:p text:style-name="P206">427</text:p>
          </table:table-cell>
          <table:table-cell table:style-name="Table9.A2" office:value-type="string">
            <text:p text:style-name="P206">GAME REQUIRES A DIFFERENT ENGINE VERSION</text:p>
          </table:table-cell>
          <table:table-cell table:style-name="Table9.A2" office:value-type="string">
            <text:p text:style-name="P203">Guru Meditation</text:p>
          </table:table-cell>
        </table:table-row>
        <table:table-row table:style-name="Table9.4">
          <table:table-cell table:style-name="Table9.A2" office:value-type="string">
            <text:p text:style-name="P207">428</text:p>
          </table:table-cell>
          <table:table-cell table:style-name="Table9.A2" office:value-type="string">
            <text:p text:style-name="P207">NO CONTROLS DEFINED (required input codes are not present)</text:p>
          </table:table-cell>
          <table:table-cell table:style-name="Table9.A2" office:value-type="string">
            <text:p text:style-name="P203">Guru Meditation</text:p>
          </table:table-cell>
        </table:table-row>
        <table:table-row table:style-name="Table9.4">
          <table:table-cell table:style-name="Table9.A2" office:value-type="string">
            <text:p text:style-name="P208">429</text:p>
          </table:table-cell>
          <table:table-cell table:style-name="Table9.A2" office:value-type="string">
            <text:p text:style-name="P208">NO FONT DEFINED (required font file or metadata not present)</text:p>
          </table:table-cell>
          <table:table-cell table:style-name="Table9.A2" office:value-type="string">
            <text:p text:style-name="P203">Guru Meditation</text:p>
          </table:table-cell>
        </table:table-row>
        <table:table-row table:style-name="Table9.4">
          <table:table-cell table:style-name="Table9.A2" office:value-type="string">
            <text:p text:style-name="P209">430</text:p>
          </table:table-cell>
          <table:table-cell table:style-name="Table9.A2" office:value-type="string">
            <text:p text:style-name="P209">Unsupported/unknown OS</text:p>
          </table:table-cell>
          <table:table-cell table:style-name="Table9.A2" office:value-type="string">
            <text:p text:style-name="P203">Guru Meditation</text:p>
          </table:table-cell>
        </table:table-row>
        <table:table-row table:style-name="Table9.4">
          <table:table-cell table:style-name="Table9.A2" office:value-type="string">
            <text:p text:style-name="P210">431</text:p>
          </table:table-cell>
          <table:table-cell table:style-name="Table9.A2" office:value-type="string">
            <text:p text:style-name="P210">CANNOT LOAD MORE THAN ONE MOD AT ONCE</text:p>
          </table:table-cell>
          <table:table-cell table:style-name="Table9.A2" office:value-type="string">
            <text:p text:style-name="P203">Guru Meditation</text:p>
          </table:table-cell>
        </table:table-row>
        <table:table-row table:style-name="Table9.4">
          <table:table-cell table:style-name="Table9.A2" office:value-type="string">
            <text:p text:style-name="P211">432</text:p>
          </table:table-cell>
          <table:table-cell table:style-name="Table9.A2" office:value-type="string">
            <text:p text:style-name="P211">REQUESTED MOD NOT FOUND</text:p>
          </table:table-cell>
          <table:table-cell table:style-name="Table9.A2" office:value-type="string">
            <text:p text:style-name="P203">Guru Meditation</text:p>
          </table:table-cell>
        </table:table-row>
        <table:table-row table:style-name="Table9.4">
          <table:table-cell table:style-name="Table9.A2" office:value-type="string">
            <text:p text:style-name="P212">433</text:p>
          </table:table-cell>
          <table:table-cell table:style-name="Table9.A2" office:value-type="string">
            <text:p text:style-name="P205">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03">Guru Meditation</text:p>
          </table:table-cell>
        </table:table-row>
        <table:table-row table:style-name="Table9.4">
          <table:table-cell table:style-name="Table9.A2" office:value-type="string">
            <text:p text:style-name="P216">434</text:p>
          </table:table-cell>
          <table:table-cell table:style-name="Table9.A2" office:value-type="string">
            <text:p text:style-name="P216">DEFAULT OPTIONS FILE MISSING!</text:p>
          </table:table-cell>
          <table:table-cell table:style-name="Table9.A2" office:value-type="string">
            <text:p text:style-name="P216">Guru Meditation</text:p>
          </table:table-cell>
        </table:table-row>
        <table:table-row table:style-name="Table9.4">
          <table:table-cell table:style-name="Table9.A2" office:value-type="string">
            <text:p text:style-name="P217">435</text:p>
          </table:table-cell>
          <table:table-cell table:style-name="Table9.A2" office:value-type="string">
            <text:p text:style-name="P217">Missing full screen image!</text:p>
          </table:table-cell>
          <table:table-cell table:style-name="Table9.A2" office:value-type="string">
            <text:p text:style-name="P217">No Crash</text:p>
          </table:table-cell>
        </table:table-row>
        <table:table-row table:style-name="Table9.4">
          <table:table-cell table:style-name="Table9.A2" office:value-type="string">
            <text:p text:style-name="P218">436</text:p>
          </table:table-cell>
          <table:table-cell table:style-name="Table9.A2" office:value-type="string">
            <text:p text:style-name="P218">Division by Zero!</text:p>
          </table:table-cell>
          <table:table-cell table:style-name="Table9.A2" office:value-type="string">
            <text:p text:style-name="P218">No Crash</text:p>
          </table:table-cell>
        </table:table-row>
        <table:table-row table:style-name="Table9.1">
          <table:table-cell table:style-name="Table9.A2" office:value-type="string">
            <text:p text:style-name="P194">666</text:p>
          </table:table-cell>
          <table:table-cell table:style-name="Table9.A2" office:value-type="string">
            <text:p text:style-name="P194">Demonic Error</text:p>
          </table:table-cell>
          <table:table-cell table:style-name="Table9.A2" office:value-type="string">
            <text:p text:style-name="P203">Guru Meditation</text:p>
          </table:table-cell>
        </table:table-row>
        <table:table-row table:style-name="Table9.1">
          <table:table-cell table:style-name="Table9.A42" office:value-type="string">
            <text:p text:style-name="P194">any other number not listed here</text:p>
          </table:table-cell>
          <table:table-cell table:style-name="Table9.A42" office:value-type="string">
            <text:p text:style-name="P194">UNKNOWN ERROR</text:p>
          </table:table-cell>
          <table:table-cell table:style-name="Table9.A42" office:value-type="string">
            <text:p text:style-name="P203">Guru Meditation</text:p>
          </table:table-cell>
        </table:table-row>
      </table:table>
      <text:h text:style-name="P137" text:outline-level="1"/>
      <text:p text:style-name="P124"/>
      <text:p text:style-name="P124"/>
      <text:h text:style-name="P149" text:outline-level="1"><text:bookmark-start text:name="_Toc11"/>Mandatory Music<text:bookmark-end text:name="_Toc11"/></text:h>
      <text:h text:style-name="P150" text:outline-level="1"/>
      <text:p text:style-name="P129">The following is a list of the mandatory music files that must exist.</text:p>
      <text:p text:style-name="P127"/>
      <table:table table:name="Table10" table:style-name="Table10" table:template-name="Elegant">
        <table:table-column table:style-name="Table10.A"/>
        <table:table-column table:style-name="Table10.B"/>
        <table:table-row table:style-name="Table10.1">
          <table:table-cell table:style-name="Table10.A1" office:value-type="string">
            <text:p text:style-name="P221">Filename</text:p>
          </table:table-cell>
          <table:table-cell table:style-name="Table10.A1" office:value-type="string">
            <text:p text:style-name="P221">Description</text:p>
          </table:table-cell>
        </table:table-row>
        <table:table-row table:style-name="Table10.1">
          <table:table-cell table:style-name="Table10.A2" office:value-type="string">
            <text:p text:style-name="P194">menu.ogg</text:p>
          </table:table-cell>
          <table:table-cell table:style-name="Table10.A2" office:value-type="string">
            <text:p text:style-name="P194">Music for main menu. </text:p>
          </table:table-cell>
        </table:table-row>
      </table:table>
      <text:p text:style-name="P133"/>
      <text:h text:style-name="P149" text:outline-level="1"><text:bookmark-start text:name="_Toc12"/>Mandatory Sound Effects<text:bookmark-end text:name="_Toc12"/></text:h>
      <text:h text:style-name="P150" text:outline-level="1"/>
      <text:p text:style-name="P129">The following is a list of the mandatory music files that must exist.</text:p>
      <text:p text:style-name="P127"/>
      <table:table table:name="Table11" table:style-name="Table11" table:template-name="Elegant">
        <table:table-column table:style-name="Table11.A"/>
        <table:table-column table:style-name="Table11.B"/>
        <table:table-row table:style-name="Table11.1">
          <table:table-cell table:style-name="Table11.A1" office:value-type="string">
            <text:p text:style-name="P221">Filename</text:p>
          </table:table-cell>
          <table:table-cell table:style-name="Table11.A1" office:value-type="string">
            <text:p text:style-name="P221">Description</text:p>
          </table:table-cell>
        </table:table-row>
        <table:table-row table:style-name="Table11.1">
          <table:table-cell table:style-name="Table11.A2" office:value-type="string">
            <text:p text:style-name="P194">move.ogg</text:p>
          </table:table-cell>
          <table:table-cell table:style-name="Table11.A2" office:value-type="string">
            <text:p text:style-name="P194">Move menu/pocket/terminal item.</text:p>
          </table:table-cell>
        </table:table-row>
        <table:table-row table:style-name="Table11.1">
          <table:table-cell table:style-name="Table11.A2" office:value-type="string">
            <text:p text:style-name="P194">select.ogg</text:p>
          </table:table-cell>
          <table:table-cell table:style-name="Table11.A2" office:value-type="string">
            <text:p text:style-name="P194">Select menu/pocket/terminal item.</text:p>
          </table:table-cell>
        </table:table-row>
        <table:table-row table:style-name="Table11.1">
          <table:table-cell table:style-name="Table11.A2" office:value-type="string">
            <text:p text:style-name="P194">terminalon.ogg</text:p>
          </table:table-cell>
          <table:table-cell table:style-name="Table11.A2" office:value-type="string">
            <text:p text:style-name="P194">Sound played when terminal is switched on.</text:p>
          </table:table-cell>
        </table:table-row>
        <table:table-row table:style-name="Table11.1">
          <table:table-cell table:style-name="Table11.A2" office:value-type="string">
            <text:p text:style-name="P194">terminaloff.ogg</text:p>
          </table:table-cell>
          <table:table-cell table:style-name="Table11.A2" office:value-type="string">
            <text:p text:style-name="P194">Sound played when terminal is switched off.</text:p>
          </table:table-cell>
        </table:table-row>
        <table:table-row table:style-name="Table11.1">
          <table:table-cell table:style-name="Table11.A2" office:value-type="string">
            <text:p text:style-name="P194">openpocket.ogg</text:p>
          </table:table-cell>
          <table:table-cell table:style-name="Table11.A2" office:value-type="string">
            <text:p text:style-name="P194">Sound played when pocket is opened.</text:p>
          </table:table-cell>
        </table:table-row>
        <table:table-row table:style-name="Table11.1">
          <table:table-cell table:style-name="Table11.A2" office:value-type="string">
            <text:p text:style-name="P194">closepocket.ogg</text:p>
          </table:table-cell>
          <table:table-cell table:style-name="Table11.A2" office:value-type="string">
            <text:p text:style-name="P194">Sound played when pocket is closed.</text:p>
          </table:table-cell>
        </table:table-row>
        <table:table-row table:style-name="Table11.1">
          <table:table-cell table:style-name="Table11.A2" office:value-type="string">
            <text:p text:style-name="P194">pickup.ogg</text:p>
          </table:table-cell>
          <table:table-cell table:style-name="Table11.A2" office:value-type="string">
            <text:p text:style-name="P194">Sound played when pocket item/currency is picked up.</text:p>
          </table:table-cell>
        </table:table-row>
        <table:table-row table:style-name="Table11.1">
          <table:table-cell table:style-name="Table11.A2" office:value-type="string">
            <text:p text:style-name="P194">drop.ogg</text:p>
          </table:table-cell>
          <table:table-cell table:style-name="Table11.A2" office:value-type="string">
            <text:p text:style-name="P194">Sound played when pocket item/currency is given away.</text:p>
          </table:table-cell>
        </table:table-row>
        <table:table-row table:style-name="Table11.1">
          <table:table-cell table:style-name="Table11.A2" office:value-type="string">
            <text:p text:style-name="P194">lightning.ogg</text:p>
          </table:table-cell>
          <table:table-cell table:style-name="Table11.A2" office:value-type="string">
            <text:p text:style-name="P194">Sound played for lightning during storm map effect.</text:p>
          </table:table-cell>
        </table:table-row>
        <table:table-row table:style-name="Table11.1">
          <table:table-cell table:style-name="Table11.A11" office:value-type="string">
            <text:p text:style-name="P194">devlogo.ogg</text:p>
          </table:table-cell>
          <table:table-cell table:style-name="Table11.A11" office:value-type="string">
            <text:p text:style-name="P194">Sound played when developer logo is displayed.</text:p>
          </table:table-cell>
        </table:table-row>
      </table:table>
      <text:p text:style-name="P133"><text:bookmark text:name="_Toc13"/></text:p>
      <text:h text:style-name="P149" text:outline-level="1"><text:bookmark-start text:name="_Toc15"/>Launch Parameters<text:bookmark-end text:name="_Toc15"/></text:h>
      <text:h text:style-name="P150" text:outline-level="1"/>
      <text:p text:style-name="P133">Windows: <text:span text:style-name="T68">vame_win.exe</text:span><text:span text:style-name="T46"> [parameters]</text:span></text:p>
      <text:p text:style-name="P133">Linux: <text:span text:style-name="T68">./vame_linux </text:span><text:span text:style-name="T46">[parameters]</text:span></text:p>
      <text:h text:style-name="P137"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21">Parameter</text:p>
          </table:table-cell>
          <table:table-cell table:style-name="Table14.A1" office:value-type="string">
            <text:p text:style-name="P221">Description</text:p>
          </table:table-cell>
        </table:table-row>
        <table:table-row table:style-name="Table14.2">
          <table:table-cell table:style-name="Table14.A2" office:value-type="string">
            <text:p text:style-name="P194">-console</text:p>
          </table:table-cell>
          <table:table-cell table:style-name="Table14.A2" office:value-type="string">
            <text:p text:style-name="P194">Forces engine to display engine console (only if devmode is switched on.)</text:p>
          </table:table-cell>
        </table:table-row>
        <table:table-row table:style-name="Table14.1">
          <table:table-cell table:style-name="Table14.A2" office:value-type="string">
            <text:p text:style-name="P194">-devmode</text:p>
          </table:table-cell>
          <table:table-cell table:style-name="Table14.A2" office:value-type="string">
            <text:p text:style-name="P194">Forces engine to run in developer mode.</text:p>
          </table:table-cell>
        </table:table-row>
        <table:table-row table:style-name="Table14.1">
          <table:table-cell table:style-name="Table14.A2" office:value-type="string">
            <text:p text:style-name="P194">-erasesave</text:p>
          </table:table-cell>
          <table:table-cell table:style-name="Table14.A2" office:value-type="string">
            <text:p text:style-name="P194">Erases save then closes game.</text:p>
          </table:table-cell>
        </table:table-row>
        <table:table-row table:style-name="Table14.2">
          <table:table-cell table:style-name="Table14.A2" office:value-type="string">
            <text:p text:style-name="P194">-fix</text:p>
          </table:table-cell>
          <table:table-cell table:style-name="Table14.A2" office:value-type="string">
            <text:p text:style-name="P194">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194">-<text:span text:style-name="T18">fullscreen</text:span></text:p>
          </table:table-cell>
          <table:table-cell table:style-name="Table14.A2" office:value-type="string">
            <text:p text:style-name="P213">Launches in fullscreen mode overriding user settings. Cannot be used with -windowed parameter.</text:p>
          </table:table-cell>
        </table:table-row>
        <table:table-row table:style-name="Table14.2">
          <table:table-cell table:style-name="Table14.A2" office:value-type="string">
            <text:p text:style-name="P194">-lite</text:p>
          </table:table-cell>
          <table:table-cell table:style-name="Table14.A2" office:value-type="string">
            <text:p text:style-name="P194">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194">-<text:span text:style-name="T16">mod=[mod folder name]</text:span></text:p>
          </table:table-cell>
          <table:table-cell table:style-name="Table14.A2" office:value-type="string">
            <text:p text:style-name="P214">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194">-nofx</text:p>
          </table:table-cell>
          <table:table-cell table:style-name="Table14.A2" office:value-type="string">
            <text:p text:style-name="P194">Disables any effects the engine uses. Good at reducing flicker on slower machines.</text:p>
          </table:table-cell>
        </table:table-row>
        <table:table-row table:style-name="Table14.9">
          <table:table-cell table:style-name="Table14.A2" office:value-type="string">
            <text:p text:style-name="P194">-nosave</text:p>
          </table:table-cell>
          <table:table-cell table:style-name="Table14.A2" office:value-type="string">
            <text:p text:style-name="P194">Prevents game from saving <text:span text:style-name="T13">automatically if autosave is enabled.</text:span></text:p>
          </table:table-cell>
        </table:table-row>
        <table:table-row table:style-name="Table14.9">
          <table:table-cell table:style-name="Table14.A2" office:value-type="string">
            <text:p text:style-name="P194">-<text:span text:style-name="T4">noupdate</text:span></text:p>
          </table:table-cell>
          <table:table-cell table:style-name="Table14.A2" office:value-type="string">
            <text:p text:style-name="P194"><text:span text:style-name="T4">Skips</text:span> update checker. <text:span text:style-name="T16">Cannot be used with -fix parameter.</text:span></text:p>
          </table:table-cell>
        </table:table-row>
        <table:table-row table:style-name="Table14.9">
          <table:table-cell table:style-name="Table14.A12" office:value-type="string">
            <text:p text:style-name="P194">-<text:span text:style-name="T14">windowed</text:span></text:p>
          </table:table-cell>
          <table:table-cell table:style-name="Table14.A12" office:value-type="string">
            <text:p text:style-name="P215">Launches in windowed mode overriding user settings. <text:span text:style-name="T18">Cannot be used with -fullscreen parameter.</text:span></text:p>
          </table:table-cell>
        </table:table-row>
      </table:table>
      <text:h text:style-name="P150" text:outline-level="1"/>
      <text:h text:style-name="P153" text:outline-level="1">Input Values</text:h>
      <text:h text:style-name="P154" text:outline-level="1"/>
      <table:table table:name="Table6" table:style-name="Table6" table:template-name="Elegant">
        <table:table-column table:style-name="Table6.A"/>
        <table:table-column table:style-name="Table6.B"/>
        <table:table-row>
          <table:table-cell table:style-name="Table6.A1" office:value-type="string">
            <text:h text:style-name="P122" text:outline-level="1">Value</text:h>
          </table:table-cell>
          <table:table-cell table:style-name="Table6.A1" office:value-type="string">
            <text:h text:style-name="P122" text:outline-level="1">Description</text:h>
          </table:table-cell>
        </table:table-row>
        <table:table-row>
          <table:table-cell table:style-name="Table6.A2" office:value-type="string">
            <text:h text:style-name="P78" text:outline-level="1">a</text:h>
          </table:table-cell>
          <table:table-cell table:style-name="Table6.A2" office:value-type="string">
            <text:h text:style-name="P78" text:outline-level="1">Walking controls / map</text:h>
          </table:table-cell>
        </table:table-row>
        <table:table-row>
          <table:table-cell table:style-name="Table6.A2" office:value-type="string">
            <text:h text:style-name="P78" text:outline-level="1">b</text:h>
          </table:table-cell>
          <table:table-cell table:style-name="Table6.A2" office:value-type="string">
            <text:h text:style-name="P78" text:outline-level="1">Pockets</text:h>
          </table:table-cell>
        </table:table-row>
        <table:table-row table:style-name="Table6.4">
          <table:table-cell table:style-name="Table6.A2" office:value-type="string">
            <text:h text:style-name="P78" text:outline-level="1">c</text:h>
          </table:table-cell>
          <table:table-cell table:style-name="Table6.A2" office:value-type="string">
            <text:h text:style-name="P78" text:outline-level="1">Pockets</text:h>
          </table:table-cell>
        </table:table-row>
        <table:table-row>
          <table:table-cell table:style-name="Table6.A2" office:value-type="string">
            <text:h text:style-name="P78" text:outline-level="1">d</text:h>
          </table:table-cell>
          <table:table-cell table:style-name="Table6.A2" office:value-type="string">
            <text:h text:style-name="P78" text:outline-level="1">Pockets <text:span text:style-name="T36">+ Text Banner</text:span></text:h>
          </table:table-cell>
        </table:table-row>
        <table:table-row>
          <table:table-cell table:style-name="Table6.A2" office:value-type="string">
            <text:h text:style-name="P78" text:outline-level="1">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d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t</text:h>
          </table:table-cell>
          <table:table-cell table:style-name="Table6.A2" office:value-type="string">
            <text:h text:style-name="P78" text:outline-level="1">Terminal</text:h>
          </table:table-cell>
        </table:table-row>
        <table:table-row>
          <table:table-cell table:style-name="Table6.A2" office:value-type="string">
            <text:h text:style-name="P78" text:outline-level="1">tt</text:h>
          </table:table-cell>
          <table:table-cell table:style-name="Table6.A2" office:value-type="string">
            <text:h text:style-name="P78" text:outline-level="1">Terminal / Readtxt</text:h>
          </table:table-cell>
        </table:table-row>
        <table:table-row>
          <table:table-cell table:style-name="Table6.A2" office:value-type="string">
            <text:h text:style-name="P78" text:outline-level="1">ss</text:h>
          </table:table-cell>
          <table:table-cell table:style-name="Table6.A2" office:value-type="string">
            <text:h text:style-name="P78" text:outline-level="1">Fullscreen Image</text:h>
          </table:table-cell>
        </table:table-row>
        <table:table-row>
          <table:table-cell table:style-name="Table6.A11" office:value-type="string">
            <text:h text:style-name="P78" text:outline-level="1">ci</text:h>
          </table:table-cell>
          <table:table-cell table:style-name="Table6.A11" office:value-type="string">
            <text:h text:style-name="P78" text:outline-level="1">Choice Banner</text:h>
          </table:table-cell>
        </table:table-row>
      </table:table>
      <text:h text:style-name="P154"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e19e193f88cd6c0525a17fb7a176ed8e6a3e2aa1</meta:generator>
    <dc:date>2023-12-14T10:47:01.266709046</dc:date>
    <meta:editing-duration>P6DT23H14M14S</meta:editing-duration>
    <meta:editing-cycles>272</meta:editing-cycles>
    <meta:document-statistic meta:table-count="11" meta:image-count="1" meta:object-count="0" meta:page-count="53" meta:paragraph-count="2159" meta:word-count="10840" meta:character-count="72388" meta:non-whitespace-character-count="63673"/>
  </office:meta>
</office:document-meta>
</file>